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6.651cm" svg:height="12.221cm" svg:x="1.584cm" svg:y="4.388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frame draw:style-name="gr1" draw:layer="layout" svg:width="26.874cm" svg:height="14.246cm" svg:x="1.411cm" svg:y="1.012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3" draw:style-name="dp1" draw:master-page-name="Default">
        <draw:frame draw:style-name="gr1" draw:layer="layout" svg:width="26.874cm" svg:height="14.246cm" svg:x="1.411cm" svg:y="2.592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4" draw:style-name="dp1" draw:master-page-name="Default">
        <draw:frame draw:style-name="gr1" draw:layer="layout" svg:width="26.874cm" svg:height="14.246cm" svg:x="1.431cm" svg:y="2.905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5" draw:style-name="dp1" draw:master-page-name="Default">
        <draw:frame draw:style-name="gr1" draw:layer="layout" svg:width="26.874cm" svg:height="14.246cm" svg:x="1.411cm" svg:y="1.012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  <draw:page draw:name="page6" draw:style-name="dp1" draw:master-page-name="Default">
        <draw:frame draw:style-name="gr1" draw:layer="layout" svg:width="26.874cm" svg:height="14.246cm" svg:x="1.411cm" svg:y="2.592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7" draw:style-name="dp1" draw:master-page-name="Default">
        <draw:frame draw:style-name="gr1" draw:layer="layout" svg:width="26.874cm" svg:height="14.246cm" svg:x="1.635cm" svg:y="1.994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4M14S</meta:editing-duration>
    <meta:editing-cycles>3</meta:editing-cycles>
    <meta:generator>OpenOffice.org/3.3$Win32 OpenOffice.org_project/330m20$Build-9567</meta:generator>
    <dc:date>2015-07-15T01:37:24.41</dc:date>
    <meta:document-statistic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52cm" svg:height="12.222cm" xlink:href="." xlink:type="simple" chart:class="chart:bar" chart:style-name="ch1">
        <chart:title svg:x="11.655cm" svg:y="0.38cm" chart:style-name="ch2">
          <text:p>Server Requests</text:p>
        </chart:title>
        <chart:legend chart:legend-position="end" svg:x="2.926cm" svg:y="1.8cm" chart:style-name="ch3"/>
        <chart:plot-area chart:style-name="ch4" chart:data-source-has-labels="both" svg:x="0.203cm" svg:y="1.706cm" svg:width="25.668cm" svg:height="10.127cm">
          <chartooo:coordinate-region svg:x="0.824cm" svg:y="1.918cm" svg:width="25.047cm" svg:height="9.242cm"/>
          <chart:axis chart:dimension="x" chart:name="primary-x" chart:style-name="ch5"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5</text:p>
              </table:table-cell>
              <table:table-cell office:value-type="string">
                <text:p>730</text:p>
              </table:table-cell>
              <table:table-cell office:value-type="string">
                <text:p>1101</text:p>
              </table:table-cell>
              <table:table-cell office:value-type="string">
                <text:p>3988</text:p>
              </table:table-cell>
            </table:table-row>
          </table:table-header-rows>
          <table:table-rows>
            <table:table-row>
              <table:table-cell office:value-type="string">
                <text:p>Server0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Server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Server2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rver3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51cm" svg:stroke-color="#3deb3d" svg:stroke-opacity="60%" draw:fill-color="#3deb3d" draw:opacity="60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c5000b" svg:stroke-opacity="90%" draw:fill-color="#c5000b" draw:opacity="90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76cm" svg:stroke-color="#0066cc" svg:stroke-opacity="75%" draw:fill-color="#0066cc" draw:opacity="7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75cm" svg:height="14.247cm" xlink:href="." xlink:type="simple" chart:class="chart:scatter" chart:style-name="ch1">
        <chart:title svg:x="11.687cm" svg:y="0.42cm" chart:style-name="ch2">
          <text:p>Server Behaviour</text:p>
        </chart:title>
        <chart:legend chart:legend-position="end" svg:x="24.611cm" svg:y="6.339cm" chart:style-name="ch3"/>
        <chart:plot-area chart:style-name="ch4" chart:data-source-has-labels="both" svg:x="0.064cm" svg:y="1.987cm" svg:width="26.19cm" svg:height="11.261cm">
          <chartooo:coordinate-region svg:x="1.056cm" svg:y="2.2cm" svg:width="24.826cm" svg:height="10.375cm"/>
          <chart:axis chart:dimension="x" chart:name="primary-x" chart:style-name="ch5">
            <chart:categories table:cell-range-address="local-table.$B$1:.$UP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3:.$UP$3" chart:label-cell-address="local-table.$A$3" chart:class="chart:scatter">
            <chart:domain table:cell-range-address="local-table.$B$2:.$UP$2"/>
            <chart:data-point chart:repeated="561"/>
          </chart:series>
          <chart:series chart:style-name="ch8" chart:values-cell-range-address="local-table.$B$4:.$UP$4" chart:label-cell-address="local-table.$A$4" chart:class="chart:scatter">
            <chart:data-point chart:repeated="561"/>
          </chart:series>
          <chart:series chart:style-name="ch9" chart:values-cell-range-address="local-table.$B$5:.$UP$5" chart:label-cell-address="local-table.$A$5" chart:class="chart:scatter">
            <chart:data-point chart:repeated="5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1002">
                <text:p>1002</text:p>
              </table:table-cell>
              <table:table-cell office:value-type="float" office:value="1003">
                <text:p>1003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07">
                <text:p>1007</text:p>
              </table:table-cell>
              <table:table-cell office:value-type="float" office:value="1008">
                <text:p>1008</text:p>
              </table:table-cell>
              <table:table-cell office:value-type="float" office:value="1009">
                <text:p>1009</text:p>
              </table:table-cell>
              <table:table-cell office:value-type="float" office:value="1010">
                <text:p>1010</text:p>
              </table:table-cell>
              <table:table-cell office:value-type="float" office:value="1011">
                <text:p>1011</text:p>
              </table:table-cell>
              <table:table-cell office:value-type="float" office:value="1012">
                <text:p>1012</text:p>
              </table:table-cell>
              <table:table-cell office:value-type="float" office:value="1013">
                <text:p>1013</text:p>
              </table:table-cell>
              <table:table-cell office:value-type="float" office:value="1014">
                <text:p>1014</text:p>
              </table:table-cell>
              <table:table-cell office:value-type="float" office:value="1015">
                <text:p>1015</text:p>
              </table:table-cell>
              <table:table-cell office:value-type="float" office:value="1016">
                <text:p>1016</text:p>
              </table:table-cell>
              <table:table-cell office:value-type="float" office:value="1017">
                <text:p>1017</text:p>
              </table:table-cell>
              <table:table-cell office:value-type="float" office:value="1018">
                <text:p>1018</text:p>
              </table:table-cell>
              <table:table-cell office:value-type="float" office:value="1019">
                <text:p>1019</text:p>
              </table:table-cell>
              <table:table-cell office:value-type="float" office:value="1020">
                <text:p>1020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23">
                <text:p>1023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  <table:table-cell office:value-type="float" office:value="1029">
                <text:p>1029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4">
                <text:p>1034</text:p>
              </table:table-cell>
              <table:table-cell office:value-type="float" office:value="1035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  <table:table-cell office:value-type="float" office:value="1039">
                <text:p>1039</text:p>
              </table:table-cell>
              <table:table-cell office:value-type="float" office:value="1040">
                <text:p>1040</text:p>
              </table:table-cell>
              <table:table-cell office:value-type="float" office:value="1041">
                <text:p>1041</text:p>
              </table:table-cell>
              <table:table-cell office:value-type="float" office:value="1042">
                <text:p>1042</text:p>
              </table:table-cell>
              <table:table-cell office:value-type="float" office:value="1043">
                <text:p>1043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46">
                <text:p>1046</text:p>
              </table:table-cell>
              <table:table-cell office:value-type="float" office:value="1047">
                <text:p>1047</text:p>
              </table:table-cell>
              <table:table-cell office:value-type="float" office:value="1048">
                <text:p>1048</text:p>
              </table:table-cell>
              <table:table-cell office:value-type="float" office:value="1049">
                <text:p>1049</text:p>
              </table:table-cell>
              <table:table-cell office:value-type="float" office:value="1050">
                <text:p>1050</text:p>
              </table:table-cell>
              <table:table-cell office:value-type="float" office:value="1051">
                <text:p>1051</text:p>
              </table:table-cell>
              <table:table-cell office:value-type="float" office:value="1052">
                <text:p>1052</text:p>
              </table:table-cell>
              <table:table-cell office:value-type="float" office:value="1053">
                <text:p>1053</text:p>
              </table:table-cell>
              <table:table-cell office:value-type="float" office:value="1054">
                <text:p>1054</text:p>
              </table:table-cell>
              <table:table-cell office:value-type="float" office:value="1055">
                <text:p>1055</text:p>
              </table:table-cell>
              <table:table-cell office:value-type="float" office:value="1056">
                <text:p>1056</text:p>
              </table:table-cell>
              <table:table-cell office:value-type="float" office:value="1057">
                <text:p>1057</text:p>
              </table:table-cell>
              <table:table-cell office:value-type="float" office:value="1058">
                <text:p>1058</text:p>
              </table:table-cell>
              <table:table-cell office:value-type="float" office:value="1059">
                <text:p>1059</text:p>
              </table:table-cell>
              <table:table-cell office:value-type="float" office:value="1060">
                <text:p>1060</text:p>
              </table:table-cell>
              <table:table-cell office:value-type="float" office:value="1061">
                <text:p>1061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4">
                <text:p>1064</text:p>
              </table:table-cell>
              <table:table-cell office:value-type="float" office:value="1065">
                <text:p>1065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68">
                <text:p>1068</text:p>
              </table:table-cell>
              <table:table-cell office:value-type="float" office:value="1069">
                <text:p>1069</text:p>
              </table:table-cell>
              <table:table-cell office:value-type="float" office:value="1070">
                <text:p>1070</text:p>
              </table:table-cell>
              <table:table-cell office:value-type="float" office:value="1071">
                <text:p>1071</text:p>
              </table:table-cell>
              <table:table-cell office:value-type="float" office:value="1072">
                <text:p>1072</text:p>
              </table:table-cell>
              <table:table-cell office:value-type="float" office:value="1073">
                <text:p>1073</text:p>
              </table:table-cell>
              <table:table-cell office:value-type="float" office:value="1074">
                <text:p>1074</text:p>
              </table:table-cell>
              <table:table-cell office:value-type="float" office:value="1075">
                <text:p>1075</text:p>
              </table:table-cell>
              <table:table-cell office:value-type="float" office:value="1076">
                <text:p>1076</text:p>
              </table:table-cell>
              <table:table-cell office:value-type="float" office:value="1077">
                <text:p>1077</text:p>
              </table:table-cell>
              <table:table-cell office:value-type="float" office:value="1078">
                <text:p>1078</text:p>
              </table:table-cell>
              <table:table-cell office:value-type="float" office:value="1079">
                <text:p>1079</text:p>
              </table:table-cell>
              <table:table-cell office:value-type="float" office:value="1080">
                <text:p>1080</text:p>
              </table:table-cell>
              <table:table-cell office:value-type="float" office:value="1081">
                <text:p>1081</text:p>
              </table:table-cell>
              <table:table-cell office:value-type="float" office:value="1082">
                <text:p>1082</text:p>
              </table:table-cell>
              <table:table-cell office:value-type="float" office:value="1083">
                <text:p>1083</text:p>
              </table:table-cell>
              <table:table-cell office:value-type="float" office:value="1084">
                <text:p>1084</text:p>
              </table:table-cell>
              <table:table-cell office:value-type="float" office:value="1085">
                <text:p>1085</text:p>
              </table:table-cell>
              <table:table-cell office:value-type="float" office:value="1086">
                <text:p>1086</text:p>
              </table:table-cell>
              <table:table-cell office:value-type="float" office:value="1087">
                <text:p>1087</text:p>
              </table:table-cell>
              <table:table-cell office:value-type="float" office:value="1088">
                <text:p>1088</text:p>
              </table:table-cell>
              <table:table-cell office:value-type="float" office:value="1089">
                <text:p>1089</text:p>
              </table:table-cell>
              <table:table-cell office:value-type="float" office:value="1090">
                <text:p>1090</text:p>
              </table:table-cell>
              <table:table-cell office:value-type="float" office:value="1091">
                <text:p>1091</text:p>
              </table:table-cell>
              <table:table-cell office:value-type="float" office:value="1092">
                <text:p>1092</text:p>
              </table:table-cell>
              <table:table-cell office:value-type="float" office:value="1093">
                <text:p>1093</text:p>
              </table:table-cell>
              <table:table-cell office:value-type="float" office:value="1094">
                <text:p>1094</text:p>
              </table:table-cell>
              <table:table-cell office:value-type="float" office:value="1095">
                <text:p>1095</text:p>
              </table:table-cell>
              <table:table-cell office:value-type="float" office:value="1096">
                <text:p>1096</text:p>
              </table:table-cell>
              <table:table-cell office:value-type="float" office:value="1097">
                <text:p>1097</text:p>
              </table:table-cell>
              <table:table-cell office:value-type="float" office:value="1098">
                <text:p>1098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1106">
                <text:p>1106</text:p>
              </table:table-cell>
              <table:table-cell office:value-type="float" office:value="1107">
                <text:p>1107</text:p>
              </table:table-cell>
              <table:table-cell office:value-type="float" office:value="1108">
                <text:p>1108</text:p>
              </table:table-cell>
              <table:table-cell office:value-type="float" office:value="1109">
                <text:p>1109</text:p>
              </table:table-cell>
              <table:table-cell office:value-type="float" office:value="1110">
                <text:p>1110</text:p>
              </table:table-cell>
              <table:table-cell office:value-type="float" office:value="1111">
                <text:p>1111</text:p>
              </table:table-cell>
              <table:table-cell office:value-type="float" office:value="1112">
                <text:p>1112</text:p>
              </table:table-cell>
              <table:table-cell office:value-type="float" office:value="1113">
                <text:p>1113</text:p>
              </table:table-cell>
              <table:table-cell office:value-type="float" office:value="1114">
                <text:p>1114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  <table:table-cell office:value-type="float" office:value="1117">
                <text:p>1117</text:p>
              </table:table-cell>
              <table:table-cell office:value-type="float" office:value="1118">
                <text:p>1118</text:p>
              </table:table-cell>
              <table:table-cell office:value-type="float" office:value="1119">
                <text:p>1119</text:p>
              </table:table-cell>
              <table:table-cell office:value-type="float" office:value="1120">
                <text:p>1120</text:p>
              </table:table-cell>
              <table:table-cell office:value-type="float" office:value="1121">
                <text:p>1121</text:p>
              </table:table-cell>
              <table:table-cell office:value-type="float" office:value="1122">
                <text:p>1122</text:p>
              </table:table-cell>
              <table:table-cell office:value-type="float" office:value="1123">
                <text:p>1123</text:p>
              </table:table-cell>
              <table:table-cell office:value-type="float" office:value="1124">
                <text:p>1124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27">
                <text:p>1127</text:p>
              </table:table-cell>
              <table:table-cell office:value-type="float" office:value="1128">
                <text:p>1128</text:p>
              </table:table-cell>
              <table:table-cell office:value-type="float" office:value="1129">
                <text:p>1129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  <table:table-cell office:value-type="float" office:value="1132">
                <text:p>1132</text:p>
              </table:table-cell>
              <table:table-cell office:value-type="float" office:value="1133">
                <text:p>1133</text:p>
              </table:table-cell>
              <table:table-cell office:value-type="float" office:value="1134">
                <text:p>1134</text:p>
              </table:table-cell>
              <table:table-cell office:value-type="float" office:value="1135">
                <text:p>1135</text:p>
              </table:table-cell>
              <table:table-cell office:value-type="float" office:value="1136">
                <text:p>1136</text:p>
              </table:table-cell>
              <table:table-cell office:value-type="float" office:value="1137">
                <text:p>1137</text:p>
              </table:table-cell>
              <table:table-cell office:value-type="float" office:value="1138">
                <text:p>1138</text:p>
              </table:table-cell>
              <table:table-cell office:value-type="float" office:value="1139">
                <text:p>1139</text:p>
              </table:table-cell>
              <table:table-cell office:value-type="float" office:value="1140">
                <text:p>1140</text:p>
              </table:table-cell>
              <table:table-cell office:value-type="float" office:value="1141">
                <text:p>1141</text:p>
              </table:table-cell>
              <table:table-cell office:value-type="float" office:value="1142">
                <text:p>1142</text:p>
              </table:table-cell>
              <table:table-cell office:value-type="float" office:value="1143">
                <text:p>1143</text:p>
              </table:table-cell>
              <table:table-cell office:value-type="float" office:value="1144">
                <text:p>1144</text:p>
              </table:table-cell>
              <table:table-cell office:value-type="float" office:value="1145">
                <text:p>1145</text:p>
              </table:table-cell>
              <table:table-cell office:value-type="float" office:value="1146">
                <text:p>1146</text:p>
              </table:table-cell>
              <table:table-cell office:value-type="float" office:value="1147">
                <text:p>1147</text:p>
              </table:table-cell>
              <table:table-cell office:value-type="float" office:value="1148">
                <text:p>1148</text:p>
              </table:table-cell>
              <table:table-cell office:value-type="float" office:value="1149">
                <text:p>1149</text:p>
              </table:table-cell>
              <table:table-cell office:value-type="float" office:value="1150">
                <text:p>1150</text:p>
              </table:table-cell>
              <table:table-cell office:value-type="float" office:value="1151">
                <text:p>1151</text:p>
              </table:table-cell>
              <table:table-cell office:value-type="float" office:value="1152">
                <text:p>1152</text:p>
              </table:table-cell>
              <table:table-cell office:value-type="float" office:value="1153">
                <text:p>1153</text:p>
              </table:table-cell>
              <table:table-cell office:value-type="float" office:value="1154">
                <text:p>1154</text:p>
              </table:table-cell>
              <table:table-cell office:value-type="float" office:value="1155">
                <text:p>1155</text:p>
              </table:table-cell>
              <table:table-cell office:value-type="float" office:value="1156">
                <text:p>1156</text:p>
              </table:table-cell>
              <table:table-cell office:value-type="float" office:value="1157">
                <text:p>1157</text:p>
              </table:table-cell>
              <table:table-cell office:value-type="float" office:value="1158">
                <text:p>1158</text:p>
              </table:table-cell>
              <table:table-cell office:value-type="float" office:value="1159">
                <text:p>1159</text:p>
              </table:table-cell>
              <table:table-cell office:value-type="float" office:value="1160">
                <text:p>1160</text:p>
              </table:table-cell>
              <table:table-cell office:value-type="float" office:value="1161">
                <text:p>1161</text:p>
              </table:table-cell>
              <table:table-cell office:value-type="float" office:value="1162">
                <text:p>1162</text:p>
              </table:table-cell>
              <table:table-cell office:value-type="float" office:value="1163">
                <text:p>1163</text:p>
              </table:table-cell>
              <table:table-cell office:value-type="float" office:value="1164">
                <text:p>1164</text:p>
              </table:table-cell>
              <table:table-cell office:value-type="float" office:value="1165">
                <text:p>1165</text:p>
              </table:table-cell>
              <table:table-cell office:value-type="float" office:value="1166">
                <text:p>1166</text:p>
              </table:table-cell>
              <table:table-cell office:value-type="float" office:value="1167">
                <text:p>1167</text:p>
              </table:table-cell>
              <table:table-cell office:value-type="float" office:value="1168">
                <text:p>1168</text:p>
              </table:table-cell>
              <table:table-cell office:value-type="float" office:value="1169">
                <text:p>1169</text:p>
              </table:table-cell>
              <table:table-cell office:value-type="float" office:value="1170">
                <text:p>1170</text:p>
              </table:table-cell>
              <table:table-cell office:value-type="float" office:value="1171">
                <text:p>1171</text:p>
              </table:table-cell>
              <table:table-cell office:value-type="float" office:value="1172">
                <text:p>1172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5">
                <text:p>1175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  <table:table-cell office:value-type="float" office:value="1181">
                <text:p>1181</text:p>
              </table:table-cell>
              <table:table-cell office:value-type="float" office:value="1182">
                <text:p>1182</text:p>
              </table:table-cell>
              <table:table-cell office:value-type="float" office:value="1183">
                <text:p>1183</text:p>
              </table:table-cell>
              <table:table-cell office:value-type="float" office:value="1184">
                <text:p>1184</text:p>
              </table:table-cell>
              <table:table-cell office:value-type="float" office:value="1185">
                <text:p>1185</text:p>
              </table:table-cell>
              <table:table-cell office:value-type="float" office:value="1186">
                <text:p>1186</text:p>
              </table:table-cell>
              <table:table-cell office:value-type="float" office:value="1187">
                <text:p>1187</text:p>
              </table:table-cell>
              <table:table-cell office:value-type="float" office:value="1188">
                <text:p>1188</text:p>
              </table:table-cell>
              <table:table-cell office:value-type="float" office:value="1189">
                <text:p>1189</text:p>
              </table:table-cell>
              <table:table-cell office:value-type="float" office:value="1190">
                <text:p>1190</text:p>
              </table:table-cell>
              <table:table-cell office:value-type="float" office:value="1191">
                <text:p>1191</text:p>
              </table:table-cell>
              <table:table-cell office:value-type="float" office:value="1192">
                <text:p>1192</text:p>
              </table:table-cell>
              <table:table-cell office:value-type="float" office:value="1193">
                <text:p>1193</text:p>
              </table:table-cell>
              <table:table-cell office:value-type="float" office:value="1194">
                <text:p>1194</text:p>
              </table:table-cell>
              <table:table-cell office:value-type="float" office:value="1195">
                <text:p>1195</text:p>
              </table:table-cell>
              <table:table-cell office:value-type="float" office:value="1196">
                <text:p>1196</text:p>
              </table:table-cell>
              <table:table-cell office:value-type="float" office:value="1197">
                <text:p>1197</text:p>
              </table:table-cell>
              <table:table-cell office:value-type="float" office:value="1198">
                <text:p>1198</text:p>
              </table:table-cell>
              <table:table-cell office:value-type="float" office:value="1199">
                <text:p>1199</text:p>
              </table:table-cell>
              <table:table-cell office:value-type="float" office:value="1200">
                <text:p>1200</text:p>
              </table:table-cell>
              <table:table-cell office:value-type="float" office:value="1201">
                <text:p>1201</text:p>
              </table:table-cell>
              <table:table-cell office:value-type="float" office:value="1202">
                <text:p>1202</text:p>
              </table:table-cell>
              <table:table-cell office:value-type="float" office:value="1203">
                <text:p>1203</text:p>
              </table:table-cell>
              <table:table-cell office:value-type="float" office:value="1204">
                <text:p>1204</text:p>
              </table:table-cell>
              <table:table-cell office:value-type="float" office:value="1205">
                <text:p>1205</text:p>
              </table:table-cell>
              <table:table-cell office:value-type="float" office:value="1206">
                <text:p>1206</text:p>
              </table:table-cell>
              <table:table-cell office:value-type="float" office:value="1207">
                <text:p>1207</text:p>
              </table:table-cell>
              <table:table-cell office:value-type="float" office:value="1208">
                <text:p>1208</text:p>
              </table:table-cell>
              <table:table-cell office:value-type="float" office:value="1209">
                <text:p>1209</text:p>
              </table:table-cell>
              <table:table-cell office:value-type="float" office:value="1210">
                <text:p>1210</text:p>
              </table:table-cell>
              <table:table-cell office:value-type="float" office:value="1211">
                <text:p>1211</text:p>
              </table:table-cell>
              <table:table-cell office:value-type="float" office:value="1212">
                <text:p>1212</text:p>
              </table:table-cell>
              <table:table-cell office:value-type="float" office:value="1237">
                <text:p>1237</text:p>
              </table:table-cell>
              <table:table-cell office:value-type="float" office:value="1238">
                <text:p>1238</text:p>
              </table:table-cell>
              <table:table-cell office:value-type="float" office:value="1239">
                <text:p>1239</text:p>
              </table:table-cell>
              <table:table-cell office:value-type="float" office:value="1240">
                <text:p>1240</text:p>
              </table:table-cell>
              <table:table-cell office:value-type="float" office:value="1241">
                <text:p>1241</text:p>
              </table:table-cell>
              <table:table-cell office:value-type="float" office:value="1242">
                <text:p>1242</text:p>
              </table:table-cell>
              <table:table-cell office:value-type="float" office:value="1243">
                <text:p>1243</text:p>
              </table:table-cell>
              <table:table-cell office:value-type="float" office:value="1244">
                <text:p>1244</text:p>
              </table:table-cell>
              <table:table-cell office:value-type="float" office:value="1245">
                <text:p>1245</text:p>
              </table:table-cell>
              <table:table-cell office:value-type="float" office:value="1246">
                <text:p>1246</text:p>
              </table:table-cell>
              <table:table-cell office:value-type="float" office:value="1247">
                <text:p>1247</text:p>
              </table:table-cell>
              <table:table-cell office:value-type="float" office:value="1248">
                <text:p>1248</text:p>
              </table:table-cell>
              <table:table-cell office:value-type="float" office:value="1249">
                <text:p>1249</text:p>
              </table:table-cell>
              <table:table-cell office:value-type="float" office:value="1250">
                <text:p>1250</text:p>
              </table:table-cell>
              <table:table-cell office:value-type="float" office:value="1251">
                <text:p>1251</text:p>
              </table:table-cell>
              <table:table-cell office:value-type="float" office:value="1252">
                <text:p>1252</text:p>
              </table:table-cell>
              <table:table-cell office:value-type="float" office:value="1253">
                <text:p>1253</text:p>
              </table:table-cell>
              <table:table-cell office:value-type="float" office:value="1254">
                <text:p>1254</text:p>
              </table:table-cell>
              <table:table-cell office:value-type="float" office:value="1255">
                <text:p>1255</text:p>
              </table:table-cell>
              <table:table-cell office:value-type="float" office:value="1256">
                <text:p>1256</text:p>
              </table:table-cell>
              <table:table-cell office:value-type="float" office:value="1257">
                <text:p>1257</text:p>
              </table:table-cell>
              <table:table-cell office:value-type="float" office:value="1258">
                <text:p>1258</text:p>
              </table:table-cell>
              <table:table-cell office:value-type="float" office:value="1259">
                <text:p>1259</text:p>
              </table:table-cell>
              <table:table-cell office:value-type="float" office:value="1260">
                <text:p>1260</text:p>
              </table:table-cell>
              <table:table-cell office:value-type="float" office:value="1261">
                <text:p>1261</text:p>
              </table:table-cell>
              <table:table-cell office:value-type="float" office:value="1262">
                <text:p>1262</text:p>
              </table:table-cell>
              <table:table-cell office:value-type="float" office:value="1263">
                <text:p>1263</text:p>
              </table:table-cell>
              <table:table-cell office:value-type="float" office:value="1264">
                <text:p>1264</text:p>
              </table:table-cell>
              <table:table-cell office:value-type="float" office:value="1265">
                <text:p>1265</text:p>
              </table:table-cell>
              <table:table-cell office:value-type="float" office:value="1266">
                <text:p>1266</text:p>
              </table:table-cell>
              <table:table-cell office:value-type="float" office:value="1267">
                <text:p>1267</text:p>
              </table:table-cell>
              <table:table-cell office:value-type="float" office:value="1268">
                <text:p>1268</text:p>
              </table:table-cell>
              <table:table-cell office:value-type="float" office:value="1269">
                <text:p>1269</text:p>
              </table:table-cell>
              <table:table-cell office:value-type="float" office:value="1270">
                <text:p>1270</text:p>
              </table:table-cell>
              <table:table-cell office:value-type="float" office:value="1271">
                <text:p>1271</text:p>
              </table:table-cell>
              <table:table-cell office:value-type="float" office:value="1272">
                <text:p>1272</text:p>
              </table:table-cell>
              <table:table-cell office:value-type="float" office:value="1273">
                <text:p>1273</text:p>
              </table:table-cell>
              <table:table-cell office:value-type="float" office:value="1274">
                <text:p>1274</text:p>
              </table:table-cell>
              <table:table-cell office:value-type="float" office:value="1275">
                <text:p>1275</text:p>
              </table:table-cell>
              <table:table-cell office:value-type="float" office:value="1276">
                <text:p>1276</text:p>
              </table:table-cell>
              <table:table-cell office:value-type="float" office:value="1277">
                <text:p>1277</text:p>
              </table:table-cell>
              <table:table-cell office:value-type="float" office:value="1278">
                <text:p>1278</text:p>
              </table:table-cell>
              <table:table-cell office:value-type="float" office:value="1279">
                <text:p>1279</text:p>
              </table:table-cell>
              <table:table-cell office:value-type="float" office:value="1280">
                <text:p>1280</text:p>
              </table:table-cell>
              <table:table-cell office:value-type="float" office:value="1281">
                <text:p>1281</text:p>
              </table:table-cell>
              <table:table-cell office:value-type="float" office:value="1282">
                <text:p>1282</text:p>
              </table:table-cell>
              <table:table-cell office:value-type="float" office:value="1283">
                <text:p>1283</text:p>
              </table:table-cell>
              <table:table-cell office:value-type="float" office:value="1284">
                <text:p>1284</text:p>
              </table:table-cell>
              <table:table-cell office:value-type="float" office:value="1285">
                <text:p>1285</text:p>
              </table:table-cell>
              <table:table-cell office:value-type="float" office:value="1286">
                <text:p>1286</text:p>
              </table:table-cell>
              <table:table-cell office:value-type="float" office:value="1287">
                <text:p>1287</text:p>
              </table:table-cell>
              <table:table-cell office:value-type="float" office:value="1288">
                <text:p>1288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291">
                <text:p>1291</text:p>
              </table:table-cell>
              <table:table-cell office:value-type="float" office:value="1292">
                <text:p>1292</text:p>
              </table:table-cell>
              <table:table-cell office:value-type="float" office:value="1293">
                <text:p>1293</text:p>
              </table:table-cell>
              <table:table-cell office:value-type="float" office:value="1294">
                <text:p>1294</text:p>
              </table:table-cell>
              <table:table-cell office:value-type="float" office:value="1295">
                <text:p>1295</text:p>
              </table:table-cell>
              <table:table-cell office:value-type="float" office:value="1296">
                <text:p>1296</text:p>
              </table:table-cell>
              <table:table-cell office:value-type="float" office:value="1297">
                <text:p>1297</text:p>
              </table:table-cell>
              <table:table-cell office:value-type="float" office:value="1298">
                <text:p>1298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307">
                <text:p>1307</text:p>
              </table:table-cell>
              <table:table-cell office:value-type="float" office:value="3355">
                <text:p>3355</text:p>
              </table:table-cell>
              <table:table-cell office:value-type="float" office:value="3356">
                <text:p>3356</text:p>
              </table:table-cell>
              <table:table-cell office:value-type="float" office:value="3357">
                <text:p>3357</text:p>
              </table:table-cell>
              <table:table-cell office:value-type="float" office:value="3358">
                <text:p>3358</text:p>
              </table:table-cell>
              <table:table-cell office:value-type="float" office:value="3987">
                <text:p>3987</text:p>
              </table:table-cell>
              <table:table-cell office:value-type="float" office:value="3988">
                <text:p>3988</text:p>
              </table:table-cell>
              <table:table-cell office:value-type="float" office:value="3989">
                <text:p>3989</text:p>
              </table:table-cell>
              <table:table-cell office:value-type="float" office:value="4001">
                <text:p>4001</text:p>
              </table:table-cell>
              <table:table-cell office:value-type="float" office:value="4002">
                <text:p>400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Request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an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1679926407495">
                <text:p>58.1679926407495</text:p>
              </table:table-cell>
              <table:table-cell office:value-type="float" office:value="35.6090354418683">
                <text:p>35.6090354418683</text:p>
              </table:table-cell>
              <table:table-cell office:value-type="float" office:value="41.875702108535">
                <text:p>41.875702108535</text:p>
              </table:table-cell>
              <table:table-cell office:value-type="float" office:value="46.5590354418683">
                <text:p>46.5590354418683</text:p>
              </table:table-cell>
              <table:table-cell office:value-type="float" office:value="50.8090354418683">
                <text:p>50.8090354418683</text:p>
              </table:table-cell>
              <table:table-cell office:value-type="float" office:value="65.1043298385388">
                <text:p>65.1043298385388</text:p>
              </table:table-cell>
              <table:table-cell office:value-type="float" office:value="NaN">
                <text:p>NaN</text:p>
              </table:table-cell>
              <table:table-cell office:value-type="float" office:value="60.7442519210587">
                <text:p>60.7442519210587</text:p>
              </table:table-cell>
              <table:table-cell office:value-type="float" office:value="66.2442519210587">
                <text:p>66.2442519210587</text:p>
              </table:table-cell>
              <table:table-cell office:value-type="float" office:value="72.5442519210587">
                <text:p>72.5442519210587</text:p>
              </table:table-cell>
              <table:table-cell office:value-type="float" office:value="77.9942519210587">
                <text:p>77.9942519210587</text:p>
              </table:table-cell>
              <table:table-cell office:value-type="float" office:value="82.9942519210587">
                <text:p>82.9942519210587</text:p>
              </table:table-cell>
              <table:table-cell office:value-type="float" office:value="86.2442519210587">
                <text:p>86.2442519210587</text:p>
              </table:table-cell>
              <table:table-cell office:value-type="float" office:value="88.2442519210587">
                <text:p>88.2442519210587</text:p>
              </table:table-cell>
              <table:table-cell office:value-type="float" office:value="93.0880019210587">
                <text:p>93.0880019210587</text:p>
              </table:table-cell>
              <table:table-cell office:value-type="float" office:value="101.744251921059">
                <text:p>101.744251921059</text:p>
              </table:table-cell>
              <table:table-cell office:value-type="float" office:value="108.994251921059">
                <text:p>108.994251921059</text:p>
              </table:table-cell>
              <table:table-cell office:value-type="float" office:value="114.044251921059">
                <text:p>114.044251921059</text:p>
              </table:table-cell>
              <table:table-cell office:value-type="float" office:value="119.744251921059">
                <text:p>119.744251921059</text:p>
              </table:table-cell>
              <table:table-cell office:value-type="float" office:value="125.744251921059">
                <text:p>125.744251921059</text:p>
              </table:table-cell>
              <table:table-cell office:value-type="float" office:value="132.029966206773">
                <text:p>132.029966206773</text:p>
              </table:table-cell>
              <table:table-cell office:value-type="float" office:value="136.994251921059">
                <text:p>136.994251921059</text:p>
              </table:table-cell>
              <table:table-cell office:value-type="float" office:value="141.494251921059">
                <text:p>141.494251921059</text:p>
              </table:table-cell>
              <table:table-cell office:value-type="float" office:value="148.244251921059">
                <text:p>148.244251921059</text:p>
              </table:table-cell>
              <table:table-cell office:value-type="float" office:value="155.494251921059">
                <text:p>155.494251921059</text:p>
              </table:table-cell>
              <table:table-cell office:value-type="float" office:value="163.273663685765">
                <text:p>163.273663685765</text:p>
              </table:table-cell>
              <table:table-cell office:value-type="float" office:value="171.029966206773">
                <text:p>171.029966206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190206453973">
                <text:p>133.190206453973</text:p>
              </table:table-cell>
              <table:table-cell office:value-type="float" office:value="142.160794689267">
                <text:p>142.160794689267</text:p>
              </table:table-cell>
              <table:table-cell office:value-type="float" office:value="150.910794689267">
                <text:p>150.910794689267</text:p>
              </table:table-cell>
              <table:table-cell office:value-type="float" office:value="158.6941280226">
                <text:p>158.6941280226</text:p>
              </table:table-cell>
              <table:table-cell office:value-type="float" office:value="167.684604213077">
                <text:p>167.684604213077</text:p>
              </table:table-cell>
              <table:table-cell office:value-type="float" office:value="176.910794689267">
                <text:p>176.910794689267</text:p>
              </table:table-cell>
              <table:table-cell office:value-type="float" office:value="184.446508974981">
                <text:p>184.446508974981</text:p>
              </table:table-cell>
              <table:table-cell office:value-type="float" office:value="190.160794689267">
                <text:p>190.160794689267</text:p>
              </table:table-cell>
              <table:table-cell office:value-type="float" office:value="197.160794689267">
                <text:p>197.160794689267</text:p>
              </table:table-cell>
              <table:table-cell office:value-type="float" office:value="205.910794689267">
                <text:p>205.910794689267</text:p>
              </table:table-cell>
              <table:table-cell office:value-type="float" office:value="213.660794689267">
                <text:p>213.660794689267</text:p>
              </table:table-cell>
              <table:table-cell office:value-type="float" office:value="221.660794689267">
                <text:p>221.660794689267</text:p>
              </table:table-cell>
              <table:table-cell office:value-type="float" office:value="230.466350244822">
                <text:p>230.466350244822</text:p>
              </table:table-cell>
              <table:table-cell office:value-type="float" office:value="239.660794689267">
                <text:p>239.660794689267</text:p>
              </table:table-cell>
              <table:table-cell office:value-type="float" office:value="248.160794689267">
                <text:p>248.160794689267</text:p>
              </table:table-cell>
              <table:table-cell office:value-type="float" office:value="255.410794689267">
                <text:p>255.410794689267</text:p>
              </table:table-cell>
              <table:table-cell office:value-type="float" office:value="262.199256227728">
                <text:p>262.199256227728</text:p>
              </table:table-cell>
              <table:table-cell office:value-type="float" office:value="266.160794689267">
                <text:p>266.160794689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.012578652055">
                <text:p>360.012578652055</text:p>
              </table:table-cell>
              <table:table-cell office:value-type="float" office:value="370.996486698032">
                <text:p>370.996486698032</text:p>
              </table:table-cell>
              <table:table-cell office:value-type="float" office:value="384.499245318722">
                <text:p>384.499245318722</text:p>
              </table:table-cell>
              <table:table-cell office:value-type="float" office:value="397.229245318722">
                <text:p>397.229245318722</text:p>
              </table:table-cell>
              <table:table-cell office:value-type="float" office:value="407.729245318722">
                <text:p>407.729245318722</text:p>
              </table:table-cell>
              <table:table-cell office:value-type="float" office:value="415.017706857184">
                <text:p>415.017706857184</text:p>
              </table:table-cell>
              <table:table-cell office:value-type="float" office:value="421.517706857184">
                <text:p>421.517706857184</text:p>
              </table:table-cell>
              <table:table-cell office:value-type="float" office:value="424.979245318722">
                <text:p>424.979245318722</text:p>
              </table:table-cell>
              <table:table-cell office:value-type="float" office:value="425.479245318722">
                <text:p>425.479245318722</text:p>
              </table:table-cell>
              <table:table-cell office:value-type="float" office:value="426.979245318722">
                <text:p>426.979245318722</text:p>
              </table:table-cell>
              <table:table-cell office:value-type="float" office:value="428.729245318722">
                <text:p>428.729245318722</text:p>
              </table:table-cell>
              <table:table-cell office:value-type="float" office:value="429.979245318722">
                <text:p>429.979245318722</text:p>
              </table:table-cell>
              <table:table-cell office:value-type="float" office:value="431.729245318722">
                <text:p>431.729245318722</text:p>
              </table:table-cell>
              <table:table-cell office:value-type="float" office:value="433.479245318722">
                <text:p>433.479245318722</text:p>
              </table:table-cell>
              <table:table-cell office:value-type="float" office:value="434.729245318722">
                <text:p>434.72924531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741799804753">
                <text:p>461.741799804753</text:p>
              </table:table-cell>
              <table:table-cell office:value-type="float" office:value="472.491799804753">
                <text:p>472.491799804753</text:p>
              </table:table-cell>
              <table:table-cell office:value-type="float" office:value="483.015609328563">
                <text:p>483.015609328563</text:p>
              </table:table-cell>
              <table:table-cell office:value-type="float" office:value="492.769577582531">
                <text:p>492.769577582531</text:p>
              </table:table-cell>
              <table:table-cell office:value-type="float" office:value="503.241799804753">
                <text:p>503.241799804753</text:p>
              </table:table-cell>
              <table:table-cell office:value-type="float" office:value="509.991799804753">
                <text:p>509.99179980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605331724569">
                <text:p>234.605331724569</text:p>
              </table:table-cell>
              <table:table-cell office:value-type="float" office:value="246.107225663963">
                <text:p>246.107225663963</text:p>
              </table:table-cell>
              <table:table-cell office:value-type="float" office:value="257.084498391236">
                <text:p>257.084498391236</text:p>
              </table:table-cell>
              <table:table-cell office:value-type="float" office:value="268.084498391236">
                <text:p>268.084498391236</text:p>
              </table:table-cell>
              <table:table-cell office:value-type="float" office:value="278.36081418071">
                <text:p>278.36081418071</text:p>
              </table:table-cell>
              <table:table-cell office:value-type="float" office:value="289.603729160467">
                <text:p>289.603729160467</text:p>
              </table:table-cell>
              <table:table-cell office:value-type="float" office:value="300.834498391236">
                <text:p>300.834498391236</text:p>
              </table:table-cell>
              <table:table-cell office:value-type="float" office:value="311.107225663963">
                <text:p>311.107225663963</text:p>
              </table:table-cell>
              <table:table-cell office:value-type="float" office:value="321.084498391236">
                <text:p>321.084498391236</text:p>
              </table:table-cell>
              <table:table-cell office:value-type="float" office:value="330.584498391236">
                <text:p>330.584498391236</text:p>
              </table:table-cell>
              <table:table-cell office:value-type="float" office:value="339.334498391236">
                <text:p>339.334498391236</text:p>
              </table:table-cell>
              <table:table-cell office:value-type="float" office:value="347.115748391236">
                <text:p>347.115748391236</text:p>
              </table:table-cell>
              <table:table-cell office:value-type="float" office:value="355.334498391236">
                <text:p>355.334498391236</text:p>
              </table:table-cell>
              <table:table-cell office:value-type="float" office:value="365.584498391236">
                <text:p>365.584498391236</text:p>
              </table:table-cell>
              <table:table-cell office:value-type="float" office:value="375.834498391236">
                <text:p>375.834498391236</text:p>
              </table:table-cell>
              <table:table-cell office:value-type="float" office:value="386.853016909754">
                <text:p>386.853016909754</text:p>
              </table:table-cell>
              <table:table-cell office:value-type="float" office:value="399.356237521671">
                <text:p>399.356237521671</text:p>
              </table:table-cell>
              <table:table-cell office:value-type="float" office:value="408.084498391236">
                <text:p>408.08449839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580900295385">
                <text:p>277.580900295385</text:p>
              </table:table-cell>
              <table:table-cell office:value-type="float" office:value="291.580900295385">
                <text:p>291.580900295385</text:p>
              </table:table-cell>
              <table:table-cell office:value-type="float" office:value="309.330900295385">
                <text:p>309.330900295385</text:p>
              </table:table-cell>
              <table:table-cell office:value-type="float" office:value="320.851733628718">
                <text:p>320.851733628718</text:p>
              </table:table-cell>
              <table:table-cell office:value-type="float" office:value="331.580900295385">
                <text:p>331.580900295385</text:p>
              </table:table-cell>
              <table:table-cell office:value-type="float" office:value="340.886455850941">
                <text:p>340.886455850941</text:p>
              </table:table-cell>
              <table:table-cell office:value-type="float" office:value="351.080900295385">
                <text:p>351.080900295385</text:p>
              </table:table-cell>
              <table:table-cell office:value-type="float" office:value="360.830900295385">
                <text:p>360.830900295385</text:p>
              </table:table-cell>
              <table:table-cell office:value-type="float" office:value="371.080900295385">
                <text:p>371.080900295385</text:p>
              </table:table-cell>
              <table:table-cell office:value-type="float" office:value="383.600900295385">
                <text:p>383.600900295385</text:p>
              </table:table-cell>
              <table:table-cell office:value-type="float" office:value="395.080900295385">
                <text:p>395.080900295385</text:p>
              </table:table-cell>
              <table:table-cell office:value-type="float" office:value="406.330900295385">
                <text:p>406.330900295385</text:p>
              </table:table-cell>
              <table:table-cell office:value-type="float" office:value="416.830900295385">
                <text:p>416.830900295385</text:p>
              </table:table-cell>
              <table:table-cell office:value-type="float" office:value="426.830900295385">
                <text:p>426.830900295385</text:p>
              </table:table-cell>
              <table:table-cell office:value-type="float" office:value="438.080900295385">
                <text:p>438.080900295385</text:p>
              </table:table-cell>
              <table:table-cell office:value-type="float" office:value="448.080900295385">
                <text:p>448.080900295385</text:p>
              </table:table-cell>
              <table:table-cell office:value-type="float" office:value="455.830900295385">
                <text:p>455.830900295385</text:p>
              </table:table-cell>
              <table:table-cell office:value-type="float" office:value="463.830900295385">
                <text:p>463.830900295385</text:p>
              </table:table-cell>
              <table:table-cell office:value-type="float" office:value="472.080900295385">
                <text:p>472.080900295385</text:p>
              </table:table-cell>
              <table:table-cell office:value-type="float" office:value="480.080900295385">
                <text:p>480.080900295385</text:p>
              </table:table-cell>
              <table:table-cell office:value-type="float" office:value="487.330900295385">
                <text:p>487.330900295385</text:p>
              </table:table-cell>
              <table:table-cell office:value-type="float" office:value="494.330900295385">
                <text:p>494.330900295385</text:p>
              </table:table-cell>
              <table:table-cell office:value-type="float" office:value="500.330900295385">
                <text:p>500.33090029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.712462720931">
                <text:p>501.71246272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562622341094">
                <text:p>407.562622341094</text:p>
              </table:table-cell>
              <table:table-cell office:value-type="float" office:value="436.069975282271">
                <text:p>436.069975282271</text:p>
              </table:table-cell>
              <table:table-cell office:value-type="float" office:value="469.562622341094">
                <text:p>469.562622341094</text:p>
              </table:table-cell>
              <table:table-cell office:value-type="float" office:value="493.579289007761">
                <text:p>493.579289007761</text:p>
              </table:table-cell>
              <table:table-cell office:value-type="float" office:value="507.104289007761">
                <text:p>507.104289007761</text:p>
              </table:table-cell>
              <table:table-cell office:value-type="float" office:value="518.062622341094">
                <text:p>518.062622341094</text:p>
              </table:table-cell>
              <table:table-cell office:value-type="float" office:value="530.812622341094">
                <text:p>530.812622341094</text:p>
              </table:table-cell>
              <table:table-cell office:value-type="float" office:value="544.562622341094">
                <text:p>544.562622341094</text:p>
              </table:table-cell>
              <table:table-cell office:value-type="float" office:value="557.312622341094">
                <text:p>557.312622341094</text:p>
              </table:table-cell>
              <table:table-cell office:value-type="float" office:value="569.087622341094">
                <text:p>569.087622341094</text:p>
              </table:table-cell>
              <table:table-cell office:value-type="float" office:value="579.562622341094">
                <text:p>579.562622341094</text:p>
              </table:table-cell>
              <table:table-cell office:value-type="float" office:value="590.812622341094">
                <text:p>590.812622341094</text:p>
              </table:table-cell>
              <table:table-cell office:value-type="float" office:value="600.562622341094">
                <text:p>600.562622341094</text:p>
              </table:table-cell>
              <table:table-cell office:value-type="float" office:value="607.062622341094">
                <text:p>607.062622341094</text:p>
              </table:table-cell>
              <table:table-cell office:value-type="float" office:value="613.062622341094">
                <text:p>613.06262234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.454220680208">
                <text:p>469.45422068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.704220680208">
                <text:p>473.704220680208</text:p>
              </table:table-cell>
              <table:table-cell office:value-type="float" office:value="482.204220680208">
                <text:p>482.204220680208</text:p>
              </table:table-cell>
              <table:table-cell office:value-type="float" office:value="493.454220680207">
                <text:p>493.454220680207</text:p>
              </table:table-cell>
              <table:table-cell office:value-type="float" office:value="503.704220680207">
                <text:p>503.704220680207</text:p>
              </table:table-cell>
              <table:table-cell office:value-type="float" office:value="515.222739198726">
                <text:p>515.222739198726</text:p>
              </table:table-cell>
              <table:table-cell office:value-type="float" office:value="262.105954749947">
                <text:p>262.105954749947</text:p>
              </table:table-cell>
              <table:table-cell office:value-type="float" office:value="186.742608274582">
                <text:p>186.742608274582</text:p>
              </table:table-cell>
              <table:table-cell office:value-type="float" office:value="184.706511201413">
                <text:p>184.706511201413</text:p>
              </table:table-cell>
              <table:table-cell office:value-type="float" office:value="204.196307119781">
                <text:p>204.196307119781</text:p>
              </table:table-cell>
              <table:table-cell office:value-type="float" office:value="222.946307119781">
                <text:p>222.946307119781</text:p>
              </table:table-cell>
              <table:table-cell office:value-type="float" office:value="245.457670756144">
                <text:p>245.457670756144</text:p>
              </table:table-cell>
              <table:table-cell office:value-type="float" office:value="268.228222013398">
                <text:p>268.228222013398</text:p>
              </table:table-cell>
              <table:table-cell office:value-type="float" office:value="291.196307119781">
                <text:p>291.196307119781</text:p>
              </table:table-cell>
              <table:table-cell office:value-type="float" office:value="313.196307119781">
                <text:p>313.196307119781</text:p>
              </table:table-cell>
              <table:table-cell office:value-type="float" office:value="335.218529342003">
                <text:p>335.218529342003</text:p>
              </table:table-cell>
              <table:table-cell office:value-type="float" office:value="357.469034392508">
                <text:p>357.469034392508</text:p>
              </table:table-cell>
              <table:table-cell office:value-type="float" office:value="378.471307119781">
                <text:p>378.471307119781</text:p>
              </table:table-cell>
              <table:table-cell office:value-type="float" office:value="398.209127632601">
                <text:p>398.209127632601</text:p>
              </table:table-cell>
              <table:table-cell office:value-type="float" office:value="414.196307119781">
                <text:p>414.196307119781</text:p>
              </table:table-cell>
              <table:table-cell office:value-type="float" office:value="432.976307119781">
                <text:p>432.976307119781</text:p>
              </table:table-cell>
              <table:table-cell office:value-type="float" office:value="455.97011664359">
                <text:p>455.97011664359</text:p>
              </table:table-cell>
              <table:table-cell office:value-type="float" office:value="478.946307119781">
                <text:p>478.946307119781</text:p>
              </table:table-cell>
              <table:table-cell office:value-type="float" office:value="502.196307119781">
                <text:p>502.196307119781</text:p>
              </table:table-cell>
              <table:table-cell office:value-type="float" office:value="519.696307119781">
                <text:p>519.696307119781</text:p>
              </table:table-cell>
              <table:table-cell office:value-type="float" office:value="531.696307119781">
                <text:p>531.696307119781</text:p>
              </table:table-cell>
              <table:table-cell office:value-type="float" office:value="541.971307119781">
                <text:p>541.971307119781</text:p>
              </table:table-cell>
              <table:table-cell office:value-type="float" office:value="549.696307119781">
                <text:p>549.69630711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.987179777611">
                <text:p>375.987179777611</text:p>
              </table:table-cell>
              <table:table-cell office:value-type="float" office:value="398.737179777612">
                <text:p>398.73717977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987179777612">
                <text:p>404.987179777612</text:p>
              </table:table-cell>
              <table:table-cell office:value-type="float" office:value="413.26495755539">
                <text:p>413.26495755539</text:p>
              </table:table-cell>
              <table:table-cell office:value-type="float" office:value="422.987179777612">
                <text:p>422.987179777612</text:p>
              </table:table-cell>
              <table:table-cell office:value-type="float" office:value="434.008918908047">
                <text:p>434.008918908047</text:p>
              </table:table-cell>
              <table:table-cell office:value-type="float" office:value="446.007179777612">
                <text:p>446.007179777612</text:p>
              </table:table-cell>
              <table:table-cell office:value-type="float" office:value="457.987179777612">
                <text:p>457.987179777612</text:p>
              </table:table-cell>
              <table:table-cell office:value-type="float" office:value="468.987179777612">
                <text:p>468.987179777612</text:p>
              </table:table-cell>
              <table:table-cell office:value-type="float" office:value="479.510989301422">
                <text:p>479.510989301422</text:p>
              </table:table-cell>
              <table:table-cell office:value-type="float" office:value="489.237179777612">
                <text:p>489.237179777612</text:p>
              </table:table-cell>
              <table:table-cell office:value-type="float" office:value="497.487179777612">
                <text:p>497.487179777612</text:p>
              </table:table-cell>
              <table:table-cell office:value-type="float" office:value="504.487179777612">
                <text:p>504.487179777612</text:p>
              </table:table-cell>
              <table:table-cell office:value-type="float" office:value="513.778846444279">
                <text:p>513.778846444279</text:p>
              </table:table-cell>
              <table:table-cell office:value-type="float" office:value="523.737179777612">
                <text:p>523.737179777612</text:p>
              </table:table-cell>
              <table:table-cell office:value-type="float" office:value="NaN">
                <text:p>NaN</text:p>
              </table:table-cell>
              <table:table-cell office:value-type="float" office:value="180.127558425162">
                <text:p>180.127558425162</text:p>
              </table:table-cell>
              <table:table-cell office:value-type="float" office:value="212.621818629244">
                <text:p>212.621818629244</text:p>
              </table:table-cell>
              <table:table-cell office:value-type="float" office:value="248.856946723034">
                <text:p>248.856946723034</text:p>
              </table:table-cell>
              <table:table-cell office:value-type="float" office:value="270.359128937982">
                <text:p>270.359128937982</text:p>
              </table:table-cell>
              <table:table-cell office:value-type="float" office:value="288.596308425162">
                <text:p>288.596308425162</text:p>
              </table:table-cell>
              <table:table-cell office:value-type="float" office:value="302.846308425162">
                <text:p>302.846308425162</text:p>
              </table:table-cell>
              <table:table-cell office:value-type="float" office:value="314.096308425162">
                <text:p>314.096308425162</text:p>
              </table:table-cell>
              <table:table-cell office:value-type="float" office:value="324.846308425162">
                <text:p>324.846308425162</text:p>
              </table:table-cell>
              <table:table-cell office:value-type="float" office:value="333.346308425162">
                <text:p>333.346308425162</text:p>
              </table:table-cell>
              <table:table-cell office:value-type="float" office:value="339.346308425162">
                <text:p>339.346308425162</text:p>
              </table:table-cell>
              <table:table-cell office:value-type="float" office:value="347.096308425162">
                <text:p>347.096308425162</text:p>
              </table:table-cell>
              <table:table-cell office:value-type="float" office:value="356.846308425162">
                <text:p>356.846308425162</text:p>
              </table:table-cell>
              <table:table-cell office:value-type="float" office:value="364.846308425162">
                <text:p>364.846308425162</text:p>
              </table:table-cell>
              <table:table-cell office:value-type="float" office:value="372.596308425162">
                <text:p>372.596308425162</text:p>
              </table:table-cell>
              <table:table-cell office:value-type="float" office:value="445.285830090369">
                <text:p>445.285830090369</text:p>
              </table:table-cell>
              <table:table-cell office:value-type="float" office:value="453.285830090369">
                <text:p>453.285830090369</text:p>
              </table:table-cell>
              <table:table-cell office:value-type="float" office:value="462.285830090369">
                <text:p>462.285830090369</text:p>
              </table:table-cell>
              <table:table-cell office:value-type="float" office:value="472.785830090369">
                <text:p>472.785830090369</text:p>
              </table:table-cell>
              <table:table-cell office:value-type="float" office:value="482.035830090369">
                <text:p>482.035830090369</text:p>
              </table:table-cell>
              <table:table-cell office:value-type="float" office:value="491.285830090369">
                <text:p>491.285830090369</text:p>
              </table:table-cell>
              <table:table-cell office:value-type="float" office:value="502.785830090369">
                <text:p>502.785830090369</text:p>
              </table:table-cell>
              <table:table-cell office:value-type="float" office:value="513.285830090369">
                <text:p>513.285830090369</text:p>
              </table:table-cell>
              <table:table-cell office:value-type="float" office:value="524.035830090369">
                <text:p>524.035830090369</text:p>
              </table:table-cell>
              <table:table-cell office:value-type="float" office:value="535.285830090369">
                <text:p>535.285830090369</text:p>
              </table:table-cell>
              <table:table-cell office:value-type="float" office:value="546.535830090369">
                <text:p>546.535830090369</text:p>
              </table:table-cell>
              <table:table-cell office:value-type="float" office:value="557.535830090369">
                <text:p>557.535830090369</text:p>
              </table:table-cell>
              <table:table-cell office:value-type="float" office:value="568.285830090369">
                <text:p>568.285830090369</text:p>
              </table:table-cell>
              <table:table-cell office:value-type="float" office:value="580.035830090369">
                <text:p>580.035830090369</text:p>
              </table:table-cell>
              <table:table-cell office:value-type="float" office:value="590.285830090369">
                <text:p>590.285830090369</text:p>
              </table:table-cell>
              <table:table-cell office:value-type="float" office:value="599.035830090369">
                <text:p>599.035830090369</text:p>
              </table:table-cell>
              <table:table-cell office:value-type="float" office:value="607.785830090369">
                <text:p>607.785830090369</text:p>
              </table:table-cell>
              <table:table-cell office:value-type="float" office:value="616.810830090369">
                <text:p>616.810830090369</text:p>
              </table:table-cell>
              <table:table-cell office:value-type="float" office:value="625.035830090369">
                <text:p>625.035830090369</text:p>
              </table:table-cell>
              <table:table-cell office:value-type="float" office:value="632.317080090369">
                <text:p>632.317080090369</text:p>
              </table:table-cell>
              <table:table-cell office:value-type="float" office:value="639.535830090369">
                <text:p>639.535830090369</text:p>
              </table:table-cell>
              <table:table-cell office:value-type="float" office:value="645.285830090369">
                <text:p>645.285830090369</text:p>
              </table:table-cell>
              <table:table-cell office:value-type="float" office:value="650.785830090369">
                <text:p>650.785830090369</text:p>
              </table:table-cell>
              <table:table-cell office:value-type="float" office:value="659.785830090369">
                <text:p>659.785830090369</text:p>
              </table:table-cell>
              <table:table-cell office:value-type="float" office:value="670.285830090369">
                <text:p>670.285830090369</text:p>
              </table:table-cell>
              <table:table-cell office:value-type="float" office:value="680.785830090369">
                <text:p>680.785830090369</text:p>
              </table:table-cell>
              <table:table-cell office:value-type="float" office:value="691.785830090369">
                <text:p>691.785830090369</text:p>
              </table:table-cell>
              <table:table-cell office:value-type="float" office:value="702.535830090369">
                <text:p>702.535830090369</text:p>
              </table:table-cell>
              <table:table-cell office:value-type="float" office:value="712.285830090369">
                <text:p>712.285830090369</text:p>
              </table:table-cell>
              <table:table-cell office:value-type="float" office:value="720.785830090369">
                <text:p>720.785830090369</text:p>
              </table:table-cell>
              <table:table-cell office:value-type="float" office:value="728.574291628831">
                <text:p>728.574291628831</text:p>
              </table:table-cell>
              <table:table-cell office:value-type="float" office:value="736.535830090369">
                <text:p>736.535830090369</text:p>
              </table:table-cell>
              <table:table-cell office:value-type="float" office:value="746.535830090369">
                <text:p>746.535830090369</text:p>
              </table:table-cell>
              <table:table-cell office:value-type="float" office:value="756.535830090369">
                <text:p>756.535830090369</text:p>
              </table:table-cell>
              <table:table-cell office:value-type="float" office:value="764.285830090369">
                <text:p>764.285830090369</text:p>
              </table:table-cell>
              <table:table-cell office:value-type="float" office:value="770.285830090369">
                <text:p>770.285830090369</text:p>
              </table:table-cell>
              <table:table-cell office:value-type="float" office:value="777.785830090369">
                <text:p>777.785830090369</text:p>
              </table:table-cell>
              <table:table-cell office:value-type="float" office:value="785.535830090369">
                <text:p>785.535830090369</text:p>
              </table:table-cell>
              <table:table-cell office:value-type="float" office:value="791.785830090369">
                <text:p>791.785830090369</text:p>
              </table:table-cell>
              <table:table-cell office:value-type="float" office:value="798.785830090369">
                <text:p>798.785830090369</text:p>
              </table:table-cell>
              <table:table-cell office:value-type="float" office:value="806.285830090369">
                <text:p>806.285830090369</text:p>
              </table:table-cell>
              <table:table-cell office:value-type="float" office:value="813.785830090369">
                <text:p>813.785830090369</text:p>
              </table:table-cell>
              <table:table-cell office:value-type="float" office:value="822.285830090369">
                <text:p>822.285830090369</text:p>
              </table:table-cell>
              <table:table-cell office:value-type="float" office:value="830.535830090369">
                <text:p>830.535830090369</text:p>
              </table:table-cell>
              <table:table-cell office:value-type="float" office:value="838.813607868146">
                <text:p>838.813607868146</text:p>
              </table:table-cell>
              <table:table-cell office:value-type="float" office:value="846.035830090369">
                <text:p>846.035830090369</text:p>
              </table:table-cell>
              <table:table-cell office:value-type="float" office:value="851.035830090369">
                <text:p>851.035830090369</text:p>
              </table:table-cell>
              <table:table-cell office:value-type="float" office:value="857.035830090369">
                <text:p>857.035830090369</text:p>
              </table:table-cell>
              <table:table-cell office:value-type="float" office:value="864.035830090369">
                <text:p>864.035830090369</text:p>
              </table:table-cell>
              <table:table-cell office:value-type="float" office:value="870.285830090369">
                <text:p>870.285830090369</text:p>
              </table:table-cell>
              <table:table-cell office:value-type="float" office:value="875.785830090369">
                <text:p>875.785830090369</text:p>
              </table:table-cell>
              <table:table-cell office:value-type="float" office:value="881.785830090369">
                <text:p>881.785830090369</text:p>
              </table:table-cell>
              <table:table-cell office:value-type="float" office:value="890.285830090369">
                <text:p>890.285830090369</text:p>
              </table:table-cell>
              <table:table-cell office:value-type="float" office:value="899.785830090369">
                <text:p>899.785830090369</text:p>
              </table:table-cell>
              <table:table-cell office:value-type="float" office:value="909.035830090369">
                <text:p>909.035830090369</text:p>
              </table:table-cell>
              <table:table-cell office:value-type="float" office:value="918.535830090369">
                <text:p>918.535830090369</text:p>
              </table:table-cell>
              <table:table-cell office:value-type="float" office:value="927.035830090369">
                <text:p>927.035830090369</text:p>
              </table:table-cell>
              <table:table-cell office:value-type="float" office:value="934.285830090369">
                <text:p>934.285830090369</text:p>
              </table:table-cell>
              <table:table-cell office:value-type="float" office:value="941.785830090369">
                <text:p>941.785830090369</text:p>
              </table:table-cell>
              <table:table-cell office:value-type="float" office:value="951.535830090369">
                <text:p>951.535830090369</text:p>
              </table:table-cell>
              <table:table-cell office:value-type="float" office:value="962.285830090369">
                <text:p>962.285830090369</text:p>
              </table:table-cell>
              <table:table-cell office:value-type="float" office:value="972.285830090368">
                <text:p>972.285830090368</text:p>
              </table:table-cell>
              <table:table-cell office:value-type="float" office:value="982.785830090369">
                <text:p>982.785830090369</text:p>
              </table:table-cell>
              <table:table-cell office:value-type="float" office:value="992.785830090369">
                <text:p>992.785830090369</text:p>
              </table:table-cell>
              <table:table-cell office:value-type="float" office:value="1000.53583009037">
                <text:p>1000.53583009037</text:p>
              </table:table-cell>
              <table:table-cell office:value-type="float" office:value="1007.07429162883">
                <text:p>1007.07429162883</text:p>
              </table:table-cell>
              <table:table-cell office:value-type="float" office:value="1015.78583009037">
                <text:p>1015.78583009037</text:p>
              </table:table-cell>
              <table:table-cell office:value-type="float" office:value="1026.8085573631">
                <text:p>1026.8085573631</text:p>
              </table:table-cell>
              <table:table-cell office:value-type="float" office:value="1037.55963961418">
                <text:p>1037.55963961418</text:p>
              </table:table-cell>
              <table:table-cell office:value-type="float" office:value="1046.28583009037">
                <text:p>1046.28583009037</text:p>
              </table:table-cell>
              <table:table-cell office:value-type="float" office:value="1054.06524185508">
                <text:p>1054.06524185508</text:p>
              </table:table-cell>
              <table:table-cell office:value-type="float" office:value="1062.28583009037">
                <text:p>1062.28583009037</text:p>
              </table:table-cell>
              <table:table-cell office:value-type="float" office:value="1071.03583009037">
                <text:p>1071.03583009037</text:p>
              </table:table-cell>
              <table:table-cell office:value-type="float" office:value="1081.28583009037">
                <text:p>1081.28583009037</text:p>
              </table:table-cell>
              <table:table-cell office:value-type="float" office:value="1092.03583009037">
                <text:p>1092.03583009037</text:p>
              </table:table-cell>
              <table:table-cell office:value-type="float" office:value="1103.78583009037">
                <text:p>1103.78583009037</text:p>
              </table:table-cell>
              <table:table-cell office:value-type="float" office:value="1116.28583009037">
                <text:p>1116.28583009037</text:p>
              </table:table-cell>
              <table:table-cell office:value-type="float" office:value="1128.03583009037">
                <text:p>1128.03583009037</text:p>
              </table:table-cell>
              <table:table-cell office:value-type="float" office:value="1139.78583009037">
                <text:p>1139.78583009037</text:p>
              </table:table-cell>
              <table:table-cell office:value-type="float" office:value="1151.53583009037">
                <text:p>1151.53583009037</text:p>
              </table:table-cell>
              <table:table-cell office:value-type="float" office:value="1163.03583009037">
                <text:p>1163.03583009037</text:p>
              </table:table-cell>
              <table:table-cell office:value-type="float" office:value="1173.78583009037">
                <text:p>1173.78583009037</text:p>
              </table:table-cell>
              <table:table-cell office:value-type="float" office:value="1181.78583009037">
                <text:p>1181.78583009037</text:p>
              </table:table-cell>
              <table:table-cell office:value-type="float" office:value="1190.28583009037">
                <text:p>1190.28583009037</text:p>
              </table:table-cell>
              <table:table-cell office:value-type="float" office:value="1201.53583009037">
                <text:p>1201.53583009037</text:p>
              </table:table-cell>
              <table:table-cell office:value-type="float" office:value="1212.53583009037">
                <text:p>1212.53583009037</text:p>
              </table:table-cell>
              <table:table-cell office:value-type="float" office:value="1223.8066634237">
                <text:p>1223.8066634237</text:p>
              </table:table-cell>
              <table:table-cell office:value-type="float" office:value="1235.28583009037">
                <text:p>1235.28583009037</text:p>
              </table:table-cell>
              <table:table-cell office:value-type="float" office:value="1246.03583009037">
                <text:p>1246.03583009037</text:p>
              </table:table-cell>
              <table:table-cell office:value-type="float" office:value="1255.78583009037">
                <text:p>1255.78583009037</text:p>
              </table:table-cell>
              <table:table-cell office:value-type="float" office:value="1266.78583009037">
                <text:p>1266.78583009037</text:p>
              </table:table-cell>
              <table:table-cell office:value-type="float" office:value="1277.81360786815">
                <text:p>1277.81360786815</text:p>
              </table:table-cell>
              <table:table-cell office:value-type="float" office:value="1286.53583009037">
                <text:p>1286.53583009037</text:p>
              </table:table-cell>
              <table:table-cell office:value-type="float" office:value="1294.03583009037">
                <text:p>1294.03583009037</text:p>
              </table:table-cell>
              <table:table-cell office:value-type="float" office:value="1300.53583009037">
                <text:p>1300.53583009037</text:p>
              </table:table-cell>
              <table:table-cell office:value-type="float" office:value="1307.78583009037">
                <text:p>1307.78583009037</text:p>
              </table:table-cell>
              <table:table-cell office:value-type="float" office:value="1315.03583009037">
                <text:p>1315.03583009037</text:p>
              </table:table-cell>
              <table:table-cell office:value-type="float" office:value="1321.78583009037">
                <text:p>1321.78583009037</text:p>
              </table:table-cell>
              <table:table-cell office:value-type="float" office:value="1329.28583009037">
                <text:p>1329.28583009037</text:p>
              </table:table-cell>
              <table:table-cell office:value-type="float" office:value="1337.28583009037">
                <text:p>1337.28583009037</text:p>
              </table:table-cell>
              <table:table-cell office:value-type="float" office:value="1345.53583009037">
                <text:p>1345.5358300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886258746766">
                <text:p>380.886258746766</text:p>
              </table:table-cell>
              <table:table-cell office:value-type="float" office:value="412.644879436422">
                <text:p>412.644879436422</text:p>
              </table:table-cell>
              <table:table-cell office:value-type="float" office:value="455.395349655857">
                <text:p>455.395349655857</text:p>
              </table:table-cell>
              <table:table-cell office:value-type="float" office:value="481.146675413433">
                <text:p>481.146675413433</text:p>
              </table:table-cell>
              <table:table-cell office:value-type="float" office:value="505.646258746766">
                <text:p>505.646258746766</text:p>
              </table:table-cell>
              <table:table-cell office:value-type="float" office:value="525.136258746766">
                <text:p>525.136258746766</text:p>
              </table:table-cell>
              <table:table-cell office:value-type="float" office:value="537.386258746766">
                <text:p>537.386258746766</text:p>
              </table:table-cell>
              <table:table-cell office:value-type="float" office:value="547.886258746766">
                <text:p>547.886258746766</text:p>
              </table:table-cell>
              <table:table-cell office:value-type="float" office:value="558.658986019493">
                <text:p>558.658986019493</text:p>
              </table:table-cell>
              <table:table-cell office:value-type="float" office:value="569.636258746766">
                <text:p>569.636258746766</text:p>
              </table:table-cell>
              <table:table-cell office:value-type="float" office:value="581.386258746766">
                <text:p>581.386258746766</text:p>
              </table:table-cell>
              <table:table-cell office:value-type="float" office:value="593.136258746766">
                <text:p>593.136258746766</text:p>
              </table:table-cell>
              <table:table-cell office:value-type="float" office:value="604.158986019494">
                <text:p>604.158986019494</text:p>
              </table:table-cell>
              <table:table-cell office:value-type="float" office:value="615.636258746766">
                <text:p>615.636258746766</text:p>
              </table:table-cell>
              <table:table-cell office:value-type="float" office:value="627.636258746766">
                <text:p>627.636258746766</text:p>
              </table:table-cell>
              <table:table-cell office:value-type="float" office:value="639.158986019493">
                <text:p>639.158986019493</text:p>
              </table:table-cell>
              <table:table-cell office:value-type="float" office:value="650.386258746766">
                <text:p>650.386258746766</text:p>
              </table:table-cell>
              <table:table-cell office:value-type="float" office:value="661.386258746766">
                <text:p>661.386258746766</text:p>
              </table:table-cell>
              <table:table-cell office:value-type="float" office:value="671.636258746766">
                <text:p>671.636258746766</text:p>
              </table:table-cell>
              <table:table-cell office:value-type="float" office:value="678.136258746766">
                <text:p>678.13625874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200430959628">
                <text:p>389.200430959628</text:p>
              </table:table-cell>
              <table:table-cell office:value-type="float" office:value="396.700430959628">
                <text:p>396.700430959628</text:p>
              </table:table-cell>
              <table:table-cell office:value-type="float" office:value="407.762930959628">
                <text:p>407.762930959628</text:p>
              </table:table-cell>
              <table:table-cell office:value-type="float" office:value="419.200430959628">
                <text:p>419.200430959628</text:p>
              </table:table-cell>
              <table:table-cell office:value-type="float" office:value="428.950430959628">
                <text:p>428.950430959628</text:p>
              </table:table-cell>
              <table:table-cell office:value-type="float" office:value="438.700430959628">
                <text:p>438.700430959628</text:p>
              </table:table-cell>
              <table:table-cell office:value-type="float" office:value="448.450430959628">
                <text:p>448.450430959628</text:p>
              </table:table-cell>
              <table:table-cell office:value-type="float" office:value="458.950430959628">
                <text:p>458.950430959628</text:p>
              </table:table-cell>
              <table:table-cell office:value-type="float" office:value="470.972170090063">
                <text:p>470.972170090063</text:p>
              </table:table-cell>
              <table:table-cell office:value-type="float" office:value="482.200430959628">
                <text:p>482.200430959628</text:p>
              </table:table-cell>
              <table:table-cell office:value-type="float" office:value="493.450430959628">
                <text:p>493.450430959628</text:p>
              </table:table-cell>
              <table:table-cell office:value-type="float" office:value="504.700430959628">
                <text:p>504.700430959628</text:p>
              </table:table-cell>
              <table:table-cell office:value-type="float" office:value="515.972170090063">
                <text:p>515.972170090063</text:p>
              </table:table-cell>
              <table:table-cell office:value-type="float" office:value="527.223158232355">
                <text:p>527.223158232355</text:p>
              </table:table-cell>
              <table:table-cell office:value-type="float" office:value="537.700430959628">
                <text:p>537.700430959628</text:p>
              </table:table-cell>
              <table:table-cell office:value-type="float" office:value="548.450430959628">
                <text:p>548.450430959628</text:p>
              </table:table-cell>
              <table:table-cell office:value-type="float" office:value="558.700430959628">
                <text:p>558.700430959628</text:p>
              </table:table-cell>
              <table:table-cell office:value-type="float" office:value="569.700430959628">
                <text:p>569.700430959628</text:p>
              </table:table-cell>
              <table:table-cell office:value-type="float" office:value="577.783764292961">
                <text:p>577.783764292961</text:p>
              </table:table-cell>
              <table:table-cell office:value-type="float" office:value="203.155010045165">
                <text:p>203.155010045165</text:p>
              </table:table-cell>
              <table:table-cell office:value-type="float" office:value="214.410010045165">
                <text:p>214.410010045165</text:p>
              </table:table-cell>
              <table:table-cell office:value-type="float" office:value="224.907737317892">
                <text:p>224.907737317892</text:p>
              </table:table-cell>
              <table:table-cell office:value-type="float" office:value="236.178488306034">
                <text:p>236.178488306034</text:p>
              </table:table-cell>
              <table:table-cell office:value-type="float" office:value="247.135010045165">
                <text:p>247.135010045165</text:p>
              </table:table-cell>
              <table:table-cell office:value-type="float" office:value="257.135010045165">
                <text:p>257.135010045165</text:p>
              </table:table-cell>
              <table:table-cell office:value-type="float" office:value="267.407737317892">
                <text:p>267.407737317892</text:p>
              </table:table-cell>
              <table:table-cell office:value-type="float" office:value="275.885010045165">
                <text:p>275.885010045165</text:p>
              </table:table-cell>
              <table:table-cell office:value-type="float" office:value="286.401676711832">
                <text:p>286.401676711832</text:p>
              </table:table-cell>
              <table:table-cell office:value-type="float" office:value="300.135010045165">
                <text:p>300.135010045165</text:p>
              </table:table-cell>
              <table:table-cell office:value-type="float" office:value="311.907737317892">
                <text:p>311.907737317892</text:p>
              </table:table-cell>
              <table:table-cell office:value-type="float" office:value="323.135010045165">
                <text:p>323.135010045165</text:p>
              </table:table-cell>
              <table:table-cell office:value-type="float" office:value="334.635010045165">
                <text:p>334.635010045165</text:p>
              </table:table-cell>
              <table:table-cell office:value-type="float" office:value="344.940565600721">
                <text:p>344.940565600721</text:p>
              </table:table-cell>
              <table:table-cell office:value-type="float" office:value="355.385010045165">
                <text:p>355.385010045165</text:p>
              </table:table-cell>
              <table:table-cell office:value-type="float" office:value="366.385010045165">
                <text:p>366.385010045165</text:p>
              </table:table-cell>
              <table:table-cell office:value-type="float" office:value="376.885010045165">
                <text:p>376.885010045165</text:p>
              </table:table-cell>
              <table:table-cell office:value-type="float" office:value="388.655010045165">
                <text:p>388.655010045165</text:p>
              </table:table-cell>
              <table:table-cell office:value-type="float" office:value="401.385010045165">
                <text:p>401.385010045165</text:p>
              </table:table-cell>
              <table:table-cell office:value-type="float" office:value="413.885010045165">
                <text:p>413.885010045165</text:p>
              </table:table-cell>
              <table:table-cell office:value-type="float" office:value="423.885010045165">
                <text:p>423.88501004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135010045165">
                <text:p>430.13501004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.635010045165">
                <text:p>436.635010045165</text:p>
              </table:table-cell>
              <table:table-cell office:value-type="float" office:value="444.635010045165">
                <text:p>444.635010045165</text:p>
              </table:table-cell>
              <table:table-cell office:value-type="float" office:value="456.151139077423">
                <text:p>456.151139077423</text:p>
              </table:table-cell>
              <table:table-cell office:value-type="float" office:value="469.385010045165">
                <text:p>469.385010045165</text:p>
              </table:table-cell>
              <table:table-cell office:value-type="float" office:value="477.135010045165">
                <text:p>477.135010045165</text:p>
              </table:table-cell>
              <table:table-cell office:value-type="float" office:value="483.385010045165">
                <text:p>483.385010045165</text:p>
              </table:table-cell>
              <table:table-cell office:value-type="float" office:value="491.885010045165">
                <text:p>491.885010045165</text:p>
              </table:table-cell>
              <table:table-cell office:value-type="float" office:value="500.635010045165">
                <text:p>500.635010045165</text:p>
              </table:table-cell>
              <table:table-cell office:value-type="float" office:value="508.885010045165">
                <text:p>508.885010045165</text:p>
              </table:table-cell>
              <table:table-cell office:value-type="float" office:value="515.385010045165">
                <text:p>515.385010045165</text:p>
              </table:table-cell>
              <table:table-cell office:value-type="float" office:value="NaN">
                <text:p>NaN</text:p>
              </table:table-cell>
              <table:table-cell office:value-type="float" office:value="170.703018766141">
                <text:p>170.703018766141</text:p>
              </table:table-cell>
              <table:table-cell office:value-type="float" office:value="180.453018766141">
                <text:p>180.453018766141</text:p>
              </table:table-cell>
              <table:table-cell office:value-type="float" office:value="192.703018766141">
                <text:p>192.703018766141</text:p>
              </table:table-cell>
              <table:table-cell office:value-type="float" office:value="207.203018766141">
                <text:p>207.203018766141</text:p>
              </table:table-cell>
              <table:table-cell office:value-type="float" office:value="222.219685432808">
                <text:p>222.219685432808</text:p>
              </table:table-cell>
              <table:table-cell office:value-type="float" office:value="236.703018766141">
                <text:p>236.703018766141</text:p>
              </table:table-cell>
              <table:table-cell office:value-type="float" office:value="249.203018766141">
                <text:p>249.203018766141</text:p>
              </table:table-cell>
              <table:table-cell office:value-type="float" office:value="260.953018766141">
                <text:p>260.953018766141</text:p>
              </table:table-cell>
              <table:table-cell office:value-type="float" office:value="272.203018766141">
                <text:p>272.203018766141</text:p>
              </table:table-cell>
              <table:table-cell office:value-type="float" office:value="281.453018766141">
                <text:p>281.453018766141</text:p>
              </table:table-cell>
              <table:table-cell office:value-type="float" office:value="292.203018766141">
                <text:p>292.203018766141</text:p>
              </table:table-cell>
              <table:table-cell office:value-type="float" office:value="302.953018766141">
                <text:p>302.95301876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.08559856907">
                <text:p>560.08559856907</text:p>
              </table:table-cell>
              <table:table-cell office:value-type="float" office:value="563.33559856907">
                <text:p>563.33559856907</text:p>
              </table:table-cell>
              <table:table-cell office:value-type="float" office:value="569.58559856907">
                <text:p>569.58559856907</text:p>
              </table:table-cell>
              <table:table-cell office:value-type="float" office:value="575.58559856907">
                <text:p>575.58559856907</text:p>
              </table:table-cell>
              <table:table-cell office:value-type="float" office:value="581.83559856907">
                <text:p>581.83559856907</text:p>
              </table:table-cell>
              <table:table-cell office:value-type="float" office:value="588.33559856907">
                <text:p>588.33559856907</text:p>
              </table:table-cell>
              <table:table-cell office:value-type="float" office:value="593.83559856907">
                <text:p>593.83559856907</text:p>
              </table:table-cell>
              <table:table-cell office:value-type="float" office:value="599.58559856907">
                <text:p>599.58559856907</text:p>
              </table:table-cell>
              <table:table-cell office:value-type="float" office:value="605.83559856907">
                <text:p>605.83559856907</text:p>
              </table:table-cell>
              <table:table-cell office:value-type="float" office:value="612.83559856907">
                <text:p>612.83559856907</text:p>
              </table:table-cell>
              <table:table-cell office:value-type="float" office:value="620.08559856907">
                <text:p>620.08559856907</text:p>
              </table:table-cell>
              <table:table-cell office:value-type="float" office:value="626.33559856907">
                <text:p>626.33559856907</text:p>
              </table:table-cell>
              <table:table-cell office:value-type="float" office:value="633.83559856907">
                <text:p>633.83559856907</text:p>
              </table:table-cell>
              <table:table-cell office:value-type="float" office:value="642.33559856907">
                <text:p>642.33559856907</text:p>
              </table:table-cell>
              <table:table-cell office:value-type="float" office:value="650.58559856907">
                <text:p>650.58559856907</text:p>
              </table:table-cell>
              <table:table-cell office:value-type="float" office:value="659.33559856907">
                <text:p>659.3355985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752868480386">
                <text:p>224.752868480386</text:p>
              </table:table-cell>
              <table:table-cell office:value-type="float" office:value="260.502868480386">
                <text:p>260.502868480386</text:p>
              </table:table-cell>
              <table:table-cell office:value-type="float" office:value="284.252868480386">
                <text:p>284.252868480386</text:p>
              </table:table-cell>
              <table:table-cell office:value-type="float" office:value="309.772476323523">
                <text:p>309.772476323523</text:p>
              </table:table-cell>
              <table:table-cell office:value-type="float" office:value="335.002868480386">
                <text:p>335.002868480386</text:p>
              </table:table-cell>
              <table:table-cell office:value-type="float" office:value="358.502868480386">
                <text:p>358.502868480386</text:p>
              </table:table-cell>
              <table:table-cell office:value-type="float" office:value="380.264496387362">
                <text:p>380.264496387362</text:p>
              </table:table-cell>
              <table:table-cell office:value-type="float" office:value="402.763506778258">
                <text:p>402.763506778258</text:p>
              </table:table-cell>
              <table:table-cell office:value-type="float" office:value="426.544535147053">
                <text:p>426.544535147053</text:p>
              </table:table-cell>
              <table:table-cell office:value-type="float" office:value="450.513285147053">
                <text:p>450.513285147053</text:p>
              </table:table-cell>
              <table:table-cell office:value-type="float" office:value="472.016026375123">
                <text:p>472.016026375123</text:p>
              </table:table-cell>
              <table:table-cell office:value-type="float" office:value="493.52370181372">
                <text:p>493.52370181372</text:p>
              </table:table-cell>
              <table:table-cell office:value-type="float" office:value="511.274607610821">
                <text:p>511.274607610821</text:p>
              </table:table-cell>
              <table:table-cell office:value-type="float" office:value="522.502868480386">
                <text:p>522.502868480386</text:p>
              </table:table-cell>
              <table:table-cell office:value-type="float" office:value="533.752868480386">
                <text:p>533.752868480386</text:p>
              </table:table-cell>
              <table:table-cell office:value-type="float" office:value="545.252868480386">
                <text:p>545.252868480386</text:p>
              </table:table-cell>
              <table:table-cell office:value-type="float" office:value="556.252868480386">
                <text:p>556.25286848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331627250662">
                <text:p>196.331627250662</text:p>
              </table:table-cell>
              <table:table-cell office:value-type="float" office:value="216.354704173739">
                <text:p>216.354704173739</text:p>
              </table:table-cell>
              <table:table-cell office:value-type="float" office:value="237.581627250662">
                <text:p>237.581627250662</text:p>
              </table:table-cell>
              <table:table-cell office:value-type="float" office:value="245.581627250662">
                <text:p>245.581627250662</text:p>
              </table:table-cell>
              <table:table-cell office:value-type="float" office:value="253.581627250662">
                <text:p>253.581627250662</text:p>
              </table:table-cell>
              <table:table-cell office:value-type="float" office:value="264.331627250662">
                <text:p>264.331627250662</text:p>
              </table:table-cell>
            </table:table-row>
            <table:table-row>
              <table:table-cell office:value-type="string">
                <text:p>Latenc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34909">
                <text:p>31.934909</text:p>
              </table:table-cell>
              <table:table-cell office:value-type="float" office:value="22.580927">
                <text:p>22.580927</text:p>
              </table:table-cell>
              <table:table-cell office:value-type="float" office:value="22.580927">
                <text:p>22.580927</text:p>
              </table:table-cell>
              <table:table-cell office:value-type="float" office:value="22.580927">
                <text:p>22.580927</text:p>
              </table:table-cell>
              <table:table-cell office:value-type="float" office:value="22.580927">
                <text:p>22.580927</text:p>
              </table:table-cell>
              <table:table-cell office:value-type="float" office:value="42.214353">
                <text:p>42.214353</text:p>
              </table:table-cell>
              <table:table-cell office:value-type="float" office:value="NaN">
                <text:p>NaN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933356642857">
                <text:p>461.9333566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743804">
                <text:p>362.74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743804">
                <text:p>362.743804</text:p>
              </table:table-cell>
              <table:table-cell office:value-type="float" office:value="362.743804">
                <text:p>362.743804</text:p>
              </table:table-cell>
              <table:table-cell office:value-type="float" office:value="362.743804">
                <text:p>362.743804</text:p>
              </table:table-cell>
              <table:table-cell office:value-type="float" office:value="362.743804">
                <text:p>362.743804</text:p>
              </table:table-cell>
              <table:table-cell office:value-type="float" office:value="362.743804">
                <text:p>362.743804</text:p>
              </table:table-cell>
              <table:table-cell office:value-type="float" office:value="125.924461272727">
                <text:p>125.924461272727</text:p>
              </table:table-cell>
              <table:table-cell office:value-type="float" office:value="103.065703652174">
                <text:p>103.065703652174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NaN">
                <text:p>NaN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9799">
                <text:p>40.5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NaN">
                <text:p>NaN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51cm" svg:stroke-color="#3deb3d" svg:stroke-opacity="60%" draw:fill-color="#3deb3d" draw:opacity="60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c5000b" svg:stroke-opacity="90%" draw:fill-color="#c5000b" draw:opacity="90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76cm" svg:stroke-color="#0066cc" svg:stroke-opacity="75%" draw:fill-color="#0066cc" draw:opacity="7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660066" svg:stroke-opacity="80%" draw:fill-color="#660066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75cm" svg:height="14.247cm" xlink:href="." xlink:type="simple" chart:class="chart:scatter" chart:style-name="ch1">
        <chart:title svg:x="12.586cm" svg:y="0.42cm" chart:style-name="ch2">
          <text:p>Latency</text:p>
        </chart:title>
        <chart:legend chart:legend-position="end" svg:x="24.928cm" svg:y="6.101cm" chart:style-name="ch3"/>
        <chart:plot-area chart:style-name="ch4" chart:data-source-has-labels="both" svg:x="0.249cm" svg:y="1.987cm" svg:width="26.005cm" svg:height="11.261cm">
          <chartooo:coordinate-region svg:x="1.056cm" svg:y="2.2cm" svg:width="24.826cm" svg:height="10.375cm"/>
          <chart:axis chart:dimension="x" chart:name="primary-x" chart:style-name="ch5">
            <chart:categories table:cell-range-address="local-table.$B$1:.$UP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3:.$UP$3" chart:label-cell-address="local-table.$A$3" chart:class="chart:scatter">
            <chart:domain table:cell-range-address="local-table.$B$2:.$UP$2"/>
            <chart:data-point chart:repeated="561"/>
          </chart:series>
          <chart:series chart:style-name="ch8" chart:values-cell-range-address="local-table.$B$4:.$UP$4" chart:label-cell-address="local-table.$A$4" chart:class="chart:scatter">
            <chart:data-point chart:repeated="561"/>
          </chart:series>
          <chart:series chart:style-name="ch9" chart:values-cell-range-address="local-table.$B$5:.$UP$5" chart:label-cell-address="local-table.$A$5" chart:class="chart:scatter">
            <chart:data-point chart:repeated="561"/>
          </chart:series>
          <chart:series chart:style-name="ch10" chart:values-cell-range-address="local-table.$B$6:.$UP$6" chart:label-cell-address="local-table.$A$6" chart:class="chart:scatter">
            <chart:data-point chart:repeated="5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1002">
                <text:p>1002</text:p>
              </table:table-cell>
              <table:table-cell office:value-type="float" office:value="1003">
                <text:p>1003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07">
                <text:p>1007</text:p>
              </table:table-cell>
              <table:table-cell office:value-type="float" office:value="1008">
                <text:p>1008</text:p>
              </table:table-cell>
              <table:table-cell office:value-type="float" office:value="1009">
                <text:p>1009</text:p>
              </table:table-cell>
              <table:table-cell office:value-type="float" office:value="1010">
                <text:p>1010</text:p>
              </table:table-cell>
              <table:table-cell office:value-type="float" office:value="1011">
                <text:p>1011</text:p>
              </table:table-cell>
              <table:table-cell office:value-type="float" office:value="1012">
                <text:p>1012</text:p>
              </table:table-cell>
              <table:table-cell office:value-type="float" office:value="1013">
                <text:p>1013</text:p>
              </table:table-cell>
              <table:table-cell office:value-type="float" office:value="1014">
                <text:p>1014</text:p>
              </table:table-cell>
              <table:table-cell office:value-type="float" office:value="1015">
                <text:p>1015</text:p>
              </table:table-cell>
              <table:table-cell office:value-type="float" office:value="1016">
                <text:p>1016</text:p>
              </table:table-cell>
              <table:table-cell office:value-type="float" office:value="1017">
                <text:p>1017</text:p>
              </table:table-cell>
              <table:table-cell office:value-type="float" office:value="1018">
                <text:p>1018</text:p>
              </table:table-cell>
              <table:table-cell office:value-type="float" office:value="1019">
                <text:p>1019</text:p>
              </table:table-cell>
              <table:table-cell office:value-type="float" office:value="1020">
                <text:p>1020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23">
                <text:p>1023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  <table:table-cell office:value-type="float" office:value="1029">
                <text:p>1029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4">
                <text:p>1034</text:p>
              </table:table-cell>
              <table:table-cell office:value-type="float" office:value="1035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  <table:table-cell office:value-type="float" office:value="1039">
                <text:p>1039</text:p>
              </table:table-cell>
              <table:table-cell office:value-type="float" office:value="1040">
                <text:p>1040</text:p>
              </table:table-cell>
              <table:table-cell office:value-type="float" office:value="1041">
                <text:p>1041</text:p>
              </table:table-cell>
              <table:table-cell office:value-type="float" office:value="1042">
                <text:p>1042</text:p>
              </table:table-cell>
              <table:table-cell office:value-type="float" office:value="1043">
                <text:p>1043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46">
                <text:p>1046</text:p>
              </table:table-cell>
              <table:table-cell office:value-type="float" office:value="1047">
                <text:p>1047</text:p>
              </table:table-cell>
              <table:table-cell office:value-type="float" office:value="1048">
                <text:p>1048</text:p>
              </table:table-cell>
              <table:table-cell office:value-type="float" office:value="1049">
                <text:p>1049</text:p>
              </table:table-cell>
              <table:table-cell office:value-type="float" office:value="1050">
                <text:p>1050</text:p>
              </table:table-cell>
              <table:table-cell office:value-type="float" office:value="1051">
                <text:p>1051</text:p>
              </table:table-cell>
              <table:table-cell office:value-type="float" office:value="1052">
                <text:p>1052</text:p>
              </table:table-cell>
              <table:table-cell office:value-type="float" office:value="1053">
                <text:p>1053</text:p>
              </table:table-cell>
              <table:table-cell office:value-type="float" office:value="1054">
                <text:p>1054</text:p>
              </table:table-cell>
              <table:table-cell office:value-type="float" office:value="1055">
                <text:p>1055</text:p>
              </table:table-cell>
              <table:table-cell office:value-type="float" office:value="1056">
                <text:p>1056</text:p>
              </table:table-cell>
              <table:table-cell office:value-type="float" office:value="1057">
                <text:p>1057</text:p>
              </table:table-cell>
              <table:table-cell office:value-type="float" office:value="1058">
                <text:p>1058</text:p>
              </table:table-cell>
              <table:table-cell office:value-type="float" office:value="1059">
                <text:p>1059</text:p>
              </table:table-cell>
              <table:table-cell office:value-type="float" office:value="1060">
                <text:p>1060</text:p>
              </table:table-cell>
              <table:table-cell office:value-type="float" office:value="1061">
                <text:p>1061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4">
                <text:p>1064</text:p>
              </table:table-cell>
              <table:table-cell office:value-type="float" office:value="1065">
                <text:p>1065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68">
                <text:p>1068</text:p>
              </table:table-cell>
              <table:table-cell office:value-type="float" office:value="1069">
                <text:p>1069</text:p>
              </table:table-cell>
              <table:table-cell office:value-type="float" office:value="1070">
                <text:p>1070</text:p>
              </table:table-cell>
              <table:table-cell office:value-type="float" office:value="1071">
                <text:p>1071</text:p>
              </table:table-cell>
              <table:table-cell office:value-type="float" office:value="1072">
                <text:p>1072</text:p>
              </table:table-cell>
              <table:table-cell office:value-type="float" office:value="1073">
                <text:p>1073</text:p>
              </table:table-cell>
              <table:table-cell office:value-type="float" office:value="1074">
                <text:p>1074</text:p>
              </table:table-cell>
              <table:table-cell office:value-type="float" office:value="1075">
                <text:p>1075</text:p>
              </table:table-cell>
              <table:table-cell office:value-type="float" office:value="1076">
                <text:p>1076</text:p>
              </table:table-cell>
              <table:table-cell office:value-type="float" office:value="1077">
                <text:p>1077</text:p>
              </table:table-cell>
              <table:table-cell office:value-type="float" office:value="1078">
                <text:p>1078</text:p>
              </table:table-cell>
              <table:table-cell office:value-type="float" office:value="1079">
                <text:p>1079</text:p>
              </table:table-cell>
              <table:table-cell office:value-type="float" office:value="1080">
                <text:p>1080</text:p>
              </table:table-cell>
              <table:table-cell office:value-type="float" office:value="1081">
                <text:p>1081</text:p>
              </table:table-cell>
              <table:table-cell office:value-type="float" office:value="1082">
                <text:p>1082</text:p>
              </table:table-cell>
              <table:table-cell office:value-type="float" office:value="1083">
                <text:p>1083</text:p>
              </table:table-cell>
              <table:table-cell office:value-type="float" office:value="1084">
                <text:p>1084</text:p>
              </table:table-cell>
              <table:table-cell office:value-type="float" office:value="1085">
                <text:p>1085</text:p>
              </table:table-cell>
              <table:table-cell office:value-type="float" office:value="1086">
                <text:p>1086</text:p>
              </table:table-cell>
              <table:table-cell office:value-type="float" office:value="1087">
                <text:p>1087</text:p>
              </table:table-cell>
              <table:table-cell office:value-type="float" office:value="1088">
                <text:p>1088</text:p>
              </table:table-cell>
              <table:table-cell office:value-type="float" office:value="1089">
                <text:p>1089</text:p>
              </table:table-cell>
              <table:table-cell office:value-type="float" office:value="1090">
                <text:p>1090</text:p>
              </table:table-cell>
              <table:table-cell office:value-type="float" office:value="1091">
                <text:p>1091</text:p>
              </table:table-cell>
              <table:table-cell office:value-type="float" office:value="1092">
                <text:p>1092</text:p>
              </table:table-cell>
              <table:table-cell office:value-type="float" office:value="1093">
                <text:p>1093</text:p>
              </table:table-cell>
              <table:table-cell office:value-type="float" office:value="1094">
                <text:p>1094</text:p>
              </table:table-cell>
              <table:table-cell office:value-type="float" office:value="1095">
                <text:p>1095</text:p>
              </table:table-cell>
              <table:table-cell office:value-type="float" office:value="1096">
                <text:p>1096</text:p>
              </table:table-cell>
              <table:table-cell office:value-type="float" office:value="1097">
                <text:p>1097</text:p>
              </table:table-cell>
              <table:table-cell office:value-type="float" office:value="1098">
                <text:p>1098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1106">
                <text:p>1106</text:p>
              </table:table-cell>
              <table:table-cell office:value-type="float" office:value="1107">
                <text:p>1107</text:p>
              </table:table-cell>
              <table:table-cell office:value-type="float" office:value="1108">
                <text:p>1108</text:p>
              </table:table-cell>
              <table:table-cell office:value-type="float" office:value="1109">
                <text:p>1109</text:p>
              </table:table-cell>
              <table:table-cell office:value-type="float" office:value="1110">
                <text:p>1110</text:p>
              </table:table-cell>
              <table:table-cell office:value-type="float" office:value="1111">
                <text:p>1111</text:p>
              </table:table-cell>
              <table:table-cell office:value-type="float" office:value="1112">
                <text:p>1112</text:p>
              </table:table-cell>
              <table:table-cell office:value-type="float" office:value="1113">
                <text:p>1113</text:p>
              </table:table-cell>
              <table:table-cell office:value-type="float" office:value="1114">
                <text:p>1114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  <table:table-cell office:value-type="float" office:value="1117">
                <text:p>1117</text:p>
              </table:table-cell>
              <table:table-cell office:value-type="float" office:value="1118">
                <text:p>1118</text:p>
              </table:table-cell>
              <table:table-cell office:value-type="float" office:value="1119">
                <text:p>1119</text:p>
              </table:table-cell>
              <table:table-cell office:value-type="float" office:value="1120">
                <text:p>1120</text:p>
              </table:table-cell>
              <table:table-cell office:value-type="float" office:value="1121">
                <text:p>1121</text:p>
              </table:table-cell>
              <table:table-cell office:value-type="float" office:value="1122">
                <text:p>1122</text:p>
              </table:table-cell>
              <table:table-cell office:value-type="float" office:value="1123">
                <text:p>1123</text:p>
              </table:table-cell>
              <table:table-cell office:value-type="float" office:value="1124">
                <text:p>1124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27">
                <text:p>1127</text:p>
              </table:table-cell>
              <table:table-cell office:value-type="float" office:value="1128">
                <text:p>1128</text:p>
              </table:table-cell>
              <table:table-cell office:value-type="float" office:value="1129">
                <text:p>1129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  <table:table-cell office:value-type="float" office:value="1132">
                <text:p>1132</text:p>
              </table:table-cell>
              <table:table-cell office:value-type="float" office:value="1133">
                <text:p>1133</text:p>
              </table:table-cell>
              <table:table-cell office:value-type="float" office:value="1134">
                <text:p>1134</text:p>
              </table:table-cell>
              <table:table-cell office:value-type="float" office:value="1135">
                <text:p>1135</text:p>
              </table:table-cell>
              <table:table-cell office:value-type="float" office:value="1136">
                <text:p>1136</text:p>
              </table:table-cell>
              <table:table-cell office:value-type="float" office:value="1137">
                <text:p>1137</text:p>
              </table:table-cell>
              <table:table-cell office:value-type="float" office:value="1138">
                <text:p>1138</text:p>
              </table:table-cell>
              <table:table-cell office:value-type="float" office:value="1139">
                <text:p>1139</text:p>
              </table:table-cell>
              <table:table-cell office:value-type="float" office:value="1140">
                <text:p>1140</text:p>
              </table:table-cell>
              <table:table-cell office:value-type="float" office:value="1141">
                <text:p>1141</text:p>
              </table:table-cell>
              <table:table-cell office:value-type="float" office:value="1142">
                <text:p>1142</text:p>
              </table:table-cell>
              <table:table-cell office:value-type="float" office:value="1143">
                <text:p>1143</text:p>
              </table:table-cell>
              <table:table-cell office:value-type="float" office:value="1144">
                <text:p>1144</text:p>
              </table:table-cell>
              <table:table-cell office:value-type="float" office:value="1145">
                <text:p>1145</text:p>
              </table:table-cell>
              <table:table-cell office:value-type="float" office:value="1146">
                <text:p>1146</text:p>
              </table:table-cell>
              <table:table-cell office:value-type="float" office:value="1147">
                <text:p>1147</text:p>
              </table:table-cell>
              <table:table-cell office:value-type="float" office:value="1148">
                <text:p>1148</text:p>
              </table:table-cell>
              <table:table-cell office:value-type="float" office:value="1149">
                <text:p>1149</text:p>
              </table:table-cell>
              <table:table-cell office:value-type="float" office:value="1150">
                <text:p>1150</text:p>
              </table:table-cell>
              <table:table-cell office:value-type="float" office:value="1151">
                <text:p>1151</text:p>
              </table:table-cell>
              <table:table-cell office:value-type="float" office:value="1152">
                <text:p>1152</text:p>
              </table:table-cell>
              <table:table-cell office:value-type="float" office:value="1153">
                <text:p>1153</text:p>
              </table:table-cell>
              <table:table-cell office:value-type="float" office:value="1154">
                <text:p>1154</text:p>
              </table:table-cell>
              <table:table-cell office:value-type="float" office:value="1155">
                <text:p>1155</text:p>
              </table:table-cell>
              <table:table-cell office:value-type="float" office:value="1156">
                <text:p>1156</text:p>
              </table:table-cell>
              <table:table-cell office:value-type="float" office:value="1157">
                <text:p>1157</text:p>
              </table:table-cell>
              <table:table-cell office:value-type="float" office:value="1158">
                <text:p>1158</text:p>
              </table:table-cell>
              <table:table-cell office:value-type="float" office:value="1159">
                <text:p>1159</text:p>
              </table:table-cell>
              <table:table-cell office:value-type="float" office:value="1160">
                <text:p>1160</text:p>
              </table:table-cell>
              <table:table-cell office:value-type="float" office:value="1161">
                <text:p>1161</text:p>
              </table:table-cell>
              <table:table-cell office:value-type="float" office:value="1162">
                <text:p>1162</text:p>
              </table:table-cell>
              <table:table-cell office:value-type="float" office:value="1163">
                <text:p>1163</text:p>
              </table:table-cell>
              <table:table-cell office:value-type="float" office:value="1164">
                <text:p>1164</text:p>
              </table:table-cell>
              <table:table-cell office:value-type="float" office:value="1165">
                <text:p>1165</text:p>
              </table:table-cell>
              <table:table-cell office:value-type="float" office:value="1166">
                <text:p>1166</text:p>
              </table:table-cell>
              <table:table-cell office:value-type="float" office:value="1167">
                <text:p>1167</text:p>
              </table:table-cell>
              <table:table-cell office:value-type="float" office:value="1168">
                <text:p>1168</text:p>
              </table:table-cell>
              <table:table-cell office:value-type="float" office:value="1169">
                <text:p>1169</text:p>
              </table:table-cell>
              <table:table-cell office:value-type="float" office:value="1170">
                <text:p>1170</text:p>
              </table:table-cell>
              <table:table-cell office:value-type="float" office:value="1171">
                <text:p>1171</text:p>
              </table:table-cell>
              <table:table-cell office:value-type="float" office:value="1172">
                <text:p>1172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5">
                <text:p>1175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  <table:table-cell office:value-type="float" office:value="1181">
                <text:p>1181</text:p>
              </table:table-cell>
              <table:table-cell office:value-type="float" office:value="1182">
                <text:p>1182</text:p>
              </table:table-cell>
              <table:table-cell office:value-type="float" office:value="1183">
                <text:p>1183</text:p>
              </table:table-cell>
              <table:table-cell office:value-type="float" office:value="1184">
                <text:p>1184</text:p>
              </table:table-cell>
              <table:table-cell office:value-type="float" office:value="1185">
                <text:p>1185</text:p>
              </table:table-cell>
              <table:table-cell office:value-type="float" office:value="1186">
                <text:p>1186</text:p>
              </table:table-cell>
              <table:table-cell office:value-type="float" office:value="1187">
                <text:p>1187</text:p>
              </table:table-cell>
              <table:table-cell office:value-type="float" office:value="1188">
                <text:p>1188</text:p>
              </table:table-cell>
              <table:table-cell office:value-type="float" office:value="1189">
                <text:p>1189</text:p>
              </table:table-cell>
              <table:table-cell office:value-type="float" office:value="1190">
                <text:p>1190</text:p>
              </table:table-cell>
              <table:table-cell office:value-type="float" office:value="1191">
                <text:p>1191</text:p>
              </table:table-cell>
              <table:table-cell office:value-type="float" office:value="1192">
                <text:p>1192</text:p>
              </table:table-cell>
              <table:table-cell office:value-type="float" office:value="1193">
                <text:p>1193</text:p>
              </table:table-cell>
              <table:table-cell office:value-type="float" office:value="1194">
                <text:p>1194</text:p>
              </table:table-cell>
              <table:table-cell office:value-type="float" office:value="1195">
                <text:p>1195</text:p>
              </table:table-cell>
              <table:table-cell office:value-type="float" office:value="1196">
                <text:p>1196</text:p>
              </table:table-cell>
              <table:table-cell office:value-type="float" office:value="1197">
                <text:p>1197</text:p>
              </table:table-cell>
              <table:table-cell office:value-type="float" office:value="1198">
                <text:p>1198</text:p>
              </table:table-cell>
              <table:table-cell office:value-type="float" office:value="1199">
                <text:p>1199</text:p>
              </table:table-cell>
              <table:table-cell office:value-type="float" office:value="1200">
                <text:p>1200</text:p>
              </table:table-cell>
              <table:table-cell office:value-type="float" office:value="1201">
                <text:p>1201</text:p>
              </table:table-cell>
              <table:table-cell office:value-type="float" office:value="1202">
                <text:p>1202</text:p>
              </table:table-cell>
              <table:table-cell office:value-type="float" office:value="1203">
                <text:p>1203</text:p>
              </table:table-cell>
              <table:table-cell office:value-type="float" office:value="1204">
                <text:p>1204</text:p>
              </table:table-cell>
              <table:table-cell office:value-type="float" office:value="1205">
                <text:p>1205</text:p>
              </table:table-cell>
              <table:table-cell office:value-type="float" office:value="1206">
                <text:p>1206</text:p>
              </table:table-cell>
              <table:table-cell office:value-type="float" office:value="1207">
                <text:p>1207</text:p>
              </table:table-cell>
              <table:table-cell office:value-type="float" office:value="1208">
                <text:p>1208</text:p>
              </table:table-cell>
              <table:table-cell office:value-type="float" office:value="1209">
                <text:p>1209</text:p>
              </table:table-cell>
              <table:table-cell office:value-type="float" office:value="1210">
                <text:p>1210</text:p>
              </table:table-cell>
              <table:table-cell office:value-type="float" office:value="1211">
                <text:p>1211</text:p>
              </table:table-cell>
              <table:table-cell office:value-type="float" office:value="1212">
                <text:p>1212</text:p>
              </table:table-cell>
              <table:table-cell office:value-type="float" office:value="1237">
                <text:p>1237</text:p>
              </table:table-cell>
              <table:table-cell office:value-type="float" office:value="1238">
                <text:p>1238</text:p>
              </table:table-cell>
              <table:table-cell office:value-type="float" office:value="1239">
                <text:p>1239</text:p>
              </table:table-cell>
              <table:table-cell office:value-type="float" office:value="1240">
                <text:p>1240</text:p>
              </table:table-cell>
              <table:table-cell office:value-type="float" office:value="1241">
                <text:p>1241</text:p>
              </table:table-cell>
              <table:table-cell office:value-type="float" office:value="1242">
                <text:p>1242</text:p>
              </table:table-cell>
              <table:table-cell office:value-type="float" office:value="1243">
                <text:p>1243</text:p>
              </table:table-cell>
              <table:table-cell office:value-type="float" office:value="1244">
                <text:p>1244</text:p>
              </table:table-cell>
              <table:table-cell office:value-type="float" office:value="1245">
                <text:p>1245</text:p>
              </table:table-cell>
              <table:table-cell office:value-type="float" office:value="1246">
                <text:p>1246</text:p>
              </table:table-cell>
              <table:table-cell office:value-type="float" office:value="1247">
                <text:p>1247</text:p>
              </table:table-cell>
              <table:table-cell office:value-type="float" office:value="1248">
                <text:p>1248</text:p>
              </table:table-cell>
              <table:table-cell office:value-type="float" office:value="1249">
                <text:p>1249</text:p>
              </table:table-cell>
              <table:table-cell office:value-type="float" office:value="1250">
                <text:p>1250</text:p>
              </table:table-cell>
              <table:table-cell office:value-type="float" office:value="1251">
                <text:p>1251</text:p>
              </table:table-cell>
              <table:table-cell office:value-type="float" office:value="1252">
                <text:p>1252</text:p>
              </table:table-cell>
              <table:table-cell office:value-type="float" office:value="1253">
                <text:p>1253</text:p>
              </table:table-cell>
              <table:table-cell office:value-type="float" office:value="1254">
                <text:p>1254</text:p>
              </table:table-cell>
              <table:table-cell office:value-type="float" office:value="1255">
                <text:p>1255</text:p>
              </table:table-cell>
              <table:table-cell office:value-type="float" office:value="1256">
                <text:p>1256</text:p>
              </table:table-cell>
              <table:table-cell office:value-type="float" office:value="1257">
                <text:p>1257</text:p>
              </table:table-cell>
              <table:table-cell office:value-type="float" office:value="1258">
                <text:p>1258</text:p>
              </table:table-cell>
              <table:table-cell office:value-type="float" office:value="1259">
                <text:p>1259</text:p>
              </table:table-cell>
              <table:table-cell office:value-type="float" office:value="1260">
                <text:p>1260</text:p>
              </table:table-cell>
              <table:table-cell office:value-type="float" office:value="1261">
                <text:p>1261</text:p>
              </table:table-cell>
              <table:table-cell office:value-type="float" office:value="1262">
                <text:p>1262</text:p>
              </table:table-cell>
              <table:table-cell office:value-type="float" office:value="1263">
                <text:p>1263</text:p>
              </table:table-cell>
              <table:table-cell office:value-type="float" office:value="1264">
                <text:p>1264</text:p>
              </table:table-cell>
              <table:table-cell office:value-type="float" office:value="1265">
                <text:p>1265</text:p>
              </table:table-cell>
              <table:table-cell office:value-type="float" office:value="1266">
                <text:p>1266</text:p>
              </table:table-cell>
              <table:table-cell office:value-type="float" office:value="1267">
                <text:p>1267</text:p>
              </table:table-cell>
              <table:table-cell office:value-type="float" office:value="1268">
                <text:p>1268</text:p>
              </table:table-cell>
              <table:table-cell office:value-type="float" office:value="1269">
                <text:p>1269</text:p>
              </table:table-cell>
              <table:table-cell office:value-type="float" office:value="1270">
                <text:p>1270</text:p>
              </table:table-cell>
              <table:table-cell office:value-type="float" office:value="1271">
                <text:p>1271</text:p>
              </table:table-cell>
              <table:table-cell office:value-type="float" office:value="1272">
                <text:p>1272</text:p>
              </table:table-cell>
              <table:table-cell office:value-type="float" office:value="1273">
                <text:p>1273</text:p>
              </table:table-cell>
              <table:table-cell office:value-type="float" office:value="1274">
                <text:p>1274</text:p>
              </table:table-cell>
              <table:table-cell office:value-type="float" office:value="1275">
                <text:p>1275</text:p>
              </table:table-cell>
              <table:table-cell office:value-type="float" office:value="1276">
                <text:p>1276</text:p>
              </table:table-cell>
              <table:table-cell office:value-type="float" office:value="1277">
                <text:p>1277</text:p>
              </table:table-cell>
              <table:table-cell office:value-type="float" office:value="1278">
                <text:p>1278</text:p>
              </table:table-cell>
              <table:table-cell office:value-type="float" office:value="1279">
                <text:p>1279</text:p>
              </table:table-cell>
              <table:table-cell office:value-type="float" office:value="1280">
                <text:p>1280</text:p>
              </table:table-cell>
              <table:table-cell office:value-type="float" office:value="1281">
                <text:p>1281</text:p>
              </table:table-cell>
              <table:table-cell office:value-type="float" office:value="1282">
                <text:p>1282</text:p>
              </table:table-cell>
              <table:table-cell office:value-type="float" office:value="1283">
                <text:p>1283</text:p>
              </table:table-cell>
              <table:table-cell office:value-type="float" office:value="1284">
                <text:p>1284</text:p>
              </table:table-cell>
              <table:table-cell office:value-type="float" office:value="1285">
                <text:p>1285</text:p>
              </table:table-cell>
              <table:table-cell office:value-type="float" office:value="1286">
                <text:p>1286</text:p>
              </table:table-cell>
              <table:table-cell office:value-type="float" office:value="1287">
                <text:p>1287</text:p>
              </table:table-cell>
              <table:table-cell office:value-type="float" office:value="1288">
                <text:p>1288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291">
                <text:p>1291</text:p>
              </table:table-cell>
              <table:table-cell office:value-type="float" office:value="1292">
                <text:p>1292</text:p>
              </table:table-cell>
              <table:table-cell office:value-type="float" office:value="1293">
                <text:p>1293</text:p>
              </table:table-cell>
              <table:table-cell office:value-type="float" office:value="1294">
                <text:p>1294</text:p>
              </table:table-cell>
              <table:table-cell office:value-type="float" office:value="1295">
                <text:p>1295</text:p>
              </table:table-cell>
              <table:table-cell office:value-type="float" office:value="1296">
                <text:p>1296</text:p>
              </table:table-cell>
              <table:table-cell office:value-type="float" office:value="1297">
                <text:p>1297</text:p>
              </table:table-cell>
              <table:table-cell office:value-type="float" office:value="1298">
                <text:p>1298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307">
                <text:p>1307</text:p>
              </table:table-cell>
              <table:table-cell office:value-type="float" office:value="3355">
                <text:p>3355</text:p>
              </table:table-cell>
              <table:table-cell office:value-type="float" office:value="3356">
                <text:p>3356</text:p>
              </table:table-cell>
              <table:table-cell office:value-type="float" office:value="3357">
                <text:p>3357</text:p>
              </table:table-cell>
              <table:table-cell office:value-type="float" office:value="3358">
                <text:p>3358</text:p>
              </table:table-cell>
              <table:table-cell office:value-type="float" office:value="3987">
                <text:p>3987</text:p>
              </table:table-cell>
              <table:table-cell office:value-type="float" office:value="3988">
                <text:p>3988</text:p>
              </table:table-cell>
              <table:table-cell office:value-type="float" office:value="3989">
                <text:p>3989</text:p>
              </table:table-cell>
              <table:table-cell office:value-type="float" office:value="4001">
                <text:p>4001</text:p>
              </table:table-cell>
              <table:table-cell office:value-type="float" office:value="4002">
                <text:p>400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Server0</text:p>
              </table:table-cell>
              <table:table-cell office:value-type="float" office:value="11.53678">
                <text:p>11.53678</text:p>
              </table:table-cell>
              <table:table-cell office:value-type="float" office:value="11.53678">
                <text:p>11.53678</text:p>
              </table:table-cell>
              <table:table-cell office:value-type="float" office:value="11.53678">
                <text:p>11.53678</text:p>
              </table:table-cell>
              <table:table-cell office:value-type="float" office:value="11.53678">
                <text:p>11.53678</text:p>
              </table:table-cell>
              <table:table-cell office:value-type="float" office:value="11.53678">
                <text:p>11.53678</text:p>
              </table:table-cell>
              <table:table-cell office:value-type="float" office:value="NaN">
                <text:p>NaN</text:p>
              </table:table-cell>
              <table:table-cell office:value-type="float" office:value="11.53678">
                <text:p>11.53678</text:p>
              </table:table-cell>
              <table:table-cell office:value-type="float" office:value="11.53678">
                <text:p>11.53678</text:p>
              </table:table-cell>
              <table:table-cell office:value-type="float" office:value="19.9497659">
                <text:p>19.9497659</text:p>
              </table:table-cell>
              <table:table-cell office:value-type="float" office:value="20.486765">
                <text:p>20.486765</text:p>
              </table:table-cell>
              <table:table-cell office:value-type="float" office:value="11.284399">
                <text:p>11.284399</text:p>
              </table:table-cell>
              <table:table-cell office:value-type="float" office:value="11.284399">
                <text:p>11.284399</text:p>
              </table:table-cell>
              <table:table-cell office:value-type="float" office:value="11.284399">
                <text:p>11.284399</text:p>
              </table:table-cell>
              <table:table-cell office:value-type="float" office:value="11.284399">
                <text:p>11.284399</text:p>
              </table:table-cell>
              <table:table-cell office:value-type="float" office:value="14.2713662">
                <text:p>14.2713662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26.219235">
                <text:p>26.219235</text:p>
              </table:table-cell>
              <table:table-cell office:value-type="float" office:value="NaN">
                <text:p>NaN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30.000294">
                <text:p>30.000294</text:p>
              </table:table-cell>
              <table:table-cell office:value-type="float" office:value="17.9172617333333">
                <text:p>17.9172617333333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17.054188">
                <text:p>17.054188</text:p>
              </table:table-cell>
              <table:table-cell office:value-type="float" office:value="81.264558">
                <text:p>81.264558</text:p>
              </table:table-cell>
              <table:table-cell office:value-type="float" office:value="81.264558">
                <text:p>81.264558</text:p>
              </table:table-cell>
              <table:table-cell office:value-type="float" office:value="81.264558">
                <text:p>81.264558</text:p>
              </table:table-cell>
              <table:table-cell office:value-type="float" office:value="81.264558">
                <text:p>81.264558</text:p>
              </table:table-cell>
              <table:table-cell office:value-type="float" office:value="81.264558">
                <text:p>81.264558</text:p>
              </table:table-cell>
              <table:table-cell office:value-type="float" office:value="21.7228572127659">
                <text:p>21.7228572127659</text:p>
              </table:table-cell>
              <table:table-cell office:value-type="float" office:value="19.759944">
                <text:p>19.759944</text:p>
              </table:table-cell>
              <table:table-cell office:value-type="float" office:value="NaN">
                <text:p>NaN</text:p>
              </table:table-cell>
              <table:table-cell office:value-type="float" office:value="19.759944">
                <text:p>19.759944</text:p>
              </table:table-cell>
              <table:table-cell office:value-type="float" office:value="19.759944">
                <text:p>19.759944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12.00329">
                <text:p>12.0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21.101625">
                <text:p>21.101625</text:p>
              </table:table-cell>
              <table:table-cell office:value-type="float" office:value="15.88664572">
                <text:p>15.8866457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1.789162">
                <text:p>11.789162</text:p>
              </table:table-cell>
              <table:table-cell office:value-type="float" office:value="12.25777075">
                <text:p>12.25777075</text:p>
              </table:table-cell>
              <table:table-cell office:value-type="float" office:value="8.91656946000002">
                <text:p>8.91656946000002</text:p>
              </table:table-cell>
              <table:table-cell office:value-type="float" office:value="8.84968600000002">
                <text:p>8.84968600000002</text:p>
              </table:table-cell>
              <table:table-cell office:value-type="float" office:value="8.84968600000002">
                <text:p>8.84968600000002</text:p>
              </table:table-cell>
              <table:table-cell office:value-type="float" office:value="8.84968600000002">
                <text:p>8.849686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9686">
                <text:p>8.849686</text:p>
              </table:table-cell>
              <table:table-cell office:value-type="float" office:value="8.849686">
                <text:p>8.849686</text:p>
              </table:table-cell>
              <table:table-cell office:value-type="float" office:value="8.849686">
                <text:p>8.849686</text:p>
              </table:table-cell>
              <table:table-cell office:value-type="float" office:value="8.849686">
                <text:p>8.849686</text:p>
              </table:table-cell>
              <table:table-cell office:value-type="float" office:value="8.849686">
                <text:p>8.849686</text:p>
              </table:table-cell>
              <table:table-cell office:value-type="float" office:value="8.849686">
                <text:p>8.849686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2.110587">
                <text:p>12.110587</text:p>
              </table:table-cell>
              <table:table-cell office:value-type="float" office:value="14.568229">
                <text:p>14.568229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4.960027">
                <text:p>14.960027</text:p>
              </table:table-cell>
              <table:table-cell office:value-type="float" office:value="13.5358006470588">
                <text:p>13.5358006470588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12.942373">
                <text:p>12.942373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24.517874">
                <text:p>24.517874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19.504763">
                <text:p>19.504763</text:p>
              </table:table-cell>
              <table:table-cell office:value-type="float" office:value="59.1976550980391">
                <text:p>59.1976550980391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79999999">
                <text:p>53.6373979999999</text:p>
              </table:table-cell>
              <table:table-cell office:value-type="float" office:value="53.6373979999999">
                <text:p>53.6373979999999</text:p>
              </table:table-cell>
              <table:table-cell office:value-type="float" office:value="53.6373979999999">
                <text:p>53.6373979999999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53.637398">
                <text:p>53.637398</text:p>
              </table:table-cell>
              <table:table-cell office:value-type="float" office:value="13.6976436728972">
                <text:p>13.6976436728972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1.324985">
                <text:p>11.324985</text:p>
              </table:table-cell>
              <table:table-cell office:value-type="float" office:value="17.7507748867924">
                <text:p>17.7507748867924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18.420128">
                <text:p>18.42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355690700636">
                <text:p>17.1355690700636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7.057454">
                <text:p>17.057454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1.313323">
                <text:p>11.313323</text:p>
              </table:table-cell>
              <table:table-cell office:value-type="float" office:value="12.0921605">
                <text:p>12.0921605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12.722648">
                <text:p>12.722648</text:p>
              </table:table-cell>
              <table:table-cell office:value-type="float" office:value="9.89886500000004">
                <text:p>9.89886500000004</text:p>
              </table:table-cell>
              <table:table-cell office:value-type="float" office:value="9.89886500000004">
                <text:p>9.89886500000004</text:p>
              </table:table-cell>
              <table:table-cell office:value-type="float" office:value="9.89886500000004">
                <text:p>9.89886500000004</text:p>
              </table:table-cell>
              <table:table-cell office:value-type="float" office:value="9.89886500000003">
                <text:p>9.89886500000003</text:p>
              </table:table-cell>
              <table:table-cell office:value-type="float" office:value="9.898865">
                <text:p>9.89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98865">
                <text:p>9.898865</text:p>
              </table:table-cell>
              <table:table-cell office:value-type="float" office:value="9.898865">
                <text:p>9.898865</text:p>
              </table:table-cell>
              <table:table-cell office:value-type="float" office:value="9.898865">
                <text:p>9.898865</text:p>
              </table:table-cell>
              <table:table-cell office:value-type="float" office:value="9.898865">
                <text:p>9.898865</text:p>
              </table:table-cell>
              <table:table-cell office:value-type="float" office:value="9.898865">
                <text:p>9.898865</text:p>
              </table:table-cell>
              <table:table-cell office:value-type="float" office:value="164.135308">
                <text:p>164.135308</text:p>
              </table:table-cell>
              <table:table-cell office:value-type="float" office:value="164.135308">
                <text:p>164.135308</text:p>
              </table:table-cell>
              <table:table-cell office:value-type="float" office:value="164.135308">
                <text:p>164.135308</text:p>
              </table:table-cell>
              <table:table-cell office:value-type="float" office:value="NaN">
                <text:p>NaN</text:p>
              </table:table-cell>
              <table:table-cell office:value-type="float" office:value="11.17197">
                <text:p>11.17197</text:p>
              </table:table-cell>
              <table:table-cell office:value-type="float" office:value="11.17197">
                <text:p>11.17197</text:p>
              </table:table-cell>
              <table:table-cell office:value-type="float" office:value="11.17197">
                <text:p>11.17197</text:p>
              </table:table-cell>
              <table:table-cell office:value-type="float" office:value="11.17197">
                <text:p>11.17197</text:p>
              </table:table-cell>
              <table:table-cell office:value-type="float" office:value="11.17197">
                <text:p>11.17197</text:p>
              </table:table-cell>
              <table:table-cell office:value-type="float" office:value="11.17197">
                <text:p>11.17197</text:p>
              </table:table-cell>
            </table:table-row>
            <table:table-row>
              <table:table-cell office:value-type="string">
                <text:p>Server1</text:p>
              </table:table-cell>
              <table:table-cell office:value-type="float" office:value="17.925162">
                <text:p>17.925162</text:p>
              </table:table-cell>
              <table:table-cell office:value-type="float" office:value="17.925162">
                <text:p>17.925162</text:p>
              </table:table-cell>
              <table:table-cell office:value-type="float" office:value="17.925162">
                <text:p>17.925162</text:p>
              </table:table-cell>
              <table:table-cell office:value-type="float" office:value="17.925162">
                <text:p>17.925162</text:p>
              </table:table-cell>
              <table:table-cell office:value-type="float" office:value="17.925162">
                <text:p>17.925162</text:p>
              </table:table-cell>
              <table:table-cell office:value-type="float" office:value="NaN">
                <text:p>NaN</text:p>
              </table:table-cell>
              <table:table-cell office:value-type="float" office:value="17.925162">
                <text:p>17.925162</text:p>
              </table:table-cell>
              <table:table-cell office:value-type="float" office:value="17.925162">
                <text:p>17.925162</text:p>
              </table:table-cell>
              <table:table-cell office:value-type="float" office:value="17.925162">
                <text:p>17.925162</text:p>
              </table:table-cell>
              <table:table-cell office:value-type="float" office:value="39.232984">
                <text:p>39.232984</text:p>
              </table:table-cell>
              <table:table-cell office:value-type="float" office:value="16.009207">
                <text:p>16.009207</text:p>
              </table:table-cell>
              <table:table-cell office:value-type="float" office:value="16.009207">
                <text:p>16.009207</text:p>
              </table:table-cell>
              <table:table-cell office:value-type="float" office:value="16.009207">
                <text:p>16.009207</text:p>
              </table:table-cell>
              <table:table-cell office:value-type="float" office:value="16.009207">
                <text:p>16.009207</text:p>
              </table:table-cell>
              <table:table-cell office:value-type="float" office:value="16.009207">
                <text:p>16.009207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3.541568">
                <text:p>33.541568</text:p>
              </table:table-cell>
              <table:table-cell office:value-type="float" office:value="32.4030513333333">
                <text:p>32.4030513333333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6.710468">
                <text:p>26.710468</text:p>
              </table:table-cell>
              <table:table-cell office:value-type="float" office:value="22.8222048">
                <text:p>22.8222048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6.98981">
                <text:p>16.98981</text:p>
              </table:table-cell>
              <table:table-cell office:value-type="float" office:value="11.589029">
                <text:p>11.589029</text:p>
              </table:table-cell>
              <table:table-cell office:value-type="float" office:value="11.589029">
                <text:p>11.589029</text:p>
              </table:table-cell>
              <table:table-cell office:value-type="float" office:value="11.589029">
                <text:p>11.589029</text:p>
              </table:table-cell>
              <table:table-cell office:value-type="float" office:value="11.589029">
                <text:p>11.589029</text:p>
              </table:table-cell>
              <table:table-cell office:value-type="float" office:value="11.589029">
                <text:p>11.589029</text:p>
              </table:table-cell>
              <table:table-cell office:value-type="float" office:value="28.9335240588235">
                <text:p>28.9335240588235</text:p>
              </table:table-cell>
              <table:table-cell office:value-type="float" office:value="30.017555">
                <text:p>30.017555</text:p>
              </table:table-cell>
              <table:table-cell office:value-type="float" office:value="NaN">
                <text:p>NaN</text:p>
              </table:table-cell>
              <table:table-cell office:value-type="float" office:value="30.017555">
                <text:p>30.017555</text:p>
              </table:table-cell>
              <table:table-cell office:value-type="float" office:value="30.017555">
                <text:p>30.017555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17.763283">
                <text:p>17.763283</text:p>
              </table:table-cell>
              <table:table-cell office:value-type="float" office:value="NaN">
                <text:p>NaN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20.269372">
                <text:p>20.269372</text:p>
              </table:table-cell>
              <table:table-cell office:value-type="float" office:value="14.929937">
                <text:p>14.929937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">
                <text:p>9.590502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00000001">
                <text:p>9.59050200000001</text:p>
              </table:table-cell>
              <table:table-cell office:value-type="float" office:value="9.590502">
                <text:p>9.590502</text:p>
              </table:table-cell>
              <table:table-cell office:value-type="float" office:value="9.590502">
                <text:p>9.590502</text:p>
              </table:table-cell>
              <table:table-cell office:value-type="float" office:value="9.590502">
                <text:p>9.590502</text:p>
              </table:table-cell>
              <table:table-cell office:value-type="float" office:value="9.590502">
                <text:p>9.590502</text:p>
              </table:table-cell>
              <table:table-cell office:value-type="float" office:value="9.590502">
                <text:p>9.590502</text:p>
              </table:table-cell>
              <table:table-cell office:value-type="float" office:value="9.590502">
                <text:p>9.590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15.215208">
                <text:p>15.21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5.818405">
                <text:p>15.818405</text:p>
              </table:table-cell>
              <table:table-cell office:value-type="float" office:value="16.9317351395349">
                <text:p>16.9317351395349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17.528162">
                <text:p>17.528162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35.934295">
                <text:p>35.934295</text:p>
              </table:table-cell>
              <table:table-cell office:value-type="float" office:value="22.0092658">
                <text:p>22.0092658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12.725913">
                <text:p>12.72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18.580607">
                <text:p>18.580607</text:p>
              </table:table-cell>
              <table:table-cell office:value-type="float" office:value="21.6797402352941">
                <text:p>21.6797402352941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22.092958">
                <text:p>22.09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.247492">
                <text:p>177.247492</text:p>
              </table:table-cell>
              <table:table-cell office:value-type="float" office:value="177.247492">
                <text:p>177.247492</text:p>
              </table:table-cell>
              <table:table-cell office:value-type="float" office:value="177.247492">
                <text:p>177.247492</text:p>
              </table:table-cell>
              <table:table-cell office:value-type="float" office:value="177.247492">
                <text:p>177.247492</text:p>
              </table:table-cell>
              <table:table-cell office:value-type="float" office:value="11.360906">
                <text:p>11.360906</text:p>
              </table:table-cell>
              <table:table-cell office:value-type="float" office:value="11.360906">
                <text:p>11.360906</text:p>
              </table:table-cell>
              <table:table-cell office:value-type="float" office:value="11.360906">
                <text:p>11.360906</text:p>
              </table:table-cell>
              <table:table-cell office:value-type="float" office:value="11.360906">
                <text:p>11.360906</text:p>
              </table:table-cell>
              <table:table-cell office:value-type="float" office:value="11.360906">
                <text:p>11.360906</text:p>
              </table:table-cell>
              <table:table-cell office:value-type="float" office:value="11.360906">
                <text:p>11.360906</text:p>
              </table:table-cell>
            </table:table-row>
            <table:table-row>
              <table:table-cell office:value-type="string">
                <text:p>Server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11486">
                <text:p>21.911486</text:p>
              </table:table-cell>
              <table:table-cell office:value-type="float" office:value="21.911486">
                <text:p>21.911486</text:p>
              </table:table-cell>
              <table:table-cell office:value-type="float" office:value="21.911486">
                <text:p>21.911486</text:p>
              </table:table-cell>
              <table:table-cell office:value-type="float" office:value="21.911486">
                <text:p>21.911486</text:p>
              </table:table-cell>
              <table:table-cell office:value-type="float" office:value="21.911486">
                <text:p>21.911486</text:p>
              </table:table-cell>
              <table:table-cell office:value-type="float" office:value="21.911486">
                <text:p>21.911486</text:p>
              </table:table-cell>
              <table:table-cell office:value-type="float" office:value="51.284324">
                <text:p>51.28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NaN">
                <text:p>NaN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45.078814">
                <text:p>45.078814</text:p>
              </table:table-cell>
              <table:table-cell office:value-type="float" office:value="NaN">
                <text:p>NaN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40.116086">
                <text:p>40.11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8.074543">
                <text:p>28.074543</text:p>
              </table:table-cell>
              <table:table-cell office:value-type="float" office:value="237.940846">
                <text:p>237.940846</text:p>
              </table:table-cell>
              <table:table-cell office:value-type="float" office:value="237.940846">
                <text:p>237.940846</text:p>
              </table:table-cell>
              <table:table-cell office:value-type="float" office:value="237.940846">
                <text:p>237.940846</text:p>
              </table:table-cell>
              <table:table-cell office:value-type="float" office:value="237.940846">
                <text:p>237.940846</text:p>
              </table:table-cell>
              <table:table-cell office:value-type="float" office:value="237.940846">
                <text:p>237.940846</text:p>
              </table:table-cell>
              <table:table-cell office:value-type="float" office:value="237.940846">
                <text:p>237.940846</text:p>
              </table:table-cell>
              <table:table-cell office:value-type="float" office:value="27.955583">
                <text:p>27.955583</text:p>
              </table:table-cell>
              <table:table-cell office:value-type="float" office:value="27.955583">
                <text:p>27.955583</text:p>
              </table:table-cell>
              <table:table-cell office:value-type="float" office:value="27.955583">
                <text:p>27.955583</text:p>
              </table:table-cell>
              <table:table-cell office:value-type="float" office:value="27.955583">
                <text:p>27.955583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133.829917">
                <text:p>133.829917</text:p>
              </table:table-cell>
              <table:table-cell office:value-type="float" office:value="99.5053600000001">
                <text:p>99.5053600000001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0000001">
                <text:p>76.6223220000001</text:p>
              </table:table-cell>
              <table:table-cell office:value-type="float" office:value="76.6223220000001">
                <text:p>76.6223220000001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0000001">
                <text:p>76.6223220000001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76.622322">
                <text:p>76.62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865979999999">
                <text:p>39.5865979999999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39.586598">
                <text:p>39.58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134.073435">
                <text:p>134.073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.660819">
                <text:p>177.660819</text:p>
              </table:table-cell>
              <table:table-cell office:value-type="float" office:value="177.660819">
                <text:p>177.660819</text:p>
              </table:table-cell>
              <table:table-cell office:value-type="float" office:value="177.660819">
                <text:p>177.660819</text:p>
              </table:table-cell>
              <table:table-cell office:value-type="float" office:value="177.660819">
                <text:p>177.660819</text:p>
              </table:table-cell>
              <table:table-cell office:value-type="float" office:value="177.660819">
                <text:p>177.660819</text:p>
              </table:table-cell>
              <table:table-cell office:value-type="float" office:value="177.660819">
                <text:p>177.660819</text:p>
              </table:table-cell>
              <table:table-cell office:value-type="float" office:value="177.660819">
                <text:p>177.660819</text:p>
              </table:table-cell>
              <table:table-cell office:value-type="float" office:value="177.660819">
                <text:p>177.660819</text:p>
              </table:table-cell>
              <table:table-cell office:value-type="float" office:value="177.660819">
                <text:p>177.660819</text:p>
              </table:table-cell>
              <table:table-cell office:value-type="float" office:value="177.660819">
                <text:p>177.660819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89.566561">
                <text:p>89.566561</text:p>
              </table:table-cell>
              <table:table-cell office:value-type="float" office:value="748.2491395">
                <text:p>748.249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19.717491">
                <text:p>19.717491</text:p>
              </table:table-cell>
              <table:table-cell office:value-type="float" office:value="74.4362577272727">
                <text:p>74.4362577272727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120.03523">
                <text:p>120.03523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0.813886">
                <text:p>30.813886</text:p>
              </table:table-cell>
              <table:table-cell office:value-type="float" office:value="38.55835225">
                <text:p>38.55835225</text:p>
              </table:table-cell>
              <table:table-cell office:value-type="float" office:value="51.465796">
                <text:p>51.465796</text:p>
              </table:table-cell>
              <table:table-cell office:value-type="float" office:value="51.465796">
                <text:p>51.465796</text:p>
              </table:table-cell>
              <table:table-cell office:value-type="float" office:value="51.465796">
                <text:p>51.465796</text:p>
              </table:table-cell>
              <table:table-cell office:value-type="float" office:value="51.465796">
                <text:p>51.465796</text:p>
              </table:table-cell>
              <table:table-cell office:value-type="float" office:value="51.465796">
                <text:p>51.465796</text:p>
              </table:table-cell>
              <table:table-cell office:value-type="float" office:value="51.465796">
                <text:p>51.465796</text:p>
              </table:table-cell>
              <table:table-cell office:value-type="float" office:value="147.094570833333">
                <text:p>147.094570833333</text:p>
              </table:table-cell>
              <table:table-cell office:value-type="float" office:value="NaN">
                <text:p>NaN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191.887027">
                <text:p>191.887027</text:p>
              </table:table-cell>
              <table:table-cell office:value-type="float" office:value="NaN">
                <text:p>NaN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21.31482">
                <text:p>21.31482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59999999">
                <text:p>88.1385759999999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59999999">
                <text:p>88.1385759999999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88.138576">
                <text:p>88.13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54151">
                <text:p>389.54151</text:p>
              </table:table-cell>
              <table:table-cell office:value-type="float" office:value="389.54151">
                <text:p>389.5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54151">
                <text:p>389.54151</text:p>
              </table:table-cell>
              <table:table-cell office:value-type="float" office:value="389.54151">
                <text:p>389.54151</text:p>
              </table:table-cell>
              <table:table-cell office:value-type="float" office:value="389.54151">
                <text:p>389.54151</text:p>
              </table:table-cell>
              <table:table-cell office:value-type="float" office:value="389.54151">
                <text:p>389.54151</text:p>
              </table:table-cell>
              <table:table-cell office:value-type="float" office:value="389.54151">
                <text:p>389.5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ver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34909">
                <text:p>31.934909</text:p>
              </table:table-cell>
              <table:table-cell office:value-type="float" office:value="22.580927">
                <text:p>22.580927</text:p>
              </table:table-cell>
              <table:table-cell office:value-type="float" office:value="22.580927">
                <text:p>22.580927</text:p>
              </table:table-cell>
              <table:table-cell office:value-type="float" office:value="22.580927">
                <text:p>22.580927</text:p>
              </table:table-cell>
              <table:table-cell office:value-type="float" office:value="22.580927">
                <text:p>22.580927</text:p>
              </table:table-cell>
              <table:table-cell office:value-type="float" office:value="42.214353">
                <text:p>42.214353</text:p>
              </table:table-cell>
              <table:table-cell office:value-type="float" office:value="NaN">
                <text:p>NaN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42.867559">
                <text:p>42.86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73.013404">
                <text:p>73.01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343.712548">
                <text:p>343.71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26.168385">
                <text:p>26.16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56.251718">
                <text:p>56.25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198.955112">
                <text:p>198.95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933356642857">
                <text:p>461.9333566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307.181587">
                <text:p>307.18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743804">
                <text:p>362.74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743804">
                <text:p>362.743804</text:p>
              </table:table-cell>
              <table:table-cell office:value-type="float" office:value="362.743804">
                <text:p>362.743804</text:p>
              </table:table-cell>
              <table:table-cell office:value-type="float" office:value="362.743804">
                <text:p>362.743804</text:p>
              </table:table-cell>
              <table:table-cell office:value-type="float" office:value="362.743804">
                <text:p>362.743804</text:p>
              </table:table-cell>
              <table:table-cell office:value-type="float" office:value="362.743804">
                <text:p>362.743804</text:p>
              </table:table-cell>
              <table:table-cell office:value-type="float" office:value="125.924461272727">
                <text:p>125.924461272727</text:p>
              </table:table-cell>
              <table:table-cell office:value-type="float" office:value="103.065703652174">
                <text:p>103.065703652174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100.960123">
                <text:p>100.96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242.84526">
                <text:p>242.84526</text:p>
              </table:table-cell>
              <table:table-cell office:value-type="float" office:value="NaN">
                <text:p>NaN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22.834708">
                <text:p>22.834708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31.632144">
                <text:p>31.63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25.35899">
                <text:p>25.3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252.127866">
                <text:p>252.127866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9799">
                <text:p>40.5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40.59799">
                <text:p>40.59799</text:p>
              </table:table-cell>
              <table:table-cell office:value-type="float" office:value="NaN">
                <text:p>NaN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22.837507">
                <text:p>22.83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608.38159">
                <text:p>608.3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26.744524">
                <text:p>26.74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  <table:table-cell office:value-type="float" office:value="78.373132">
                <text:p>78.373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51cm" svg:stroke-color="#3deb3d" svg:stroke-opacity="60%" draw:fill-color="#3deb3d" draw:opacity="60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c5000b" svg:stroke-opacity="90%" draw:fill-color="#c5000b" draw:opacity="90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76cm" svg:stroke-color="#0066cc" svg:stroke-opacity="75%" draw:fill-color="#0066cc" draw:opacity="7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660066" svg:stroke-opacity="80%" draw:fill-color="#660066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75cm" svg:height="14.247cm" xlink:href="." xlink:type="simple" chart:class="chart:scatter" chart:style-name="ch1">
        <chart:title svg:x="12.904cm" svg:y="0.42cm" chart:style-name="ch2">
          <text:p>CPU</text:p>
        </chart:title>
        <chart:legend chart:legend-position="end" svg:x="24.928cm" svg:y="6.101cm" chart:style-name="ch3"/>
        <chart:plot-area chart:style-name="ch4" chart:data-source-has-labels="both" svg:x="0.435cm" svg:y="1.987cm" svg:width="25.819cm" svg:height="11.261cm">
          <chartooo:coordinate-region svg:x="1.056cm" svg:y="2.2cm" svg:width="24.826cm" svg:height="10.375cm"/>
          <chart:axis chart:dimension="x" chart:name="primary-x" chart:style-name="ch5">
            <chart:categories table:cell-range-address="local-table.$B$1:.$UP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3:.$UP$3" chart:label-cell-address="local-table.$A$3" chart:class="chart:scatter">
            <chart:domain table:cell-range-address="local-table.$B$2:.$UP$2"/>
            <chart:data-point chart:repeated="561"/>
          </chart:series>
          <chart:series chart:style-name="ch8" chart:values-cell-range-address="local-table.$B$4:.$UP$4" chart:label-cell-address="local-table.$A$4" chart:class="chart:scatter">
            <chart:data-point chart:repeated="561"/>
          </chart:series>
          <chart:series chart:style-name="ch9" chart:values-cell-range-address="local-table.$B$5:.$UP$5" chart:label-cell-address="local-table.$A$5" chart:class="chart:scatter">
            <chart:data-point chart:repeated="561"/>
          </chart:series>
          <chart:series chart:style-name="ch10" chart:values-cell-range-address="local-table.$B$6:.$UP$6" chart:label-cell-address="local-table.$A$6" chart:class="chart:scatter">
            <chart:data-point chart:repeated="5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1002">
                <text:p>1002</text:p>
              </table:table-cell>
              <table:table-cell office:value-type="float" office:value="1003">
                <text:p>1003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07">
                <text:p>1007</text:p>
              </table:table-cell>
              <table:table-cell office:value-type="float" office:value="1008">
                <text:p>1008</text:p>
              </table:table-cell>
              <table:table-cell office:value-type="float" office:value="1009">
                <text:p>1009</text:p>
              </table:table-cell>
              <table:table-cell office:value-type="float" office:value="1010">
                <text:p>1010</text:p>
              </table:table-cell>
              <table:table-cell office:value-type="float" office:value="1011">
                <text:p>1011</text:p>
              </table:table-cell>
              <table:table-cell office:value-type="float" office:value="1012">
                <text:p>1012</text:p>
              </table:table-cell>
              <table:table-cell office:value-type="float" office:value="1013">
                <text:p>1013</text:p>
              </table:table-cell>
              <table:table-cell office:value-type="float" office:value="1014">
                <text:p>1014</text:p>
              </table:table-cell>
              <table:table-cell office:value-type="float" office:value="1015">
                <text:p>1015</text:p>
              </table:table-cell>
              <table:table-cell office:value-type="float" office:value="1016">
                <text:p>1016</text:p>
              </table:table-cell>
              <table:table-cell office:value-type="float" office:value="1017">
                <text:p>1017</text:p>
              </table:table-cell>
              <table:table-cell office:value-type="float" office:value="1018">
                <text:p>1018</text:p>
              </table:table-cell>
              <table:table-cell office:value-type="float" office:value="1019">
                <text:p>1019</text:p>
              </table:table-cell>
              <table:table-cell office:value-type="float" office:value="1020">
                <text:p>1020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23">
                <text:p>1023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  <table:table-cell office:value-type="float" office:value="1029">
                <text:p>1029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4">
                <text:p>1034</text:p>
              </table:table-cell>
              <table:table-cell office:value-type="float" office:value="1035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  <table:table-cell office:value-type="float" office:value="1039">
                <text:p>1039</text:p>
              </table:table-cell>
              <table:table-cell office:value-type="float" office:value="1040">
                <text:p>1040</text:p>
              </table:table-cell>
              <table:table-cell office:value-type="float" office:value="1041">
                <text:p>1041</text:p>
              </table:table-cell>
              <table:table-cell office:value-type="float" office:value="1042">
                <text:p>1042</text:p>
              </table:table-cell>
              <table:table-cell office:value-type="float" office:value="1043">
                <text:p>1043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46">
                <text:p>1046</text:p>
              </table:table-cell>
              <table:table-cell office:value-type="float" office:value="1047">
                <text:p>1047</text:p>
              </table:table-cell>
              <table:table-cell office:value-type="float" office:value="1048">
                <text:p>1048</text:p>
              </table:table-cell>
              <table:table-cell office:value-type="float" office:value="1049">
                <text:p>1049</text:p>
              </table:table-cell>
              <table:table-cell office:value-type="float" office:value="1050">
                <text:p>1050</text:p>
              </table:table-cell>
              <table:table-cell office:value-type="float" office:value="1051">
                <text:p>1051</text:p>
              </table:table-cell>
              <table:table-cell office:value-type="float" office:value="1052">
                <text:p>1052</text:p>
              </table:table-cell>
              <table:table-cell office:value-type="float" office:value="1053">
                <text:p>1053</text:p>
              </table:table-cell>
              <table:table-cell office:value-type="float" office:value="1054">
                <text:p>1054</text:p>
              </table:table-cell>
              <table:table-cell office:value-type="float" office:value="1055">
                <text:p>1055</text:p>
              </table:table-cell>
              <table:table-cell office:value-type="float" office:value="1056">
                <text:p>1056</text:p>
              </table:table-cell>
              <table:table-cell office:value-type="float" office:value="1057">
                <text:p>1057</text:p>
              </table:table-cell>
              <table:table-cell office:value-type="float" office:value="1058">
                <text:p>1058</text:p>
              </table:table-cell>
              <table:table-cell office:value-type="float" office:value="1059">
                <text:p>1059</text:p>
              </table:table-cell>
              <table:table-cell office:value-type="float" office:value="1060">
                <text:p>1060</text:p>
              </table:table-cell>
              <table:table-cell office:value-type="float" office:value="1061">
                <text:p>1061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4">
                <text:p>1064</text:p>
              </table:table-cell>
              <table:table-cell office:value-type="float" office:value="1065">
                <text:p>1065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68">
                <text:p>1068</text:p>
              </table:table-cell>
              <table:table-cell office:value-type="float" office:value="1069">
                <text:p>1069</text:p>
              </table:table-cell>
              <table:table-cell office:value-type="float" office:value="1070">
                <text:p>1070</text:p>
              </table:table-cell>
              <table:table-cell office:value-type="float" office:value="1071">
                <text:p>1071</text:p>
              </table:table-cell>
              <table:table-cell office:value-type="float" office:value="1072">
                <text:p>1072</text:p>
              </table:table-cell>
              <table:table-cell office:value-type="float" office:value="1073">
                <text:p>1073</text:p>
              </table:table-cell>
              <table:table-cell office:value-type="float" office:value="1074">
                <text:p>1074</text:p>
              </table:table-cell>
              <table:table-cell office:value-type="float" office:value="1075">
                <text:p>1075</text:p>
              </table:table-cell>
              <table:table-cell office:value-type="float" office:value="1076">
                <text:p>1076</text:p>
              </table:table-cell>
              <table:table-cell office:value-type="float" office:value="1077">
                <text:p>1077</text:p>
              </table:table-cell>
              <table:table-cell office:value-type="float" office:value="1078">
                <text:p>1078</text:p>
              </table:table-cell>
              <table:table-cell office:value-type="float" office:value="1079">
                <text:p>1079</text:p>
              </table:table-cell>
              <table:table-cell office:value-type="float" office:value="1080">
                <text:p>1080</text:p>
              </table:table-cell>
              <table:table-cell office:value-type="float" office:value="1081">
                <text:p>1081</text:p>
              </table:table-cell>
              <table:table-cell office:value-type="float" office:value="1082">
                <text:p>1082</text:p>
              </table:table-cell>
              <table:table-cell office:value-type="float" office:value="1083">
                <text:p>1083</text:p>
              </table:table-cell>
              <table:table-cell office:value-type="float" office:value="1084">
                <text:p>1084</text:p>
              </table:table-cell>
              <table:table-cell office:value-type="float" office:value="1085">
                <text:p>1085</text:p>
              </table:table-cell>
              <table:table-cell office:value-type="float" office:value="1086">
                <text:p>1086</text:p>
              </table:table-cell>
              <table:table-cell office:value-type="float" office:value="1087">
                <text:p>1087</text:p>
              </table:table-cell>
              <table:table-cell office:value-type="float" office:value="1088">
                <text:p>1088</text:p>
              </table:table-cell>
              <table:table-cell office:value-type="float" office:value="1089">
                <text:p>1089</text:p>
              </table:table-cell>
              <table:table-cell office:value-type="float" office:value="1090">
                <text:p>1090</text:p>
              </table:table-cell>
              <table:table-cell office:value-type="float" office:value="1091">
                <text:p>1091</text:p>
              </table:table-cell>
              <table:table-cell office:value-type="float" office:value="1092">
                <text:p>1092</text:p>
              </table:table-cell>
              <table:table-cell office:value-type="float" office:value="1093">
                <text:p>1093</text:p>
              </table:table-cell>
              <table:table-cell office:value-type="float" office:value="1094">
                <text:p>1094</text:p>
              </table:table-cell>
              <table:table-cell office:value-type="float" office:value="1095">
                <text:p>1095</text:p>
              </table:table-cell>
              <table:table-cell office:value-type="float" office:value="1096">
                <text:p>1096</text:p>
              </table:table-cell>
              <table:table-cell office:value-type="float" office:value="1097">
                <text:p>1097</text:p>
              </table:table-cell>
              <table:table-cell office:value-type="float" office:value="1098">
                <text:p>1098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1106">
                <text:p>1106</text:p>
              </table:table-cell>
              <table:table-cell office:value-type="float" office:value="1107">
                <text:p>1107</text:p>
              </table:table-cell>
              <table:table-cell office:value-type="float" office:value="1108">
                <text:p>1108</text:p>
              </table:table-cell>
              <table:table-cell office:value-type="float" office:value="1109">
                <text:p>1109</text:p>
              </table:table-cell>
              <table:table-cell office:value-type="float" office:value="1110">
                <text:p>1110</text:p>
              </table:table-cell>
              <table:table-cell office:value-type="float" office:value="1111">
                <text:p>1111</text:p>
              </table:table-cell>
              <table:table-cell office:value-type="float" office:value="1112">
                <text:p>1112</text:p>
              </table:table-cell>
              <table:table-cell office:value-type="float" office:value="1113">
                <text:p>1113</text:p>
              </table:table-cell>
              <table:table-cell office:value-type="float" office:value="1114">
                <text:p>1114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  <table:table-cell office:value-type="float" office:value="1117">
                <text:p>1117</text:p>
              </table:table-cell>
              <table:table-cell office:value-type="float" office:value="1118">
                <text:p>1118</text:p>
              </table:table-cell>
              <table:table-cell office:value-type="float" office:value="1119">
                <text:p>1119</text:p>
              </table:table-cell>
              <table:table-cell office:value-type="float" office:value="1120">
                <text:p>1120</text:p>
              </table:table-cell>
              <table:table-cell office:value-type="float" office:value="1121">
                <text:p>1121</text:p>
              </table:table-cell>
              <table:table-cell office:value-type="float" office:value="1122">
                <text:p>1122</text:p>
              </table:table-cell>
              <table:table-cell office:value-type="float" office:value="1123">
                <text:p>1123</text:p>
              </table:table-cell>
              <table:table-cell office:value-type="float" office:value="1124">
                <text:p>1124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27">
                <text:p>1127</text:p>
              </table:table-cell>
              <table:table-cell office:value-type="float" office:value="1128">
                <text:p>1128</text:p>
              </table:table-cell>
              <table:table-cell office:value-type="float" office:value="1129">
                <text:p>1129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  <table:table-cell office:value-type="float" office:value="1132">
                <text:p>1132</text:p>
              </table:table-cell>
              <table:table-cell office:value-type="float" office:value="1133">
                <text:p>1133</text:p>
              </table:table-cell>
              <table:table-cell office:value-type="float" office:value="1134">
                <text:p>1134</text:p>
              </table:table-cell>
              <table:table-cell office:value-type="float" office:value="1135">
                <text:p>1135</text:p>
              </table:table-cell>
              <table:table-cell office:value-type="float" office:value="1136">
                <text:p>1136</text:p>
              </table:table-cell>
              <table:table-cell office:value-type="float" office:value="1137">
                <text:p>1137</text:p>
              </table:table-cell>
              <table:table-cell office:value-type="float" office:value="1138">
                <text:p>1138</text:p>
              </table:table-cell>
              <table:table-cell office:value-type="float" office:value="1139">
                <text:p>1139</text:p>
              </table:table-cell>
              <table:table-cell office:value-type="float" office:value="1140">
                <text:p>1140</text:p>
              </table:table-cell>
              <table:table-cell office:value-type="float" office:value="1141">
                <text:p>1141</text:p>
              </table:table-cell>
              <table:table-cell office:value-type="float" office:value="1142">
                <text:p>1142</text:p>
              </table:table-cell>
              <table:table-cell office:value-type="float" office:value="1143">
                <text:p>1143</text:p>
              </table:table-cell>
              <table:table-cell office:value-type="float" office:value="1144">
                <text:p>1144</text:p>
              </table:table-cell>
              <table:table-cell office:value-type="float" office:value="1145">
                <text:p>1145</text:p>
              </table:table-cell>
              <table:table-cell office:value-type="float" office:value="1146">
                <text:p>1146</text:p>
              </table:table-cell>
              <table:table-cell office:value-type="float" office:value="1147">
                <text:p>1147</text:p>
              </table:table-cell>
              <table:table-cell office:value-type="float" office:value="1148">
                <text:p>1148</text:p>
              </table:table-cell>
              <table:table-cell office:value-type="float" office:value="1149">
                <text:p>1149</text:p>
              </table:table-cell>
              <table:table-cell office:value-type="float" office:value="1150">
                <text:p>1150</text:p>
              </table:table-cell>
              <table:table-cell office:value-type="float" office:value="1151">
                <text:p>1151</text:p>
              </table:table-cell>
              <table:table-cell office:value-type="float" office:value="1152">
                <text:p>1152</text:p>
              </table:table-cell>
              <table:table-cell office:value-type="float" office:value="1153">
                <text:p>1153</text:p>
              </table:table-cell>
              <table:table-cell office:value-type="float" office:value="1154">
                <text:p>1154</text:p>
              </table:table-cell>
              <table:table-cell office:value-type="float" office:value="1155">
                <text:p>1155</text:p>
              </table:table-cell>
              <table:table-cell office:value-type="float" office:value="1156">
                <text:p>1156</text:p>
              </table:table-cell>
              <table:table-cell office:value-type="float" office:value="1157">
                <text:p>1157</text:p>
              </table:table-cell>
              <table:table-cell office:value-type="float" office:value="1158">
                <text:p>1158</text:p>
              </table:table-cell>
              <table:table-cell office:value-type="float" office:value="1159">
                <text:p>1159</text:p>
              </table:table-cell>
              <table:table-cell office:value-type="float" office:value="1160">
                <text:p>1160</text:p>
              </table:table-cell>
              <table:table-cell office:value-type="float" office:value="1161">
                <text:p>1161</text:p>
              </table:table-cell>
              <table:table-cell office:value-type="float" office:value="1162">
                <text:p>1162</text:p>
              </table:table-cell>
              <table:table-cell office:value-type="float" office:value="1163">
                <text:p>1163</text:p>
              </table:table-cell>
              <table:table-cell office:value-type="float" office:value="1164">
                <text:p>1164</text:p>
              </table:table-cell>
              <table:table-cell office:value-type="float" office:value="1165">
                <text:p>1165</text:p>
              </table:table-cell>
              <table:table-cell office:value-type="float" office:value="1166">
                <text:p>1166</text:p>
              </table:table-cell>
              <table:table-cell office:value-type="float" office:value="1167">
                <text:p>1167</text:p>
              </table:table-cell>
              <table:table-cell office:value-type="float" office:value="1168">
                <text:p>1168</text:p>
              </table:table-cell>
              <table:table-cell office:value-type="float" office:value="1169">
                <text:p>1169</text:p>
              </table:table-cell>
              <table:table-cell office:value-type="float" office:value="1170">
                <text:p>1170</text:p>
              </table:table-cell>
              <table:table-cell office:value-type="float" office:value="1171">
                <text:p>1171</text:p>
              </table:table-cell>
              <table:table-cell office:value-type="float" office:value="1172">
                <text:p>1172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5">
                <text:p>1175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  <table:table-cell office:value-type="float" office:value="1181">
                <text:p>1181</text:p>
              </table:table-cell>
              <table:table-cell office:value-type="float" office:value="1182">
                <text:p>1182</text:p>
              </table:table-cell>
              <table:table-cell office:value-type="float" office:value="1183">
                <text:p>1183</text:p>
              </table:table-cell>
              <table:table-cell office:value-type="float" office:value="1184">
                <text:p>1184</text:p>
              </table:table-cell>
              <table:table-cell office:value-type="float" office:value="1185">
                <text:p>1185</text:p>
              </table:table-cell>
              <table:table-cell office:value-type="float" office:value="1186">
                <text:p>1186</text:p>
              </table:table-cell>
              <table:table-cell office:value-type="float" office:value="1187">
                <text:p>1187</text:p>
              </table:table-cell>
              <table:table-cell office:value-type="float" office:value="1188">
                <text:p>1188</text:p>
              </table:table-cell>
              <table:table-cell office:value-type="float" office:value="1189">
                <text:p>1189</text:p>
              </table:table-cell>
              <table:table-cell office:value-type="float" office:value="1190">
                <text:p>1190</text:p>
              </table:table-cell>
              <table:table-cell office:value-type="float" office:value="1191">
                <text:p>1191</text:p>
              </table:table-cell>
              <table:table-cell office:value-type="float" office:value="1192">
                <text:p>1192</text:p>
              </table:table-cell>
              <table:table-cell office:value-type="float" office:value="1193">
                <text:p>1193</text:p>
              </table:table-cell>
              <table:table-cell office:value-type="float" office:value="1194">
                <text:p>1194</text:p>
              </table:table-cell>
              <table:table-cell office:value-type="float" office:value="1195">
                <text:p>1195</text:p>
              </table:table-cell>
              <table:table-cell office:value-type="float" office:value="1196">
                <text:p>1196</text:p>
              </table:table-cell>
              <table:table-cell office:value-type="float" office:value="1197">
                <text:p>1197</text:p>
              </table:table-cell>
              <table:table-cell office:value-type="float" office:value="1198">
                <text:p>1198</text:p>
              </table:table-cell>
              <table:table-cell office:value-type="float" office:value="1199">
                <text:p>1199</text:p>
              </table:table-cell>
              <table:table-cell office:value-type="float" office:value="1200">
                <text:p>1200</text:p>
              </table:table-cell>
              <table:table-cell office:value-type="float" office:value="1201">
                <text:p>1201</text:p>
              </table:table-cell>
              <table:table-cell office:value-type="float" office:value="1202">
                <text:p>1202</text:p>
              </table:table-cell>
              <table:table-cell office:value-type="float" office:value="1203">
                <text:p>1203</text:p>
              </table:table-cell>
              <table:table-cell office:value-type="float" office:value="1204">
                <text:p>1204</text:p>
              </table:table-cell>
              <table:table-cell office:value-type="float" office:value="1205">
                <text:p>1205</text:p>
              </table:table-cell>
              <table:table-cell office:value-type="float" office:value="1206">
                <text:p>1206</text:p>
              </table:table-cell>
              <table:table-cell office:value-type="float" office:value="1207">
                <text:p>1207</text:p>
              </table:table-cell>
              <table:table-cell office:value-type="float" office:value="1208">
                <text:p>1208</text:p>
              </table:table-cell>
              <table:table-cell office:value-type="float" office:value="1209">
                <text:p>1209</text:p>
              </table:table-cell>
              <table:table-cell office:value-type="float" office:value="1210">
                <text:p>1210</text:p>
              </table:table-cell>
              <table:table-cell office:value-type="float" office:value="1211">
                <text:p>1211</text:p>
              </table:table-cell>
              <table:table-cell office:value-type="float" office:value="1212">
                <text:p>1212</text:p>
              </table:table-cell>
              <table:table-cell office:value-type="float" office:value="1237">
                <text:p>1237</text:p>
              </table:table-cell>
              <table:table-cell office:value-type="float" office:value="1238">
                <text:p>1238</text:p>
              </table:table-cell>
              <table:table-cell office:value-type="float" office:value="1239">
                <text:p>1239</text:p>
              </table:table-cell>
              <table:table-cell office:value-type="float" office:value="1240">
                <text:p>1240</text:p>
              </table:table-cell>
              <table:table-cell office:value-type="float" office:value="1241">
                <text:p>1241</text:p>
              </table:table-cell>
              <table:table-cell office:value-type="float" office:value="1242">
                <text:p>1242</text:p>
              </table:table-cell>
              <table:table-cell office:value-type="float" office:value="1243">
                <text:p>1243</text:p>
              </table:table-cell>
              <table:table-cell office:value-type="float" office:value="1244">
                <text:p>1244</text:p>
              </table:table-cell>
              <table:table-cell office:value-type="float" office:value="1245">
                <text:p>1245</text:p>
              </table:table-cell>
              <table:table-cell office:value-type="float" office:value="1246">
                <text:p>1246</text:p>
              </table:table-cell>
              <table:table-cell office:value-type="float" office:value="1247">
                <text:p>1247</text:p>
              </table:table-cell>
              <table:table-cell office:value-type="float" office:value="1248">
                <text:p>1248</text:p>
              </table:table-cell>
              <table:table-cell office:value-type="float" office:value="1249">
                <text:p>1249</text:p>
              </table:table-cell>
              <table:table-cell office:value-type="float" office:value="1250">
                <text:p>1250</text:p>
              </table:table-cell>
              <table:table-cell office:value-type="float" office:value="1251">
                <text:p>1251</text:p>
              </table:table-cell>
              <table:table-cell office:value-type="float" office:value="1252">
                <text:p>1252</text:p>
              </table:table-cell>
              <table:table-cell office:value-type="float" office:value="1253">
                <text:p>1253</text:p>
              </table:table-cell>
              <table:table-cell office:value-type="float" office:value="1254">
                <text:p>1254</text:p>
              </table:table-cell>
              <table:table-cell office:value-type="float" office:value="1255">
                <text:p>1255</text:p>
              </table:table-cell>
              <table:table-cell office:value-type="float" office:value="1256">
                <text:p>1256</text:p>
              </table:table-cell>
              <table:table-cell office:value-type="float" office:value="1257">
                <text:p>1257</text:p>
              </table:table-cell>
              <table:table-cell office:value-type="float" office:value="1258">
                <text:p>1258</text:p>
              </table:table-cell>
              <table:table-cell office:value-type="float" office:value="1259">
                <text:p>1259</text:p>
              </table:table-cell>
              <table:table-cell office:value-type="float" office:value="1260">
                <text:p>1260</text:p>
              </table:table-cell>
              <table:table-cell office:value-type="float" office:value="1261">
                <text:p>1261</text:p>
              </table:table-cell>
              <table:table-cell office:value-type="float" office:value="1262">
                <text:p>1262</text:p>
              </table:table-cell>
              <table:table-cell office:value-type="float" office:value="1263">
                <text:p>1263</text:p>
              </table:table-cell>
              <table:table-cell office:value-type="float" office:value="1264">
                <text:p>1264</text:p>
              </table:table-cell>
              <table:table-cell office:value-type="float" office:value="1265">
                <text:p>1265</text:p>
              </table:table-cell>
              <table:table-cell office:value-type="float" office:value="1266">
                <text:p>1266</text:p>
              </table:table-cell>
              <table:table-cell office:value-type="float" office:value="1267">
                <text:p>1267</text:p>
              </table:table-cell>
              <table:table-cell office:value-type="float" office:value="1268">
                <text:p>1268</text:p>
              </table:table-cell>
              <table:table-cell office:value-type="float" office:value="1269">
                <text:p>1269</text:p>
              </table:table-cell>
              <table:table-cell office:value-type="float" office:value="1270">
                <text:p>1270</text:p>
              </table:table-cell>
              <table:table-cell office:value-type="float" office:value="1271">
                <text:p>1271</text:p>
              </table:table-cell>
              <table:table-cell office:value-type="float" office:value="1272">
                <text:p>1272</text:p>
              </table:table-cell>
              <table:table-cell office:value-type="float" office:value="1273">
                <text:p>1273</text:p>
              </table:table-cell>
              <table:table-cell office:value-type="float" office:value="1274">
                <text:p>1274</text:p>
              </table:table-cell>
              <table:table-cell office:value-type="float" office:value="1275">
                <text:p>1275</text:p>
              </table:table-cell>
              <table:table-cell office:value-type="float" office:value="1276">
                <text:p>1276</text:p>
              </table:table-cell>
              <table:table-cell office:value-type="float" office:value="1277">
                <text:p>1277</text:p>
              </table:table-cell>
              <table:table-cell office:value-type="float" office:value="1278">
                <text:p>1278</text:p>
              </table:table-cell>
              <table:table-cell office:value-type="float" office:value="1279">
                <text:p>1279</text:p>
              </table:table-cell>
              <table:table-cell office:value-type="float" office:value="1280">
                <text:p>1280</text:p>
              </table:table-cell>
              <table:table-cell office:value-type="float" office:value="1281">
                <text:p>1281</text:p>
              </table:table-cell>
              <table:table-cell office:value-type="float" office:value="1282">
                <text:p>1282</text:p>
              </table:table-cell>
              <table:table-cell office:value-type="float" office:value="1283">
                <text:p>1283</text:p>
              </table:table-cell>
              <table:table-cell office:value-type="float" office:value="1284">
                <text:p>1284</text:p>
              </table:table-cell>
              <table:table-cell office:value-type="float" office:value="1285">
                <text:p>1285</text:p>
              </table:table-cell>
              <table:table-cell office:value-type="float" office:value="1286">
                <text:p>1286</text:p>
              </table:table-cell>
              <table:table-cell office:value-type="float" office:value="1287">
                <text:p>1287</text:p>
              </table:table-cell>
              <table:table-cell office:value-type="float" office:value="1288">
                <text:p>1288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291">
                <text:p>1291</text:p>
              </table:table-cell>
              <table:table-cell office:value-type="float" office:value="1292">
                <text:p>1292</text:p>
              </table:table-cell>
              <table:table-cell office:value-type="float" office:value="1293">
                <text:p>1293</text:p>
              </table:table-cell>
              <table:table-cell office:value-type="float" office:value="1294">
                <text:p>1294</text:p>
              </table:table-cell>
              <table:table-cell office:value-type="float" office:value="1295">
                <text:p>1295</text:p>
              </table:table-cell>
              <table:table-cell office:value-type="float" office:value="1296">
                <text:p>1296</text:p>
              </table:table-cell>
              <table:table-cell office:value-type="float" office:value="1297">
                <text:p>1297</text:p>
              </table:table-cell>
              <table:table-cell office:value-type="float" office:value="1298">
                <text:p>1298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307">
                <text:p>1307</text:p>
              </table:table-cell>
              <table:table-cell office:value-type="float" office:value="3355">
                <text:p>3355</text:p>
              </table:table-cell>
              <table:table-cell office:value-type="float" office:value="3356">
                <text:p>3356</text:p>
              </table:table-cell>
              <table:table-cell office:value-type="float" office:value="3357">
                <text:p>3357</text:p>
              </table:table-cell>
              <table:table-cell office:value-type="float" office:value="3358">
                <text:p>3358</text:p>
              </table:table-cell>
              <table:table-cell office:value-type="float" office:value="3987">
                <text:p>3987</text:p>
              </table:table-cell>
              <table:table-cell office:value-type="float" office:value="3988">
                <text:p>3988</text:p>
              </table:table-cell>
              <table:table-cell office:value-type="float" office:value="3989">
                <text:p>3989</text:p>
              </table:table-cell>
              <table:table-cell office:value-type="float" office:value="4001">
                <text:p>4001</text:p>
              </table:table-cell>
              <table:table-cell office:value-type="float" office:value="4002">
                <text:p>400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Server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9516577658316">
                <text:p>6.39516577658316</text:p>
              </table:table-cell>
              <table:table-cell office:value-type="float" office:value="6.80336784742889">
                <text:p>6.80336784742889</text:p>
              </table:table-cell>
              <table:table-cell office:value-type="float" office:value="10.2848041289837">
                <text:p>10.2848041289837</text:p>
              </table:table-cell>
              <table:table-cell office:value-type="float" office:value="10.2848041289837">
                <text:p>10.2848041289837</text:p>
              </table:table-cell>
              <table:table-cell office:value-type="float" office:value="10.2848041289837">
                <text:p>10.2848041289837</text:p>
              </table:table-cell>
              <table:table-cell office:value-type="float" office:value="10.2848041289837">
                <text:p>10.2848041289837</text:p>
              </table:table-cell>
              <table:table-cell office:value-type="float" office:value="8.40839682562961">
                <text:p>8.40839682562961</text:p>
              </table:table-cell>
              <table:table-cell office:value-type="float" office:value="0.902767612213235">
                <text:p>0.902767612213235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0.902767612213234">
                <text:p>0.902767612213234</text:p>
              </table:table-cell>
              <table:table-cell office:value-type="float" office:value="NaN">
                <text:p>NaN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63255076674336">
                <text:p>3.63255076674336</text:p>
              </table:table-cell>
              <table:table-cell office:value-type="float" office:value="3.96175098424193">
                <text:p>3.9617509842419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3.98526528549183">
                <text:p>3.98526528549183</text:p>
              </table:table-cell>
              <table:table-cell office:value-type="float" office:value="8.51556181453134">
                <text:p>8.51556181453134</text:p>
              </table:table-cell>
              <table:table-cell office:value-type="float" office:value="8.51556181453134">
                <text:p>8.51556181453134</text:p>
              </table:table-cell>
              <table:table-cell office:value-type="float" office:value="8.51556181453134">
                <text:p>8.51556181453134</text:p>
              </table:table-cell>
              <table:table-cell office:value-type="float" office:value="8.51556181453134">
                <text:p>8.51556181453134</text:p>
              </table:table-cell>
              <table:table-cell office:value-type="float" office:value="8.51556181453134">
                <text:p>8.51556181453134</text:p>
              </table:table-cell>
              <table:table-cell office:value-type="float" office:value="5.28643198140586">
                <text:p>5.28643198140586</text:p>
              </table:table-cell>
              <table:table-cell office:value-type="float" office:value="5.17997715174238">
                <text:p>5.17997715174238</text:p>
              </table:table-cell>
              <table:table-cell office:value-type="float" office:value="NaN">
                <text:p>NaN</text:p>
              </table:table-cell>
              <table:table-cell office:value-type="float" office:value="5.17997715174238">
                <text:p>5.17997715174238</text:p>
              </table:table-cell>
              <table:table-cell office:value-type="float" office:value="5.17997715174238">
                <text:p>5.1799771517423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14.647249114178">
                <text:p>14.64724911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8">
                <text:p>7.59994569931958</text:p>
              </table:table-cell>
              <table:table-cell office:value-type="float" office:value="7.59994569931958">
                <text:p>7.59994569931958</text:p>
              </table:table-cell>
              <table:table-cell office:value-type="float" office:value="7.59994569931958">
                <text:p>7.59994569931958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7.59994569931958">
                <text:p>7.59994569931958</text:p>
              </table:table-cell>
              <table:table-cell office:value-type="float" office:value="7.59994569931959">
                <text:p>7.59994569931959</text:p>
              </table:table-cell>
              <table:table-cell office:value-type="float" office:value="6.50920027765833">
                <text:p>6.5092002776583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2">
                <text:p>5.65218601778162</text:p>
              </table:table-cell>
              <table:table-cell office:value-type="float" office:value="5.65218601778162">
                <text:p>5.65218601778162</text:p>
              </table:table-cell>
              <table:table-cell office:value-type="float" office:value="5.65218601778162">
                <text:p>5.65218601778162</text:p>
              </table:table-cell>
              <table:table-cell office:value-type="float" office:value="5.65218601778162">
                <text:p>5.65218601778162</text:p>
              </table:table-cell>
              <table:table-cell office:value-type="float" office:value="5.65218601778162">
                <text:p>5.65218601778162</text:p>
              </table:table-cell>
              <table:table-cell office:value-type="float" office:value="5.65218601778162">
                <text:p>5.65218601778162</text:p>
              </table:table-cell>
              <table:table-cell office:value-type="float" office:value="5.65218601778162">
                <text:p>5.65218601778162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5.65218601778163">
                <text:p>5.65218601778163</text:p>
              </table:table-cell>
              <table:table-cell office:value-type="float" office:value="6.01896161884871">
                <text:p>6.01896161884871</text:p>
              </table:table-cell>
              <table:table-cell office:value-type="float" office:value="8.58639082631823">
                <text:p>8.58639082631823</text:p>
              </table:table-cell>
              <table:table-cell office:value-type="float" office:value="8.58639082631823">
                <text:p>8.58639082631823</text:p>
              </table:table-cell>
              <table:table-cell office:value-type="float" office:value="8.58639082631822">
                <text:p>8.58639082631822</text:p>
              </table:table-cell>
              <table:table-cell office:value-type="float" office:value="8.58639082631824">
                <text:p>8.5863908263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639082631826">
                <text:p>8.58639082631826</text:p>
              </table:table-cell>
              <table:table-cell office:value-type="float" office:value="8.58639082631826">
                <text:p>8.58639082631826</text:p>
              </table:table-cell>
              <table:table-cell office:value-type="float" office:value="8.58639082631826">
                <text:p>8.58639082631826</text:p>
              </table:table-cell>
              <table:table-cell office:value-type="float" office:value="8.58639082631826">
                <text:p>8.58639082631826</text:p>
              </table:table-cell>
              <table:table-cell office:value-type="float" office:value="8.58639082631826">
                <text:p>8.58639082631826</text:p>
              </table:table-cell>
              <table:table-cell office:value-type="float" office:value="8.58639082631826">
                <text:p>8.58639082631826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6.07635427507673">
                <text:p>6.07635427507673</text:p>
              </table:table-cell>
              <table:table-cell office:value-type="float" office:value="12.789025801756">
                <text:p>12.789025801756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3.8591618422411">
                <text:p>13.8591618422411</text:p>
              </table:table-cell>
              <table:table-cell office:value-type="float" office:value="14.7342948960671">
                <text:p>14.7342948960671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5.0989336684946">
                <text:p>15.0989336684946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10.2229753601759">
                <text:p>10.222975360175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1">
                <text:p>6.4069417179651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6.40694171796509">
                <text:p>6.40694171796509</text:p>
              </table:table-cell>
              <table:table-cell office:value-type="float" office:value="16.7287367426484">
                <text:p>16.7287367426484</text:p>
              </table:table-cell>
              <table:table-cell office:value-type="float" office:value="17.2982150888379">
                <text:p>17.2982150888379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7.2982150888378">
                <text:p>17.2982150888378</text:p>
              </table:table-cell>
              <table:table-cell office:value-type="float" office:value="10.3882448425164">
                <text:p>10.3882448425164</text:p>
              </table:table-cell>
              <table:table-cell office:value-type="float" office:value="9.97775156055673">
                <text:p>9.97775156055673</text:p>
              </table:table-cell>
              <table:table-cell office:value-type="float" office:value="9.97775156055674">
                <text:p>9.97775156055674</text:p>
              </table:table-cell>
              <table:table-cell office:value-type="float" office:value="9.97775156055674">
                <text:p>9.97775156055674</text:p>
              </table:table-cell>
              <table:table-cell office:value-type="float" office:value="9.97775156055674">
                <text:p>9.97775156055674</text:p>
              </table:table-cell>
              <table:table-cell office:value-type="float" office:value="9.97775156055674">
                <text:p>9.97775156055674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9.97775156055675">
                <text:p>9.97775156055675</text:p>
              </table:table-cell>
              <table:table-cell office:value-type="float" office:value="17.2501516428486">
                <text:p>17.2501516428486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18.0076933180874">
                <text:p>18.007693318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8921110758522">
                <text:p>9.08921110758522</text:p>
              </table:table-cell>
              <table:table-cell office:value-type="float" office:value="8.54687097316277">
                <text:p>8.54687097316277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8.54687097316276">
                <text:p>8.546870973162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5.08609266230576">
                <text:p>5.08609266230576</text:p>
              </table:table-cell>
              <table:table-cell office:value-type="float" office:value="4.08815464301892">
                <text:p>4.0881546430189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3.2803000559772">
                <text:p>3.2803000559772</text:p>
              </table:table-cell>
              <table:table-cell office:value-type="float" office:value="6.15397609215847">
                <text:p>6.15397609215847</text:p>
              </table:table-cell>
              <table:table-cell office:value-type="float" office:value="6.15397609215847">
                <text:p>6.15397609215847</text:p>
              </table:table-cell>
              <table:table-cell office:value-type="float" office:value="6.15397609215847">
                <text:p>6.15397609215847</text:p>
              </table:table-cell>
              <table:table-cell office:value-type="float" office:value="6.15397609215847">
                <text:p>6.15397609215847</text:p>
              </table:table-cell>
              <table:table-cell office:value-type="float" office:value="6.15397609215845">
                <text:p>6.1539760921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5397609215845">
                <text:p>6.15397609215845</text:p>
              </table:table-cell>
              <table:table-cell office:value-type="float" office:value="6.15397609215845">
                <text:p>6.15397609215845</text:p>
              </table:table-cell>
              <table:table-cell office:value-type="float" office:value="6.15397609215845">
                <text:p>6.15397609215845</text:p>
              </table:table-cell>
              <table:table-cell office:value-type="float" office:value="6.15397609215845">
                <text:p>6.15397609215845</text:p>
              </table:table-cell>
              <table:table-cell office:value-type="float" office:value="6.15397609215845">
                <text:p>6.15397609215845</text:p>
              </table:table-cell>
              <table:table-cell office:value-type="float" office:value="10.7914829093064">
                <text:p>10.7914829093064</text:p>
              </table:table-cell>
              <table:table-cell office:value-type="float" office:value="10.7914829093064">
                <text:p>10.7914829093064</text:p>
              </table:table-cell>
              <table:table-cell office:value-type="float" office:value="10.7914829093064">
                <text:p>10.7914829093064</text:p>
              </table:table-cell>
              <table:table-cell office:value-type="float" office:value="NaN">
                <text:p>NaN</text:p>
              </table:table-cell>
              <table:table-cell office:value-type="float" office:value="1.80925750186689">
                <text:p>1.80925750186689</text:p>
              </table:table-cell>
              <table:table-cell office:value-type="float" office:value="1.80925750186689">
                <text:p>1.80925750186689</text:p>
              </table:table-cell>
              <table:table-cell office:value-type="float" office:value="1.80925750186689">
                <text:p>1.80925750186689</text:p>
              </table:table-cell>
              <table:table-cell office:value-type="float" office:value="1.80925750186689">
                <text:p>1.80925750186689</text:p>
              </table:table-cell>
              <table:table-cell office:value-type="float" office:value="1.80925750186689">
                <text:p>1.80925750186689</text:p>
              </table:table-cell>
              <table:table-cell office:value-type="float" office:value="1.80925750186689">
                <text:p>1.80925750186689</text:p>
              </table:table-cell>
            </table:table-row>
            <table:table-row>
              <table:table-cell office:value-type="string">
                <text:p>Server1</text:p>
              </table:table-cell>
              <table:table-cell office:value-type="float" office:value="6.15538739613734">
                <text:p>6.15538739613734</text:p>
              </table:table-cell>
              <table:table-cell office:value-type="float" office:value="6.15538739613734">
                <text:p>6.15538739613734</text:p>
              </table:table-cell>
              <table:table-cell office:value-type="float" office:value="6.15538739613734">
                <text:p>6.15538739613734</text:p>
              </table:table-cell>
              <table:table-cell office:value-type="float" office:value="6.15538739613734">
                <text:p>6.15538739613734</text:p>
              </table:table-cell>
              <table:table-cell office:value-type="float" office:value="6.15538739613734">
                <text:p>6.15538739613734</text:p>
              </table:table-cell>
              <table:table-cell office:value-type="float" office:value="NaN">
                <text:p>NaN</text:p>
              </table:table-cell>
              <table:table-cell office:value-type="float" office:value="6.15538739613734">
                <text:p>6.15538739613734</text:p>
              </table:table-cell>
              <table:table-cell office:value-type="float" office:value="6.15538739613734">
                <text:p>6.15538739613734</text:p>
              </table:table-cell>
              <table:table-cell office:value-type="float" office:value="6.15538739613734">
                <text:p>6.15538739613734</text:p>
              </table:table-cell>
              <table:table-cell office:value-type="float" office:value="22.4966017635249">
                <text:p>22.4966017635249</text:p>
              </table:table-cell>
              <table:table-cell office:value-type="float" office:value="1.0746853963105">
                <text:p>1.0746853963105</text:p>
              </table:table-cell>
              <table:table-cell office:value-type="float" office:value="1.0746853963105">
                <text:p>1.0746853963105</text:p>
              </table:table-cell>
              <table:table-cell office:value-type="float" office:value="1.0746853963105">
                <text:p>1.0746853963105</text:p>
              </table:table-cell>
              <table:table-cell office:value-type="float" office:value="1.0746853963105">
                <text:p>1.0746853963105</text:p>
              </table:table-cell>
              <table:table-cell office:value-type="float" office:value="1.0746853963105">
                <text:p>1.0746853963105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7.27540181429853">
                <text:p>7.27540181429853</text:p>
              </table:table-cell>
              <table:table-cell office:value-type="float" office:value="9.60591874547553">
                <text:p>9.60591874547553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585034013605">
                <text:p>21.2585034013605</text:p>
              </table:table-cell>
              <table:table-cell office:value-type="float" office:value="21.2943631234855">
                <text:p>21.2943631234855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21.3481527066731">
                <text:p>21.3481527066731</text:p>
              </table:table-cell>
              <table:table-cell office:value-type="float" office:value="12.3338639160796">
                <text:p>12.3338639160796</text:p>
              </table:table-cell>
              <table:table-cell office:value-type="float" office:value="12.3338639160796">
                <text:p>12.3338639160796</text:p>
              </table:table-cell>
              <table:table-cell office:value-type="float" office:value="12.3338639160796">
                <text:p>12.3338639160796</text:p>
              </table:table-cell>
              <table:table-cell office:value-type="float" office:value="12.3338639160796">
                <text:p>12.3338639160796</text:p>
              </table:table-cell>
              <table:table-cell office:value-type="float" office:value="12.3338639160796">
                <text:p>12.3338639160796</text:p>
              </table:table-cell>
              <table:table-cell office:value-type="float" office:value="23.5734953687009">
                <text:p>23.5734953687009</text:p>
              </table:table-cell>
              <table:table-cell office:value-type="float" office:value="24.2759723344897">
                <text:p>24.2759723344897</text:p>
              </table:table-cell>
              <table:table-cell office:value-type="float" office:value="NaN">
                <text:p>NaN</text:p>
              </table:table-cell>
              <table:table-cell office:value-type="float" office:value="24.2759723344897">
                <text:p>24.2759723344897</text:p>
              </table:table-cell>
              <table:table-cell office:value-type="float" office:value="24.2759723344897">
                <text:p>24.2759723344897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13.416705330478">
                <text:p>13.416705330478</text:p>
              </table:table-cell>
              <table:table-cell office:value-type="float" office:value="NaN">
                <text:p>NaN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3">
                <text:p>6.0619935641173</text:p>
              </table:table-cell>
              <table:table-cell office:value-type="float" office:value="6.0619935641173">
                <text:p>6.0619935641173</text:p>
              </table:table-cell>
              <table:table-cell office:value-type="float" office:value="6.0619935641173">
                <text:p>6.0619935641173</text:p>
              </table:table-cell>
              <table:table-cell office:value-type="float" office:value="6.0619935641173">
                <text:p>6.0619935641173</text:p>
              </table:table-cell>
              <table:table-cell office:value-type="float" office:value="6.0619935641173">
                <text:p>6.0619935641173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6.0619935641173">
                <text:p>6.0619935641173</text:p>
              </table:table-cell>
              <table:table-cell office:value-type="float" office:value="6.06199356411729">
                <text:p>6.06199356411729</text:p>
              </table:table-cell>
              <table:table-cell office:value-type="float" office:value="7.17568110340521">
                <text:p>7.17568110340521</text:p>
              </table:table-cell>
              <table:table-cell office:value-type="float" office:value="8.28936864269315">
                <text:p>8.28936864269315</text:p>
              </table:table-cell>
              <table:table-cell office:value-type="float" office:value="8.28936864269315">
                <text:p>8.28936864269315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5">
                <text:p>8.28936864269315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8.28936864269314">
                <text:p>8.28936864269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5.73562696428059">
                <text:p>5.7356269642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7379596107235">
                <text:p>15.7379596107235</text:p>
              </table:table-cell>
              <table:table-cell office:value-type="float" office:value="15.8285386263879">
                <text:p>15.8285386263879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5.8770630990653">
                <text:p>15.8770630990653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11.6995695544592">
                <text:p>11.6995695544592</text:p>
              </table:table-cell>
              <table:table-cell office:value-type="float" office:value="8.71542701748267">
                <text:p>8.71542701748267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3">
                <text:p>6.72599865949833</text:p>
              </table:table-cell>
              <table:table-cell office:value-type="float" office:value="6.72599865949833">
                <text:p>6.72599865949833</text:p>
              </table:table-cell>
              <table:table-cell office:value-type="float" office:value="6.72599865949833">
                <text:p>6.72599865949833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3">
                <text:p>6.72599865949833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6.72599865949832">
                <text:p>6.7259986594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2.2330930109983">
                <text:p>12.2330930109983</text:p>
              </table:table-cell>
              <table:table-cell office:value-type="float" office:value="16.3046975964167">
                <text:p>16.3046975964167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16.8475782078058">
                <text:p>16.847578207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55262655448">
                <text:p>26.055262655448</text:p>
              </table:table-cell>
              <table:table-cell office:value-type="float" office:value="26.055262655448">
                <text:p>26.055262655448</text:p>
              </table:table-cell>
              <table:table-cell office:value-type="float" office:value="26.055262655448">
                <text:p>26.055262655448</text:p>
              </table:table-cell>
              <table:table-cell office:value-type="float" office:value="26.055262655448">
                <text:p>26.055262655448</text:p>
              </table:table-cell>
              <table:table-cell office:value-type="float" office:value="1.83470039094923">
                <text:p>1.83470039094923</text:p>
              </table:table-cell>
              <table:table-cell office:value-type="float" office:value="1.83470039094923">
                <text:p>1.83470039094923</text:p>
              </table:table-cell>
              <table:table-cell office:value-type="float" office:value="1.83470039094923">
                <text:p>1.83470039094923</text:p>
              </table:table-cell>
              <table:table-cell office:value-type="float" office:value="1.83470039094923">
                <text:p>1.83470039094923</text:p>
              </table:table-cell>
              <table:table-cell office:value-type="float" office:value="1.83470039094923">
                <text:p>1.83470039094923</text:p>
              </table:table-cell>
              <table:table-cell office:value-type="float" office:value="1.83470039094923">
                <text:p>1.83470039094923</text:p>
              </table:table-cell>
            </table:table-row>
            <table:table-row>
              <table:table-cell office:value-type="string">
                <text:p>Server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078140497444">
                <text:p>26.4078140497444</text:p>
              </table:table-cell>
              <table:table-cell office:value-type="float" office:value="26.4078140497444">
                <text:p>26.4078140497444</text:p>
              </table:table-cell>
              <table:table-cell office:value-type="float" office:value="26.4078140497444">
                <text:p>26.4078140497444</text:p>
              </table:table-cell>
              <table:table-cell office:value-type="float" office:value="26.4078140497444">
                <text:p>26.4078140497444</text:p>
              </table:table-cell>
              <table:table-cell office:value-type="float" office:value="26.4078140497444">
                <text:p>26.4078140497444</text:p>
              </table:table-cell>
              <table:table-cell office:value-type="float" office:value="26.4078140497444">
                <text:p>26.40781404974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NaN">
                <text:p>NaN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1.12548397304262">
                <text:p>1.12548397304262</text:p>
              </table:table-cell>
              <table:table-cell office:value-type="float" office:value="NaN">
                <text:p>NaN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10.5328882601405">
                <text:p>10.532888260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20.7470761439412">
                <text:p>20.7470761439412</text:p>
              </table:table-cell>
              <table:table-cell office:value-type="float" office:value="53.7300494028137">
                <text:p>53.7300494028137</text:p>
              </table:table-cell>
              <table:table-cell office:value-type="float" office:value="53.7300494028137">
                <text:p>53.7300494028137</text:p>
              </table:table-cell>
              <table:table-cell office:value-type="float" office:value="53.7300494028137">
                <text:p>53.7300494028137</text:p>
              </table:table-cell>
              <table:table-cell office:value-type="float" office:value="53.7300494028137">
                <text:p>53.7300494028137</text:p>
              </table:table-cell>
              <table:table-cell office:value-type="float" office:value="53.7300494028137">
                <text:p>53.7300494028137</text:p>
              </table:table-cell>
              <table:table-cell office:value-type="float" office:value="53.7300494028137">
                <text:p>53.7300494028137</text:p>
              </table:table-cell>
              <table:table-cell office:value-type="float" office:value="24.5842433453181">
                <text:p>24.5842433453181</text:p>
              </table:table-cell>
              <table:table-cell office:value-type="float" office:value="24.5842433453181">
                <text:p>24.5842433453181</text:p>
              </table:table-cell>
              <table:table-cell office:value-type="float" office:value="24.5842433453181">
                <text:p>24.5842433453181</text:p>
              </table:table-cell>
              <table:table-cell office:value-type="float" office:value="24.5842433453181">
                <text:p>24.5842433453181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35.7481852310759">
                <text:p>35.7481852310759</text:p>
              </table:table-cell>
              <table:table-cell office:value-type="float" office:value="29.2485144970072">
                <text:p>29.2485144970072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24.9154006742947">
                <text:p>24.915400674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19.9665362564809">
                <text:p>19.9665362564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25.6000817400879">
                <text:p>25.6000817400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38.9278792148219">
                <text:p>38.9278792148219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51.1797404877834">
                <text:p>51.1797404877834</text:p>
              </table:table-cell>
              <table:table-cell office:value-type="float" office:value="49.6259932046903">
                <text:p>49.6259932046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51.5101010285802">
                <text:p>51.5101010285802</text:p>
              </table:table-cell>
              <table:table-cell office:value-type="float" office:value="31.6413946254878">
                <text:p>31.6413946254878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15.0841392895774">
                <text:p>15.0841392895774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9282034373222">
                <text:p>31.9282034373222</text:p>
              </table:table-cell>
              <table:table-cell office:value-type="float" office:value="31.5118570364162">
                <text:p>31.5118570364162</text:p>
              </table:table-cell>
              <table:table-cell office:value-type="float" office:value="30.8179463682395">
                <text:p>30.8179463682395</text:p>
              </table:table-cell>
              <table:table-cell office:value-type="float" office:value="30.8179463682395">
                <text:p>30.8179463682395</text:p>
              </table:table-cell>
              <table:table-cell office:value-type="float" office:value="30.8179463682395">
                <text:p>30.8179463682395</text:p>
              </table:table-cell>
              <table:table-cell office:value-type="float" office:value="30.8179463682395">
                <text:p>30.8179463682395</text:p>
              </table:table-cell>
              <table:table-cell office:value-type="float" office:value="30.8179463682395">
                <text:p>30.8179463682395</text:p>
              </table:table-cell>
              <table:table-cell office:value-type="float" office:value="30.8179463682395">
                <text:p>30.8179463682395</text:p>
              </table:table-cell>
              <table:table-cell office:value-type="float" office:value="32.7321119144747">
                <text:p>32.7321119144747</text:p>
              </table:table-cell>
              <table:table-cell office:value-type="float" office:value="NaN">
                <text:p>NaN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9">
                <text:p>42.3029396456509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42.3029396456508">
                <text:p>42.3029396456508</text:p>
              </table:table-cell>
              <table:table-cell office:value-type="float" office:value="NaN">
                <text:p>NaN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23.0296590060543">
                <text:p>23.0296590060543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33.703545424507">
                <text:p>33.70354542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997066569038">
                <text:p>52.7997066569038</text:p>
              </table:table-cell>
              <table:table-cell office:value-type="float" office:value="52.7997066569038">
                <text:p>52.799706656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997066569038">
                <text:p>52.7997066569038</text:p>
              </table:table-cell>
              <table:table-cell office:value-type="float" office:value="52.7997066569038">
                <text:p>52.7997066569038</text:p>
              </table:table-cell>
              <table:table-cell office:value-type="float" office:value="52.7997066569038">
                <text:p>52.7997066569038</text:p>
              </table:table-cell>
              <table:table-cell office:value-type="float" office:value="52.7997066569038">
                <text:p>52.7997066569038</text:p>
              </table:table-cell>
              <table:table-cell office:value-type="float" office:value="52.7997066569038">
                <text:p>52.799706656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ver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3213623503459">
                <text:p>8.33213623503459</text:p>
              </table:table-cell>
              <table:table-cell office:value-type="float" office:value="0.37697456075979">
                <text:p>0.37697456075979</text:p>
              </table:table-cell>
              <table:table-cell office:value-type="float" office:value="0.37697456075979">
                <text:p>0.37697456075979</text:p>
              </table:table-cell>
              <table:table-cell office:value-type="float" office:value="0.37697456075979">
                <text:p>0.37697456075979</text:p>
              </table:table-cell>
              <table:table-cell office:value-type="float" office:value="0.37697456075979">
                <text:p>0.37697456075979</text:p>
              </table:table-cell>
              <table:table-cell office:value-type="float" office:value="0.374167865875444">
                <text:p>0.374167865875444</text:p>
              </table:table-cell>
              <table:table-cell office:value-type="float" office:value="NaN">
                <text:p>NaN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0.362941086338059">
                <text:p>0.36294108633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40.4529049453359">
                <text:p>40.452904945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42.0395141952067">
                <text:p>42.039514195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396012327812">
                <text:p>13.8396012327812</text:p>
              </table:table-cell>
              <table:table-cell office:value-type="float" office:value="13.8396012327812">
                <text:p>13.8396012327812</text:p>
              </table:table-cell>
              <table:table-cell office:value-type="float" office:value="13.8396012327812">
                <text:p>13.8396012327812</text:p>
              </table:table-cell>
              <table:table-cell office:value-type="float" office:value="13.8396012327812">
                <text:p>13.8396012327812</text:p>
              </table:table-cell>
              <table:table-cell office:value-type="float" office:value="13.8396012327812">
                <text:p>13.8396012327812</text:p>
              </table:table-cell>
              <table:table-cell office:value-type="float" office:value="13.8396012327812">
                <text:p>13.839601232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27.7553468788047">
                <text:p>27.755346878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31.5412555967679">
                <text:p>31.541255596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29.5348218108083">
                <text:p>29.5348218108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4242827932452">
                <text:p>55.424282793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4242827932452">
                <text:p>55.4242827932452</text:p>
              </table:table-cell>
              <table:table-cell office:value-type="float" office:value="55.4242827932452">
                <text:p>55.4242827932452</text:p>
              </table:table-cell>
              <table:table-cell office:value-type="float" office:value="55.4242827932452">
                <text:p>55.4242827932452</text:p>
              </table:table-cell>
              <table:table-cell office:value-type="float" office:value="55.4242827932452">
                <text:p>55.4242827932452</text:p>
              </table:table-cell>
              <table:table-cell office:value-type="float" office:value="55.4242827932452">
                <text:p>55.4242827932452</text:p>
              </table:table-cell>
              <table:table-cell office:value-type="float" office:value="32.9798815679235">
                <text:p>32.9798815679235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31.5318556824189">
                <text:p>31.531855682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47.0722106635559">
                <text:p>47.0722106635559</text:p>
              </table:table-cell>
              <table:table-cell office:value-type="float" office:value="NaN">
                <text:p>NaN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30.4646433076781">
                <text:p>30.4646433076781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14.4633086347615">
                <text:p>14.463308634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3">
                <text:p>28.6440782988983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28.6440782988982">
                <text:p>28.644078298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36.6772890305814">
                <text:p>36.677289030581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28.5985464070104">
                <text:p>28.5985464070104</text:p>
              </table:table-cell>
              <table:table-cell office:value-type="float" office:value="NaN">
                <text:p>NaN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25.8881813398003">
                <text:p>25.8881813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35.4148685033797">
                <text:p>35.414868503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18.3974344508242">
                <text:p>18.397434450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2369300081501">
                <text:p>6.82369300081501</text:p>
              </table:table-cell>
              <table:table-cell office:value-type="float" office:value="6.82369300081501">
                <text:p>6.82369300081501</text:p>
              </table:table-cell>
              <table:table-cell office:value-type="float" office:value="6.82369300081501">
                <text:p>6.82369300081501</text:p>
              </table:table-cell>
              <table:table-cell office:value-type="float" office:value="6.82369300081501">
                <text:p>6.82369300081501</text:p>
              </table:table-cell>
              <table:table-cell office:value-type="float" office:value="6.82369300081501">
                <text:p>6.82369300081501</text:p>
              </table:table-cell>
              <table:table-cell office:value-type="float" office:value="6.82369300081501">
                <text:p>6.823693000815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51cm" svg:stroke-color="#3deb3d" svg:stroke-opacity="60%" draw:fill-color="#3deb3d" draw:opacity="60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c5000b" svg:stroke-opacity="90%" draw:fill-color="#c5000b" draw:opacity="90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152cm" svg:stroke-color="#0066cc" svg:stroke-opacity="75%" draw:fill-color="#0066cc" draw:opacity="7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660066" svg:stroke-opacity="80%" draw:fill-color="#660066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75cm" svg:height="14.247cm" xlink:href="." xlink:type="simple" chart:class="chart:scatter" chart:style-name="ch1">
        <chart:title svg:x="11.581cm" svg:y="0.42cm" chart:style-name="ch2">
          <text:p>Req. Serving Time</text:p>
        </chart:title>
        <chart:legend chart:legend-position="end" svg:x="24.928cm" svg:y="6.101cm" chart:style-name="ch3"/>
        <chart:plot-area chart:style-name="ch4" chart:data-source-has-labels="both" svg:x="-0.121cm" svg:y="1.988cm" svg:width="26.375cm" svg:height="11.26cm">
          <chartooo:coordinate-region svg:x="1.056cm" svg:y="2.2cm" svg:width="24.826cm" svg:height="10.375cm"/>
          <chart:axis chart:dimension="x" chart:name="primary-x" chart:style-name="ch5">
            <chart:categories table:cell-range-address="local-table.$B$1:.$UP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3:.$UP$3" chart:label-cell-address="local-table.$A$3" chart:class="chart:scatter">
            <chart:domain table:cell-range-address="local-table.$B$2:.$UP$2"/>
            <chart:data-point chart:repeated="561"/>
          </chart:series>
          <chart:series chart:style-name="ch8" chart:values-cell-range-address="local-table.$B$4:.$UP$4" chart:label-cell-address="local-table.$A$4" chart:class="chart:scatter">
            <chart:data-point chart:repeated="561"/>
          </chart:series>
          <chart:series chart:style-name="ch9" chart:values-cell-range-address="local-table.$B$5:.$UP$5" chart:label-cell-address="local-table.$A$5" chart:class="chart:scatter">
            <chart:data-point chart:repeated="561"/>
          </chart:series>
          <chart:series chart:style-name="ch10" chart:values-cell-range-address="local-table.$B$6:.$UP$6" chart:label-cell-address="local-table.$A$6" chart:class="chart:scatter">
            <chart:data-point chart:repeated="5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1002">
                <text:p>1002</text:p>
              </table:table-cell>
              <table:table-cell office:value-type="float" office:value="1003">
                <text:p>1003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07">
                <text:p>1007</text:p>
              </table:table-cell>
              <table:table-cell office:value-type="float" office:value="1008">
                <text:p>1008</text:p>
              </table:table-cell>
              <table:table-cell office:value-type="float" office:value="1009">
                <text:p>1009</text:p>
              </table:table-cell>
              <table:table-cell office:value-type="float" office:value="1010">
                <text:p>1010</text:p>
              </table:table-cell>
              <table:table-cell office:value-type="float" office:value="1011">
                <text:p>1011</text:p>
              </table:table-cell>
              <table:table-cell office:value-type="float" office:value="1012">
                <text:p>1012</text:p>
              </table:table-cell>
              <table:table-cell office:value-type="float" office:value="1013">
                <text:p>1013</text:p>
              </table:table-cell>
              <table:table-cell office:value-type="float" office:value="1014">
                <text:p>1014</text:p>
              </table:table-cell>
              <table:table-cell office:value-type="float" office:value="1015">
                <text:p>1015</text:p>
              </table:table-cell>
              <table:table-cell office:value-type="float" office:value="1016">
                <text:p>1016</text:p>
              </table:table-cell>
              <table:table-cell office:value-type="float" office:value="1017">
                <text:p>1017</text:p>
              </table:table-cell>
              <table:table-cell office:value-type="float" office:value="1018">
                <text:p>1018</text:p>
              </table:table-cell>
              <table:table-cell office:value-type="float" office:value="1019">
                <text:p>1019</text:p>
              </table:table-cell>
              <table:table-cell office:value-type="float" office:value="1020">
                <text:p>1020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23">
                <text:p>1023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  <table:table-cell office:value-type="float" office:value="1029">
                <text:p>1029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4">
                <text:p>1034</text:p>
              </table:table-cell>
              <table:table-cell office:value-type="float" office:value="1035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  <table:table-cell office:value-type="float" office:value="1039">
                <text:p>1039</text:p>
              </table:table-cell>
              <table:table-cell office:value-type="float" office:value="1040">
                <text:p>1040</text:p>
              </table:table-cell>
              <table:table-cell office:value-type="float" office:value="1041">
                <text:p>1041</text:p>
              </table:table-cell>
              <table:table-cell office:value-type="float" office:value="1042">
                <text:p>1042</text:p>
              </table:table-cell>
              <table:table-cell office:value-type="float" office:value="1043">
                <text:p>1043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46">
                <text:p>1046</text:p>
              </table:table-cell>
              <table:table-cell office:value-type="float" office:value="1047">
                <text:p>1047</text:p>
              </table:table-cell>
              <table:table-cell office:value-type="float" office:value="1048">
                <text:p>1048</text:p>
              </table:table-cell>
              <table:table-cell office:value-type="float" office:value="1049">
                <text:p>1049</text:p>
              </table:table-cell>
              <table:table-cell office:value-type="float" office:value="1050">
                <text:p>1050</text:p>
              </table:table-cell>
              <table:table-cell office:value-type="float" office:value="1051">
                <text:p>1051</text:p>
              </table:table-cell>
              <table:table-cell office:value-type="float" office:value="1052">
                <text:p>1052</text:p>
              </table:table-cell>
              <table:table-cell office:value-type="float" office:value="1053">
                <text:p>1053</text:p>
              </table:table-cell>
              <table:table-cell office:value-type="float" office:value="1054">
                <text:p>1054</text:p>
              </table:table-cell>
              <table:table-cell office:value-type="float" office:value="1055">
                <text:p>1055</text:p>
              </table:table-cell>
              <table:table-cell office:value-type="float" office:value="1056">
                <text:p>1056</text:p>
              </table:table-cell>
              <table:table-cell office:value-type="float" office:value="1057">
                <text:p>1057</text:p>
              </table:table-cell>
              <table:table-cell office:value-type="float" office:value="1058">
                <text:p>1058</text:p>
              </table:table-cell>
              <table:table-cell office:value-type="float" office:value="1059">
                <text:p>1059</text:p>
              </table:table-cell>
              <table:table-cell office:value-type="float" office:value="1060">
                <text:p>1060</text:p>
              </table:table-cell>
              <table:table-cell office:value-type="float" office:value="1061">
                <text:p>1061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4">
                <text:p>1064</text:p>
              </table:table-cell>
              <table:table-cell office:value-type="float" office:value="1065">
                <text:p>1065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68">
                <text:p>1068</text:p>
              </table:table-cell>
              <table:table-cell office:value-type="float" office:value="1069">
                <text:p>1069</text:p>
              </table:table-cell>
              <table:table-cell office:value-type="float" office:value="1070">
                <text:p>1070</text:p>
              </table:table-cell>
              <table:table-cell office:value-type="float" office:value="1071">
                <text:p>1071</text:p>
              </table:table-cell>
              <table:table-cell office:value-type="float" office:value="1072">
                <text:p>1072</text:p>
              </table:table-cell>
              <table:table-cell office:value-type="float" office:value="1073">
                <text:p>1073</text:p>
              </table:table-cell>
              <table:table-cell office:value-type="float" office:value="1074">
                <text:p>1074</text:p>
              </table:table-cell>
              <table:table-cell office:value-type="float" office:value="1075">
                <text:p>1075</text:p>
              </table:table-cell>
              <table:table-cell office:value-type="float" office:value="1076">
                <text:p>1076</text:p>
              </table:table-cell>
              <table:table-cell office:value-type="float" office:value="1077">
                <text:p>1077</text:p>
              </table:table-cell>
              <table:table-cell office:value-type="float" office:value="1078">
                <text:p>1078</text:p>
              </table:table-cell>
              <table:table-cell office:value-type="float" office:value="1079">
                <text:p>1079</text:p>
              </table:table-cell>
              <table:table-cell office:value-type="float" office:value="1080">
                <text:p>1080</text:p>
              </table:table-cell>
              <table:table-cell office:value-type="float" office:value="1081">
                <text:p>1081</text:p>
              </table:table-cell>
              <table:table-cell office:value-type="float" office:value="1082">
                <text:p>1082</text:p>
              </table:table-cell>
              <table:table-cell office:value-type="float" office:value="1083">
                <text:p>1083</text:p>
              </table:table-cell>
              <table:table-cell office:value-type="float" office:value="1084">
                <text:p>1084</text:p>
              </table:table-cell>
              <table:table-cell office:value-type="float" office:value="1085">
                <text:p>1085</text:p>
              </table:table-cell>
              <table:table-cell office:value-type="float" office:value="1086">
                <text:p>1086</text:p>
              </table:table-cell>
              <table:table-cell office:value-type="float" office:value="1087">
                <text:p>1087</text:p>
              </table:table-cell>
              <table:table-cell office:value-type="float" office:value="1088">
                <text:p>1088</text:p>
              </table:table-cell>
              <table:table-cell office:value-type="float" office:value="1089">
                <text:p>1089</text:p>
              </table:table-cell>
              <table:table-cell office:value-type="float" office:value="1090">
                <text:p>1090</text:p>
              </table:table-cell>
              <table:table-cell office:value-type="float" office:value="1091">
                <text:p>1091</text:p>
              </table:table-cell>
              <table:table-cell office:value-type="float" office:value="1092">
                <text:p>1092</text:p>
              </table:table-cell>
              <table:table-cell office:value-type="float" office:value="1093">
                <text:p>1093</text:p>
              </table:table-cell>
              <table:table-cell office:value-type="float" office:value="1094">
                <text:p>1094</text:p>
              </table:table-cell>
              <table:table-cell office:value-type="float" office:value="1095">
                <text:p>1095</text:p>
              </table:table-cell>
              <table:table-cell office:value-type="float" office:value="1096">
                <text:p>1096</text:p>
              </table:table-cell>
              <table:table-cell office:value-type="float" office:value="1097">
                <text:p>1097</text:p>
              </table:table-cell>
              <table:table-cell office:value-type="float" office:value="1098">
                <text:p>1098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1106">
                <text:p>1106</text:p>
              </table:table-cell>
              <table:table-cell office:value-type="float" office:value="1107">
                <text:p>1107</text:p>
              </table:table-cell>
              <table:table-cell office:value-type="float" office:value="1108">
                <text:p>1108</text:p>
              </table:table-cell>
              <table:table-cell office:value-type="float" office:value="1109">
                <text:p>1109</text:p>
              </table:table-cell>
              <table:table-cell office:value-type="float" office:value="1110">
                <text:p>1110</text:p>
              </table:table-cell>
              <table:table-cell office:value-type="float" office:value="1111">
                <text:p>1111</text:p>
              </table:table-cell>
              <table:table-cell office:value-type="float" office:value="1112">
                <text:p>1112</text:p>
              </table:table-cell>
              <table:table-cell office:value-type="float" office:value="1113">
                <text:p>1113</text:p>
              </table:table-cell>
              <table:table-cell office:value-type="float" office:value="1114">
                <text:p>1114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  <table:table-cell office:value-type="float" office:value="1117">
                <text:p>1117</text:p>
              </table:table-cell>
              <table:table-cell office:value-type="float" office:value="1118">
                <text:p>1118</text:p>
              </table:table-cell>
              <table:table-cell office:value-type="float" office:value="1119">
                <text:p>1119</text:p>
              </table:table-cell>
              <table:table-cell office:value-type="float" office:value="1120">
                <text:p>1120</text:p>
              </table:table-cell>
              <table:table-cell office:value-type="float" office:value="1121">
                <text:p>1121</text:p>
              </table:table-cell>
              <table:table-cell office:value-type="float" office:value="1122">
                <text:p>1122</text:p>
              </table:table-cell>
              <table:table-cell office:value-type="float" office:value="1123">
                <text:p>1123</text:p>
              </table:table-cell>
              <table:table-cell office:value-type="float" office:value="1124">
                <text:p>1124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27">
                <text:p>1127</text:p>
              </table:table-cell>
              <table:table-cell office:value-type="float" office:value="1128">
                <text:p>1128</text:p>
              </table:table-cell>
              <table:table-cell office:value-type="float" office:value="1129">
                <text:p>1129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  <table:table-cell office:value-type="float" office:value="1132">
                <text:p>1132</text:p>
              </table:table-cell>
              <table:table-cell office:value-type="float" office:value="1133">
                <text:p>1133</text:p>
              </table:table-cell>
              <table:table-cell office:value-type="float" office:value="1134">
                <text:p>1134</text:p>
              </table:table-cell>
              <table:table-cell office:value-type="float" office:value="1135">
                <text:p>1135</text:p>
              </table:table-cell>
              <table:table-cell office:value-type="float" office:value="1136">
                <text:p>1136</text:p>
              </table:table-cell>
              <table:table-cell office:value-type="float" office:value="1137">
                <text:p>1137</text:p>
              </table:table-cell>
              <table:table-cell office:value-type="float" office:value="1138">
                <text:p>1138</text:p>
              </table:table-cell>
              <table:table-cell office:value-type="float" office:value="1139">
                <text:p>1139</text:p>
              </table:table-cell>
              <table:table-cell office:value-type="float" office:value="1140">
                <text:p>1140</text:p>
              </table:table-cell>
              <table:table-cell office:value-type="float" office:value="1141">
                <text:p>1141</text:p>
              </table:table-cell>
              <table:table-cell office:value-type="float" office:value="1142">
                <text:p>1142</text:p>
              </table:table-cell>
              <table:table-cell office:value-type="float" office:value="1143">
                <text:p>1143</text:p>
              </table:table-cell>
              <table:table-cell office:value-type="float" office:value="1144">
                <text:p>1144</text:p>
              </table:table-cell>
              <table:table-cell office:value-type="float" office:value="1145">
                <text:p>1145</text:p>
              </table:table-cell>
              <table:table-cell office:value-type="float" office:value="1146">
                <text:p>1146</text:p>
              </table:table-cell>
              <table:table-cell office:value-type="float" office:value="1147">
                <text:p>1147</text:p>
              </table:table-cell>
              <table:table-cell office:value-type="float" office:value="1148">
                <text:p>1148</text:p>
              </table:table-cell>
              <table:table-cell office:value-type="float" office:value="1149">
                <text:p>1149</text:p>
              </table:table-cell>
              <table:table-cell office:value-type="float" office:value="1150">
                <text:p>1150</text:p>
              </table:table-cell>
              <table:table-cell office:value-type="float" office:value="1151">
                <text:p>1151</text:p>
              </table:table-cell>
              <table:table-cell office:value-type="float" office:value="1152">
                <text:p>1152</text:p>
              </table:table-cell>
              <table:table-cell office:value-type="float" office:value="1153">
                <text:p>1153</text:p>
              </table:table-cell>
              <table:table-cell office:value-type="float" office:value="1154">
                <text:p>1154</text:p>
              </table:table-cell>
              <table:table-cell office:value-type="float" office:value="1155">
                <text:p>1155</text:p>
              </table:table-cell>
              <table:table-cell office:value-type="float" office:value="1156">
                <text:p>1156</text:p>
              </table:table-cell>
              <table:table-cell office:value-type="float" office:value="1157">
                <text:p>1157</text:p>
              </table:table-cell>
              <table:table-cell office:value-type="float" office:value="1158">
                <text:p>1158</text:p>
              </table:table-cell>
              <table:table-cell office:value-type="float" office:value="1159">
                <text:p>1159</text:p>
              </table:table-cell>
              <table:table-cell office:value-type="float" office:value="1160">
                <text:p>1160</text:p>
              </table:table-cell>
              <table:table-cell office:value-type="float" office:value="1161">
                <text:p>1161</text:p>
              </table:table-cell>
              <table:table-cell office:value-type="float" office:value="1162">
                <text:p>1162</text:p>
              </table:table-cell>
              <table:table-cell office:value-type="float" office:value="1163">
                <text:p>1163</text:p>
              </table:table-cell>
              <table:table-cell office:value-type="float" office:value="1164">
                <text:p>1164</text:p>
              </table:table-cell>
              <table:table-cell office:value-type="float" office:value="1165">
                <text:p>1165</text:p>
              </table:table-cell>
              <table:table-cell office:value-type="float" office:value="1166">
                <text:p>1166</text:p>
              </table:table-cell>
              <table:table-cell office:value-type="float" office:value="1167">
                <text:p>1167</text:p>
              </table:table-cell>
              <table:table-cell office:value-type="float" office:value="1168">
                <text:p>1168</text:p>
              </table:table-cell>
              <table:table-cell office:value-type="float" office:value="1169">
                <text:p>1169</text:p>
              </table:table-cell>
              <table:table-cell office:value-type="float" office:value="1170">
                <text:p>1170</text:p>
              </table:table-cell>
              <table:table-cell office:value-type="float" office:value="1171">
                <text:p>1171</text:p>
              </table:table-cell>
              <table:table-cell office:value-type="float" office:value="1172">
                <text:p>1172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5">
                <text:p>1175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  <table:table-cell office:value-type="float" office:value="1181">
                <text:p>1181</text:p>
              </table:table-cell>
              <table:table-cell office:value-type="float" office:value="1182">
                <text:p>1182</text:p>
              </table:table-cell>
              <table:table-cell office:value-type="float" office:value="1183">
                <text:p>1183</text:p>
              </table:table-cell>
              <table:table-cell office:value-type="float" office:value="1184">
                <text:p>1184</text:p>
              </table:table-cell>
              <table:table-cell office:value-type="float" office:value="1185">
                <text:p>1185</text:p>
              </table:table-cell>
              <table:table-cell office:value-type="float" office:value="1186">
                <text:p>1186</text:p>
              </table:table-cell>
              <table:table-cell office:value-type="float" office:value="1187">
                <text:p>1187</text:p>
              </table:table-cell>
              <table:table-cell office:value-type="float" office:value="1188">
                <text:p>1188</text:p>
              </table:table-cell>
              <table:table-cell office:value-type="float" office:value="1189">
                <text:p>1189</text:p>
              </table:table-cell>
              <table:table-cell office:value-type="float" office:value="1190">
                <text:p>1190</text:p>
              </table:table-cell>
              <table:table-cell office:value-type="float" office:value="1191">
                <text:p>1191</text:p>
              </table:table-cell>
              <table:table-cell office:value-type="float" office:value="1192">
                <text:p>1192</text:p>
              </table:table-cell>
              <table:table-cell office:value-type="float" office:value="1193">
                <text:p>1193</text:p>
              </table:table-cell>
              <table:table-cell office:value-type="float" office:value="1194">
                <text:p>1194</text:p>
              </table:table-cell>
              <table:table-cell office:value-type="float" office:value="1195">
                <text:p>1195</text:p>
              </table:table-cell>
              <table:table-cell office:value-type="float" office:value="1196">
                <text:p>1196</text:p>
              </table:table-cell>
              <table:table-cell office:value-type="float" office:value="1197">
                <text:p>1197</text:p>
              </table:table-cell>
              <table:table-cell office:value-type="float" office:value="1198">
                <text:p>1198</text:p>
              </table:table-cell>
              <table:table-cell office:value-type="float" office:value="1199">
                <text:p>1199</text:p>
              </table:table-cell>
              <table:table-cell office:value-type="float" office:value="1200">
                <text:p>1200</text:p>
              </table:table-cell>
              <table:table-cell office:value-type="float" office:value="1201">
                <text:p>1201</text:p>
              </table:table-cell>
              <table:table-cell office:value-type="float" office:value="1202">
                <text:p>1202</text:p>
              </table:table-cell>
              <table:table-cell office:value-type="float" office:value="1203">
                <text:p>1203</text:p>
              </table:table-cell>
              <table:table-cell office:value-type="float" office:value="1204">
                <text:p>1204</text:p>
              </table:table-cell>
              <table:table-cell office:value-type="float" office:value="1205">
                <text:p>1205</text:p>
              </table:table-cell>
              <table:table-cell office:value-type="float" office:value="1206">
                <text:p>1206</text:p>
              </table:table-cell>
              <table:table-cell office:value-type="float" office:value="1207">
                <text:p>1207</text:p>
              </table:table-cell>
              <table:table-cell office:value-type="float" office:value="1208">
                <text:p>1208</text:p>
              </table:table-cell>
              <table:table-cell office:value-type="float" office:value="1209">
                <text:p>1209</text:p>
              </table:table-cell>
              <table:table-cell office:value-type="float" office:value="1210">
                <text:p>1210</text:p>
              </table:table-cell>
              <table:table-cell office:value-type="float" office:value="1211">
                <text:p>1211</text:p>
              </table:table-cell>
              <table:table-cell office:value-type="float" office:value="1212">
                <text:p>1212</text:p>
              </table:table-cell>
              <table:table-cell office:value-type="float" office:value="1237">
                <text:p>1237</text:p>
              </table:table-cell>
              <table:table-cell office:value-type="float" office:value="1238">
                <text:p>1238</text:p>
              </table:table-cell>
              <table:table-cell office:value-type="float" office:value="1239">
                <text:p>1239</text:p>
              </table:table-cell>
              <table:table-cell office:value-type="float" office:value="1240">
                <text:p>1240</text:p>
              </table:table-cell>
              <table:table-cell office:value-type="float" office:value="1241">
                <text:p>1241</text:p>
              </table:table-cell>
              <table:table-cell office:value-type="float" office:value="1242">
                <text:p>1242</text:p>
              </table:table-cell>
              <table:table-cell office:value-type="float" office:value="1243">
                <text:p>1243</text:p>
              </table:table-cell>
              <table:table-cell office:value-type="float" office:value="1244">
                <text:p>1244</text:p>
              </table:table-cell>
              <table:table-cell office:value-type="float" office:value="1245">
                <text:p>1245</text:p>
              </table:table-cell>
              <table:table-cell office:value-type="float" office:value="1246">
                <text:p>1246</text:p>
              </table:table-cell>
              <table:table-cell office:value-type="float" office:value="1247">
                <text:p>1247</text:p>
              </table:table-cell>
              <table:table-cell office:value-type="float" office:value="1248">
                <text:p>1248</text:p>
              </table:table-cell>
              <table:table-cell office:value-type="float" office:value="1249">
                <text:p>1249</text:p>
              </table:table-cell>
              <table:table-cell office:value-type="float" office:value="1250">
                <text:p>1250</text:p>
              </table:table-cell>
              <table:table-cell office:value-type="float" office:value="1251">
                <text:p>1251</text:p>
              </table:table-cell>
              <table:table-cell office:value-type="float" office:value="1252">
                <text:p>1252</text:p>
              </table:table-cell>
              <table:table-cell office:value-type="float" office:value="1253">
                <text:p>1253</text:p>
              </table:table-cell>
              <table:table-cell office:value-type="float" office:value="1254">
                <text:p>1254</text:p>
              </table:table-cell>
              <table:table-cell office:value-type="float" office:value="1255">
                <text:p>1255</text:p>
              </table:table-cell>
              <table:table-cell office:value-type="float" office:value="1256">
                <text:p>1256</text:p>
              </table:table-cell>
              <table:table-cell office:value-type="float" office:value="1257">
                <text:p>1257</text:p>
              </table:table-cell>
              <table:table-cell office:value-type="float" office:value="1258">
                <text:p>1258</text:p>
              </table:table-cell>
              <table:table-cell office:value-type="float" office:value="1259">
                <text:p>1259</text:p>
              </table:table-cell>
              <table:table-cell office:value-type="float" office:value="1260">
                <text:p>1260</text:p>
              </table:table-cell>
              <table:table-cell office:value-type="float" office:value="1261">
                <text:p>1261</text:p>
              </table:table-cell>
              <table:table-cell office:value-type="float" office:value="1262">
                <text:p>1262</text:p>
              </table:table-cell>
              <table:table-cell office:value-type="float" office:value="1263">
                <text:p>1263</text:p>
              </table:table-cell>
              <table:table-cell office:value-type="float" office:value="1264">
                <text:p>1264</text:p>
              </table:table-cell>
              <table:table-cell office:value-type="float" office:value="1265">
                <text:p>1265</text:p>
              </table:table-cell>
              <table:table-cell office:value-type="float" office:value="1266">
                <text:p>1266</text:p>
              </table:table-cell>
              <table:table-cell office:value-type="float" office:value="1267">
                <text:p>1267</text:p>
              </table:table-cell>
              <table:table-cell office:value-type="float" office:value="1268">
                <text:p>1268</text:p>
              </table:table-cell>
              <table:table-cell office:value-type="float" office:value="1269">
                <text:p>1269</text:p>
              </table:table-cell>
              <table:table-cell office:value-type="float" office:value="1270">
                <text:p>1270</text:p>
              </table:table-cell>
              <table:table-cell office:value-type="float" office:value="1271">
                <text:p>1271</text:p>
              </table:table-cell>
              <table:table-cell office:value-type="float" office:value="1272">
                <text:p>1272</text:p>
              </table:table-cell>
              <table:table-cell office:value-type="float" office:value="1273">
                <text:p>1273</text:p>
              </table:table-cell>
              <table:table-cell office:value-type="float" office:value="1274">
                <text:p>1274</text:p>
              </table:table-cell>
              <table:table-cell office:value-type="float" office:value="1275">
                <text:p>1275</text:p>
              </table:table-cell>
              <table:table-cell office:value-type="float" office:value="1276">
                <text:p>1276</text:p>
              </table:table-cell>
              <table:table-cell office:value-type="float" office:value="1277">
                <text:p>1277</text:p>
              </table:table-cell>
              <table:table-cell office:value-type="float" office:value="1278">
                <text:p>1278</text:p>
              </table:table-cell>
              <table:table-cell office:value-type="float" office:value="1279">
                <text:p>1279</text:p>
              </table:table-cell>
              <table:table-cell office:value-type="float" office:value="1280">
                <text:p>1280</text:p>
              </table:table-cell>
              <table:table-cell office:value-type="float" office:value="1281">
                <text:p>1281</text:p>
              </table:table-cell>
              <table:table-cell office:value-type="float" office:value="1282">
                <text:p>1282</text:p>
              </table:table-cell>
              <table:table-cell office:value-type="float" office:value="1283">
                <text:p>1283</text:p>
              </table:table-cell>
              <table:table-cell office:value-type="float" office:value="1284">
                <text:p>1284</text:p>
              </table:table-cell>
              <table:table-cell office:value-type="float" office:value="1285">
                <text:p>1285</text:p>
              </table:table-cell>
              <table:table-cell office:value-type="float" office:value="1286">
                <text:p>1286</text:p>
              </table:table-cell>
              <table:table-cell office:value-type="float" office:value="1287">
                <text:p>1287</text:p>
              </table:table-cell>
              <table:table-cell office:value-type="float" office:value="1288">
                <text:p>1288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291">
                <text:p>1291</text:p>
              </table:table-cell>
              <table:table-cell office:value-type="float" office:value="1292">
                <text:p>1292</text:p>
              </table:table-cell>
              <table:table-cell office:value-type="float" office:value="1293">
                <text:p>1293</text:p>
              </table:table-cell>
              <table:table-cell office:value-type="float" office:value="1294">
                <text:p>1294</text:p>
              </table:table-cell>
              <table:table-cell office:value-type="float" office:value="1295">
                <text:p>1295</text:p>
              </table:table-cell>
              <table:table-cell office:value-type="float" office:value="1296">
                <text:p>1296</text:p>
              </table:table-cell>
              <table:table-cell office:value-type="float" office:value="1297">
                <text:p>1297</text:p>
              </table:table-cell>
              <table:table-cell office:value-type="float" office:value="1298">
                <text:p>1298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307">
                <text:p>1307</text:p>
              </table:table-cell>
              <table:table-cell office:value-type="float" office:value="3355">
                <text:p>3355</text:p>
              </table:table-cell>
              <table:table-cell office:value-type="float" office:value="3356">
                <text:p>3356</text:p>
              </table:table-cell>
              <table:table-cell office:value-type="float" office:value="3357">
                <text:p>3357</text:p>
              </table:table-cell>
              <table:table-cell office:value-type="float" office:value="3358">
                <text:p>3358</text:p>
              </table:table-cell>
              <table:table-cell office:value-type="float" office:value="3987">
                <text:p>3987</text:p>
              </table:table-cell>
              <table:table-cell office:value-type="float" office:value="3988">
                <text:p>3988</text:p>
              </table:table-cell>
              <table:table-cell office:value-type="float" office:value="3989">
                <text:p>3989</text:p>
              </table:table-cell>
              <table:table-cell office:value-type="float" office:value="4001">
                <text:p>4001</text:p>
              </table:table-cell>
              <table:table-cell office:value-type="float" office:value="4002">
                <text:p>400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Server0</text:p>
              </table:table-cell>
              <table:table-cell office:value-type="float" office:value="122.932525">
                <text:p>122.932525</text:p>
              </table:table-cell>
              <table:table-cell office:value-type="float" office:value="64.225531125">
                <text:p>64.225531125</text:p>
              </table:table-cell>
              <table:table-cell office:value-type="float" office:value="28.0464828888889">
                <text:p>28.0464828888889</text:p>
              </table:table-cell>
              <table:table-cell office:value-type="float" office:value="4.59216433333333">
                <text:p>4.59216433333333</text:p>
              </table:table-cell>
              <table:table-cell office:value-type="float" office:value="8.99927282608696">
                <text:p>8.99927282608696</text:p>
              </table:table-cell>
              <table:table-cell office:value-type="float" office:value="NaN">
                <text:p>NaN</text:p>
              </table:table-cell>
              <table:table-cell office:value-type="float" office:value="6.977816">
                <text:p>6.977816</text:p>
              </table:table-cell>
              <table:table-cell office:value-type="float" office:value="8.97673166666667">
                <text:p>8.97673166666667</text:p>
              </table:table-cell>
              <table:table-cell office:value-type="float" office:value="16.32905528">
                <text:p>16.32905528</text:p>
              </table:table-cell>
              <table:table-cell office:value-type="float" office:value="22.8843325">
                <text:p>22.8843325</text:p>
              </table:table-cell>
              <table:table-cell office:value-type="float" office:value="16.022829">
                <text:p>16.022829</text:p>
              </table:table-cell>
              <table:table-cell office:value-type="float" office:value="8.87960426666667">
                <text:p>8.87960426666667</text:p>
              </table:table-cell>
              <table:table-cell office:value-type="float" office:value="6.2919305">
                <text:p>6.2919305</text:p>
              </table:table-cell>
              <table:table-cell office:value-type="float" office:value="5.84112969230769">
                <text:p>5.84112969230769</text:p>
              </table:table-cell>
              <table:table-cell office:value-type="float" office:value="8.3522465">
                <text:p>8.3522465</text:p>
              </table:table-cell>
              <table:table-cell office:value-type="float" office:value="20.8326506216216">
                <text:p>20.8326506216216</text:p>
              </table:table-cell>
              <table:table-cell office:value-type="float" office:value="23.571588625">
                <text:p>23.571588625</text:p>
              </table:table-cell>
              <table:table-cell office:value-type="float" office:value="10.8968848666667">
                <text:p>10.8968848666667</text:p>
              </table:table-cell>
              <table:table-cell office:value-type="float" office:value="12.5784028">
                <text:p>12.5784028</text:p>
              </table:table-cell>
              <table:table-cell office:value-type="float" office:value="3.70863408333333">
                <text:p>3.70863408333333</text:p>
              </table:table-cell>
              <table:table-cell office:value-type="float" office:value="3.351287625">
                <text:p>3.351287625</text:p>
              </table:table-cell>
              <table:table-cell office:value-type="float" office:value="3.4942492">
                <text:p>3.4942492</text:p>
              </table:table-cell>
              <table:table-cell office:value-type="float" office:value="3.17459733333333">
                <text:p>3.17459733333333</text:p>
              </table:table-cell>
              <table:table-cell office:value-type="float" office:value="4.25700923529412">
                <text:p>4.25700923529412</text:p>
              </table:table-cell>
              <table:table-cell office:value-type="float" office:value="3.19950366666667">
                <text:p>3.19950366666667</text:p>
              </table:table-cell>
              <table:table-cell office:value-type="float" office:value="4.523898">
                <text:p>4.523898</text:p>
              </table:table-cell>
              <table:table-cell office:value-type="float" office:value="3.2895454">
                <text:p>3.2895454</text:p>
              </table:table-cell>
              <table:table-cell office:value-type="float" office:value="3.184071">
                <text:p>3.184071</text:p>
              </table:table-cell>
              <table:table-cell office:value-type="float" office:value="3.45784625">
                <text:p>3.45784625</text:p>
              </table:table-cell>
              <table:table-cell office:value-type="float" office:value="3.23284421428571">
                <text:p>3.23284421428571</text:p>
              </table:table-cell>
              <table:table-cell office:value-type="float" office:value="3.78953466666667">
                <text:p>3.78953466666667</text:p>
              </table:table-cell>
              <table:table-cell office:value-type="float" office:value="2.74723558333333">
                <text:p>2.74723558333333</text:p>
              </table:table-cell>
              <table:table-cell office:value-type="float" office:value="2.89410066666667">
                <text:p>2.89410066666667</text:p>
              </table:table-cell>
              <table:table-cell office:value-type="float" office:value="2.99579085714286">
                <text:p>2.99579085714286</text:p>
              </table:table-cell>
              <table:table-cell office:value-type="float" office:value="2.83640517647059">
                <text:p>2.83640517647059</text:p>
              </table:table-cell>
              <table:table-cell office:value-type="float" office:value="4.6669945">
                <text:p>4.6669945</text:p>
              </table:table-cell>
              <table:table-cell office:value-type="float" office:value="NaN">
                <text:p>NaN</text:p>
              </table:table-cell>
              <table:table-cell office:value-type="float" office:value="13.2734157307692">
                <text:p>13.2734157307692</text:p>
              </table:table-cell>
              <table:table-cell office:value-type="float" office:value="3.53779391891892">
                <text:p>3.53779391891892</text:p>
              </table:table-cell>
              <table:table-cell office:value-type="float" office:value="6.4603326">
                <text:p>6.4603326</text:p>
              </table:table-cell>
              <table:table-cell office:value-type="float" office:value="9.55758761111111">
                <text:p>9.55758761111111</text:p>
              </table:table-cell>
              <table:table-cell office:value-type="float" office:value="6.86411727777778">
                <text:p>6.86411727777778</text:p>
              </table:table-cell>
              <table:table-cell office:value-type="float" office:value="4.838461875">
                <text:p>4.838461875</text:p>
              </table:table-cell>
              <table:table-cell office:value-type="float" office:value="3.6080428125">
                <text:p>3.6080428125</text:p>
              </table:table-cell>
              <table:table-cell office:value-type="float" office:value="3.84719285714286">
                <text:p>3.84719285714286</text:p>
              </table:table-cell>
              <table:table-cell office:value-type="float" office:value="4.90911073333333">
                <text:p>4.90911073333333</text:p>
              </table:table-cell>
              <table:table-cell office:value-type="float" office:value="6.46592192857143">
                <text:p>6.46592192857143</text:p>
              </table:table-cell>
              <table:table-cell office:value-type="float" office:value="7.19658322222222">
                <text:p>7.19658322222222</text:p>
              </table:table-cell>
              <table:table-cell office:value-type="float" office:value="3.8683901">
                <text:p>3.8683901</text:p>
              </table:table-cell>
              <table:table-cell office:value-type="float" office:value="2.87603093333333">
                <text:p>2.87603093333333</text:p>
              </table:table-cell>
              <table:table-cell office:value-type="float" office:value="4.985295625">
                <text:p>4.985295625</text:p>
              </table:table-cell>
              <table:table-cell office:value-type="float" office:value="3.5585638125">
                <text:p>3.5585638125</text:p>
              </table:table-cell>
              <table:table-cell office:value-type="float" office:value="4.67661047368421">
                <text:p>4.67661047368421</text:p>
              </table:table-cell>
              <table:table-cell office:value-type="float" office:value="2.91767326315789">
                <text:p>2.91767326315789</text:p>
              </table:table-cell>
              <table:table-cell office:value-type="float" office:value="2.96003393333333">
                <text:p>2.96003393333333</text:p>
              </table:table-cell>
              <table:table-cell office:value-type="float" office:value="5.88258485714286">
                <text:p>5.88258485714286</text:p>
              </table:table-cell>
              <table:table-cell office:value-type="float" office:value="3.35108130769231">
                <text:p>3.35108130769231</text:p>
              </table:table-cell>
              <table:table-cell office:value-type="float" office:value="2.92392613333333">
                <text:p>2.92392613333333</text:p>
              </table:table-cell>
              <table:table-cell office:value-type="float" office:value="8.74436851111111">
                <text:p>8.74436851111111</text:p>
              </table:table-cell>
              <table:table-cell office:value-type="float" office:value="24.6152373235294">
                <text:p>24.6152373235294</text:p>
              </table:table-cell>
              <table:table-cell office:value-type="float" office:value="43.3009467272727">
                <text:p>43.3009467272727</text:p>
              </table:table-cell>
              <table:table-cell office:value-type="float" office:value="46.4193484324324">
                <text:p>46.419348432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763694736842">
                <text:p>6.57763694736842</text:p>
              </table:table-cell>
              <table:table-cell office:value-type="float" office:value="18.6306088787879">
                <text:p>18.6306088787879</text:p>
              </table:table-cell>
              <table:table-cell office:value-type="float" office:value="33.8033521875">
                <text:p>33.8033521875</text:p>
              </table:table-cell>
              <table:table-cell office:value-type="float" office:value="27.5478957878788">
                <text:p>27.5478957878788</text:p>
              </table:table-cell>
              <table:table-cell office:value-type="float" office:value="19.8343185714286">
                <text:p>19.8343185714286</text:p>
              </table:table-cell>
              <table:table-cell office:value-type="float" office:value="18.49241375">
                <text:p>18.49241375</text:p>
              </table:table-cell>
              <table:table-cell office:value-type="float" office:value="20.06679025">
                <text:p>20.06679025</text:p>
              </table:table-cell>
              <table:table-cell office:value-type="float" office:value="55.4988259705882">
                <text:p>55.4988259705882</text:p>
              </table:table-cell>
              <table:table-cell office:value-type="float" office:value="47.4206922058823">
                <text:p>47.4206922058823</text:p>
              </table:table-cell>
              <table:table-cell office:value-type="float" office:value="123.979582969697">
                <text:p>123.979582969697</text:p>
              </table:table-cell>
              <table:table-cell office:value-type="float" office:value="136.08476284">
                <text:p>136.08476284</text:p>
              </table:table-cell>
              <table:table-cell office:value-type="float" office:value="77.79536">
                <text:p>77.79536</text:p>
              </table:table-cell>
              <table:table-cell office:value-type="float" office:value="62.2935958292683">
                <text:p>62.2935958292683</text:p>
              </table:table-cell>
              <table:table-cell office:value-type="float" office:value="48.5124056086957">
                <text:p>48.5124056086957</text:p>
              </table:table-cell>
              <table:table-cell office:value-type="float" office:value="25.3765894137931">
                <text:p>25.3765894137931</text:p>
              </table:table-cell>
              <table:table-cell office:value-type="float" office:value="32.4458145">
                <text:p>32.4458145</text:p>
              </table:table-cell>
              <table:table-cell office:value-type="float" office:value="6.47525570370371">
                <text:p>6.47525570370371</text:p>
              </table:table-cell>
              <table:table-cell office:value-type="float" office:value="3.37359275">
                <text:p>3.37359275</text:p>
              </table:table-cell>
              <table:table-cell office:value-type="float" office:value="3.05781441666667">
                <text:p>3.05781441666667</text:p>
              </table:table-cell>
              <table:table-cell office:value-type="float" office:value="11.0237990769231">
                <text:p>11.0237990769231</text:p>
              </table:table-cell>
              <table:table-cell office:value-type="float" office:value="3.0554045">
                <text:p>3.0554045</text:p>
              </table:table-cell>
              <table:table-cell office:value-type="float" office:value="3.259969">
                <text:p>3.259969</text:p>
              </table:table-cell>
              <table:table-cell office:value-type="float" office:value="3.34697225">
                <text:p>3.34697225</text:p>
              </table:table-cell>
              <table:table-cell office:value-type="float" office:value="3.22171466666667">
                <text:p>3.22171466666667</text:p>
              </table:table-cell>
              <table:table-cell office:value-type="float" office:value="2.9406425">
                <text:p>2.9406425</text:p>
              </table:table-cell>
              <table:table-cell office:value-type="float" office:value="3.257823">
                <text:p>3.257823</text:p>
              </table:table-cell>
              <table:table-cell office:value-type="float" office:value="4.54100366666667">
                <text:p>4.54100366666667</text:p>
              </table:table-cell>
              <table:table-cell office:value-type="float" office:value="3.255303">
                <text:p>3.255303</text:p>
              </table:table-cell>
              <table:table-cell office:value-type="float" office:value="2.8138685">
                <text:p>2.8138685</text:p>
              </table:table-cell>
              <table:table-cell office:value-type="float" office:value="3.83597822222222">
                <text:p>3.83597822222222</text:p>
              </table:table-cell>
              <table:table-cell office:value-type="float" office:value="3.82798631818182">
                <text:p>3.82798631818182</text:p>
              </table:table-cell>
              <table:table-cell office:value-type="float" office:value="10.8592429354839">
                <text:p>10.8592429354839</text:p>
              </table:table-cell>
              <table:table-cell office:value-type="float" office:value="16.0988546333333">
                <text:p>16.0988546333333</text:p>
              </table:table-cell>
              <table:table-cell office:value-type="float" office:value="21.3765495483871">
                <text:p>21.3765495483871</text:p>
              </table:table-cell>
              <table:table-cell office:value-type="float" office:value="8.4279275">
                <text:p>8.4279275</text:p>
              </table:table-cell>
              <table:table-cell office:value-type="float" office:value="4.22551444827586">
                <text:p>4.22551444827586</text:p>
              </table:table-cell>
              <table:table-cell office:value-type="float" office:value="5.01481576923077">
                <text:p>5.01481576923077</text:p>
              </table:table-cell>
              <table:table-cell office:value-type="float" office:value="8.16151488888889">
                <text:p>8.16151488888889</text:p>
              </table:table-cell>
              <table:table-cell office:value-type="float" office:value="4.76052055172414">
                <text:p>4.76052055172414</text:p>
              </table:table-cell>
              <table:table-cell office:value-type="float" office:value="4.54268296666667">
                <text:p>4.54268296666667</text:p>
              </table:table-cell>
              <table:table-cell office:value-type="float" office:value="2.6282700952381">
                <text:p>2.6282700952381</text:p>
              </table:table-cell>
              <table:table-cell office:value-type="float" office:value="2.57875352380952">
                <text:p>2.57875352380952</text:p>
              </table:table-cell>
              <table:table-cell office:value-type="float" office:value="2.8347560952381">
                <text:p>2.8347560952381</text:p>
              </table:table-cell>
              <table:table-cell office:value-type="float" office:value="13.8344624736842">
                <text:p>13.8344624736842</text:p>
              </table:table-cell>
              <table:table-cell office:value-type="float" office:value="4.96639943478261">
                <text:p>4.96639943478261</text:p>
              </table:table-cell>
              <table:table-cell office:value-type="float" office:value="20.3659195212766">
                <text:p>20.3659195212766</text:p>
              </table:table-cell>
              <table:table-cell office:value-type="float" office:value="25.2219596666667">
                <text:p>25.2219596666667</text:p>
              </table:table-cell>
              <table:table-cell office:value-type="float" office:value="NaN">
                <text:p>NaN</text:p>
              </table:table-cell>
              <table:table-cell office:value-type="float" office:value="4.2205115">
                <text:p>4.2205115</text:p>
              </table:table-cell>
              <table:table-cell office:value-type="float" office:value="3.00937055882353">
                <text:p>3.00937055882353</text:p>
              </table:table-cell>
              <table:table-cell office:value-type="float" office:value="3.961972">
                <text:p>3.961972</text:p>
              </table:table-cell>
              <table:table-cell office:value-type="float" office:value="2.26965771428571">
                <text:p>2.26965771428571</text:p>
              </table:table-cell>
              <table:table-cell office:value-type="float" office:value="2.31310259090909">
                <text:p>2.31310259090909</text:p>
              </table:table-cell>
              <table:table-cell office:value-type="float" office:value="2.2901165">
                <text:p>2.2901165</text:p>
              </table:table-cell>
              <table:table-cell office:value-type="float" office:value="2.34767221052632">
                <text:p>2.34767221052632</text:p>
              </table:table-cell>
              <table:table-cell office:value-type="float" office:value="2.98139053846154">
                <text:p>2.98139053846154</text:p>
              </table:table-cell>
              <table:table-cell office:value-type="float" office:value="2.96665678947369">
                <text:p>2.96665678947369</text:p>
              </table:table-cell>
              <table:table-cell office:value-type="float" office:value="2.34283209090909">
                <text:p>2.34283209090909</text:p>
              </table:table-cell>
              <table:table-cell office:value-type="float" office:value="2.33537121052632">
                <text:p>2.33537121052632</text:p>
              </table:table-cell>
              <table:table-cell office:value-type="float" office:value="4.9862747368421">
                <text:p>4.9862747368421</text:p>
              </table:table-cell>
              <table:table-cell office:value-type="float" office:value="2.89954313333333">
                <text:p>2.89954313333333</text:p>
              </table:table-cell>
              <table:table-cell office:value-type="float" office:value="3.2269339375">
                <text:p>3.2269339375</text:p>
              </table:table-cell>
              <table:table-cell office:value-type="float" office:value="2.40058022222222">
                <text:p>2.40058022222222</text:p>
              </table:table-cell>
              <table:table-cell office:value-type="float" office:value="2.39142904347826">
                <text:p>2.39142904347826</text:p>
              </table:table-cell>
              <table:table-cell office:value-type="float" office:value="2.27821311764706">
                <text:p>2.27821311764706</text:p>
              </table:table-cell>
              <table:table-cell office:value-type="float" office:value="3.02375911111111">
                <text:p>3.02375911111111</text:p>
              </table:table-cell>
              <table:table-cell office:value-type="float" office:value="2.38692630434783">
                <text:p>2.38692630434783</text:p>
              </table:table-cell>
              <table:table-cell office:value-type="float" office:value="2.34596892307692">
                <text:p>2.345968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9253248478261">
                <text:p>35.9253248478261</text:p>
              </table:table-cell>
              <table:table-cell office:value-type="float" office:value="60.5374563595506">
                <text:p>60.5374563595506</text:p>
              </table:table-cell>
              <table:table-cell office:value-type="float" office:value="38.4045432586207">
                <text:p>38.4045432586207</text:p>
              </table:table-cell>
              <table:table-cell office:value-type="float" office:value="35.1632796056338">
                <text:p>35.1632796056338</text:p>
              </table:table-cell>
              <table:table-cell office:value-type="float" office:value="11.3929525102041">
                <text:p>11.3929525102041</text:p>
              </table:table-cell>
              <table:table-cell office:value-type="float" office:value="2.85054281818182">
                <text:p>2.85054281818182</text:p>
              </table:table-cell>
              <table:table-cell office:value-type="float" office:value="2.32772030434783">
                <text:p>2.32772030434783</text:p>
              </table:table-cell>
              <table:table-cell office:value-type="float" office:value="2.44374">
                <text:p>2.44374</text:p>
              </table:table-cell>
              <table:table-cell office:value-type="float" office:value="2.33182194444444">
                <text:p>2.33182194444444</text:p>
              </table:table-cell>
              <table:table-cell office:value-type="float" office:value="2.34798477272727">
                <text:p>2.34798477272727</text:p>
              </table:table-cell>
              <table:table-cell office:value-type="float" office:value="2.48237952941176">
                <text:p>2.48237952941176</text:p>
              </table:table-cell>
              <table:table-cell office:value-type="float" office:value="3.48426632">
                <text:p>3.48426632</text:p>
              </table:table-cell>
              <table:table-cell office:value-type="float" office:value="2.86399908333333">
                <text:p>2.86399908333333</text:p>
              </table:table-cell>
              <table:table-cell office:value-type="float" office:value="2.41009418181818">
                <text:p>2.41009418181818</text:p>
              </table:table-cell>
              <table:table-cell office:value-type="float" office:value="2.27889895833333">
                <text:p>2.27889895833333</text:p>
              </table:table-cell>
              <table:table-cell office:value-type="float" office:value="3.41256888888889">
                <text:p>3.41256888888889</text:p>
              </table:table-cell>
              <table:table-cell office:value-type="float" office:value="2.91608745454545">
                <text:p>2.91608745454545</text:p>
              </table:table-cell>
              <table:table-cell office:value-type="float" office:value="3.15524717391304">
                <text:p>3.15524717391304</text:p>
              </table:table-cell>
              <table:table-cell office:value-type="float" office:value="2.267382125">
                <text:p>2.267382125</text:p>
              </table:table-cell>
              <table:table-cell office:value-type="float" office:value="2.28216446666667">
                <text:p>2.28216446666667</text:p>
              </table:table-cell>
              <table:table-cell office:value-type="float" office:value="2.32477238888889">
                <text:p>2.32477238888889</text:p>
              </table:table-cell>
              <table:table-cell office:value-type="float" office:value="3.095073">
                <text:p>3.095073</text:p>
              </table:table-cell>
              <table:table-cell office:value-type="float" office:value="2.54939223529412">
                <text:p>2.54939223529412</text:p>
              </table:table-cell>
              <table:table-cell office:value-type="float" office:value="2.2177085">
                <text:p>2.2177085</text:p>
              </table:table-cell>
              <table:table-cell office:value-type="float" office:value="2.2273342">
                <text:p>2.2273342</text:p>
              </table:table-cell>
              <table:table-cell office:value-type="float" office:value="3.02758227586207">
                <text:p>3.02758227586207</text:p>
              </table:table-cell>
              <table:table-cell office:value-type="float" office:value="3.64831971153846">
                <text:p>3.64831971153846</text:p>
              </table:table-cell>
              <table:table-cell office:value-type="float" office:value="3.19797061538462">
                <text:p>3.19797061538462</text:p>
              </table:table-cell>
              <table:table-cell office:value-type="float" office:value="2.84591344">
                <text:p>2.84591344</text:p>
              </table:table-cell>
              <table:table-cell office:value-type="float" office:value="21.9625189423077">
                <text:p>21.9625189423077</text:p>
              </table:table-cell>
              <table:table-cell office:value-type="float" office:value="63.635679">
                <text:p>63.635679</text:p>
              </table:table-cell>
              <table:table-cell office:value-type="float" office:value="50.1513438676471">
                <text:p>50.1513438676471</text:p>
              </table:table-cell>
              <table:table-cell office:value-type="float" office:value="39.6647907875">
                <text:p>39.6647907875</text:p>
              </table:table-cell>
              <table:table-cell office:value-type="float" office:value="33.2071153978495">
                <text:p>33.2071153978495</text:p>
              </table:table-cell>
              <table:table-cell office:value-type="float" office:value="31.8341856973684">
                <text:p>31.8341856973684</text:p>
              </table:table-cell>
              <table:table-cell office:value-type="float" office:value="13.056111238806">
                <text:p>13.056111238806</text:p>
              </table:table-cell>
              <table:table-cell office:value-type="float" office:value="7.62204137313433">
                <text:p>7.62204137313433</text:p>
              </table:table-cell>
              <table:table-cell office:value-type="float" office:value="3.14715375862069">
                <text:p>3.14715375862069</text:p>
              </table:table-cell>
              <table:table-cell office:value-type="float" office:value="2.28115375">
                <text:p>2.28115375</text:p>
              </table:table-cell>
              <table:table-cell office:value-type="float" office:value="2.2820478">
                <text:p>2.2820478</text:p>
              </table:table-cell>
              <table:table-cell office:value-type="float" office:value="2.364051625">
                <text:p>2.364051625</text:p>
              </table:table-cell>
              <table:table-cell office:value-type="float" office:value="2.34397695833333">
                <text:p>2.34397695833333</text:p>
              </table:table-cell>
              <table:table-cell office:value-type="float" office:value="3.92198126923077">
                <text:p>3.92198126923077</text:p>
              </table:table-cell>
              <table:table-cell office:value-type="float" office:value="3.1732677">
                <text:p>3.1732677</text:p>
              </table:table-cell>
              <table:table-cell office:value-type="float" office:value="3.17374895454546">
                <text:p>3.17374895454546</text:p>
              </table:table-cell>
              <table:table-cell office:value-type="float" office:value="2.31212260869565">
                <text:p>2.31212260869565</text:p>
              </table:table-cell>
              <table:table-cell office:value-type="float" office:value="2.3797234375">
                <text:p>2.3797234375</text:p>
              </table:table-cell>
              <table:table-cell office:value-type="float" office:value="2.3652963">
                <text:p>2.3652963</text:p>
              </table:table-cell>
              <table:table-cell office:value-type="float" office:value="2.81573475">
                <text:p>2.81573475</text:p>
              </table:table-cell>
              <table:table-cell office:value-type="float" office:value="8.635210095">
                <text:p>8.635210095</text:p>
              </table:table-cell>
              <table:table-cell office:value-type="float" office:value="19.9370056915888">
                <text:p>19.9370056915888</text:p>
              </table:table-cell>
              <table:table-cell office:value-type="float" office:value="36.8513826458333">
                <text:p>36.8513826458333</text:p>
              </table:table-cell>
              <table:table-cell office:value-type="float" office:value="49.7387541647727">
                <text:p>49.738754164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934183333333">
                <text:p>2.34934183333333</text:p>
              </table:table-cell>
              <table:table-cell office:value-type="float" office:value="2.36596668181818">
                <text:p>2.36596668181818</text:p>
              </table:table-cell>
              <table:table-cell office:value-type="float" office:value="2.34187773913043">
                <text:p>2.34187773913043</text:p>
              </table:table-cell>
              <table:table-cell office:value-type="float" office:value="2.60837736842105">
                <text:p>2.60837736842105</text:p>
              </table:table-cell>
              <table:table-cell office:value-type="float" office:value="2.90561865384615">
                <text:p>2.90561865384615</text:p>
              </table:table-cell>
              <table:table-cell office:value-type="float" office:value="2.40143533333333">
                <text:p>2.40143533333333</text:p>
              </table:table-cell>
              <table:table-cell office:value-type="float" office:value="11.3289503035714">
                <text:p>11.3289503035714</text:p>
              </table:table-cell>
              <table:table-cell office:value-type="float" office:value="2.900231375">
                <text:p>2.900231375</text:p>
              </table:table-cell>
              <table:table-cell office:value-type="float" office:value="4.05615544827586">
                <text:p>4.05615544827586</text:p>
              </table:table-cell>
              <table:table-cell office:value-type="float" office:value="4.23306763829787">
                <text:p>4.23306763829787</text:p>
              </table:table-cell>
              <table:table-cell office:value-type="float" office:value="3.62816395348837">
                <text:p>3.62816395348837</text:p>
              </table:table-cell>
              <table:table-cell office:value-type="float" office:value="3.27976038297872">
                <text:p>3.27976038297872</text:p>
              </table:table-cell>
              <table:table-cell office:value-type="float" office:value="2.63942793333333">
                <text:p>2.63942793333333</text:p>
              </table:table-cell>
              <table:table-cell office:value-type="float" office:value="3.36669309090909">
                <text:p>3.36669309090909</text:p>
              </table:table-cell>
              <table:table-cell office:value-type="float" office:value="3.708846">
                <text:p>3.708846</text:p>
              </table:table-cell>
              <table:table-cell office:value-type="float" office:value="3.14422106818182">
                <text:p>3.14422106818182</text:p>
              </table:table-cell>
              <table:table-cell office:value-type="float" office:value="3.52318485">
                <text:p>3.52318485</text:p>
              </table:table-cell>
              <table:table-cell office:value-type="float" office:value="2.70666417948718">
                <text:p>2.70666417948718</text:p>
              </table:table-cell>
              <table:table-cell office:value-type="float" office:value="3.50953232">
                <text:p>3.50953232</text:p>
              </table:table-cell>
              <table:table-cell office:value-type="float" office:value="4.5463498">
                <text:p>4.5463498</text:p>
              </table:table-cell>
              <table:table-cell office:value-type="float" office:value="3.85994411904762">
                <text:p>3.85994411904762</text:p>
              </table:table-cell>
              <table:table-cell office:value-type="float" office:value="5.2227792">
                <text:p>5.2227792</text:p>
              </table:table-cell>
              <table:table-cell office:value-type="float" office:value="2.98083302325581">
                <text:p>2.98083302325581</text:p>
              </table:table-cell>
              <table:table-cell office:value-type="float" office:value="2.70682648148148">
                <text:p>2.70682648148148</text:p>
              </table:table-cell>
              <table:table-cell office:value-type="float" office:value="3.84280117391304">
                <text:p>3.84280117391304</text:p>
              </table:table-cell>
              <table:table-cell office:value-type="float" office:value="3.52634561111111">
                <text:p>3.52634561111111</text:p>
              </table:table-cell>
              <table:table-cell office:value-type="float" office:value="5.5737098625">
                <text:p>5.5737098625</text:p>
              </table:table-cell>
              <table:table-cell office:value-type="float" office:value="26.4397155396825">
                <text:p>26.4397155396825</text:p>
              </table:table-cell>
              <table:table-cell office:value-type="float" office:value="36.428972126506">
                <text:p>36.428972126506</text:p>
              </table:table-cell>
              <table:table-cell office:value-type="float" office:value="8.43968085714286">
                <text:p>8.43968085714286</text:p>
              </table:table-cell>
              <table:table-cell office:value-type="float" office:value="5.60078590909091">
                <text:p>5.600785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067335714286">
                <text:p>2.75067335714286</text:p>
              </table:table-cell>
              <table:table-cell office:value-type="float" office:value="3.28808866666667">
                <text:p>3.28808866666667</text:p>
              </table:table-cell>
              <table:table-cell office:value-type="float" office:value="3.1569866">
                <text:p>3.1569866</text:p>
              </table:table-cell>
              <table:table-cell office:value-type="float" office:value="3.22750716666667">
                <text:p>3.22750716666667</text:p>
              </table:table-cell>
              <table:table-cell office:value-type="float" office:value="2.50121872">
                <text:p>2.50121872</text:p>
              </table:table-cell>
              <table:table-cell office:value-type="float" office:value="2.64677213043478">
                <text:p>2.64677213043478</text:p>
              </table:table-cell>
              <table:table-cell office:value-type="float" office:value="5.41457590476191">
                <text:p>5.41457590476191</text:p>
              </table:table-cell>
              <table:table-cell office:value-type="float" office:value="4.01375465">
                <text:p>4.01375465</text:p>
              </table:table-cell>
              <table:table-cell office:value-type="float" office:value="2.28265705555556">
                <text:p>2.28265705555556</text:p>
              </table:table-cell>
              <table:table-cell office:value-type="float" office:value="2.35419366666667">
                <text:p>2.35419366666667</text:p>
              </table:table-cell>
              <table:table-cell office:value-type="float" office:value="2.40515657142857">
                <text:p>2.40515657142857</text:p>
              </table:table-cell>
              <table:table-cell office:value-type="float" office:value="4.803940125">
                <text:p>4.803940125</text:p>
              </table:table-cell>
              <table:table-cell office:value-type="float" office:value="3.93038841176471">
                <text:p>3.93038841176471</text:p>
              </table:table-cell>
              <table:table-cell office:value-type="float" office:value="20.8528284722222">
                <text:p>20.8528284722222</text:p>
              </table:table-cell>
              <table:table-cell office:value-type="float" office:value="30.5047807283951">
                <text:p>30.5047807283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060503448276">
                <text:p>3.11060503448276</text:p>
              </table:table-cell>
              <table:table-cell office:value-type="float" office:value="2.4632502">
                <text:p>2.4632502</text:p>
              </table:table-cell>
              <table:table-cell office:value-type="float" office:value="2.24503463636364">
                <text:p>2.24503463636364</text:p>
              </table:table-cell>
              <table:table-cell office:value-type="float" office:value="3.9103465">
                <text:p>3.9103465</text:p>
              </table:table-cell>
              <table:table-cell office:value-type="float" office:value="3.59969847619048">
                <text:p>3.59969847619048</text:p>
              </table:table-cell>
              <table:table-cell office:value-type="float" office:value="2.26373757142857">
                <text:p>2.26373757142857</text:p>
              </table:table-cell>
              <table:table-cell office:value-type="float" office:value="2.3372591">
                <text:p>2.3372591</text:p>
              </table:table-cell>
              <table:table-cell office:value-type="float" office:value="2.3891118">
                <text:p>2.3891118</text:p>
              </table:table-cell>
              <table:table-cell office:value-type="float" office:value="2.35174831578947">
                <text:p>2.35174831578947</text:p>
              </table:table-cell>
              <table:table-cell office:value-type="float" office:value="2.78100669230769">
                <text:p>2.78100669230769</text:p>
              </table:table-cell>
              <table:table-cell office:value-type="float" office:value="2.43800466666667">
                <text:p>2.43800466666667</text:p>
              </table:table-cell>
              <table:table-cell office:value-type="float" office:value="2.79977484615385">
                <text:p>2.79977484615385</text:p>
              </table:table-cell>
              <table:table-cell office:value-type="float" office:value="2.52077194736842">
                <text:p>2.52077194736842</text:p>
              </table:table-cell>
              <table:table-cell office:value-type="float" office:value="2.46338988235294">
                <text:p>2.46338988235294</text:p>
              </table:table-cell>
              <table:table-cell office:value-type="float" office:value="2.45283244">
                <text:p>2.45283244</text:p>
              </table:table-cell>
              <table:table-cell office:value-type="float" office:value="5.42636091666667">
                <text:p>5.42636091666667</text:p>
              </table:table-cell>
              <table:table-cell office:value-type="float" office:value="3.33074191666667">
                <text:p>3.33074191666667</text:p>
              </table:table-cell>
              <table:table-cell office:value-type="float" office:value="3.23903634782609">
                <text:p>3.23903634782609</text:p>
              </table:table-cell>
              <table:table-cell office:value-type="float" office:value="2.74816105">
                <text:p>2.74816105</text:p>
              </table:table-cell>
              <table:table-cell office:value-type="float" office:value="2.28214430434783">
                <text:p>2.28214430434783</text:p>
              </table:table-cell>
              <table:table-cell office:value-type="float" office:value="2.80630913636364">
                <text:p>2.80630913636364</text:p>
              </table:table-cell>
              <table:table-cell office:value-type="float" office:value="2.96572256521739">
                <text:p>2.96572256521739</text:p>
              </table:table-cell>
              <table:table-cell office:value-type="float" office:value="2.69327061904762">
                <text:p>2.69327061904762</text:p>
              </table:table-cell>
              <table:table-cell office:value-type="float" office:value="3.46731063636364">
                <text:p>3.46731063636364</text:p>
              </table:table-cell>
              <table:table-cell office:value-type="float" office:value="3.08568052">
                <text:p>3.08568052</text:p>
              </table:table-cell>
              <table:table-cell office:value-type="float" office:value="3.7180518125">
                <text:p>3.7180518125</text:p>
              </table:table-cell>
              <table:table-cell office:value-type="float" office:value="11.133495">
                <text:p>11.133495</text:p>
              </table:table-cell>
              <table:table-cell office:value-type="float" office:value="3.0124851875">
                <text:p>3.0124851875</text:p>
              </table:table-cell>
              <table:table-cell office:value-type="float" office:value="3.43735875">
                <text:p>3.43735875</text:p>
              </table:table-cell>
              <table:table-cell office:value-type="float" office:value="2.53763215384615">
                <text:p>2.53763215384615</text:p>
              </table:table-cell>
              <table:table-cell office:value-type="float" office:value="2.883961875">
                <text:p>2.883961875</text:p>
              </table:table-cell>
              <table:table-cell office:value-type="float" office:value="3.88656269230769">
                <text:p>3.88656269230769</text:p>
              </table:table-cell>
              <table:table-cell office:value-type="float" office:value="2.2789924">
                <text:p>2.2789924</text:p>
              </table:table-cell>
              <table:table-cell office:value-type="float" office:value="2.35221883333333">
                <text:p>2.35221883333333</text:p>
              </table:table-cell>
              <table:table-cell office:value-type="float" office:value="2.44692016666667">
                <text:p>2.44692016666667</text:p>
              </table:table-cell>
              <table:table-cell office:value-type="float" office:value="3.55993416666667">
                <text:p>3.55993416666667</text:p>
              </table:table-cell>
              <table:table-cell office:value-type="float" office:value="4.94001126086957">
                <text:p>4.94001126086957</text:p>
              </table:table-cell>
              <table:table-cell office:value-type="float" office:value="3.0312621">
                <text:p>3.0312621</text:p>
              </table:table-cell>
              <table:table-cell office:value-type="float" office:value="2.78854120833333">
                <text:p>2.78854120833333</text:p>
              </table:table-cell>
              <table:table-cell office:value-type="float" office:value="2.51326175">
                <text:p>2.51326175</text:p>
              </table:table-cell>
              <table:table-cell office:value-type="float" office:value="3.06861729411765">
                <text:p>3.06861729411765</text:p>
              </table:table-cell>
              <table:table-cell office:value-type="float" office:value="3.77256242857143">
                <text:p>3.77256242857143</text:p>
              </table:table-cell>
              <table:table-cell office:value-type="float" office:value="2.67344336842105">
                <text:p>2.67344336842105</text:p>
              </table:table-cell>
              <table:table-cell office:value-type="float" office:value="2.49704771428571">
                <text:p>2.49704771428571</text:p>
              </table:table-cell>
              <table:table-cell office:value-type="float" office:value="2.26290822222222">
                <text:p>2.26290822222222</text:p>
              </table:table-cell>
              <table:table-cell office:value-type="float" office:value="2.67934346153846">
                <text:p>2.67934346153846</text:p>
              </table:table-cell>
              <table:table-cell office:value-type="float" office:value="2.94033175">
                <text:p>2.94033175</text:p>
              </table:table-cell>
              <table:table-cell office:value-type="float" office:value="2.70919247368421">
                <text:p>2.70919247368421</text:p>
              </table:table-cell>
              <table:table-cell office:value-type="float" office:value="2.38203666666667">
                <text:p>2.38203666666667</text:p>
              </table:table-cell>
              <table:table-cell office:value-type="float" office:value="2.18952358333333">
                <text:p>2.18952358333333</text:p>
              </table:table-cell>
              <table:table-cell office:value-type="float" office:value="2.6456376">
                <text:p>2.6456376</text:p>
              </table:table-cell>
              <table:table-cell office:value-type="float" office:value="2.96173564285714">
                <text:p>2.96173564285714</text:p>
              </table:table-cell>
              <table:table-cell office:value-type="float" office:value="2.395205625">
                <text:p>2.395205625</text:p>
              </table:table-cell>
              <table:table-cell office:value-type="float" office:value="2.29727444444444">
                <text:p>2.29727444444444</text:p>
              </table:table-cell>
              <table:table-cell office:value-type="float" office:value="2.32068075">
                <text:p>2.32068075</text:p>
              </table:table-cell>
              <table:table-cell office:value-type="float" office:value="2.46952005555556">
                <text:p>2.46952005555556</text:p>
              </table:table-cell>
              <table:table-cell office:value-type="float" office:value="3.14843027272727">
                <text:p>3.14843027272727</text:p>
              </table:table-cell>
              <table:table-cell office:value-type="float" office:value="2.36297422222222">
                <text:p>2.36297422222222</text:p>
              </table:table-cell>
              <table:table-cell office:value-type="float" office:value="2.23103513333333">
                <text:p>2.23103513333333</text:p>
              </table:table-cell>
              <table:table-cell office:value-type="float" office:value="2.227583">
                <text:p>2.227583</text:p>
              </table:table-cell>
              <table:table-cell office:value-type="float" office:value="2.52801508333333">
                <text:p>2.52801508333333</text:p>
              </table:table-cell>
              <table:table-cell office:value-type="float" office:value="2.65044811111111">
                <text:p>2.65044811111111</text:p>
              </table:table-cell>
              <table:table-cell office:value-type="float" office:value="2.30744926666667">
                <text:p>2.30744926666667</text:p>
              </table:table-cell>
              <table:table-cell office:value-type="float" office:value="2.22613685">
                <text:p>2.22613685</text:p>
              </table:table-cell>
              <table:table-cell office:value-type="float" office:value="2.28022061111111">
                <text:p>2.28022061111111</text:p>
              </table:table-cell>
              <table:table-cell office:value-type="float" office:value="3.33014136842105">
                <text:p>3.33014136842105</text:p>
              </table:table-cell>
              <table:table-cell office:value-type="float" office:value="2.75284688888889">
                <text:p>2.75284688888889</text:p>
              </table:table-cell>
              <table:table-cell office:value-type="float" office:value="5.24855275">
                <text:p>5.24855275</text:p>
              </table:table-cell>
              <table:table-cell office:value-type="float" office:value="3.07293142857143">
                <text:p>3.07293142857143</text:p>
              </table:table-cell>
              <table:table-cell office:value-type="float" office:value="2.22810775">
                <text:p>2.22810775</text:p>
              </table:table-cell>
              <table:table-cell office:value-type="float" office:value="2.64273582608696">
                <text:p>2.64273582608696</text:p>
              </table:table-cell>
              <table:table-cell office:value-type="float" office:value="2.716275">
                <text:p>2.716275</text:p>
              </table:table-cell>
              <table:table-cell office:value-type="float" office:value="2.38246415">
                <text:p>2.38246415</text:p>
              </table:table-cell>
              <table:table-cell office:value-type="float" office:value="2.25116286363636">
                <text:p>2.25116286363636</text:p>
              </table:table-cell>
              <table:table-cell office:value-type="float" office:value="2.25661623529412">
                <text:p>2.25661623529412</text:p>
              </table:table-cell>
              <table:table-cell office:value-type="float" office:value="2.55473928571429">
                <text:p>2.55473928571429</text:p>
              </table:table-cell>
              <table:table-cell office:value-type="float" office:value="2.69771715384615">
                <text:p>2.69771715384615</text:p>
              </table:table-cell>
              <table:table-cell office:value-type="float" office:value="2.48547768181818">
                <text:p>2.48547768181818</text:p>
              </table:table-cell>
              <table:table-cell office:value-type="float" office:value="2.19047422727273">
                <text:p>2.19047422727273</text:p>
              </table:table-cell>
              <table:table-cell office:value-type="float" office:value="2.14927945">
                <text:p>2.14927945</text:p>
              </table:table-cell>
              <table:table-cell office:value-type="float" office:value="2.57084053333333">
                <text:p>2.57084053333333</text:p>
              </table:table-cell>
              <table:table-cell office:value-type="float" office:value="2.78917817647059">
                <text:p>2.78917817647059</text:p>
              </table:table-cell>
              <table:table-cell office:value-type="float" office:value="2.37745713333333">
                <text:p>2.37745713333333</text:p>
              </table:table-cell>
              <table:table-cell office:value-type="float" office:value="2.28889210526316">
                <text:p>2.28889210526316</text:p>
              </table:table-cell>
              <table:table-cell office:value-type="float" office:value="2.27467986956522">
                <text:p>2.27467986956522</text:p>
              </table:table-cell>
              <table:table-cell office:value-type="float" office:value="3.38021155">
                <text:p>3.38021155</text:p>
              </table:table-cell>
              <table:table-cell office:value-type="float" office:value="2.96012377777778">
                <text:p>2.96012377777778</text:p>
              </table:table-cell>
              <table:table-cell office:value-type="float" office:value="2.511434625">
                <text:p>2.511434625</text:p>
              </table:table-cell>
              <table:table-cell office:value-type="float" office:value="2.23731882608696">
                <text:p>2.23731882608696</text:p>
              </table:table-cell>
              <table:table-cell office:value-type="float" office:value="2.40534245833333">
                <text:p>2.40534245833333</text:p>
              </table:table-cell>
              <table:table-cell office:value-type="float" office:value="3.60145345454545">
                <text:p>3.60145345454545</text:p>
              </table:table-cell>
              <table:table-cell office:value-type="float" office:value="2.76286358333333">
                <text:p>2.76286358333333</text:p>
              </table:table-cell>
              <table:table-cell office:value-type="float" office:value="2.9686799">
                <text:p>2.9686799</text:p>
              </table:table-cell>
              <table:table-cell office:value-type="float" office:value="2.4233225">
                <text:p>2.4233225</text:p>
              </table:table-cell>
              <table:table-cell office:value-type="float" office:value="2.39582340909091">
                <text:p>2.39582340909091</text:p>
              </table:table-cell>
              <table:table-cell office:value-type="float" office:value="2.67956686363636">
                <text:p>2.67956686363636</text:p>
              </table:table-cell>
              <table:table-cell office:value-type="float" office:value="3.18346086363636">
                <text:p>3.18346086363636</text:p>
              </table:table-cell>
              <table:table-cell office:value-type="float" office:value="3.35680816666667">
                <text:p>3.35680816666667</text:p>
              </table:table-cell>
              <table:table-cell office:value-type="float" office:value="2.222621">
                <text:p>2.222621</text:p>
              </table:table-cell>
              <table:table-cell office:value-type="float" office:value="2.29476033333333">
                <text:p>2.29476033333333</text:p>
              </table:table-cell>
              <table:table-cell office:value-type="float" office:value="3.02225605555556">
                <text:p>3.02225605555556</text:p>
              </table:table-cell>
              <table:table-cell office:value-type="float" office:value="2.67073096153846">
                <text:p>2.67073096153846</text:p>
              </table:table-cell>
              <table:table-cell office:value-type="float" office:value="2.20013666666667">
                <text:p>2.20013666666667</text:p>
              </table:table-cell>
              <table:table-cell office:value-type="float" office:value="2.39563611764706">
                <text:p>2.39563611764706</text:p>
              </table:table-cell>
              <table:table-cell office:value-type="float" office:value="2.32613325">
                <text:p>2.32613325</text:p>
              </table:table-cell>
              <table:table-cell office:value-type="float" office:value="2.78949392857143">
                <text:p>2.78949392857143</text:p>
              </table:table-cell>
              <table:table-cell office:value-type="float" office:value="2.9903258">
                <text:p>2.9903258</text:p>
              </table:table-cell>
              <table:table-cell office:value-type="float" office:value="2.33744578571429">
                <text:p>2.33744578571429</text:p>
              </table:table-cell>
              <table:table-cell office:value-type="float" office:value="2.19359407142857">
                <text:p>2.19359407142857</text:p>
              </table:table-cell>
              <table:table-cell office:value-type="float" office:value="2.402786625">
                <text:p>2.402786625</text:p>
              </table:table-cell>
              <table:table-cell office:value-type="float" office:value="2.7371571875">
                <text:p>2.7371571875</text:p>
              </table:table-cell>
              <table:table-cell office:value-type="float" office:value="2.52955176470588">
                <text:p>2.52955176470588</text:p>
              </table:table-cell>
              <table:table-cell office:value-type="float" office:value="6.92038587878788">
                <text:p>6.92038587878788</text:p>
              </table:table-cell>
              <table:table-cell office:value-type="float" office:value="18.28858655">
                <text:p>18.28858655</text:p>
              </table:table-cell>
              <table:table-cell office:value-type="float" office:value="30.4354861775701">
                <text:p>30.4354861775701</text:p>
              </table:table-cell>
              <table:table-cell office:value-type="float" office:value="62.6827530515464">
                <text:p>62.6827530515464</text:p>
              </table:table-cell>
              <table:table-cell office:value-type="float" office:value="42.3013560746269">
                <text:p>42.3013560746269</text:p>
              </table:table-cell>
              <table:table-cell office:value-type="float" office:value="33.9288346375">
                <text:p>33.9288346375</text:p>
              </table:table-cell>
              <table:table-cell office:value-type="float" office:value="32.0897410930232">
                <text:p>32.0897410930232</text:p>
              </table:table-cell>
              <table:table-cell office:value-type="float" office:value="25.447208948718">
                <text:p>25.447208948718</text:p>
              </table:table-cell>
              <table:table-cell office:value-type="float" office:value="22.1404909759036">
                <text:p>22.1404909759036</text:p>
              </table:table-cell>
              <table:table-cell office:value-type="float" office:value="25.609056746988">
                <text:p>25.609056746988</text:p>
              </table:table-cell>
              <table:table-cell office:value-type="float" office:value="32.2967266595745">
                <text:p>32.2967266595745</text:p>
              </table:table-cell>
              <table:table-cell office:value-type="float" office:value="38.5435379210526">
                <text:p>38.5435379210526</text:p>
              </table:table-cell>
              <table:table-cell office:value-type="float" office:value="36.4534575243902">
                <text:p>36.4534575243902</text:p>
              </table:table-cell>
              <table:table-cell office:value-type="float" office:value="24.8824778987342">
                <text:p>24.8824778987342</text:p>
              </table:table-cell>
              <table:table-cell office:value-type="float" office:value="39.7611741794872">
                <text:p>39.7611741794872</text:p>
              </table:table-cell>
              <table:table-cell office:value-type="float" office:value="32.2791253947368">
                <text:p>32.2791253947368</text:p>
              </table:table-cell>
              <table:table-cell office:value-type="float" office:value="45.7059865357143">
                <text:p>45.7059865357143</text:p>
              </table:table-cell>
              <table:table-cell office:value-type="float" office:value="73.5601359">
                <text:p>73.5601359</text:p>
              </table:table-cell>
              <table:table-cell office:value-type="float" office:value="63.310423">
                <text:p>63.310423</text:p>
              </table:table-cell>
              <table:table-cell office:value-type="float" office:value="73.8975822777778">
                <text:p>73.8975822777778</text:p>
              </table:table-cell>
              <table:table-cell office:value-type="float" office:value="57.3596192125">
                <text:p>57.3596192125</text:p>
              </table:table-cell>
              <table:table-cell office:value-type="float" office:value="60.1906187908497">
                <text:p>60.1906187908497</text:p>
              </table:table-cell>
              <table:table-cell office:value-type="float" office:value="69.2258005911602">
                <text:p>69.2258005911602</text:p>
              </table:table-cell>
              <table:table-cell office:value-type="float" office:value="76.1609087526882">
                <text:p>76.1609087526882</text:p>
              </table:table-cell>
              <table:table-cell office:value-type="float" office:value="56.8972932892562">
                <text:p>56.8972932892562</text:p>
              </table:table-cell>
              <table:table-cell office:value-type="float" office:value="24.6059277844827">
                <text:p>24.6059277844827</text:p>
              </table:table-cell>
              <table:table-cell office:value-type="float" office:value="3.69770989473684">
                <text:p>3.69770989473684</text:p>
              </table:table-cell>
              <table:table-cell office:value-type="float" office:value="2.92652565217391">
                <text:p>2.92652565217391</text:p>
              </table:table-cell>
              <table:table-cell office:value-type="float" office:value="2.17504115686275">
                <text:p>2.17504115686275</text:p>
              </table:table-cell>
              <table:table-cell office:value-type="float" office:value="2.30343392592593">
                <text:p>2.30343392592593</text:p>
              </table:table-cell>
              <table:table-cell office:value-type="float" office:value="2.65046266666667">
                <text:p>2.65046266666667</text:p>
              </table:table-cell>
              <table:table-cell office:value-type="float" office:value="2.12319576190476">
                <text:p>2.12319576190476</text:p>
              </table:table-cell>
              <table:table-cell office:value-type="float" office:value="2.25827108695652">
                <text:p>2.25827108695652</text:p>
              </table:table-cell>
              <table:table-cell office:value-type="float" office:value="2.51921513636364">
                <text:p>2.51921513636364</text:p>
              </table:table-cell>
              <table:table-cell office:value-type="float" office:value="4.58213408333333">
                <text:p>4.58213408333333</text:p>
              </table:table-cell>
              <table:table-cell office:value-type="float" office:value="3.16112930434783">
                <text:p>3.16112930434783</text:p>
              </table:table-cell>
              <table:table-cell office:value-type="float" office:value="2.26778772727273">
                <text:p>2.26778772727273</text:p>
              </table:table-cell>
              <table:table-cell office:value-type="float" office:value="2.28354382608696">
                <text:p>2.28354382608696</text:p>
              </table:table-cell>
              <table:table-cell office:value-type="float" office:value="2.28041504166667">
                <text:p>2.28041504166667</text:p>
              </table:table-cell>
              <table:table-cell office:value-type="float" office:value="2.68809140909091">
                <text:p>2.68809140909091</text:p>
              </table:table-cell>
              <table:table-cell office:value-type="float" office:value="2.51669708695652">
                <text:p>2.51669708695652</text:p>
              </table:table-cell>
              <table:table-cell office:value-type="float" office:value="2.42703686363636">
                <text:p>2.42703686363636</text:p>
              </table:table-cell>
              <table:table-cell office:value-type="float" office:value="2.34025710526316">
                <text:p>2.34025710526316</text:p>
              </table:table-cell>
              <table:table-cell office:value-type="float" office:value="8.61124686915888">
                <text:p>8.61124686915888</text:p>
              </table:table-cell>
              <table:table-cell office:value-type="float" office:value="21.8739612991453">
                <text:p>21.8739612991453</text:p>
              </table:table-cell>
              <table:table-cell office:value-type="float" office:value="5.9705821">
                <text:p>5.9705821</text:p>
              </table:table-cell>
              <table:table-cell office:value-type="float" office:value="3.33456441463415">
                <text:p>3.33456441463415</text:p>
              </table:table-cell>
              <table:table-cell office:value-type="float" office:value="3.66700360465116">
                <text:p>3.66700360465116</text:p>
              </table:table-cell>
              <table:table-cell office:value-type="float" office:value="3.17348482051282">
                <text:p>3.17348482051282</text:p>
              </table:table-cell>
              <table:table-cell office:value-type="float" office:value="4.5842024">
                <text:p>4.5842024</text:p>
              </table:table-cell>
              <table:table-cell office:value-type="float" office:value="4.53525612">
                <text:p>4.53525612</text:p>
              </table:table-cell>
              <table:table-cell office:value-type="float" office:value="2.58119719047619">
                <text:p>2.58119719047619</text:p>
              </table:table-cell>
              <table:table-cell office:value-type="float" office:value="2.27016483333333">
                <text:p>2.27016483333333</text:p>
              </table:table-cell>
              <table:table-cell office:value-type="float" office:value="2.59131204545455">
                <text:p>2.59131204545455</text:p>
              </table:table-cell>
              <table:table-cell office:value-type="float" office:value="4.1912090625">
                <text:p>4.1912090625</text:p>
              </table:table-cell>
              <table:table-cell office:value-type="float" office:value="3.79382348">
                <text:p>3.79382348</text:p>
              </table:table-cell>
              <table:table-cell office:value-type="float" office:value="3.0622697826087">
                <text:p>3.0622697826087</text:p>
              </table:table-cell>
              <table:table-cell office:value-type="float" office:value="2.69905445454545">
                <text:p>2.69905445454545</text:p>
              </table:table-cell>
              <table:table-cell office:value-type="float" office:value="2.58630925">
                <text:p>2.58630925</text:p>
              </table:table-cell>
              <table:table-cell office:value-type="float" office:value="3.72114657142857">
                <text:p>3.72114657142857</text:p>
              </table:table-cell>
              <table:table-cell office:value-type="float" office:value="3.11260979166667">
                <text:p>3.11260979166667</text:p>
              </table:table-cell>
              <table:table-cell office:value-type="float" office:value="2.93565538095238">
                <text:p>2.93565538095238</text:p>
              </table:table-cell>
              <table:table-cell office:value-type="float" office:value="4.35397995">
                <text:p>4.35397995</text:p>
              </table:table-cell>
              <table:table-cell office:value-type="float" office:value="6.944383">
                <text:p>6.944383</text:p>
              </table:table-cell>
              <table:table-cell office:value-type="float" office:value="5.20287094117647">
                <text:p>5.20287094117647</text:p>
              </table:table-cell>
              <table:table-cell office:value-type="float" office:value="3.78669222222222">
                <text:p>3.78669222222222</text:p>
              </table:table-cell>
              <table:table-cell office:value-type="float" office:value="8.53262633962264">
                <text:p>8.53262633962264</text:p>
              </table:table-cell>
              <table:table-cell office:value-type="float" office:value="8.07886823076923">
                <text:p>8.07886823076923</text:p>
              </table:table-cell>
              <table:table-cell office:value-type="float" office:value="2.6265418">
                <text:p>2.6265418</text:p>
              </table:table-cell>
              <table:table-cell office:value-type="float" office:value="2.98956254545455">
                <text:p>2.98956254545455</text:p>
              </table:table-cell>
              <table:table-cell office:value-type="float" office:value="2.91309925">
                <text:p>2.91309925</text:p>
              </table:table-cell>
              <table:table-cell office:value-type="float" office:value="2.99143671428571">
                <text:p>2.99143671428571</text:p>
              </table:table-cell>
              <table:table-cell office:value-type="float" office:value="2.26912816666667">
                <text:p>2.26912816666667</text:p>
              </table:table-cell>
              <table:table-cell office:value-type="float" office:value="2.44317395454545">
                <text:p>2.44317395454545</text:p>
              </table:table-cell>
              <table:table-cell office:value-type="float" office:value="2.43277546153846">
                <text:p>2.43277546153846</text:p>
              </table:table-cell>
              <table:table-cell office:value-type="float" office:value="7.58434063333334">
                <text:p>7.58434063333334</text:p>
              </table:table-cell>
              <table:table-cell office:value-type="float" office:value="2.78879383333333">
                <text:p>2.78879383333333</text:p>
              </table:table-cell>
              <table:table-cell office:value-type="float" office:value="2.49965943478261">
                <text:p>2.49965943478261</text:p>
              </table:table-cell>
              <table:table-cell office:value-type="float" office:value="2.35574581818182">
                <text:p>2.35574581818182</text:p>
              </table:table-cell>
              <table:table-cell office:value-type="float" office:value="2.74031570833333">
                <text:p>2.74031570833333</text:p>
              </table:table-cell>
              <table:table-cell office:value-type="float" office:value="2.75056752941176">
                <text:p>2.75056752941176</text:p>
              </table:table-cell>
              <table:table-cell office:value-type="float" office:value="2.4209606">
                <text:p>2.4209606</text:p>
              </table:table-cell>
              <table:table-cell office:value-type="float" office:value="2.30713510526316">
                <text:p>2.30713510526316</text:p>
              </table:table-cell>
              <table:table-cell office:value-type="float" office:value="2.30748331818182">
                <text:p>2.30748331818182</text:p>
              </table:table-cell>
              <table:table-cell office:value-type="float" office:value="3.70012956">
                <text:p>3.70012956</text:p>
              </table:table-cell>
              <table:table-cell office:value-type="float" office:value="4.11203966666667">
                <text:p>4.11203966666667</text:p>
              </table:table-cell>
              <table:table-cell office:value-type="float" office:value="2.91866608695652">
                <text:p>2.91866608695652</text:p>
              </table:table-cell>
              <table:table-cell office:value-type="float" office:value="2.2391290625">
                <text:p>2.23912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54021019108">
                <text:p>23.2254021019108</text:p>
              </table:table-cell>
              <table:table-cell office:value-type="float" office:value="70.1478200151515">
                <text:p>70.1478200151515</text:p>
              </table:table-cell>
              <table:table-cell office:value-type="float" office:value="46.312149991453">
                <text:p>46.312149991453</text:p>
              </table:table-cell>
              <table:table-cell office:value-type="float" office:value="16.9277105096154">
                <text:p>16.9277105096154</text:p>
              </table:table-cell>
              <table:table-cell office:value-type="float" office:value="3.15641125">
                <text:p>3.15641125</text:p>
              </table:table-cell>
              <table:table-cell office:value-type="float" office:value="3.54832197826087">
                <text:p>3.54832197826087</text:p>
              </table:table-cell>
              <table:table-cell office:value-type="float" office:value="2.974661">
                <text:p>2.974661</text:p>
              </table:table-cell>
              <table:table-cell office:value-type="float" office:value="3.0901902">
                <text:p>3.0901902</text:p>
              </table:table-cell>
              <table:table-cell office:value-type="float" office:value="4.8124100625">
                <text:p>4.8124100625</text:p>
              </table:table-cell>
              <table:table-cell office:value-type="float" office:value="3.41599463636364">
                <text:p>3.41599463636364</text:p>
              </table:table-cell>
              <table:table-cell office:value-type="float" office:value="3.75431322222222">
                <text:p>3.75431322222222</text:p>
              </table:table-cell>
              <table:table-cell office:value-type="float" office:value="3.562820625">
                <text:p>3.562820625</text:p>
              </table:table-cell>
              <table:table-cell office:value-type="float" office:value="2.99032611111111">
                <text:p>2.99032611111111</text:p>
              </table:table-cell>
              <table:table-cell office:value-type="float" office:value="2.2497713125">
                <text:p>2.2497713125</text:p>
              </table:table-cell>
              <table:table-cell office:value-type="float" office:value="2.336362">
                <text:p>2.336362</text:p>
              </table:table-cell>
              <table:table-cell office:value-type="float" office:value="2.3090354">
                <text:p>2.3090354</text:p>
              </table:table-cell>
              <table:table-cell office:value-type="float" office:value="1560.0036203">
                <text:p>1560.0036203</text:p>
              </table:table-cell>
              <table:table-cell office:value-type="float" office:value="620.467010339286">
                <text:p>620.467010339286</text:p>
              </table:table-cell>
              <table:table-cell office:value-type="float" office:value="740.641546857143">
                <text:p>740.641546857143</text:p>
              </table:table-cell>
              <table:table-cell office:value-type="float" office:value="858.253818482759">
                <text:p>858.253818482759</text:p>
              </table:table-cell>
              <table:table-cell office:value-type="float" office:value="643.656159931034">
                <text:p>643.656159931034</text:p>
              </table:table-cell>
              <table:table-cell office:value-type="float" office:value="504.294859741936">
                <text:p>504.294859741936</text:p>
              </table:table-cell>
              <table:table-cell office:value-type="float" office:value="462.346470740741">
                <text:p>462.346470740741</text:p>
              </table:table-cell>
              <table:table-cell office:value-type="float" office:value="3.94609818181818">
                <text:p>3.94609818181818</text:p>
              </table:table-cell>
              <table:table-cell office:value-type="float" office:value="4.84509316">
                <text:p>4.84509316</text:p>
              </table:table-cell>
              <table:table-cell office:value-type="float" office:value="3.3148067">
                <text:p>3.3148067</text:p>
              </table:table-cell>
              <table:table-cell office:value-type="float" office:value="5.95392370588235">
                <text:p>5.95392370588235</text:p>
              </table:table-cell>
              <table:table-cell office:value-type="float" office:value="3.49826507692308">
                <text:p>3.49826507692308</text:p>
              </table:table-cell>
              <table:table-cell office:value-type="float" office:value="2.97758286842105">
                <text:p>2.97758286842105</text:p>
              </table:table-cell>
              <table:table-cell office:value-type="float" office:value="7.79546030635838">
                <text:p>7.79546030635838</text:p>
              </table:table-cell>
              <table:table-cell office:value-type="float" office:value="2.07896091666667">
                <text:p>2.07896091666667</text:p>
              </table:table-cell>
              <table:table-cell office:value-type="float" office:value="2.39411548780488">
                <text:p>2.39411548780488</text:p>
              </table:table-cell>
              <table:table-cell office:value-type="float" office:value="2.58070048387097">
                <text:p>2.58070048387097</text:p>
              </table:table-cell>
              <table:table-cell office:value-type="float" office:value="2.37195144186047">
                <text:p>2.37195144186047</text:p>
              </table:table-cell>
              <table:table-cell office:value-type="float" office:value="2.13365514634146">
                <text:p>2.13365514634146</text:p>
              </table:table-cell>
              <table:table-cell office:value-type="float" office:value="2.15965097058824">
                <text:p>2.15965097058824</text:p>
              </table:table-cell>
              <table:table-cell office:value-type="float" office:value="2.23646265517241">
                <text:p>2.23646265517241</text:p>
              </table:table-cell>
              <table:table-cell office:value-type="float" office:value="2.78029852631579">
                <text:p>2.78029852631579</text:p>
              </table:table-cell>
              <table:table-cell office:value-type="float" office:value="2.18940694444444">
                <text:p>2.18940694444444</text:p>
              </table:table-cell>
              <table:table-cell office:value-type="float" office:value="2.10383505263158">
                <text:p>2.10383505263158</text:p>
              </table:table-cell>
              <table:table-cell office:value-type="float" office:value="2.01145717391304">
                <text:p>2.01145717391304</text:p>
              </table:table-cell>
              <table:table-cell office:value-type="float" office:value="2.22959621052632">
                <text:p>2.22959621052632</text:p>
              </table:table-cell>
              <table:table-cell office:value-type="float" office:value="2.620897125">
                <text:p>2.620897125</text:p>
              </table:table-cell>
              <table:table-cell office:value-type="float" office:value="2.12329802857143">
                <text:p>2.12329802857143</text:p>
              </table:table-cell>
              <table:table-cell office:value-type="float" office:value="2.12535904166667">
                <text:p>2.12535904166667</text:p>
              </table:table-cell>
              <table:table-cell office:value-type="float" office:value="2.1782203125">
                <text:p>2.1782203125</text:p>
              </table:table-cell>
              <table:table-cell office:value-type="float" office:value="2.26059541176471">
                <text:p>2.26059541176471</text:p>
              </table:table-cell>
              <table:table-cell office:value-type="float" office:value="2.78580044444444">
                <text:p>2.78580044444444</text:p>
              </table:table-cell>
              <table:table-cell office:value-type="float" office:value="2.32559653333333">
                <text:p>2.32559653333333</text:p>
              </table:table-cell>
              <table:table-cell office:value-type="float" office:value="2.12059069230769">
                <text:p>2.12059069230769</text:p>
              </table:table-cell>
              <table:table-cell office:value-type="float" office:value="2.04186379310345">
                <text:p>2.04186379310345</text:p>
              </table:table-cell>
              <table:table-cell office:value-type="float" office:value="2.39793675">
                <text:p>2.39793675</text:p>
              </table:table-cell>
              <table:table-cell office:value-type="float" office:value="2.68048583333333">
                <text:p>2.68048583333333</text:p>
              </table:table-cell>
              <table:table-cell office:value-type="float" office:value="2.625982">
                <text:p>2.625982</text:p>
              </table:table-cell>
              <table:table-cell office:value-type="float" office:value="2.46456984615385">
                <text:p>2.46456984615385</text:p>
              </table:table-cell>
              <table:table-cell office:value-type="float" office:value="2.41633992307692">
                <text:p>2.41633992307692</text:p>
              </table:table-cell>
              <table:table-cell office:value-type="float" office:value="2.47084177777778">
                <text:p>2.47084177777778</text:p>
              </table:table-cell>
              <table:table-cell office:value-type="float" office:value="3.05660378571429">
                <text:p>3.05660378571429</text:p>
              </table:table-cell>
              <table:table-cell office:value-type="float" office:value="2.50196841666667">
                <text:p>2.50196841666667</text:p>
              </table:table-cell>
              <table:table-cell office:value-type="float" office:value="2.30304075">
                <text:p>2.30304075</text:p>
              </table:table-cell>
              <table:table-cell office:value-type="float" office:value="2.23578591666667">
                <text:p>2.23578591666667</text:p>
              </table:table-cell>
              <table:table-cell office:value-type="float" office:value="2.67453492307692">
                <text:p>2.67453492307692</text:p>
              </table:table-cell>
              <table:table-cell office:value-type="float" office:value="2.78708333333333">
                <text:p>2.78708333333333</text:p>
              </table:table-cell>
              <table:table-cell office:value-type="float" office:value="2.5643735625">
                <text:p>2.5643735625</text:p>
              </table:table-cell>
              <table:table-cell office:value-type="float" office:value="2.385234">
                <text:p>2.385234</text:p>
              </table:table-cell>
              <table:table-cell office:value-type="float" office:value="2.53420922222222">
                <text:p>2.53420922222222</text:p>
              </table:table-cell>
              <table:table-cell office:value-type="float" office:value="11.6703632345679">
                <text:p>11.6703632345679</text:p>
              </table:table-cell>
              <table:table-cell office:value-type="float" office:value="29.4833680654762">
                <text:p>29.4833680654762</text:p>
              </table:table-cell>
              <table:table-cell office:value-type="float" office:value="51.8394194606061">
                <text:p>51.8394194606061</text:p>
              </table:table-cell>
              <table:table-cell office:value-type="float" office:value="51.0789274391892">
                <text:p>51.0789274391892</text:p>
              </table:table-cell>
              <table:table-cell office:value-type="float" office:value="39.7659887692308">
                <text:p>39.765988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184013636364">
                <text:p>3.63184013636364</text:p>
              </table:table-cell>
              <table:table-cell office:value-type="float" office:value="2.15506195454545">
                <text:p>2.15506195454545</text:p>
              </table:table-cell>
              <table:table-cell office:value-type="float" office:value="2.43146872727273">
                <text:p>2.43146872727273</text:p>
              </table:table-cell>
              <table:table-cell office:value-type="float" office:value="2.36001329166667">
                <text:p>2.36001329166667</text:p>
              </table:table-cell>
              <table:table-cell office:value-type="float" office:value="2.54778619047619">
                <text:p>2.54778619047619</text:p>
              </table:table-cell>
              <table:table-cell office:value-type="float" office:value="79.36154128">
                <text:p>79.36154128</text:p>
              </table:table-cell>
              <table:table-cell office:value-type="float" office:value="57.6659906065574">
                <text:p>57.6659906065574</text:p>
              </table:table-cell>
              <table:table-cell office:value-type="float" office:value="11.5265258867925">
                <text:p>11.5265258867925</text:p>
              </table:table-cell>
              <table:table-cell office:value-type="float" office:value="NaN">
                <text:p>NaN</text:p>
              </table:table-cell>
              <table:table-cell office:value-type="float" office:value="22865.545129069">
                <text:p>22865.545129069</text:p>
              </table:table-cell>
              <table:table-cell office:value-type="float" office:value="12444.2749082576">
                <text:p>12444.2749082576</text:p>
              </table:table-cell>
              <table:table-cell office:value-type="float" office:value="3326.19499284211">
                <text:p>3326.19499284211</text:p>
              </table:table-cell>
              <table:table-cell office:value-type="float" office:value="2.53917241666667">
                <text:p>2.53917241666667</text:p>
              </table:table-cell>
              <table:table-cell office:value-type="float" office:value="3.0428549">
                <text:p>3.0428549</text:p>
              </table:table-cell>
              <table:table-cell office:value-type="float" office:value="3.166258375">
                <text:p>3.166258375</text:p>
              </table:table-cell>
            </table:table-row>
            <table:table-row>
              <table:table-cell office:value-type="string">
                <text:p>Server1</text:p>
              </table:table-cell>
              <table:table-cell office:value-type="float" office:value="831.593897142857">
                <text:p>831.593897142857</text:p>
              </table:table-cell>
              <table:table-cell office:value-type="float" office:value="771.632396">
                <text:p>771.632396</text:p>
              </table:table-cell>
              <table:table-cell office:value-type="float" office:value="681.925760814815">
                <text:p>681.925760814815</text:p>
              </table:table-cell>
              <table:table-cell office:value-type="float" office:value="659.7280765">
                <text:p>659.7280765</text:p>
              </table:table-cell>
              <table:table-cell office:value-type="float" office:value="393.138257391304">
                <text:p>393.138257391304</text:p>
              </table:table-cell>
              <table:table-cell office:value-type="float" office:value="NaN">
                <text:p>NaN</text:p>
              </table:table-cell>
              <table:table-cell office:value-type="float" office:value="70.704882">
                <text:p>70.704882</text:p>
              </table:table-cell>
              <table:table-cell office:value-type="float" office:value="62.8395472666667">
                <text:p>62.8395472666667</text:p>
              </table:table-cell>
              <table:table-cell office:value-type="float" office:value="49.5389566666667">
                <text:p>49.5389566666667</text:p>
              </table:table-cell>
              <table:table-cell office:value-type="float" office:value="24.3491145">
                <text:p>24.3491145</text:p>
              </table:table-cell>
              <table:table-cell office:value-type="float" office:value="29.4554981875">
                <text:p>29.4554981875</text:p>
              </table:table-cell>
              <table:table-cell office:value-type="float" office:value="18.55427875">
                <text:p>18.55427875</text:p>
              </table:table-cell>
              <table:table-cell office:value-type="float" office:value="11.84584275">
                <text:p>11.84584275</text:p>
              </table:table-cell>
              <table:table-cell office:value-type="float" office:value="15.2108657692308">
                <text:p>15.2108657692308</text:p>
              </table:table-cell>
              <table:table-cell office:value-type="float" office:value="14.556263375">
                <text:p>14.556263375</text:p>
              </table:table-cell>
              <table:table-cell office:value-type="float" office:value="34.1312357368421">
                <text:p>34.1312357368421</text:p>
              </table:table-cell>
              <table:table-cell office:value-type="float" office:value="31.024224">
                <text:p>31.024224</text:p>
              </table:table-cell>
              <table:table-cell office:value-type="float" office:value="19.0541146">
                <text:p>19.0541146</text:p>
              </table:table-cell>
              <table:table-cell office:value-type="float" office:value="17.703523">
                <text:p>17.703523</text:p>
              </table:table-cell>
              <table:table-cell office:value-type="float" office:value="10.0415749090909">
                <text:p>10.0415749090909</text:p>
              </table:table-cell>
              <table:table-cell office:value-type="float" office:value="8.99461455555556">
                <text:p>8.99461455555556</text:p>
              </table:table-cell>
              <table:table-cell office:value-type="float" office:value="8.57152925">
                <text:p>8.57152925</text:p>
              </table:table-cell>
              <table:table-cell office:value-type="float" office:value="8.380027">
                <text:p>8.380027</text:p>
              </table:table-cell>
              <table:table-cell office:value-type="float" office:value="8.6711871875">
                <text:p>8.6711871875</text:p>
              </table:table-cell>
              <table:table-cell office:value-type="float" office:value="7.85548">
                <text:p>7.85548</text:p>
              </table:table-cell>
              <table:table-cell office:value-type="float" office:value="10.1805852222222">
                <text:p>10.1805852222222</text:p>
              </table:table-cell>
              <table:table-cell office:value-type="float" office:value="7.9830043">
                <text:p>7.9830043</text:p>
              </table:table-cell>
              <table:table-cell office:value-type="float" office:value="7.24736892307692">
                <text:p>7.24736892307692</text:p>
              </table:table-cell>
              <table:table-cell office:value-type="float" office:value="10.95729775">
                <text:p>10.95729775</text:p>
              </table:table-cell>
              <table:table-cell office:value-type="float" office:value="7.96044646153846">
                <text:p>7.96044646153846</text:p>
              </table:table-cell>
              <table:table-cell office:value-type="float" office:value="8.08607614285714">
                <text:p>8.08607614285714</text:p>
              </table:table-cell>
              <table:table-cell office:value-type="float" office:value="6.63077183333333">
                <text:p>6.63077183333333</text:p>
              </table:table-cell>
              <table:table-cell office:value-type="float" office:value="7.1220675">
                <text:p>7.1220675</text:p>
              </table:table-cell>
              <table:table-cell office:value-type="float" office:value="7.1014878">
                <text:p>7.1014878</text:p>
              </table:table-cell>
              <table:table-cell office:value-type="float" office:value="6.9867090625">
                <text:p>6.9867090625</text:p>
              </table:table-cell>
              <table:table-cell office:value-type="float" office:value="9.32485138888889">
                <text:p>9.32485138888889</text:p>
              </table:table-cell>
              <table:table-cell office:value-type="float" office:value="25.4319344590164">
                <text:p>25.4319344590164</text:p>
              </table:table-cell>
              <table:table-cell office:value-type="float" office:value="55.474513">
                <text:p>55.474513</text:p>
              </table:table-cell>
              <table:table-cell office:value-type="float" office:value="8.39825933333333">
                <text:p>8.39825933333333</text:p>
              </table:table-cell>
              <table:table-cell office:value-type="float" office:value="13.4745054666667">
                <text:p>13.4745054666667</text:p>
              </table:table-cell>
              <table:table-cell office:value-type="float" office:value="15.8092301111111">
                <text:p>15.8092301111111</text:p>
              </table:table-cell>
              <table:table-cell office:value-type="float" office:value="11.8298465789474">
                <text:p>11.8298465789474</text:p>
              </table:table-cell>
              <table:table-cell office:value-type="float" office:value="10.3859325333333">
                <text:p>10.3859325333333</text:p>
              </table:table-cell>
              <table:table-cell office:value-type="float" office:value="7.5509229375">
                <text:p>7.5509229375</text:p>
              </table:table-cell>
              <table:table-cell office:value-type="float" office:value="8.60889995238095">
                <text:p>8.60889995238095</text:p>
              </table:table-cell>
              <table:table-cell office:value-type="float" office:value="8.04644946666667">
                <text:p>8.04644946666667</text:p>
              </table:table-cell>
              <table:table-cell office:value-type="float" office:value="10.2010967857143">
                <text:p>10.2010967857143</text:p>
              </table:table-cell>
              <table:table-cell office:value-type="float" office:value="12.8378234444444">
                <text:p>12.8378234444444</text:p>
              </table:table-cell>
              <table:table-cell office:value-type="float" office:value="8.08264552631579">
                <text:p>8.08264552631579</text:p>
              </table:table-cell>
              <table:table-cell office:value-type="float" office:value="5.914291">
                <text:p>5.914291</text:p>
              </table:table-cell>
              <table:table-cell office:value-type="float" office:value="8.53224133333334">
                <text:p>8.53224133333334</text:p>
              </table:table-cell>
              <table:table-cell office:value-type="float" office:value="7.81944029411765">
                <text:p>7.81944029411765</text:p>
              </table:table-cell>
              <table:table-cell office:value-type="float" office:value="8.87025865">
                <text:p>8.87025865</text:p>
              </table:table-cell>
              <table:table-cell office:value-type="float" office:value="6.39670066666667">
                <text:p>6.39670066666667</text:p>
              </table:table-cell>
              <table:table-cell office:value-type="float" office:value="6.28195042857143">
                <text:p>6.28195042857143</text:p>
              </table:table-cell>
              <table:table-cell office:value-type="float" office:value="7.48654492857143">
                <text:p>7.48654492857143</text:p>
              </table:table-cell>
              <table:table-cell office:value-type="float" office:value="7.38150830769231">
                <text:p>7.38150830769231</text:p>
              </table:table-cell>
              <table:table-cell office:value-type="float" office:value="7.043174">
                <text:p>7.043174</text:p>
              </table:table-cell>
              <table:table-cell office:value-type="float" office:value="13.6470677272727">
                <text:p>13.6470677272727</text:p>
              </table:table-cell>
              <table:table-cell office:value-type="float" office:value="21.0306354285714">
                <text:p>21.0306354285714</text:p>
              </table:table-cell>
              <table:table-cell office:value-type="float" office:value="66.6955224242424">
                <text:p>66.6955224242424</text:p>
              </table:table-cell>
              <table:table-cell office:value-type="float" office:value="150.633299837838">
                <text:p>150.63329983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558581052632">
                <text:p>10.5558581052632</text:p>
              </table:table-cell>
              <table:table-cell office:value-type="float" office:value="40.64821325">
                <text:p>40.64821325</text:p>
              </table:table-cell>
              <table:table-cell office:value-type="float" office:value="30.7151615">
                <text:p>30.7151615</text:p>
              </table:table-cell>
              <table:table-cell office:value-type="float" office:value="32.9278954848485">
                <text:p>32.9278954848485</text:p>
              </table:table-cell>
              <table:table-cell office:value-type="float" office:value="22.9130591904762">
                <text:p>22.9130591904762</text:p>
              </table:table-cell>
              <table:table-cell office:value-type="float" office:value="16.4160266">
                <text:p>16.4160266</text:p>
              </table:table-cell>
              <table:table-cell office:value-type="float" office:value="23.7372221944444">
                <text:p>23.7372221944444</text:p>
              </table:table-cell>
              <table:table-cell office:value-type="float" office:value="40.1482755">
                <text:p>40.1482755</text:p>
              </table:table-cell>
              <table:table-cell office:value-type="float" office:value="77.0732582058823">
                <text:p>77.0732582058823</text:p>
              </table:table-cell>
              <table:table-cell office:value-type="float" office:value="162.073958272727">
                <text:p>162.073958272727</text:p>
              </table:table-cell>
              <table:table-cell office:value-type="float" office:value="100.50904592">
                <text:p>100.50904592</text:p>
              </table:table-cell>
              <table:table-cell office:value-type="float" office:value="62.2749776666667">
                <text:p>62.2749776666667</text:p>
              </table:table-cell>
              <table:table-cell office:value-type="float" office:value="71.67236435">
                <text:p>71.67236435</text:p>
              </table:table-cell>
              <table:table-cell office:value-type="float" office:value="31.3550173478261">
                <text:p>31.3550173478261</text:p>
              </table:table-cell>
              <table:table-cell office:value-type="float" office:value="33.0240156206897">
                <text:p>33.0240156206897</text:p>
              </table:table-cell>
              <table:table-cell office:value-type="float" office:value="33.16636344">
                <text:p>33.16636344</text:p>
              </table:table-cell>
              <table:table-cell office:value-type="float" office:value="9.73248814285714">
                <text:p>9.73248814285714</text:p>
              </table:table-cell>
              <table:table-cell office:value-type="float" office:value="58.2861342">
                <text:p>58.2861342</text:p>
              </table:table-cell>
              <table:table-cell office:value-type="float" office:value="71.4996589166667">
                <text:p>71.4996589166667</text:p>
              </table:table-cell>
              <table:table-cell office:value-type="float" office:value="9.422631">
                <text:p>9.422631</text:p>
              </table:table-cell>
              <table:table-cell office:value-type="float" office:value="5.052765">
                <text:p>5.052765</text:p>
              </table:table-cell>
              <table:table-cell office:value-type="float" office:value="6.2474955">
                <text:p>6.2474955</text:p>
              </table:table-cell>
              <table:table-cell office:value-type="float" office:value="6.09063125">
                <text:p>6.09063125</text:p>
              </table:table-cell>
              <table:table-cell office:value-type="float" office:value="5.7287365">
                <text:p>5.7287365</text:p>
              </table:table-cell>
              <table:table-cell office:value-type="float" office:value="5.32753866666667">
                <text:p>5.32753866666667</text:p>
              </table:table-cell>
              <table:table-cell office:value-type="float" office:value="5.461777">
                <text:p>5.461777</text:p>
              </table:table-cell>
              <table:table-cell office:value-type="float" office:value="6.93886266666667">
                <text:p>6.93886266666667</text:p>
              </table:table-cell>
              <table:table-cell office:value-type="float" office:value="7.493076">
                <text:p>7.493076</text:p>
              </table:table-cell>
              <table:table-cell office:value-type="float" office:value="4.586877">
                <text:p>4.586877</text:p>
              </table:table-cell>
              <table:table-cell office:value-type="float" office:value="6.65006842105263">
                <text:p>6.65006842105263</text:p>
              </table:table-cell>
              <table:table-cell office:value-type="float" office:value="6.83049895238095">
                <text:p>6.83049895238095</text:p>
              </table:table-cell>
              <table:table-cell office:value-type="float" office:value="13.142024483871">
                <text:p>13.142024483871</text:p>
              </table:table-cell>
              <table:table-cell office:value-type="float" office:value="35.1595129032258">
                <text:p>35.1595129032258</text:p>
              </table:table-cell>
              <table:table-cell office:value-type="float" office:value="17.5480111612903">
                <text:p>17.5480111612903</text:p>
              </table:table-cell>
              <table:table-cell office:value-type="float" office:value="9.34365242857143">
                <text:p>9.34365242857143</text:p>
              </table:table-cell>
              <table:table-cell office:value-type="float" office:value="6.87515811111111">
                <text:p>6.87515811111111</text:p>
              </table:table-cell>
              <table:table-cell office:value-type="float" office:value="11.653341">
                <text:p>11.653341</text:p>
              </table:table-cell>
              <table:table-cell office:value-type="float" office:value="11.5194834230769">
                <text:p>11.5194834230769</text:p>
              </table:table-cell>
              <table:table-cell office:value-type="float" office:value="8.47633303448276">
                <text:p>8.47633303448276</text:p>
              </table:table-cell>
              <table:table-cell office:value-type="float" office:value="8.08181083870968">
                <text:p>8.08181083870968</text:p>
              </table:table-cell>
              <table:table-cell office:value-type="float" office:value="3.57395072727273">
                <text:p>3.57395072727273</text:p>
              </table:table-cell>
              <table:table-cell office:value-type="float" office:value="3.37581833333333">
                <text:p>3.37581833333333</text:p>
              </table:table-cell>
              <table:table-cell office:value-type="float" office:value="3.46490615">
                <text:p>3.46490615</text:p>
              </table:table-cell>
              <table:table-cell office:value-type="float" office:value="8.43842063157895">
                <text:p>8.43842063157895</text:p>
              </table:table-cell>
              <table:table-cell office:value-type="float" office:value="7.13215291666667">
                <text:p>7.13215291666667</text:p>
              </table:table-cell>
              <table:table-cell office:value-type="float" office:value="13.8978489803922">
                <text:p>13.8978489803922</text:p>
              </table:table-cell>
              <table:table-cell office:value-type="float" office:value="30.4098554727273">
                <text:p>30.4098554727273</text:p>
              </table:table-cell>
              <table:table-cell office:value-type="float" office:value="NaN">
                <text:p>NaN</text:p>
              </table:table-cell>
              <table:table-cell office:value-type="float" office:value="4.1220785">
                <text:p>4.1220785</text:p>
              </table:table-cell>
              <table:table-cell office:value-type="float" office:value="3.98443102857143">
                <text:p>3.98443102857143</text:p>
              </table:table-cell>
              <table:table-cell office:value-type="float" office:value="3.4851248">
                <text:p>3.4851248</text:p>
              </table:table-cell>
              <table:table-cell office:value-type="float" office:value="2.41507731818182">
                <text:p>2.41507731818182</text:p>
              </table:table-cell>
              <table:table-cell office:value-type="float" office:value="2.43274104545454">
                <text:p>2.43274104545454</text:p>
              </table:table-cell>
              <table:table-cell office:value-type="float" office:value="2.49638138095238">
                <text:p>2.49638138095238</text:p>
              </table:table-cell>
              <table:table-cell office:value-type="float" office:value="3.31464836842105">
                <text:p>3.31464836842105</text:p>
              </table:table-cell>
              <table:table-cell office:value-type="float" office:value="3.26791711538462">
                <text:p>3.26791711538462</text:p>
              </table:table-cell>
              <table:table-cell office:value-type="float" office:value="2.87649778947369">
                <text:p>2.87649778947369</text:p>
              </table:table-cell>
              <table:table-cell office:value-type="float" office:value="2.56107643478261">
                <text:p>2.56107643478261</text:p>
              </table:table-cell>
              <table:table-cell office:value-type="float" office:value="2.44440638888889">
                <text:p>2.44440638888889</text:p>
              </table:table-cell>
              <table:table-cell office:value-type="float" office:value="2.77661785">
                <text:p>2.77661785</text:p>
              </table:table-cell>
              <table:table-cell office:value-type="float" office:value="2.92059853333333">
                <text:p>2.92059853333333</text:p>
              </table:table-cell>
              <table:table-cell office:value-type="float" office:value="3.6476380625">
                <text:p>3.6476380625</text:p>
              </table:table-cell>
              <table:table-cell office:value-type="float" office:value="2.59875976470588">
                <text:p>2.59875976470588</text:p>
              </table:table-cell>
              <table:table-cell office:value-type="float" office:value="2.56058956521739">
                <text:p>2.56058956521739</text:p>
              </table:table-cell>
              <table:table-cell office:value-type="float" office:value="2.53106123529412">
                <text:p>2.53106123529412</text:p>
              </table:table-cell>
              <table:table-cell office:value-type="float" office:value="3.63305507407407">
                <text:p>3.63305507407407</text:p>
              </table:table-cell>
              <table:table-cell office:value-type="float" office:value="2.58251895833333">
                <text:p>2.58251895833333</text:p>
              </table:table-cell>
              <table:table-cell office:value-type="float" office:value="2.49983008333333">
                <text:p>2.49983008333333</text:p>
              </table:table-cell>
              <table:table-cell office:value-type="float" office:value="NaN">
                <text:p>NaN</text:p>
              </table:table-cell>
              <table:table-cell office:value-type="float" office:value="4.0110485">
                <text:p>4.0110485</text:p>
              </table:table-cell>
              <table:table-cell office:value-type="float" office:value="28.2076466702128">
                <text:p>28.2076466702128</text:p>
              </table:table-cell>
              <table:table-cell office:value-type="float" office:value="72.7141410224719">
                <text:p>72.7141410224719</text:p>
              </table:table-cell>
              <table:table-cell office:value-type="float" office:value="43.4218381929825">
                <text:p>43.4218381929825</text:p>
              </table:table-cell>
              <table:table-cell office:value-type="float" office:value="29.1215805633803">
                <text:p>29.1215805633803</text:p>
              </table:table-cell>
              <table:table-cell office:value-type="float" office:value="9.89451453061225">
                <text:p>9.89451453061225</text:p>
              </table:table-cell>
              <table:table-cell office:value-type="float" office:value="2.91110427272727">
                <text:p>2.91110427272727</text:p>
              </table:table-cell>
              <table:table-cell office:value-type="float" office:value="2.45312095833333">
                <text:p>2.45312095833333</text:p>
              </table:table-cell>
              <table:table-cell office:value-type="float" office:value="2.5167954">
                <text:p>2.5167954</text:p>
              </table:table-cell>
              <table:table-cell office:value-type="float" office:value="2.56176835294118">
                <text:p>2.56176835294118</text:p>
              </table:table-cell>
              <table:table-cell office:value-type="float" office:value="2.41645843478261">
                <text:p>2.41645843478261</text:p>
              </table:table-cell>
              <table:table-cell office:value-type="float" office:value="2.501219875">
                <text:p>2.501219875</text:p>
              </table:table-cell>
              <table:table-cell office:value-type="float" office:value="3.48758792">
                <text:p>3.48758792</text:p>
              </table:table-cell>
              <table:table-cell office:value-type="float" office:value="2.80584948">
                <text:p>2.80584948</text:p>
              </table:table-cell>
              <table:table-cell office:value-type="float" office:value="2.61238671428571">
                <text:p>2.61238671428571</text:p>
              </table:table-cell>
              <table:table-cell office:value-type="float" office:value="2.41769484">
                <text:p>2.41769484</text:p>
              </table:table-cell>
              <table:table-cell office:value-type="float" office:value="3.36488133333333">
                <text:p>3.36488133333333</text:p>
              </table:table-cell>
              <table:table-cell office:value-type="float" office:value="3.01993828571429">
                <text:p>3.01993828571429</text:p>
              </table:table-cell>
              <table:table-cell office:value-type="float" office:value="2.91370170833333">
                <text:p>2.91370170833333</text:p>
              </table:table-cell>
              <table:table-cell office:value-type="float" office:value="2.4110376875">
                <text:p>2.4110376875</text:p>
              </table:table-cell>
              <table:table-cell office:value-type="float" office:value="2.35590628571429">
                <text:p>2.35590628571429</text:p>
              </table:table-cell>
              <table:table-cell office:value-type="float" office:value="2.3952155">
                <text:p>2.3952155</text:p>
              </table:table-cell>
              <table:table-cell office:value-type="float" office:value="3.070623875">
                <text:p>3.070623875</text:p>
              </table:table-cell>
              <table:table-cell office:value-type="float" office:value="2.5765030625">
                <text:p>2.5765030625</text:p>
              </table:table-cell>
              <table:table-cell office:value-type="float" office:value="2.28127025">
                <text:p>2.28127025</text:p>
              </table:table-cell>
              <table:table-cell office:value-type="float" office:value="2.3776534375">
                <text:p>2.3776534375</text:p>
              </table:table-cell>
              <table:table-cell office:value-type="float" office:value="2.76256925">
                <text:p>2.76256925</text:p>
              </table:table-cell>
              <table:table-cell office:value-type="float" office:value="3.57832007843137">
                <text:p>3.57832007843137</text:p>
              </table:table-cell>
              <table:table-cell office:value-type="float" office:value="3.144157475">
                <text:p>3.144157475</text:p>
              </table:table-cell>
              <table:table-cell office:value-type="float" office:value="3.01769445833333">
                <text:p>3.01769445833333</text:p>
              </table:table-cell>
              <table:table-cell office:value-type="float" office:value="15.700333352381">
                <text:p>15.700333352381</text:p>
              </table:table-cell>
              <table:table-cell office:value-type="float" office:value="63.7445599166667">
                <text:p>63.7445599166667</text:p>
              </table:table-cell>
              <table:table-cell office:value-type="float" office:value="94.5145739117647">
                <text:p>94.5145739117647</text:p>
              </table:table-cell>
              <table:table-cell office:value-type="float" office:value="59.9176081898734">
                <text:p>59.9176081898734</text:p>
              </table:table-cell>
              <table:table-cell office:value-type="float" office:value="61.5368035698924">
                <text:p>61.5368035698924</text:p>
              </table:table-cell>
              <table:table-cell office:value-type="float" office:value="65.2184784342105">
                <text:p>65.2184784342105</text:p>
              </table:table-cell>
              <table:table-cell office:value-type="float" office:value="31.5115720882353">
                <text:p>31.5115720882353</text:p>
              </table:table-cell>
              <table:table-cell office:value-type="float" office:value="7.23290282089552">
                <text:p>7.23290282089552</text:p>
              </table:table-cell>
              <table:table-cell office:value-type="float" office:value="3.14248848275862">
                <text:p>3.14248848275862</text:p>
              </table:table-cell>
              <table:table-cell office:value-type="float" office:value="2.41873525">
                <text:p>2.41873525</text:p>
              </table:table-cell>
              <table:table-cell office:value-type="float" office:value="2.3876657">
                <text:p>2.3876657</text:p>
              </table:table-cell>
              <table:table-cell office:value-type="float" office:value="2.4592875483871">
                <text:p>2.4592875483871</text:p>
              </table:table-cell>
              <table:table-cell office:value-type="float" office:value="2.39593692">
                <text:p>2.39593692</text:p>
              </table:table-cell>
              <table:table-cell office:value-type="float" office:value="2.72983426923077">
                <text:p>2.72983426923077</text:p>
              </table:table-cell>
              <table:table-cell office:value-type="float" office:value="3.8641918">
                <text:p>3.8641918</text:p>
              </table:table-cell>
              <table:table-cell office:value-type="float" office:value="2.91473004545455">
                <text:p>2.91473004545455</text:p>
              </table:table-cell>
              <table:table-cell office:value-type="float" office:value="2.40384243478261">
                <text:p>2.40384243478261</text:p>
              </table:table-cell>
              <table:table-cell office:value-type="float" office:value="2.4630826875">
                <text:p>2.4630826875</text:p>
              </table:table-cell>
              <table:table-cell office:value-type="float" office:value="2.4890615">
                <text:p>2.4890615</text:p>
              </table:table-cell>
              <table:table-cell office:value-type="float" office:value="3.90031935714286">
                <text:p>3.9003193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55578">
                <text:p>6.555578</text:p>
              </table:table-cell>
              <table:table-cell office:value-type="float" office:value="2.93957155102041">
                <text:p>2.93957155102041</text:p>
              </table:table-cell>
              <table:table-cell office:value-type="float" office:value="4.56477892857143">
                <text:p>4.56477892857143</text:p>
              </table:table-cell>
              <table:table-cell office:value-type="float" office:value="5.09992168085106">
                <text:p>5.09992168085106</text:p>
              </table:table-cell>
              <table:table-cell office:value-type="float" office:value="3.44286186046512">
                <text:p>3.44286186046512</text:p>
              </table:table-cell>
              <table:table-cell office:value-type="float" office:value="3.68472042553191">
                <text:p>3.68472042553191</text:p>
              </table:table-cell>
              <table:table-cell office:value-type="float" office:value="2.80148293333333">
                <text:p>2.80148293333333</text:p>
              </table:table-cell>
              <table:table-cell office:value-type="float" office:value="3.25811309090909">
                <text:p>3.25811309090909</text:p>
              </table:table-cell>
              <table:table-cell office:value-type="float" office:value="4.73974708888889">
                <text:p>4.73974708888889</text:p>
              </table:table-cell>
              <table:table-cell office:value-type="float" office:value="3.47765476744186">
                <text:p>3.47765476744186</text:p>
              </table:table-cell>
              <table:table-cell office:value-type="float" office:value="5.36665709756098">
                <text:p>5.36665709756098</text:p>
              </table:table-cell>
              <table:table-cell office:value-type="float" office:value="2.93305297435897">
                <text:p>2.93305297435897</text:p>
              </table:table-cell>
              <table:table-cell office:value-type="float" office:value="3.6987595">
                <text:p>3.6987595</text:p>
              </table:table-cell>
              <table:table-cell office:value-type="float" office:value="4.75436321568628">
                <text:p>4.75436321568628</text:p>
              </table:table-cell>
              <table:table-cell office:value-type="float" office:value="3.83337530952381">
                <text:p>3.83337530952381</text:p>
              </table:table-cell>
              <table:table-cell office:value-type="float" office:value="4.71782006">
                <text:p>4.71782006</text:p>
              </table:table-cell>
              <table:table-cell office:value-type="float" office:value="3.05715613953488">
                <text:p>3.05715613953488</text:p>
              </table:table-cell>
              <table:table-cell office:value-type="float" office:value="3.21554640740741">
                <text:p>3.21554640740741</text:p>
              </table:table-cell>
              <table:table-cell office:value-type="float" office:value="3.21667195238095">
                <text:p>3.21667195238095</text:p>
              </table:table-cell>
              <table:table-cell office:value-type="float" office:value="3.83254768421053">
                <text:p>3.83254768421053</text:p>
              </table:table-cell>
              <table:table-cell office:value-type="float" office:value="2.88804391666667">
                <text:p>2.8880439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2367181967213">
                <text:p>8.52367181967213</text:p>
              </table:table-cell>
              <table:table-cell office:value-type="float" office:value="13.122733410596">
                <text:p>13.122733410596</text:p>
              </table:table-cell>
              <table:table-cell office:value-type="float" office:value="4.20884891489362">
                <text:p>4.20884891489362</text:p>
              </table:table-cell>
              <table:table-cell office:value-type="float" office:value="2.64197353488372">
                <text:p>2.64197353488372</text:p>
              </table:table-cell>
              <table:table-cell office:value-type="float" office:value="4.313836725">
                <text:p>4.313836725</text:p>
              </table:table-cell>
              <table:table-cell office:value-type="float" office:value="2.638951">
                <text:p>2.638951</text:p>
              </table:table-cell>
              <table:table-cell office:value-type="float" office:value="2.75267412765957">
                <text:p>2.75267412765957</text:p>
              </table:table-cell>
              <table:table-cell office:value-type="float" office:value="2.44808984782609">
                <text:p>2.44808984782609</text:p>
              </table:table-cell>
              <table:table-cell office:value-type="float" office:value="2.62488246428571">
                <text:p>2.62488246428571</text:p>
              </table:table-cell>
              <table:table-cell office:value-type="float" office:value="4.26227621052632">
                <text:p>4.26227621052632</text:p>
              </table:table-cell>
              <table:table-cell office:value-type="float" office:value="3.21828585">
                <text:p>3.21828585</text:p>
              </table:table-cell>
              <table:table-cell office:value-type="float" office:value="3.1348855">
                <text:p>3.1348855</text:p>
              </table:table-cell>
              <table:table-cell office:value-type="float" office:value="2.57701808333333">
                <text:p>2.57701808333333</text:p>
              </table:table-cell>
              <table:table-cell office:value-type="float" office:value="3.41562708333333">
                <text:p>3.41562708333333</text:p>
              </table:table-cell>
              <table:table-cell office:value-type="float" office:value="3.23759819047619">
                <text:p>3.23759819047619</text:p>
              </table:table-cell>
              <table:table-cell office:value-type="float" office:value="3.05769">
                <text:p>3.05769</text:p>
              </table:table-cell>
              <table:table-cell office:value-type="float" office:value="2.51604144444444">
                <text:p>2.51604144444444</text:p>
              </table:table-cell>
              <table:table-cell office:value-type="float" office:value="2.41819873333333">
                <text:p>2.41819873333333</text:p>
              </table:table-cell>
              <table:table-cell office:value-type="float" office:value="2.53982146153846">
                <text:p>2.53982146153846</text:p>
              </table:table-cell>
              <table:table-cell office:value-type="float" office:value="5.1659396">
                <text:p>5.1659396</text:p>
              </table:table-cell>
              <table:table-cell office:value-type="float" office:value="6.05765865116279">
                <text:p>6.05765865116279</text:p>
              </table:table-cell>
              <table:table-cell office:value-type="float" office:value="25.5441258981481">
                <text:p>25.5441258981481</text:p>
              </table:table-cell>
              <table:table-cell office:value-type="float" office:value="40.4598328987342">
                <text:p>40.459832898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550326666667">
                <text:p>3.27550326666667</text:p>
              </table:table-cell>
              <table:table-cell office:value-type="float" office:value="2.51206022857143">
                <text:p>2.51206022857143</text:p>
              </table:table-cell>
              <table:table-cell office:value-type="float" office:value="2.30281813636364">
                <text:p>2.30281813636364</text:p>
              </table:table-cell>
              <table:table-cell office:value-type="float" office:value="3.72881056521739">
                <text:p>3.72881056521739</text:p>
              </table:table-cell>
              <table:table-cell office:value-type="float" office:value="3.3860149047619">
                <text:p>3.3860149047619</text:p>
              </table:table-cell>
              <table:table-cell office:value-type="float" office:value="2.33348061538462">
                <text:p>2.33348061538462</text:p>
              </table:table-cell>
              <table:table-cell office:value-type="float" office:value="2.36779">
                <text:p>2.36779</text:p>
              </table:table-cell>
              <table:table-cell office:value-type="float" office:value="2.3603983">
                <text:p>2.3603983</text:p>
              </table:table-cell>
              <table:table-cell office:value-type="float" office:value="2.90689457894737">
                <text:p>2.90689457894737</text:p>
              </table:table-cell>
              <table:table-cell office:value-type="float" office:value="2.79042683333333">
                <text:p>2.79042683333333</text:p>
              </table:table-cell>
              <table:table-cell office:value-type="float" office:value="2.472008">
                <text:p>2.472008</text:p>
              </table:table-cell>
              <table:table-cell office:value-type="float" office:value="2.89429164285714">
                <text:p>2.89429164285714</text:p>
              </table:table-cell>
              <table:table-cell office:value-type="float" office:value="2.63085444444444">
                <text:p>2.63085444444444</text:p>
              </table:table-cell>
              <table:table-cell office:value-type="float" office:value="2.48735094444444">
                <text:p>2.48735094444444</text:p>
              </table:table-cell>
              <table:table-cell office:value-type="float" office:value="2.58005041666667">
                <text:p>2.58005041666667</text:p>
              </table:table-cell>
              <table:table-cell office:value-type="float" office:value="2.71652053846154">
                <text:p>2.71652053846154</text:p>
              </table:table-cell>
              <table:table-cell office:value-type="float" office:value="3.71996620833333">
                <text:p>3.71996620833333</text:p>
              </table:table-cell>
              <table:table-cell office:value-type="float" office:value="3.68621617391304">
                <text:p>3.68621617391304</text:p>
              </table:table-cell>
              <table:table-cell office:value-type="float" office:value="2.76694157894737">
                <text:p>2.76694157894737</text:p>
              </table:table-cell>
              <table:table-cell office:value-type="float" office:value="2.36603495652174">
                <text:p>2.36603495652174</text:p>
              </table:table-cell>
              <table:table-cell office:value-type="float" office:value="2.96859077272727">
                <text:p>2.96859077272727</text:p>
              </table:table-cell>
              <table:table-cell office:value-type="float" office:value="3.69477569565217">
                <text:p>3.69477569565217</text:p>
              </table:table-cell>
              <table:table-cell office:value-type="float" office:value="2.72441542857143">
                <text:p>2.72441542857143</text:p>
              </table:table-cell>
              <table:table-cell office:value-type="float" office:value="3.83925169565217">
                <text:p>3.83925169565217</text:p>
              </table:table-cell>
              <table:table-cell office:value-type="float" office:value="3.74644070833333">
                <text:p>3.74644070833333</text:p>
              </table:table-cell>
              <table:table-cell office:value-type="float" office:value="3.1240685">
                <text:p>3.1240685</text:p>
              </table:table-cell>
              <table:table-cell office:value-type="float" office:value="3.87237257894737">
                <text:p>3.87237257894737</text:p>
              </table:table-cell>
              <table:table-cell office:value-type="float" office:value="3.07004075">
                <text:p>3.07004075</text:p>
              </table:table-cell>
              <table:table-cell office:value-type="float" office:value="3.28800352380952">
                <text:p>3.28800352380952</text:p>
              </table:table-cell>
              <table:table-cell office:value-type="float" office:value="2.61676858333333">
                <text:p>2.61676858333333</text:p>
              </table:table-cell>
              <table:table-cell office:value-type="float" office:value="3.139783875">
                <text:p>3.139783875</text:p>
              </table:table-cell>
              <table:table-cell office:value-type="float" office:value="3.17306442857143">
                <text:p>3.17306442857143</text:p>
              </table:table-cell>
              <table:table-cell office:value-type="float" office:value="2.34908288888889">
                <text:p>2.34908288888889</text:p>
              </table:table-cell>
              <table:table-cell office:value-type="float" office:value="2.33046630769231">
                <text:p>2.33046630769231</text:p>
              </table:table-cell>
              <table:table-cell office:value-type="float" office:value="2.45730839130435">
                <text:p>2.45730839130435</text:p>
              </table:table-cell>
              <table:table-cell office:value-type="float" office:value="3.60417889473684">
                <text:p>3.60417889473684</text:p>
              </table:table-cell>
              <table:table-cell office:value-type="float" office:value="4.12124665217391">
                <text:p>4.12124665217391</text:p>
              </table:table-cell>
              <table:table-cell office:value-type="float" office:value="3.10173276190476">
                <text:p>3.10173276190476</text:p>
              </table:table-cell>
              <table:table-cell office:value-type="float" office:value="3.00856236363636">
                <text:p>3.00856236363636</text:p>
              </table:table-cell>
              <table:table-cell office:value-type="float" office:value="2.5517778125">
                <text:p>2.5517778125</text:p>
              </table:table-cell>
              <table:table-cell office:value-type="float" office:value="4.17005083333333">
                <text:p>4.17005083333333</text:p>
              </table:table-cell>
              <table:table-cell office:value-type="float" office:value="3.73720764285714">
                <text:p>3.73720764285714</text:p>
              </table:table-cell>
              <table:table-cell office:value-type="float" office:value="2.6336535">
                <text:p>2.6336535</text:p>
              </table:table-cell>
              <table:table-cell office:value-type="float" office:value="2.49144957142857">
                <text:p>2.49144957142857</text:p>
              </table:table-cell>
              <table:table-cell office:value-type="float" office:value="2.27204873684211">
                <text:p>2.27204873684211</text:p>
              </table:table-cell>
              <table:table-cell office:value-type="float" office:value="2.65988183333333">
                <text:p>2.65988183333333</text:p>
              </table:table-cell>
              <table:table-cell office:value-type="float" office:value="2.78525625">
                <text:p>2.78525625</text:p>
              </table:table-cell>
              <table:table-cell office:value-type="float" office:value="2.71285655555556">
                <text:p>2.71285655555556</text:p>
              </table:table-cell>
              <table:table-cell office:value-type="float" office:value="2.39900715384615">
                <text:p>2.39900715384615</text:p>
              </table:table-cell>
              <table:table-cell office:value-type="float" office:value="2.38555015384615">
                <text:p>2.38555015384615</text:p>
              </table:table-cell>
              <table:table-cell office:value-type="float" office:value="2.77638473333333">
                <text:p>2.77638473333333</text:p>
              </table:table-cell>
              <table:table-cell office:value-type="float" office:value="4.32221071428571">
                <text:p>4.32221071428571</text:p>
              </table:table-cell>
              <table:table-cell office:value-type="float" office:value="2.5753658125">
                <text:p>2.5753658125</text:p>
              </table:table-cell>
              <table:table-cell office:value-type="float" office:value="2.40703372222222">
                <text:p>2.40703372222222</text:p>
              </table:table-cell>
              <table:table-cell office:value-type="float" office:value="2.4572612">
                <text:p>2.4572612</text:p>
              </table:table-cell>
              <table:table-cell office:value-type="float" office:value="2.54095447368421">
                <text:p>2.54095447368421</text:p>
              </table:table-cell>
              <table:table-cell office:value-type="float" office:value="3.4061726">
                <text:p>3.4061726</text:p>
              </table:table-cell>
              <table:table-cell office:value-type="float" office:value="2.72000977777778">
                <text:p>2.72000977777778</text:p>
              </table:table-cell>
              <table:table-cell office:value-type="float" office:value="2.35599746666667">
                <text:p>2.35599746666667</text:p>
              </table:table-cell>
              <table:table-cell office:value-type="float" office:value="2.29020276923077">
                <text:p>2.29020276923077</text:p>
              </table:table-cell>
              <table:table-cell office:value-type="float" office:value="2.59142453846154">
                <text:p>2.59142453846154</text:p>
              </table:table-cell>
              <table:table-cell office:value-type="float" office:value="2.81071988888889">
                <text:p>2.81071988888889</text:p>
              </table:table-cell>
              <table:table-cell office:value-type="float" office:value="2.29889235714286">
                <text:p>2.29889235714286</text:p>
              </table:table-cell>
              <table:table-cell office:value-type="float" office:value="2.32921538095238">
                <text:p>2.32921538095238</text:p>
              </table:table-cell>
              <table:table-cell office:value-type="float" office:value="2.34497864705882">
                <text:p>2.34497864705882</text:p>
              </table:table-cell>
              <table:table-cell office:value-type="float" office:value="4.57910994736842">
                <text:p>4.57910994736842</text:p>
              </table:table-cell>
              <table:table-cell office:value-type="float" office:value="2.67945884210526">
                <text:p>2.67945884210526</text:p>
              </table:table-cell>
              <table:table-cell office:value-type="float" office:value="2.6464503125">
                <text:p>2.6464503125</text:p>
              </table:table-cell>
              <table:table-cell office:value-type="float" office:value="2.30348069230769">
                <text:p>2.30348069230769</text:p>
              </table:table-cell>
              <table:table-cell office:value-type="float" office:value="2.27726625">
                <text:p>2.27726625</text:p>
              </table:table-cell>
              <table:table-cell office:value-type="float" office:value="2.66346495652174">
                <text:p>2.66346495652174</text:p>
              </table:table-cell>
              <table:table-cell office:value-type="float" office:value="2.75225057142857">
                <text:p>2.75225057142857</text:p>
              </table:table-cell>
              <table:table-cell office:value-type="float" office:value="2.43611278947368">
                <text:p>2.43611278947368</text:p>
              </table:table-cell>
              <table:table-cell office:value-type="float" office:value="2.25807572727273">
                <text:p>2.25807572727273</text:p>
              </table:table-cell>
              <table:table-cell office:value-type="float" office:value="2.30098033333333">
                <text:p>2.30098033333333</text:p>
              </table:table-cell>
              <table:table-cell office:value-type="float" office:value="2.61388861538462">
                <text:p>2.61388861538462</text:p>
              </table:table-cell>
              <table:table-cell office:value-type="float" office:value="2.75294423076923">
                <text:p>2.75294423076923</text:p>
              </table:table-cell>
              <table:table-cell office:value-type="float" office:value="2.57282127272727">
                <text:p>2.57282127272727</text:p>
              </table:table-cell>
              <table:table-cell office:value-type="float" office:value="2.25697317391304">
                <text:p>2.25697317391304</text:p>
              </table:table-cell>
              <table:table-cell office:value-type="float" office:value="2.2404117">
                <text:p>2.2404117</text:p>
              </table:table-cell>
              <table:table-cell office:value-type="float" office:value="2.6140082">
                <text:p>2.6140082</text:p>
              </table:table-cell>
              <table:table-cell office:value-type="float" office:value="2.7891729375">
                <text:p>2.7891729375</text:p>
              </table:table-cell>
              <table:table-cell office:value-type="float" office:value="2.423896125">
                <text:p>2.423896125</text:p>
              </table:table-cell>
              <table:table-cell office:value-type="float" office:value="2.34236889473684">
                <text:p>2.34236889473684</text:p>
              </table:table-cell>
              <table:table-cell office:value-type="float" office:value="2.32864581818182">
                <text:p>2.32864581818182</text:p>
              </table:table-cell>
              <table:table-cell office:value-type="float" office:value="3.01698371428571">
                <text:p>3.01698371428571</text:p>
              </table:table-cell>
              <table:table-cell office:value-type="float" office:value="4.46849734615385">
                <text:p>4.46849734615385</text:p>
              </table:table-cell>
              <table:table-cell office:value-type="float" office:value="2.53936675">
                <text:p>2.53936675</text:p>
              </table:table-cell>
              <table:table-cell office:value-type="float" office:value="2.26393154166667">
                <text:p>2.26393154166667</text:p>
              </table:table-cell>
              <table:table-cell office:value-type="float" office:value="2.46805852173913">
                <text:p>2.46805852173913</text:p>
              </table:table-cell>
              <table:table-cell office:value-type="float" office:value="3.92934886956522">
                <text:p>3.92934886956522</text:p>
              </table:table-cell>
              <table:table-cell office:value-type="float" office:value="2.74267034782609">
                <text:p>2.74267034782609</text:p>
              </table:table-cell>
              <table:table-cell office:value-type="float" office:value="3.2926475">
                <text:p>3.2926475</text:p>
              </table:table-cell>
              <table:table-cell office:value-type="float" office:value="2.38075341666667">
                <text:p>2.38075341666667</text:p>
              </table:table-cell>
              <table:table-cell office:value-type="float" office:value="2.43375890909091">
                <text:p>2.43375890909091</text:p>
              </table:table-cell>
              <table:table-cell office:value-type="float" office:value="2.66484434782609">
                <text:p>2.66484434782609</text:p>
              </table:table-cell>
              <table:table-cell office:value-type="float" office:value="3.22502471428571">
                <text:p>3.22502471428571</text:p>
              </table:table-cell>
              <table:table-cell office:value-type="float" office:value="3.60188116666667">
                <text:p>3.60188116666667</text:p>
              </table:table-cell>
              <table:table-cell office:value-type="float" office:value="2.19781118181818">
                <text:p>2.19781118181818</text:p>
              </table:table-cell>
              <table:table-cell office:value-type="float" office:value="2.38326977272727">
                <text:p>2.38326977272727</text:p>
              </table:table-cell>
              <table:table-cell office:value-type="float" office:value="3.07940355555555">
                <text:p>3.07940355555555</text:p>
              </table:table-cell>
              <table:table-cell office:value-type="float" office:value="2.72157916">
                <text:p>2.72157916</text:p>
              </table:table-cell>
              <table:table-cell office:value-type="float" office:value="2.23401584210526">
                <text:p>2.23401584210526</text:p>
              </table:table-cell>
              <table:table-cell office:value-type="float" office:value="2.3858754375">
                <text:p>2.3858754375</text:p>
              </table:table-cell>
              <table:table-cell office:value-type="float" office:value="2.44802669230769">
                <text:p>2.44802669230769</text:p>
              </table:table-cell>
              <table:table-cell office:value-type="float" office:value="2.95130578571429">
                <text:p>2.95130578571429</text:p>
              </table:table-cell>
              <table:table-cell office:value-type="float" office:value="3.017508">
                <text:p>3.017508</text:p>
              </table:table-cell>
              <table:table-cell office:value-type="float" office:value="2.4000915">
                <text:p>2.4000915</text:p>
              </table:table-cell>
              <table:table-cell office:value-type="float" office:value="2.31262107142857">
                <text:p>2.31262107142857</text:p>
              </table:table-cell>
              <table:table-cell office:value-type="float" office:value="2.56965866666667">
                <text:p>2.56965866666667</text:p>
              </table:table-cell>
              <table:table-cell office:value-type="float" office:value="2.75995258823529">
                <text:p>2.75995258823529</text:p>
              </table:table-cell>
              <table:table-cell office:value-type="float" office:value="2.925761075">
                <text:p>2.925761075</text:p>
              </table:table-cell>
              <table:table-cell office:value-type="float" office:value="9.07238614117647">
                <text:p>9.07238614117647</text:p>
              </table:table-cell>
              <table:table-cell office:value-type="float" office:value="19.0075720707071">
                <text:p>19.0075720707071</text:p>
              </table:table-cell>
              <table:table-cell office:value-type="float" office:value="33.9344636574074">
                <text:p>33.9344636574074</text:p>
              </table:table-cell>
              <table:table-cell office:value-type="float" office:value="65.1245339479167">
                <text:p>65.1245339479167</text:p>
              </table:table-cell>
              <table:table-cell office:value-type="float" office:value="68.8001967014925">
                <text:p>68.8001967014925</text:p>
              </table:table-cell>
              <table:table-cell office:value-type="float" office:value="79.248268925">
                <text:p>79.248268925</text:p>
              </table:table-cell>
              <table:table-cell office:value-type="float" office:value="105.25039422093">
                <text:p>105.25039422093</text:p>
              </table:table-cell>
              <table:table-cell office:value-type="float" office:value="80.8582518734177">
                <text:p>80.8582518734177</text:p>
              </table:table-cell>
              <table:table-cell office:value-type="float" office:value="106.496399566265">
                <text:p>106.496399566265</text:p>
              </table:table-cell>
              <table:table-cell office:value-type="float" office:value="78.5125558780487">
                <text:p>78.5125558780487</text:p>
              </table:table-cell>
              <table:table-cell office:value-type="float" office:value="92.2481474468085">
                <text:p>92.2481474468085</text:p>
              </table:table-cell>
              <table:table-cell office:value-type="float" office:value="81.3674567012987">
                <text:p>81.3674567012987</text:p>
              </table:table-cell>
              <table:table-cell office:value-type="float" office:value="100.107264195122">
                <text:p>100.107264195122</text:p>
              </table:table-cell>
              <table:table-cell office:value-type="float" office:value="93.6011896329114">
                <text:p>93.6011896329114</text:p>
              </table:table-cell>
              <table:table-cell office:value-type="float" office:value="74.5749448701299">
                <text:p>74.5749448701299</text:p>
              </table:table-cell>
              <table:table-cell office:value-type="float" office:value="58.9672510519481">
                <text:p>58.9672510519481</text:p>
              </table:table-cell>
              <table:table-cell office:value-type="float" office:value="73.7240759047619">
                <text:p>73.7240759047619</text:p>
              </table:table-cell>
              <table:table-cell office:value-type="float" office:value="70.9409299">
                <text:p>70.9409299</text:p>
              </table:table-cell>
              <table:table-cell office:value-type="float" office:value="36.040003527027">
                <text:p>36.040003527027</text:p>
              </table:table-cell>
              <table:table-cell office:value-type="float" office:value="48.0638662777778">
                <text:p>48.0638662777778</text:p>
              </table:table-cell>
              <table:table-cell office:value-type="float" office:value="59.6355527283951">
                <text:p>59.6355527283951</text:p>
              </table:table-cell>
              <table:table-cell office:value-type="float" office:value="61.788777">
                <text:p>61.78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06565">
                <text:p>3.6506565</text:p>
              </table:table-cell>
              <table:table-cell office:value-type="float" office:value="4.07813081818182">
                <text:p>4.07813081818182</text:p>
              </table:table-cell>
              <table:table-cell office:value-type="float" office:value="3.26675084615385">
                <text:p>3.26675084615385</text:p>
              </table:table-cell>
              <table:table-cell office:value-type="float" office:value="5.77932985">
                <text:p>5.77932985</text:p>
              </table:table-cell>
              <table:table-cell office:value-type="float" office:value="4.4815625">
                <text:p>4.4815625</text:p>
              </table:table-cell>
              <table:table-cell office:value-type="float" office:value="2.7737595">
                <text:p>2.7737595</text:p>
              </table:table-cell>
              <table:table-cell office:value-type="float" office:value="2.59490727777778">
                <text:p>2.59490727777778</text:p>
              </table:table-cell>
              <table:table-cell office:value-type="float" office:value="2.69546980952381">
                <text:p>2.69546980952381</text:p>
              </table:table-cell>
              <table:table-cell office:value-type="float" office:value="5.17117582352941">
                <text:p>5.17117582352941</text:p>
              </table:table-cell>
              <table:table-cell office:value-type="float" office:value="4.41728516">
                <text:p>4.41728516</text:p>
              </table:table-cell>
              <table:table-cell office:value-type="float" office:value="3.69621556521739">
                <text:p>3.69621556521739</text:p>
              </table:table-cell>
              <table:table-cell office:value-type="float" office:value="2.87136609090909">
                <text:p>2.87136609090909</text:p>
              </table:table-cell>
              <table:table-cell office:value-type="float" office:value="2.78851004347826">
                <text:p>2.78851004347826</text:p>
              </table:table-cell>
              <table:table-cell office:value-type="float" office:value="4.73030031818182">
                <text:p>4.73030031818182</text:p>
              </table:table-cell>
              <table:table-cell office:value-type="float" office:value="3.25133808333333">
                <text:p>3.25133808333333</text:p>
              </table:table-cell>
              <table:table-cell office:value-type="float" office:value="3.18506057142857">
                <text:p>3.18506057142857</text:p>
              </table:table-cell>
              <table:table-cell office:value-type="float" office:value="2.8321794">
                <text:p>2.8321794</text:p>
              </table:table-cell>
              <table:table-cell office:value-type="float" office:value="3.24675058333333">
                <text:p>3.24675058333333</text:p>
              </table:table-cell>
              <table:table-cell office:value-type="float" office:value="3.65279676470588">
                <text:p>3.65279676470588</text:p>
              </table:table-cell>
              <table:table-cell office:value-type="float" office:value="4.36301230769231">
                <text:p>4.36301230769231</text:p>
              </table:table-cell>
              <table:table-cell office:value-type="float" office:value="11.1264256666667">
                <text:p>11.1264256666667</text:p>
              </table:table-cell>
              <table:table-cell office:value-type="float" office:value="5.74156588461539">
                <text:p>5.74156588461539</text:p>
              </table:table-cell>
              <table:table-cell office:value-type="float" office:value="2.78398895">
                <text:p>2.78398895</text:p>
              </table:table-cell>
              <table:table-cell office:value-type="float" office:value="2.97904085714286">
                <text:p>2.97904085714286</text:p>
              </table:table-cell>
              <table:table-cell office:value-type="float" office:value="3.10761429166667">
                <text:p>3.10761429166667</text:p>
              </table:table-cell>
              <table:table-cell office:value-type="float" office:value="3.21516138095238">
                <text:p>3.21516138095238</text:p>
              </table:table-cell>
              <table:table-cell office:value-type="float" office:value="2.46114883333333">
                <text:p>2.46114883333333</text:p>
              </table:table-cell>
              <table:table-cell office:value-type="float" office:value="2.57776190909091">
                <text:p>2.57776190909091</text:p>
              </table:table-cell>
              <table:table-cell office:value-type="float" office:value="2.61457061538462">
                <text:p>2.61457061538462</text:p>
              </table:table-cell>
              <table:table-cell office:value-type="float" office:value="9.51903336666667">
                <text:p>9.51903336666667</text:p>
              </table:table-cell>
              <table:table-cell office:value-type="float" office:value="2.934286625">
                <text:p>2.934286625</text:p>
              </table:table-cell>
              <table:table-cell office:value-type="float" office:value="2.62407539130435">
                <text:p>2.62407539130435</text:p>
              </table:table-cell>
              <table:table-cell office:value-type="float" office:value="2.4672877826087">
                <text:p>2.4672877826087</text:p>
              </table:table-cell>
              <table:table-cell office:value-type="float" office:value="2.87497643478261">
                <text:p>2.87497643478261</text:p>
              </table:table-cell>
              <table:table-cell office:value-type="float" office:value="2.89637616666667">
                <text:p>2.89637616666667</text:p>
              </table:table-cell>
              <table:table-cell office:value-type="float" office:value="2.53645108333333">
                <text:p>2.53645108333333</text:p>
              </table:table-cell>
              <table:table-cell office:value-type="float" office:value="2.41978489473684">
                <text:p>2.41978489473684</text:p>
              </table:table-cell>
              <table:table-cell office:value-type="float" office:value="2.44298869565217">
                <text:p>2.44298869565217</text:p>
              </table:table-cell>
              <table:table-cell office:value-type="float" office:value="4.283733">
                <text:p>4.283733</text:p>
              </table:table-cell>
              <table:table-cell office:value-type="float" office:value="3.70031773076923">
                <text:p>3.70031773076923</text:p>
              </table:table-cell>
              <table:table-cell office:value-type="float" office:value="3.18960673913043">
                <text:p>3.18960673913043</text:p>
              </table:table-cell>
              <table:table-cell office:value-type="float" office:value="2.35631025">
                <text:p>2.3563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9652604133333">
                <text:p>32.9652604133333</text:p>
              </table:table-cell>
              <table:table-cell office:value-type="float" office:value="14.9003591290323">
                <text:p>14.9003591290323</text:p>
              </table:table-cell>
              <table:table-cell office:value-type="float" office:value="8.72179019230769">
                <text:p>8.72179019230769</text:p>
              </table:table-cell>
              <table:table-cell office:value-type="float" office:value="2.333947">
                <text:p>2.333947</text:p>
              </table:table-cell>
              <table:table-cell office:value-type="float" office:value="20302.5981564107">
                <text:p>20302.5981564107</text:p>
              </table:table-cell>
              <table:table-cell office:value-type="float" office:value="19138.2112401667">
                <text:p>19138.2112401667</text:p>
              </table:table-cell>
              <table:table-cell office:value-type="float" office:value="5.76932321052632">
                <text:p>5.76932321052632</text:p>
              </table:table-cell>
              <table:table-cell office:value-type="float" office:value="2.58741733333333">
                <text:p>2.58741733333333</text:p>
              </table:table-cell>
              <table:table-cell office:value-type="float" office:value="3.84037295238095">
                <text:p>3.84037295238095</text:p>
              </table:table-cell>
              <table:table-cell office:value-type="float" office:value="3.35071482608696">
                <text:p>3.35071482608696</text:p>
              </table:table-cell>
            </table:table-row>
            <table:table-row>
              <table:table-cell office:value-type="string">
                <text:p>Server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9.052408">
                <text:p>4559.052408</text:p>
              </table:table-cell>
              <table:table-cell office:value-type="float" office:value="4574.69270678261">
                <text:p>4574.69270678261</text:p>
              </table:table-cell>
              <table:table-cell office:value-type="float" office:value="4544.156292">
                <text:p>4544.156292</text:p>
              </table:table-cell>
              <table:table-cell office:value-type="float" office:value="4524.0669925">
                <text:p>4524.0669925</text:p>
              </table:table-cell>
              <table:table-cell office:value-type="float" office:value="4554.88047493333">
                <text:p>4554.88047493333</text:p>
              </table:table-cell>
              <table:table-cell office:value-type="float" office:value="4548.36980566667">
                <text:p>4548.36980566667</text:p>
              </table:table-cell>
              <table:table-cell office:value-type="float" office:value="4536.6591107">
                <text:p>4536.659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583258571429">
                <text:p>53.2583258571429</text:p>
              </table:table-cell>
              <table:table-cell office:value-type="float" office:value="17.4369854444444">
                <text:p>17.4369854444444</text:p>
              </table:table-cell>
              <table:table-cell office:value-type="float" office:value="NaN">
                <text:p>NaN</text:p>
              </table:table-cell>
              <table:table-cell office:value-type="float" office:value="19.2480892">
                <text:p>19.2480892</text:p>
              </table:table-cell>
              <table:table-cell office:value-type="float" office:value="30.5186219230769">
                <text:p>30.5186219230769</text:p>
              </table:table-cell>
              <table:table-cell office:value-type="float" office:value="75.2888043">
                <text:p>75.2888043</text:p>
              </table:table-cell>
              <table:table-cell office:value-type="float" office:value="24.3182080833333">
                <text:p>24.3182080833333</text:p>
              </table:table-cell>
              <table:table-cell office:value-type="float" office:value="30.00676675">
                <text:p>30.00676675</text:p>
              </table:table-cell>
              <table:table-cell office:value-type="float" office:value="33.2081066">
                <text:p>33.2081066</text:p>
              </table:table-cell>
              <table:table-cell office:value-type="float" office:value="54.7946523333333">
                <text:p>54.7946523333333</text:p>
              </table:table-cell>
              <table:table-cell office:value-type="float" office:value="16.41483725">
                <text:p>16.41483725</text:p>
              </table:table-cell>
              <table:table-cell office:value-type="float" office:value="20.1406397894737">
                <text:p>20.1406397894737</text:p>
              </table:table-cell>
              <table:table-cell office:value-type="float" office:value="66.8043025">
                <text:p>66.8043025</text:p>
              </table:table-cell>
              <table:table-cell office:value-type="float" office:value="30.0064518">
                <text:p>30.0064518</text:p>
              </table:table-cell>
              <table:table-cell office:value-type="float" office:value="19.1533377692308">
                <text:p>19.1533377692308</text:p>
              </table:table-cell>
              <table:table-cell office:value-type="float" office:value="30.4915285833333">
                <text:p>30.4915285833333</text:p>
              </table:table-cell>
              <table:table-cell office:value-type="float" office:value="33.4439953846154">
                <text:p>33.4439953846154</text:p>
              </table:table-cell>
              <table:table-cell office:value-type="float" office:value="52.2172764285714">
                <text:p>52.2172764285714</text:p>
              </table:table-cell>
              <table:table-cell office:value-type="float" office:value="21.99576825">
                <text:p>21.99576825</text:p>
              </table:table-cell>
              <table:table-cell office:value-type="float" office:value="14.4492990714286">
                <text:p>14.4492990714286</text:p>
              </table:table-cell>
              <table:table-cell office:value-type="float" office:value="28.7088955">
                <text:p>28.7088955</text:p>
              </table:table-cell>
              <table:table-cell office:value-type="float" office:value="19.2827867058824">
                <text:p>19.2827867058824</text:p>
              </table:table-cell>
              <table:table-cell office:value-type="float" office:value="17.8802834">
                <text:p>17.8802834</text:p>
              </table:table-cell>
              <table:table-cell office:value-type="float" office:value="NaN">
                <text:p>NaN</text:p>
              </table:table-cell>
              <table:table-cell office:value-type="float" office:value="540.851417481481">
                <text:p>540.851417481481</text:p>
              </table:table-cell>
              <table:table-cell office:value-type="float" office:value="37.64988375">
                <text:p>37.64988375</text:p>
              </table:table-cell>
              <table:table-cell office:value-type="float" office:value="28.9180069354839">
                <text:p>28.9180069354839</text:p>
              </table:table-cell>
              <table:table-cell office:value-type="float" office:value="31.4988322941176">
                <text:p>31.4988322941176</text:p>
              </table:table-cell>
              <table:table-cell office:value-type="float" office:value="67.8208834736842">
                <text:p>67.8208834736842</text:p>
              </table:table-cell>
              <table:table-cell office:value-type="float" office:value="79.7784335625">
                <text:p>79.7784335625</text:p>
              </table:table-cell>
              <table:table-cell office:value-type="float" office:value="107.7295806">
                <text:p>107.7295806</text:p>
              </table:table-cell>
              <table:table-cell office:value-type="float" office:value="39.12562">
                <text:p>39.12562</text:p>
              </table:table-cell>
              <table:table-cell office:value-type="float" office:value="97.5507260625">
                <text:p>97.5507260625</text:p>
              </table:table-cell>
              <table:table-cell office:value-type="float" office:value="204.400511071429">
                <text:p>204.400511071429</text:p>
              </table:table-cell>
              <table:table-cell office:value-type="float" office:value="376.234740444444">
                <text:p>376.234740444444</text:p>
              </table:table-cell>
              <table:table-cell office:value-type="float" office:value="28.4639797368421">
                <text:p>28.4639797368421</text:p>
              </table:table-cell>
              <table:table-cell office:value-type="float" office:value="55.1848391875">
                <text:p>55.1848391875</text:p>
              </table:table-cell>
              <table:table-cell office:value-type="float" office:value="24.4778164666667">
                <text:p>24.4778164666667</text:p>
              </table:table-cell>
              <table:table-cell office:value-type="float" office:value="85.2441859411765">
                <text:p>85.2441859411765</text:p>
              </table:table-cell>
              <table:table-cell office:value-type="float" office:value="58.210539">
                <text:p>58.210539</text:p>
              </table:table-cell>
              <table:table-cell office:value-type="float" office:value="38.6206531578947">
                <text:p>38.6206531578947</text:p>
              </table:table-cell>
              <table:table-cell office:value-type="float" office:value="61.5009756666667">
                <text:p>61.5009756666667</text:p>
              </table:table-cell>
              <table:table-cell office:value-type="float" office:value="44.5265003571429">
                <text:p>44.5265003571429</text:p>
              </table:table-cell>
              <table:table-cell office:value-type="float" office:value="25.9553693076923">
                <text:p>25.9553693076923</text:p>
              </table:table-cell>
              <table:table-cell office:value-type="float" office:value="80.64689925">
                <text:p>80.6468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717433948718">
                <text:p>146.717433948718</text:p>
              </table:table-cell>
              <table:table-cell office:value-type="float" office:value="531.459124029412">
                <text:p>531.459124029412</text:p>
              </table:table-cell>
              <table:table-cell office:value-type="float" office:value="439.360022041667">
                <text:p>439.360022041667</text:p>
              </table:table-cell>
              <table:table-cell office:value-type="float" office:value="131.77265073913">
                <text:p>131.77265073913</text:p>
              </table:table-cell>
              <table:table-cell office:value-type="float" office:value="58.7994388484849">
                <text:p>58.7994388484849</text:p>
              </table:table-cell>
              <table:table-cell office:value-type="float" office:value="57.2211678125">
                <text:p>57.2211678125</text:p>
              </table:table-cell>
              <table:table-cell office:value-type="float" office:value="63.0731043333333">
                <text:p>63.0731043333333</text:p>
              </table:table-cell>
              <table:table-cell office:value-type="float" office:value="64.66220745">
                <text:p>64.66220745</text:p>
              </table:table-cell>
              <table:table-cell office:value-type="float" office:value="33.61550925">
                <text:p>33.61550925</text:p>
              </table:table-cell>
              <table:table-cell office:value-type="float" office:value="32.4898218611111">
                <text:p>32.4898218611111</text:p>
              </table:table-cell>
              <table:table-cell office:value-type="float" office:value="54.5588228529412">
                <text:p>54.5588228529412</text:p>
              </table:table-cell>
              <table:table-cell office:value-type="float" office:value="58.8296626470588">
                <text:p>58.8296626470588</text:p>
              </table:table-cell>
              <table:table-cell office:value-type="float" office:value="79.1158574545455">
                <text:p>79.1158574545455</text:p>
              </table:table-cell>
              <table:table-cell office:value-type="float" office:value="142.418985307692">
                <text:p>142.418985307692</text:p>
              </table:table-cell>
              <table:table-cell office:value-type="float" office:value="140.1359595">
                <text:p>140.1359595</text:p>
              </table:table-cell>
              <table:table-cell office:value-type="float" office:value="113.8731999">
                <text:p>113.8731999</text:p>
              </table:table-cell>
              <table:table-cell office:value-type="float" office:value="119.06325825">
                <text:p>119.06325825</text:p>
              </table:table-cell>
              <table:table-cell office:value-type="float" office:value="193.607646678571">
                <text:p>193.607646678571</text:p>
              </table:table-cell>
              <table:table-cell office:value-type="float" office:value="225.82331692">
                <text:p>225.82331692</text:p>
              </table:table-cell>
              <table:table-cell office:value-type="float" office:value="486.766947888889">
                <text:p>486.766947888889</text:p>
              </table:table-cell>
              <table:table-cell office:value-type="float" office:value="1018.423685375">
                <text:p>1018.423685375</text:p>
              </table:table-cell>
              <table:table-cell office:value-type="float" office:value="1750.72627766667">
                <text:p>1750.72627766667</text:p>
              </table:table-cell>
              <table:table-cell office:value-type="float" office:value="1606.53754938462">
                <text:p>1606.53754938462</text:p>
              </table:table-cell>
              <table:table-cell office:value-type="float" office:value="1075.2598805">
                <text:p>1075.2598805</text:p>
              </table:table-cell>
              <table:table-cell office:value-type="float" office:value="1015.749827">
                <text:p>1015.749827</text:p>
              </table:table-cell>
              <table:table-cell office:value-type="float" office:value="1055.8507525">
                <text:p>1055.8507525</text:p>
              </table:table-cell>
              <table:table-cell office:value-type="float" office:value="515.3017455">
                <text:p>515.3017455</text:p>
              </table:table-cell>
              <table:table-cell office:value-type="float" office:value="2253.897337">
                <text:p>2253.897337</text:p>
              </table:table-cell>
              <table:table-cell office:value-type="float" office:value="771.852402">
                <text:p>771.852402</text:p>
              </table:table-cell>
              <table:table-cell office:value-type="float" office:value="1619.735343">
                <text:p>1619.735343</text:p>
              </table:table-cell>
              <table:table-cell office:value-type="float" office:value="4290.891541">
                <text:p>4290.891541</text:p>
              </table:table-cell>
              <table:table-cell office:value-type="float" office:value="3694.935316">
                <text:p>3694.935316</text:p>
              </table:table-cell>
              <table:table-cell office:value-type="float" office:value="2440.15289383333">
                <text:p>2440.15289383333</text:p>
              </table:table-cell>
              <table:table-cell office:value-type="float" office:value="403.328074681818">
                <text:p>403.328074681818</text:p>
              </table:table-cell>
              <table:table-cell office:value-type="float" office:value="152.980313451613">
                <text:p>152.980313451613</text:p>
              </table:table-cell>
              <table:table-cell office:value-type="float" office:value="292.032561766667">
                <text:p>292.032561766667</text:p>
              </table:table-cell>
              <table:table-cell office:value-type="float" office:value="1191.62153722581">
                <text:p>1191.62153722581</text:p>
              </table:table-cell>
              <table:table-cell office:value-type="float" office:value="871.456851821429">
                <text:p>871.456851821429</text:p>
              </table:table-cell>
              <table:table-cell office:value-type="float" office:value="540.39563762963">
                <text:p>540.39563762963</text:p>
              </table:table-cell>
              <table:table-cell office:value-type="float" office:value="152.309342">
                <text:p>152.309342</text:p>
              </table:table-cell>
              <table:table-cell office:value-type="float" office:value="127.131825333333">
                <text:p>127.131825333333</text:p>
              </table:table-cell>
              <table:table-cell office:value-type="float" office:value="517.436187206896">
                <text:p>517.436187206896</text:p>
              </table:table-cell>
              <table:table-cell office:value-type="float" office:value="854.952550633333">
                <text:p>854.952550633333</text:p>
              </table:table-cell>
              <table:table-cell office:value-type="float" office:value="20.7003631363636">
                <text:p>20.7003631363636</text:p>
              </table:table-cell>
              <table:table-cell office:value-type="float" office:value="34.6907205">
                <text:p>34.6907205</text:p>
              </table:table-cell>
              <table:table-cell office:value-type="float" office:value="12.4978341904762">
                <text:p>12.4978341904762</text:p>
              </table:table-cell>
              <table:table-cell office:value-type="float" office:value="58.5256074736842">
                <text:p>58.5256074736842</text:p>
              </table:table-cell>
              <table:table-cell office:value-type="float" office:value="66.7992641666667">
                <text:p>66.7992641666667</text:p>
              </table:table-cell>
              <table:table-cell office:value-type="float" office:value="53.9428063333333">
                <text:p>53.9428063333333</text:p>
              </table:table-cell>
              <table:table-cell office:value-type="float" office:value="197.556633041667">
                <text:p>197.556633041667</text:p>
              </table:table-cell>
              <table:table-cell office:value-type="float" office:value="172.47035924">
                <text:p>172.47035924</text:p>
              </table:table-cell>
              <table:table-cell office:value-type="float" office:value="79.7702045588236">
                <text:p>79.7702045588236</text:p>
              </table:table-cell>
              <table:table-cell office:value-type="float" office:value="184.299355657143">
                <text:p>184.299355657143</text:p>
              </table:table-cell>
              <table:table-cell office:value-type="float" office:value="146.21949548">
                <text:p>146.21949548</text:p>
              </table:table-cell>
              <table:table-cell office:value-type="float" office:value="125.595663636364">
                <text:p>125.595663636364</text:p>
              </table:table-cell>
              <table:table-cell office:value-type="float" office:value="115.935269636364">
                <text:p>115.935269636364</text:p>
              </table:table-cell>
              <table:table-cell office:value-type="float" office:value="80.4923152727273">
                <text:p>80.4923152727273</text:p>
              </table:table-cell>
              <table:table-cell office:value-type="float" office:value="72.1694394210526">
                <text:p>72.1694394210526</text:p>
              </table:table-cell>
              <table:table-cell office:value-type="float" office:value="77.7440439615384">
                <text:p>77.7440439615384</text:p>
              </table:table-cell>
              <table:table-cell office:value-type="float" office:value="60.6173133888889">
                <text:p>60.6173133888889</text:p>
              </table:table-cell>
              <table:table-cell office:value-type="float" office:value="47.3077159565217">
                <text:p>47.3077159565217</text:p>
              </table:table-cell>
              <table:table-cell office:value-type="float" office:value="40.0362873333333">
                <text:p>40.0362873333333</text:p>
              </table:table-cell>
              <table:table-cell office:value-type="float" office:value="117.99546465">
                <text:p>117.99546465</text:p>
              </table:table-cell>
              <table:table-cell office:value-type="float" office:value="121.2256698">
                <text:p>121.2256698</text:p>
              </table:table-cell>
              <table:table-cell office:value-type="float" office:value="85.024887125">
                <text:p>85.024887125</text:p>
              </table:table-cell>
              <table:table-cell office:value-type="float" office:value="61.9413221176471">
                <text:p>61.9413221176471</text:p>
              </table:table-cell>
              <table:table-cell office:value-type="float" office:value="57.86002825">
                <text:p>57.86002825</text:p>
              </table:table-cell>
              <table:table-cell office:value-type="float" office:value="60.816075625">
                <text:p>60.816075625</text:p>
              </table:table-cell>
              <table:table-cell office:value-type="float" office:value="65.4496953333333">
                <text:p>65.4496953333333</text:p>
              </table:table-cell>
              <table:table-cell office:value-type="float" office:value="63.146242">
                <text:p>63.146242</text:p>
              </table:table-cell>
              <table:table-cell office:value-type="float" office:value="35.0420644666667">
                <text:p>35.0420644666667</text:p>
              </table:table-cell>
              <table:table-cell office:value-type="float" office:value="78.2854773421053">
                <text:p>78.2854773421053</text:p>
              </table:table-cell>
              <table:table-cell office:value-type="float" office:value="81.3336439090909">
                <text:p>81.333643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703676097561">
                <text:p>31.7703676097561</text:p>
              </table:table-cell>
              <table:table-cell office:value-type="float" office:value="78.7768694428572">
                <text:p>78.7768694428572</text:p>
              </table:table-cell>
              <table:table-cell office:value-type="float" office:value="189.743967285714">
                <text:p>189.743967285714</text:p>
              </table:table-cell>
              <table:table-cell office:value-type="float" office:value="150.679591913043">
                <text:p>150.679591913043</text:p>
              </table:table-cell>
              <table:table-cell office:value-type="float" office:value="455.034902217391">
                <text:p>455.034902217391</text:p>
              </table:table-cell>
              <table:table-cell office:value-type="float" office:value="410.35679115">
                <text:p>410.35679115</text:p>
              </table:table-cell>
              <table:table-cell office:value-type="float" office:value="300.836866176471">
                <text:p>300.836866176471</text:p>
              </table:table-cell>
              <table:table-cell office:value-type="float" office:value="412.832666608696">
                <text:p>412.832666608696</text:p>
              </table:table-cell>
              <table:table-cell office:value-type="float" office:value="494.547862176471">
                <text:p>494.547862176471</text:p>
              </table:table-cell>
              <table:table-cell office:value-type="float" office:value="193.199589708333">
                <text:p>193.199589708333</text:p>
              </table:table-cell>
              <table:table-cell office:value-type="float" office:value="20.41667696">
                <text:p>20.41667696</text:p>
              </table:table-cell>
              <table:table-cell office:value-type="float" office:value="155.656073818182">
                <text:p>155.656073818182</text:p>
              </table:table-cell>
              <table:table-cell office:value-type="float" office:value="59.42374875">
                <text:p>59.42374875</text:p>
              </table:table-cell>
              <table:table-cell office:value-type="float" office:value="219.421039944444">
                <text:p>219.421039944444</text:p>
              </table:table-cell>
              <table:table-cell office:value-type="float" office:value="322.17193752381">
                <text:p>322.17193752381</text:p>
              </table:table-cell>
              <table:table-cell office:value-type="float" office:value="172.266433">
                <text:p>172.266433</text:p>
              </table:table-cell>
              <table:table-cell office:value-type="float" office:value="172.3081176875">
                <text:p>172.3081176875</text:p>
              </table:table-cell>
              <table:table-cell office:value-type="float" office:value="194.151230357143">
                <text:p>194.151230357143</text:p>
              </table:table-cell>
              <table:table-cell office:value-type="float" office:value="211.792054277778">
                <text:p>211.792054277778</text:p>
              </table:table-cell>
              <table:table-cell office:value-type="float" office:value="94.898969125">
                <text:p>94.898969125</text:p>
              </table:table-cell>
              <table:table-cell office:value-type="float" office:value="16.9676920588235">
                <text:p>16.9676920588235</text:p>
              </table:table-cell>
              <table:table-cell office:value-type="float" office:value="44.6979305454545">
                <text:p>44.6979305454545</text:p>
              </table:table-cell>
              <table:table-cell office:value-type="float" office:value="12.534002625">
                <text:p>12.534002625</text:p>
              </table:table-cell>
              <table:table-cell office:value-type="float" office:value="44.7852996206897">
                <text:p>44.7852996206897</text:p>
              </table:table-cell>
              <table:table-cell office:value-type="float" office:value="89.97543834">
                <text:p>89.97543834</text:p>
              </table:table-cell>
              <table:table-cell office:value-type="float" office:value="234.807904268293">
                <text:p>234.807904268293</text:p>
              </table:table-cell>
              <table:table-cell office:value-type="float" office:value="165.832257636364">
                <text:p>165.832257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46542105">
                <text:p>127.46542105</text:p>
              </table:table-cell>
              <table:table-cell office:value-type="float" office:value="96.6494535652174">
                <text:p>96.6494535652174</text:p>
              </table:table-cell>
              <table:table-cell office:value-type="float" office:value="39.1062628181818">
                <text:p>39.1062628181818</text:p>
              </table:table-cell>
              <table:table-cell office:value-type="float" office:value="17.287196">
                <text:p>17.287196</text:p>
              </table:table-cell>
              <table:table-cell office:value-type="float" office:value="34.7706646666667">
                <text:p>34.7706646666667</text:p>
              </table:table-cell>
              <table:table-cell office:value-type="float" office:value="31.5733638666667">
                <text:p>31.5733638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070037623932">
                <text:p>157.070037623932</text:p>
              </table:table-cell>
              <table:table-cell office:value-type="float" office:value="618.2787292">
                <text:p>618.2787292</text:p>
              </table:table-cell>
              <table:table-cell office:value-type="float" office:value="362.405615311111">
                <text:p>362.405615311111</text:p>
              </table:table-cell>
              <table:table-cell office:value-type="float" office:value="337.56724616">
                <text:p>337.56724616</text:p>
              </table:table-cell>
              <table:table-cell office:value-type="float" office:value="448.40881275">
                <text:p>448.40881275</text:p>
              </table:table-cell>
              <table:table-cell office:value-type="float" office:value="743.681345142857">
                <text:p>743.681345142857</text:p>
              </table:table-cell>
              <table:table-cell office:value-type="float" office:value="342.852332">
                <text:p>342.852332</text:p>
              </table:table-cell>
              <table:table-cell office:value-type="float" office:value="286.200427863636">
                <text:p>286.200427863636</text:p>
              </table:table-cell>
              <table:table-cell office:value-type="float" office:value="648.310121307692">
                <text:p>648.310121307692</text:p>
              </table:table-cell>
              <table:table-cell office:value-type="float" office:value="366.297772151515">
                <text:p>366.297772151515</text:p>
              </table:table-cell>
              <table:table-cell office:value-type="float" office:value="805.34830772">
                <text:p>805.34830772</text:p>
              </table:table-cell>
              <table:table-cell office:value-type="float" office:value="425.958157692308">
                <text:p>425.958157692308</text:p>
              </table:table-cell>
              <table:table-cell office:value-type="float" office:value="710.057144333333">
                <text:p>710.057144333333</text:p>
              </table:table-cell>
              <table:table-cell office:value-type="float" office:value="580.36741356">
                <text:p>580.36741356</text:p>
              </table:table-cell>
              <table:table-cell office:value-type="float" office:value="290.253356714286">
                <text:p>290.253356714286</text:p>
              </table:table-cell>
              <table:table-cell office:value-type="float" office:value="426.336748045455">
                <text:p>426.336748045455</text:p>
              </table:table-cell>
              <table:table-cell office:value-type="float" office:value="348.225920153846">
                <text:p>348.225920153846</text:p>
              </table:table-cell>
              <table:table-cell office:value-type="float" office:value="404.013610363636">
                <text:p>404.013610363636</text:p>
              </table:table-cell>
              <table:table-cell office:value-type="float" office:value="310.325293652174">
                <text:p>310.325293652174</text:p>
              </table:table-cell>
              <table:table-cell office:value-type="float" office:value="498.288659">
                <text:p>498.288659</text:p>
              </table:table-cell>
              <table:table-cell office:value-type="float" office:value="529.536384777778">
                <text:p>529.536384777778</text:p>
              </table:table-cell>
              <table:table-cell office:value-type="float" office:value="181.7772985">
                <text:p>181.777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141372857143">
                <text:p>16.4141372857143</text:p>
              </table:table-cell>
              <table:table-cell office:value-type="float" office:value="39.5272845238095">
                <text:p>39.5272845238095</text:p>
              </table:table-cell>
              <table:table-cell office:value-type="float" office:value="107.595214315789">
                <text:p>107.595214315789</text:p>
              </table:table-cell>
              <table:table-cell office:value-type="float" office:value="139.835216583333">
                <text:p>139.8352165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106049473684">
                <text:p>82.0106049473684</text:p>
              </table:table-cell>
              <table:table-cell office:value-type="float" office:value="228.5662785625">
                <text:p>228.5662785625</text:p>
              </table:table-cell>
              <table:table-cell office:value-type="float" office:value="405.743265930233">
                <text:p>405.743265930233</text:p>
              </table:table-cell>
              <table:table-cell office:value-type="float" office:value="333.3161385">
                <text:p>333.3161385</text:p>
              </table:table-cell>
              <table:table-cell office:value-type="float" office:value="334.292562586207">
                <text:p>334.292562586207</text:p>
              </table:table-cell>
              <table:table-cell office:value-type="float" office:value="296.484601979167">
                <text:p>296.484601979167</text:p>
              </table:table-cell>
              <table:table-cell office:value-type="float" office:value="260.026961266667">
                <text:p>260.026961266667</text:p>
              </table:table-cell>
              <table:table-cell office:value-type="float" office:value="349.243935137931">
                <text:p>349.243935137931</text:p>
              </table:table-cell>
              <table:table-cell office:value-type="float" office:value="509.455396388889">
                <text:p>509.455396388889</text:p>
              </table:table-cell>
              <table:table-cell office:value-type="float" office:value="735.013354095238">
                <text:p>735.013354095238</text:p>
              </table:table-cell>
              <table:table-cell office:value-type="float" office:value="291.16935736">
                <text:p>291.16935736</text:p>
              </table:table-cell>
              <table:table-cell office:value-type="float" office:value="270.146188086956">
                <text:p>270.146188086956</text:p>
              </table:table-cell>
              <table:table-cell office:value-type="float" office:value="399.997671652174">
                <text:p>399.997671652174</text:p>
              </table:table-cell>
              <table:table-cell office:value-type="float" office:value="141.121505190476">
                <text:p>141.121505190476</text:p>
              </table:table-cell>
              <table:table-cell office:value-type="float" office:value="483.039724380953">
                <text:p>483.039724380953</text:p>
              </table:table-cell>
              <table:table-cell office:value-type="float" office:value="508.216372833333">
                <text:p>508.216372833333</text:p>
              </table:table-cell>
              <table:table-cell office:value-type="float" office:value="302.420267066667">
                <text:p>302.420267066667</text:p>
              </table:table-cell>
              <table:table-cell office:value-type="float" office:value="259.709041076923">
                <text:p>259.709041076923</text:p>
              </table:table-cell>
              <table:table-cell office:value-type="float" office:value="277.02122476">
                <text:p>277.02122476</text:p>
              </table:table-cell>
              <table:table-cell office:value-type="float" office:value="189.200491533333">
                <text:p>189.2004915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202485">
                <text:p>22.1202485</text:p>
              </table:table-cell>
              <table:table-cell office:value-type="float" office:value="41.7889469545455">
                <text:p>41.7889469545455</text:p>
              </table:table-cell>
              <table:table-cell office:value-type="float" office:value="31.2510261304348">
                <text:p>31.2510261304348</text:p>
              </table:table-cell>
              <table:table-cell office:value-type="float" office:value="47.799609047619">
                <text:p>47.799609047619</text:p>
              </table:table-cell>
              <table:table-cell office:value-type="float" office:value="12.6331853076923">
                <text:p>12.6331853076923</text:p>
              </table:table-cell>
              <table:table-cell office:value-type="float" office:value="113.8997909">
                <text:p>113.8997909</text:p>
              </table:table-cell>
              <table:table-cell office:value-type="float" office:value="117.5927269">
                <text:p>117.5927269</text:p>
              </table:table-cell>
              <table:table-cell office:value-type="float" office:value="104.764876789474">
                <text:p>104.764876789474</text:p>
              </table:table-cell>
              <table:table-cell office:value-type="float" office:value="59.6541863846154">
                <text:p>59.6541863846154</text:p>
              </table:table-cell>
              <table:table-cell office:value-type="float" office:value="63.1106252222222">
                <text:p>63.1106252222222</text:p>
              </table:table-cell>
              <table:table-cell office:value-type="float" office:value="1815.55595369231">
                <text:p>1815.55595369231</text:p>
              </table:table-cell>
              <table:table-cell office:value-type="float" office:value="320.995474263158">
                <text:p>320.995474263158</text:p>
              </table:table-cell>
              <table:table-cell office:value-type="float" office:value="51.4292162941177">
                <text:p>51.4292162941177</text:p>
              </table:table-cell>
              <table:table-cell office:value-type="float" office:value="676.801935791667">
                <text:p>676.801935791667</text:p>
              </table:table-cell>
              <table:table-cell office:value-type="float" office:value="597.703725461538">
                <text:p>597.703725461538</text:p>
              </table:table-cell>
              <table:table-cell office:value-type="float" office:value="808.796390708334">
                <text:p>808.796390708334</text:p>
              </table:table-cell>
              <table:table-cell office:value-type="float" office:value="950.115427652174">
                <text:p>950.115427652174</text:p>
              </table:table-cell>
              <table:table-cell office:value-type="float" office:value="834.927744157895">
                <text:p>834.927744157895</text:p>
              </table:table-cell>
              <table:table-cell office:value-type="float" office:value="731.104483304348">
                <text:p>731.104483304348</text:p>
              </table:table-cell>
              <table:table-cell office:value-type="float" office:value="1123.03934013636">
                <text:p>1123.03934013636</text:p>
              </table:table-cell>
              <table:table-cell office:value-type="float" office:value="990.932596521739">
                <text:p>990.932596521739</text:p>
              </table:table-cell>
              <table:table-cell office:value-type="float" office:value="146.68134352381">
                <text:p>146.68134352381</text:p>
              </table:table-cell>
              <table:table-cell office:value-type="float" office:value="1107.81357382609">
                <text:p>1107.81357382609</text:p>
              </table:table-cell>
              <table:table-cell office:value-type="float" office:value="494.502846375">
                <text:p>494.502846375</text:p>
              </table:table-cell>
              <table:table-cell office:value-type="float" office:value="1904.005170875">
                <text:p>1904.005170875</text:p>
              </table:table-cell>
              <table:table-cell office:value-type="float" office:value="210.9084153">
                <text:p>210.9084153</text:p>
              </table:table-cell>
              <table:table-cell office:value-type="float" office:value="23.5596343125">
                <text:p>23.5596343125</text:p>
              </table:table-cell>
              <table:table-cell office:value-type="float" office:value="103.30752905">
                <text:p>103.30752905</text:p>
              </table:table-cell>
              <table:table-cell office:value-type="float" office:value="123.166909153846">
                <text:p>123.166909153846</text:p>
              </table:table-cell>
              <table:table-cell office:value-type="float" office:value="129.875502533333">
                <text:p>129.875502533333</text:p>
              </table:table-cell>
              <table:table-cell office:value-type="float" office:value="147.637899071429">
                <text:p>147.637899071429</text:p>
              </table:table-cell>
              <table:table-cell office:value-type="float" office:value="1995.759532">
                <text:p>1995.759532</text:p>
              </table:table-cell>
              <table:table-cell office:value-type="float" office:value="73.2365751538462">
                <text:p>73.2365751538462</text:p>
              </table:table-cell>
              <table:table-cell office:value-type="float" office:value="80.6529234782609">
                <text:p>80.6529234782609</text:p>
              </table:table-cell>
              <table:table-cell office:value-type="float" office:value="1133.09656426316">
                <text:p>1133.09656426316</text:p>
              </table:table-cell>
              <table:table-cell office:value-type="float" office:value="22.9448242608696">
                <text:p>22.9448242608696</text:p>
              </table:table-cell>
              <table:table-cell office:value-type="float" office:value="197.4206921">
                <text:p>197.4206921</text:p>
              </table:table-cell>
              <table:table-cell office:value-type="float" office:value="625.535086458333">
                <text:p>625.535086458333</text:p>
              </table:table-cell>
              <table:table-cell office:value-type="float" office:value="1438.95569026667">
                <text:p>1438.95569026667</text:p>
              </table:table-cell>
              <table:table-cell office:value-type="float" office:value="17.6234595">
                <text:p>17.6234595</text:p>
              </table:table-cell>
              <table:table-cell office:value-type="float" office:value="235.503233428571">
                <text:p>235.503233428571</text:p>
              </table:table-cell>
              <table:table-cell office:value-type="float" office:value="239.272681157895">
                <text:p>239.272681157895</text:p>
              </table:table-cell>
              <table:table-cell office:value-type="float" office:value="489.426950666667">
                <text:p>489.426950666667</text:p>
              </table:table-cell>
              <table:table-cell office:value-type="float" office:value="130.248730944444">
                <text:p>130.248730944444</text:p>
              </table:table-cell>
              <table:table-cell office:value-type="float" office:value="688.07206725">
                <text:p>688.07206725</text:p>
              </table:table-cell>
              <table:table-cell office:value-type="float" office:value="613.280836846154">
                <text:p>613.280836846154</text:p>
              </table:table-cell>
              <table:table-cell office:value-type="float" office:value="79.1304066666667">
                <text:p>79.1304066666667</text:p>
              </table:table-cell>
              <table:table-cell office:value-type="float" office:value="97.9464719166667">
                <text:p>97.9464719166667</text:p>
              </table:table-cell>
              <table:table-cell office:value-type="float" office:value="1033.91061276923">
                <text:p>1033.91061276923</text:p>
              </table:table-cell>
              <table:table-cell office:value-type="float" office:value="582.929421733333">
                <text:p>582.929421733333</text:p>
              </table:table-cell>
              <table:table-cell office:value-type="float" office:value="317.871952785714">
                <text:p>317.871952785714</text:p>
              </table:table-cell>
              <table:table-cell office:value-type="float" office:value="308.3136893125">
                <text:p>308.3136893125</text:p>
              </table:table-cell>
              <table:table-cell office:value-type="float" office:value="864.064155111111">
                <text:p>864.064155111111</text:p>
              </table:table-cell>
              <table:table-cell office:value-type="float" office:value="4900.11340275">
                <text:p>4900.11340275</text:p>
              </table:table-cell>
              <table:table-cell office:value-type="float" office:value="71.7845924444445">
                <text:p>71.7845924444445</text:p>
              </table:table-cell>
              <table:table-cell office:value-type="float" office:value="136.935174272727">
                <text:p>136.935174272727</text:p>
              </table:table-cell>
              <table:table-cell office:value-type="float" office:value="145.671678375">
                <text:p>145.671678375</text:p>
              </table:table-cell>
              <table:table-cell office:value-type="float" office:value="64.1570418125">
                <text:p>64.1570418125</text:p>
              </table:table-cell>
              <table:table-cell office:value-type="float" office:value="77.0647162307692">
                <text:p>77.0647162307692</text:p>
              </table:table-cell>
              <table:table-cell office:value-type="float" office:value="503.423557833333">
                <text:p>503.423557833333</text:p>
              </table:table-cell>
              <table:table-cell office:value-type="float" office:value="719.685162222222">
                <text:p>719.685162222222</text:p>
              </table:table-cell>
              <table:table-cell office:value-type="float" office:value="567.129304266667">
                <text:p>567.129304266667</text:p>
              </table:table-cell>
              <table:table-cell office:value-type="float" office:value="45.5630512">
                <text:p>45.5630512</text:p>
              </table:table-cell>
              <table:table-cell office:value-type="float" office:value="335.672749">
                <text:p>335.672749</text:p>
              </table:table-cell>
              <table:table-cell office:value-type="float" office:value="480.207530277778">
                <text:p>480.207530277778</text:p>
              </table:table-cell>
              <table:table-cell office:value-type="float" office:value="49.2156979473684">
                <text:p>49.2156979473684</text:p>
              </table:table-cell>
              <table:table-cell office:value-type="float" office:value="284.97684225">
                <text:p>284.97684225</text:p>
              </table:table-cell>
              <table:table-cell office:value-type="float" office:value="29.4365350769231">
                <text:p>29.4365350769231</text:p>
              </table:table-cell>
              <table:table-cell office:value-type="float" office:value="22.1382381875">
                <text:p>22.1382381875</text:p>
              </table:table-cell>
              <table:table-cell office:value-type="float" office:value="366.114218416667">
                <text:p>366.114218416667</text:p>
              </table:table-cell>
              <table:table-cell office:value-type="float" office:value="291.75304485">
                <text:p>291.75304485</text:p>
              </table:table-cell>
              <table:table-cell office:value-type="float" office:value="283.5372057">
                <text:p>283.5372057</text:p>
              </table:table-cell>
              <table:table-cell office:value-type="float" office:value="370.359082952381">
                <text:p>370.359082952381</text:p>
              </table:table-cell>
              <table:table-cell office:value-type="float" office:value="454.101709611111">
                <text:p>454.101709611111</text:p>
              </table:table-cell>
              <table:table-cell office:value-type="float" office:value="262.778645071429">
                <text:p>262.778645071429</text:p>
              </table:table-cell>
              <table:table-cell office:value-type="float" office:value="183.03986775">
                <text:p>183.03986775</text:p>
              </table:table-cell>
              <table:table-cell office:value-type="float" office:value="35.0238103043478">
                <text:p>35.0238103043478</text:p>
              </table:table-cell>
              <table:table-cell office:value-type="float" office:value="428.664524318182">
                <text:p>428.664524318182</text:p>
              </table:table-cell>
              <table:table-cell office:value-type="float" office:value="462.32154275">
                <text:p>462.32154275</text:p>
              </table:table-cell>
              <table:table-cell office:value-type="float" office:value="330.9589554">
                <text:p>330.9589554</text:p>
              </table:table-cell>
              <table:table-cell office:value-type="float" office:value="372.273468">
                <text:p>372.273468</text:p>
              </table:table-cell>
              <table:table-cell office:value-type="float" office:value="223.778300733333">
                <text:p>223.778300733333</text:p>
              </table:table-cell>
              <table:table-cell office:value-type="float" office:value="121.453812684211">
                <text:p>121.453812684211</text:p>
              </table:table-cell>
              <table:table-cell office:value-type="float" office:value="167.097686181818">
                <text:p>167.097686181818</text:p>
              </table:table-cell>
              <table:table-cell office:value-type="float" office:value="196.231051857143">
                <text:p>196.231051857143</text:p>
              </table:table-cell>
              <table:table-cell office:value-type="float" office:value="751.952795925926">
                <text:p>751.952795925926</text:p>
              </table:table-cell>
              <table:table-cell office:value-type="float" office:value="171.882768083333">
                <text:p>171.882768083333</text:p>
              </table:table-cell>
              <table:table-cell office:value-type="float" office:value="494.378854391304">
                <text:p>494.378854391304</text:p>
              </table:table-cell>
              <table:table-cell office:value-type="float" office:value="141.743500652174">
                <text:p>141.743500652174</text:p>
              </table:table-cell>
              <table:table-cell office:value-type="float" office:value="217.69423126087">
                <text:p>217.69423126087</text:p>
              </table:table-cell>
              <table:table-cell office:value-type="float" office:value="102.839631875">
                <text:p>102.839631875</text:p>
              </table:table-cell>
              <table:table-cell office:value-type="float" office:value="347.497781631579">
                <text:p>347.497781631579</text:p>
              </table:table-cell>
              <table:table-cell office:value-type="float" office:value="399.280972461538">
                <text:p>399.280972461538</text:p>
              </table:table-cell>
              <table:table-cell office:value-type="float" office:value="1019.55809327273">
                <text:p>1019.55809327273</text:p>
              </table:table-cell>
              <table:table-cell office:value-type="float" office:value="103.702138954545">
                <text:p>103.702138954545</text:p>
              </table:table-cell>
              <table:table-cell office:value-type="float" office:value="266.609191227273">
                <text:p>266.609191227273</text:p>
              </table:table-cell>
              <table:table-cell office:value-type="float" office:value="171.839936086957">
                <text:p>171.839936086957</text:p>
              </table:table-cell>
              <table:table-cell office:value-type="float" office:value="90.9912602272727">
                <text:p>90.9912602272727</text:p>
              </table:table-cell>
              <table:table-cell office:value-type="float" office:value="88.5710089545455">
                <text:p>88.5710089545455</text:p>
              </table:table-cell>
              <table:table-cell office:value-type="float" office:value="330.411221333333">
                <text:p>330.411221333333</text:p>
              </table:table-cell>
              <table:table-cell office:value-type="float" office:value="244.899050307692">
                <text:p>244.899050307692</text:p>
              </table:table-cell>
              <table:table-cell office:value-type="float" office:value="25.3846487777778">
                <text:p>25.3846487777778</text:p>
              </table:table-cell>
              <table:table-cell office:value-type="float" office:value="47.3335133125">
                <text:p>47.3335133125</text:p>
              </table:table-cell>
              <table:table-cell office:value-type="float" office:value="73.1331893846154">
                <text:p>73.1331893846154</text:p>
              </table:table-cell>
              <table:table-cell office:value-type="float" office:value="29.1329195">
                <text:p>29.1329195</text:p>
              </table:table-cell>
              <table:table-cell office:value-type="float" office:value="87.9059116666667">
                <text:p>87.9059116666667</text:p>
              </table:table-cell>
              <table:table-cell office:value-type="float" office:value="47.7938330714286">
                <text:p>47.7938330714286</text:p>
              </table:table-cell>
              <table:table-cell office:value-type="float" office:value="86.0897323571429">
                <text:p>86.0897323571429</text:p>
              </table:table-cell>
              <table:table-cell office:value-type="float" office:value="21.9026801875">
                <text:p>21.9026801875</text:p>
              </table:table-cell>
              <table:table-cell office:value-type="float" office:value="87.6818336875">
                <text:p>87.6818336875</text:p>
              </table:table-cell>
              <table:table-cell office:value-type="float" office:value="44.3208030714286">
                <text:p>44.3208030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942969166667">
                <text:p>24.9942969166667</text:p>
              </table:table-cell>
              <table:table-cell office:value-type="float" office:value="71.99599355">
                <text:p>71.99599355</text:p>
              </table:table-cell>
              <table:table-cell office:value-type="float" office:value="217.506751571429">
                <text:p>217.506751571429</text:p>
              </table:table-cell>
              <table:table-cell office:value-type="float" office:value="280.435014913043">
                <text:p>280.435014913043</text:p>
              </table:table-cell>
              <table:table-cell office:value-type="float" office:value="177.778548636364">
                <text:p>177.778548636364</text:p>
              </table:table-cell>
              <table:table-cell office:value-type="float" office:value="149.948462375">
                <text:p>149.948462375</text:p>
              </table:table-cell>
              <table:table-cell office:value-type="float" office:value="185.869073826087">
                <text:p>185.869073826087</text:p>
              </table:table-cell>
              <table:table-cell office:value-type="float" office:value="182.496253545455">
                <text:p>182.496253545455</text:p>
              </table:table-cell>
              <table:table-cell office:value-type="float" office:value="111.277407130435">
                <text:p>111.277407130435</text:p>
              </table:table-cell>
              <table:table-cell office:value-type="float" office:value="207.34771136">
                <text:p>207.34771136</text:p>
              </table:table-cell>
              <table:table-cell office:value-type="float" office:value="309.80570347619">
                <text:p>309.80570347619</text:p>
              </table:table-cell>
              <table:table-cell office:value-type="float" office:value="208.813330086957">
                <text:p>208.813330086957</text:p>
              </table:table-cell>
              <table:table-cell office:value-type="float" office:value="80.1984566363636">
                <text:p>80.1984566363636</text:p>
              </table:table-cell>
              <table:table-cell office:value-type="float" office:value="30.9367651">
                <text:p>30.9367651</text:p>
              </table:table-cell>
              <table:table-cell office:value-type="float" office:value="70.0423323636364">
                <text:p>70.0423323636364</text:p>
              </table:table-cell>
              <table:table-cell office:value-type="float" office:value="78.3703898292683">
                <text:p>78.3703898292683</text:p>
              </table:table-cell>
              <table:table-cell office:value-type="float" office:value="363.217521140845">
                <text:p>363.217521140845</text:p>
              </table:table-cell>
              <table:table-cell office:value-type="float" office:value="998.98826915">
                <text:p>998.98826915</text:p>
              </table:table-cell>
              <table:table-cell office:value-type="float" office:value="629.8043535">
                <text:p>629.8043535</text:p>
              </table:table-cell>
              <table:table-cell office:value-type="float" office:value="909.139427289474">
                <text:p>909.139427289474</text:p>
              </table:table-cell>
              <table:table-cell office:value-type="float" office:value="352.2361901">
                <text:p>352.2361901</text:p>
              </table:table-cell>
              <table:table-cell office:value-type="float" office:value="407.44381252">
                <text:p>407.44381252</text:p>
              </table:table-cell>
              <table:table-cell office:value-type="float" office:value="49.8393105454546">
                <text:p>49.8393105454546</text:p>
              </table:table-cell>
              <table:table-cell office:value-type="float" office:value="104.714097941176">
                <text:p>104.714097941176</text:p>
              </table:table-cell>
              <table:table-cell office:value-type="float" office:value="19.3816467272727">
                <text:p>19.3816467272727</text:p>
              </table:table-cell>
              <table:table-cell office:value-type="float" office:value="196.961140529412">
                <text:p>196.961140529412</text:p>
              </table:table-cell>
              <table:table-cell office:value-type="float" office:value="70.03615908">
                <text:p>70.03615908</text:p>
              </table:table-cell>
              <table:table-cell office:value-type="float" office:value="94.5640233636363">
                <text:p>94.5640233636363</text:p>
              </table:table-cell>
              <table:table-cell office:value-type="float" office:value="48.9601931666667">
                <text:p>48.9601931666667</text:p>
              </table:table-cell>
              <table:table-cell office:value-type="float" office:value="138.223249181818">
                <text:p>138.223249181818</text:p>
              </table:table-cell>
              <table:table-cell office:value-type="float" office:value="171.762716809524">
                <text:p>171.762716809524</text:p>
              </table:table-cell>
              <table:table-cell office:value-type="float" office:value="437.869193666667">
                <text:p>437.869193666667</text:p>
              </table:table-cell>
              <table:table-cell office:value-type="float" office:value="188.216296454545">
                <text:p>188.216296454545</text:p>
              </table:table-cell>
              <table:table-cell office:value-type="float" office:value="229.238135263158">
                <text:p>229.238135263158</text:p>
              </table:table-cell>
              <table:table-cell office:value-type="float" office:value="804.668578333333">
                <text:p>804.668578333333</text:p>
              </table:table-cell>
              <table:table-cell office:value-type="float" office:value="280.740075176471">
                <text:p>280.740075176471</text:p>
              </table:table-cell>
              <table:table-cell office:value-type="float" office:value="1066.96571314815">
                <text:p>1066.96571314815</text:p>
              </table:table-cell>
              <table:table-cell office:value-type="float" office:value="67.020312">
                <text:p>67.020312</text:p>
              </table:table-cell>
              <table:table-cell office:value-type="float" office:value="566.719157885714">
                <text:p>566.719157885714</text:p>
              </table:table-cell>
              <table:table-cell office:value-type="float" office:value="524.216299">
                <text:p>524.216299</text:p>
              </table:table-cell>
              <table:table-cell office:value-type="float" office:value="291.261728">
                <text:p>291.261728</text:p>
              </table:table-cell>
              <table:table-cell office:value-type="float" office:value="85.90082675">
                <text:p>85.90082675</text:p>
              </table:table-cell>
              <table:table-cell office:value-type="float" office:value="100.662112333333">
                <text:p>100.662112333333</text:p>
              </table:table-cell>
              <table:table-cell office:value-type="float" office:value="26.6658801052632">
                <text:p>26.6658801052632</text:p>
              </table:table-cell>
              <table:table-cell office:value-type="float" office:value="217.032799904762">
                <text:p>217.032799904762</text:p>
              </table:table-cell>
              <table:table-cell office:value-type="float" office:value="444.602443692308">
                <text:p>444.602443692308</text:p>
              </table:table-cell>
              <table:table-cell office:value-type="float" office:value="489.473306133333">
                <text:p>489.473306133333</text:p>
              </table:table-cell>
              <table:table-cell office:value-type="float" office:value="394.65521225">
                <text:p>394.65521225</text:p>
              </table:table-cell>
              <table:table-cell office:value-type="float" office:value="74.0422605652174">
                <text:p>74.0422605652174</text:p>
              </table:table-cell>
              <table:table-cell office:value-type="float" office:value="131.334720086957">
                <text:p>131.334720086957</text:p>
              </table:table-cell>
              <table:table-cell office:value-type="float" office:value="69.3553003478261">
                <text:p>69.3553003478261</text:p>
              </table:table-cell>
              <table:table-cell office:value-type="float" office:value="375.483997111111">
                <text:p>375.483997111111</text:p>
              </table:table-cell>
              <table:table-cell office:value-type="float" office:value="49.4788155416667">
                <text:p>49.4788155416667</text:p>
              </table:table-cell>
              <table:table-cell office:value-type="float" office:value="142.354077368421">
                <text:p>142.354077368421</text:p>
              </table:table-cell>
              <table:table-cell office:value-type="float" office:value="151.116062130435">
                <text:p>151.116062130435</text:p>
              </table:table-cell>
              <table:table-cell office:value-type="float" office:value="135.78765228">
                <text:p>135.78765228</text:p>
              </table:table-cell>
              <table:table-cell office:value-type="float" office:value="135.057572884615">
                <text:p>135.057572884615</text:p>
              </table:table-cell>
              <table:table-cell office:value-type="float" office:value="67.849610375">
                <text:p>67.849610375</text:p>
              </table:table-cell>
              <table:table-cell office:value-type="float" office:value="73.6890655833333">
                <text:p>73.6890655833333</text:p>
              </table:table-cell>
              <table:table-cell office:value-type="float" office:value="117.198984717391">
                <text:p>117.198984717391</text:p>
              </table:table-cell>
              <table:table-cell office:value-type="float" office:value="215.192102772727">
                <text:p>215.192102772727</text:p>
              </table:table-cell>
              <table:table-cell office:value-type="float" office:value="140.789613026316">
                <text:p>140.789613026316</text:p>
              </table:table-cell>
              <table:table-cell office:value-type="float" office:value="182.328755409091">
                <text:p>182.328755409091</text:p>
              </table:table-cell>
              <table:table-cell office:value-type="float" office:value="258.595225508197">
                <text:p>258.595225508197</text:p>
              </table:table-cell>
              <table:table-cell office:value-type="float" office:value="234.51744347619">
                <text:p>234.51744347619</text:p>
              </table:table-cell>
              <table:table-cell office:value-type="float" office:value="188.290160333333">
                <text:p>188.290160333333</text:p>
              </table:table-cell>
              <table:table-cell office:value-type="float" office:value="NaN">
                <text:p>NaN</text:p>
              </table:table-cell>
              <table:table-cell office:value-type="float" office:value="29.1565054545455">
                <text:p>29.1565054545455</text:p>
              </table:table-cell>
              <table:table-cell office:value-type="float" office:value="113.021430653846">
                <text:p>113.021430653846</text:p>
              </table:table-cell>
              <table:table-cell office:value-type="float" office:value="281.560066557377">
                <text:p>281.560066557377</text:p>
              </table:table-cell>
              <table:table-cell office:value-type="float" office:value="247.907790978261">
                <text:p>247.907790978261</text:p>
              </table:table-cell>
              <table:table-cell office:value-type="float" office:value="285.860850263158">
                <text:p>285.860850263158</text:p>
              </table:table-cell>
              <table:table-cell office:value-type="float" office:value="460.552966133333">
                <text:p>460.552966133333</text:p>
              </table:table-cell>
              <table:table-cell office:value-type="float" office:value="141.6121705">
                <text:p>141.6121705</text:p>
              </table:table-cell>
              <table:table-cell office:value-type="float" office:value="165.905823095238">
                <text:p>165.905823095238</text:p>
              </table:table-cell>
              <table:table-cell office:value-type="float" office:value="109.886783">
                <text:p>109.886783</text:p>
              </table:table-cell>
              <table:table-cell office:value-type="float" office:value="73.5484325">
                <text:p>73.5484325</text:p>
              </table:table-cell>
              <table:table-cell office:value-type="float" office:value="36.585335">
                <text:p>36.585335</text:p>
              </table:table-cell>
              <table:table-cell office:value-type="float" office:value="39.0273989375">
                <text:p>39.0273989375</text:p>
              </table:table-cell>
              <table:table-cell office:value-type="float" office:value="10.2572817647059">
                <text:p>10.2572817647059</text:p>
              </table:table-cell>
              <table:table-cell office:value-type="float" office:value="9.8041174">
                <text:p>9.8041174</text:p>
              </table:table-cell>
              <table:table-cell office:value-type="float" office:value="NaN">
                <text:p>NaN</text:p>
              </table:table-cell>
              <table:table-cell office:value-type="float" office:value="20.1001066666667">
                <text:p>20.1001066666667</text:p>
              </table:table-cell>
              <table:table-cell office:value-type="float" office:value="627.471943909091">
                <text:p>627.471943909091</text:p>
              </table:table-cell>
              <table:table-cell office:value-type="float" office:value="700.305007214286">
                <text:p>700.305007214286</text:p>
              </table:table-cell>
              <table:table-cell office:value-type="float" office:value="578.170835758621">
                <text:p>578.170835758621</text:p>
              </table:table-cell>
              <table:table-cell office:value-type="float" office:value="789.622146774194">
                <text:p>789.622146774194</text:p>
              </table:table-cell>
              <table:table-cell office:value-type="float" office:value="414.377243357143">
                <text:p>414.377243357143</text:p>
              </table:table-cell>
              <table:table-cell office:value-type="float" office:value="203.704496909091">
                <text:p>203.704496909091</text:p>
              </table:table-cell>
              <table:table-cell office:value-type="float" office:value="235.766483708333">
                <text:p>235.766483708333</text:p>
              </table:table-cell>
              <table:table-cell office:value-type="float" office:value="512.392680809524">
                <text:p>512.392680809524</text:p>
              </table:table-cell>
              <table:table-cell office:value-type="float" office:value="409.533046">
                <text:p>409.533046</text:p>
              </table:table-cell>
              <table:table-cell office:value-type="float" office:value="517.047029230769">
                <text:p>517.047029230769</text:p>
              </table:table-cell>
              <table:table-cell office:value-type="float" office:value="93.8388830588236">
                <text:p>93.8388830588236</text:p>
              </table:table-cell>
              <table:table-cell office:value-type="float" office:value="151.874349861111">
                <text:p>151.874349861111</text:p>
              </table:table-cell>
              <table:table-cell office:value-type="float" office:value="174.271617255319">
                <text:p>174.271617255319</text:p>
              </table:table-cell>
              <table:table-cell office:value-type="float" office:value="274.575338">
                <text:p>274.575338</text:p>
              </table:table-cell>
              <table:table-cell office:value-type="float" office:value="188.505314466667">
                <text:p>188.505314466667</text:p>
              </table:table-cell>
              <table:table-cell office:value-type="float" office:value="377.498978930232">
                <text:p>377.498978930232</text:p>
              </table:table-cell>
              <table:table-cell office:value-type="float" office:value="596.979187048781">
                <text:p>596.979187048781</text:p>
              </table:table-cell>
              <table:table-cell office:value-type="float" office:value="350.569384942857">
                <text:p>350.569384942857</text:p>
              </table:table-cell>
              <table:table-cell office:value-type="float" office:value="234.463338965517">
                <text:p>234.463338965517</text:p>
              </table:table-cell>
              <table:table-cell office:value-type="float" office:value="226.768030918919">
                <text:p>226.768030918919</text:p>
              </table:table-cell>
              <table:table-cell office:value-type="float" office:value="669.558364805556">
                <text:p>669.558364805556</text:p>
              </table:table-cell>
              <table:table-cell office:value-type="float" office:value="919.025168973685">
                <text:p>919.025168973685</text:p>
              </table:table-cell>
              <table:table-cell office:value-type="float" office:value="321.401849574468">
                <text:p>321.401849574468</text:p>
              </table:table-cell>
              <table:table-cell office:value-type="float" office:value="151.474964578947">
                <text:p>151.474964578947</text:p>
              </table:table-cell>
              <table:table-cell office:value-type="float" office:value="394.696667230769">
                <text:p>394.696667230769</text:p>
              </table:table-cell>
              <table:table-cell office:value-type="float" office:value="162.799958114286">
                <text:p>162.799958114286</text:p>
              </table:table-cell>
              <table:table-cell office:value-type="float" office:value="391.39143375">
                <text:p>391.39143375</text:p>
              </table:table-cell>
              <table:table-cell office:value-type="float" office:value="699.21103615625">
                <text:p>699.21103615625</text:p>
              </table:table-cell>
              <table:table-cell office:value-type="float" office:value="890.354155647059">
                <text:p>890.354155647059</text:p>
              </table:table-cell>
              <table:table-cell office:value-type="float" office:value="28.8261153333333">
                <text:p>28.8261153333333</text:p>
              </table:table-cell>
              <table:table-cell office:value-type="float" office:value="352.123870033333">
                <text:p>352.123870033333</text:p>
              </table:table-cell>
              <table:table-cell office:value-type="float" office:value="66.8216134074074">
                <text:p>66.8216134074074</text:p>
              </table:table-cell>
              <table:table-cell office:value-type="float" office:value="152.949713068966">
                <text:p>152.949713068966</text:p>
              </table:table-cell>
              <table:table-cell office:value-type="float" office:value="228.45110925">
                <text:p>228.45110925</text:p>
              </table:table-cell>
              <table:table-cell office:value-type="float" office:value="24.8568319166667">
                <text:p>24.8568319166667</text:p>
              </table:table-cell>
              <table:table-cell office:value-type="float" office:value="386.762512583333">
                <text:p>386.762512583333</text:p>
              </table:table-cell>
              <table:table-cell office:value-type="float" office:value="22.6656518461538">
                <text:p>22.6656518461538</text:p>
              </table:table-cell>
              <table:table-cell office:value-type="float" office:value="53.8180807692308">
                <text:p>53.8180807692308</text:p>
              </table:table-cell>
              <table:table-cell office:value-type="float" office:value="117.933553555556">
                <text:p>117.933553555556</text:p>
              </table:table-cell>
              <table:table-cell office:value-type="float" office:value="115.994576615385">
                <text:p>115.994576615385</text:p>
              </table:table-cell>
              <table:table-cell office:value-type="float" office:value="105.808197769231">
                <text:p>105.808197769231</text:p>
              </table:table-cell>
              <table:table-cell office:value-type="float" office:value="100.017743133333">
                <text:p>100.017743133333</text:p>
              </table:table-cell>
              <table:table-cell office:value-type="float" office:value="83.7957310769231">
                <text:p>83.7957310769231</text:p>
              </table:table-cell>
              <table:table-cell office:value-type="float" office:value="79.9150238333333">
                <text:p>79.9150238333333</text:p>
              </table:table-cell>
              <table:table-cell office:value-type="float" office:value="136.219428052632">
                <text:p>136.219428052632</text:p>
              </table:table-cell>
              <table:table-cell office:value-type="float" office:value="333.648625875">
                <text:p>333.648625875</text:p>
              </table:table-cell>
              <table:table-cell office:value-type="float" office:value="344.44362675">
                <text:p>344.44362675</text:p>
              </table:table-cell>
              <table:table-cell office:value-type="float" office:value="404.840144944444">
                <text:p>404.8401449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98488">
                <text:p>27.098488</text:p>
              </table:table-cell>
              <table:table-cell office:value-type="float" office:value="59.4983124166667">
                <text:p>59.49831241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729023">
                <text:p>129.729023</text:p>
              </table:table-cell>
              <table:table-cell office:value-type="float" office:value="121.962604652174">
                <text:p>121.962604652174</text:p>
              </table:table-cell>
              <table:table-cell office:value-type="float" office:value="115.096697545455">
                <text:p>115.096697545455</text:p>
              </table:table-cell>
              <table:table-cell office:value-type="float" office:value="109.734525791667">
                <text:p>109.734525791667</text:p>
              </table:table-cell>
              <table:table-cell office:value-type="float" office:value="54.7800576190476">
                <text:p>54.78005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ver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5.42374838889">
                <text:p>4905.42374838889</text:p>
              </table:table-cell>
              <table:table-cell office:value-type="float" office:value="4856.1386356">
                <text:p>4856.1386356</text:p>
              </table:table-cell>
              <table:table-cell office:value-type="float" office:value="4915.69268026667">
                <text:p>4915.69268026667</text:p>
              </table:table-cell>
              <table:table-cell office:value-type="float" office:value="4880.579862">
                <text:p>4880.579862</text:p>
              </table:table-cell>
              <table:table-cell office:value-type="float" office:value="4763.72918646154">
                <text:p>4763.72918646154</text:p>
              </table:table-cell>
              <table:table-cell office:value-type="float" office:value="4628.6366866">
                <text:p>4628.6366866</text:p>
              </table:table-cell>
              <table:table-cell office:value-type="float" office:value="NaN">
                <text:p>NaN</text:p>
              </table:table-cell>
              <table:table-cell office:value-type="float" office:value="4595.52805285714">
                <text:p>4595.52805285714</text:p>
              </table:table-cell>
              <table:table-cell office:value-type="float" office:value="3094.7175418">
                <text:p>3094.7175418</text:p>
              </table:table-cell>
              <table:table-cell office:value-type="float" office:value="381.4069367">
                <text:p>381.4069367</text:p>
              </table:table-cell>
              <table:table-cell office:value-type="float" office:value="462.363800666667">
                <text:p>462.363800666667</text:p>
              </table:table-cell>
              <table:table-cell office:value-type="float" office:value="379.554707625">
                <text:p>379.554707625</text:p>
              </table:table-cell>
              <table:table-cell office:value-type="float" office:value="220.998526">
                <text:p>220.998526</text:p>
              </table:table-cell>
              <table:table-cell office:value-type="float" office:value="182.704098">
                <text:p>182.704098</text:p>
              </table:table-cell>
              <table:table-cell office:value-type="float" office:value="293.4293825">
                <text:p>293.4293825</text:p>
              </table:table-cell>
              <table:table-cell office:value-type="float" office:value="377.982779052632">
                <text:p>377.982779052632</text:p>
              </table:table-cell>
              <table:table-cell office:value-type="float" office:value="279.8986182">
                <text:p>279.8986182</text:p>
              </table:table-cell>
              <table:table-cell office:value-type="float" office:value="219.3689153">
                <text:p>219.3689153</text:p>
              </table:table-cell>
              <table:table-cell office:value-type="float" office:value="638.480245615385">
                <text:p>638.480245615385</text:p>
              </table:table-cell>
              <table:table-cell office:value-type="float" office:value="15.6272206363636">
                <text:p>15.6272206363636</text:p>
              </table:table-cell>
              <table:table-cell office:value-type="float" office:value="301.006800928571">
                <text:p>301.006800928571</text:p>
              </table:table-cell>
              <table:table-cell office:value-type="float" office:value="570.8925745">
                <text:p>570.8925745</text:p>
              </table:table-cell>
              <table:table-cell office:value-type="float" office:value="95.3422989166667">
                <text:p>95.3422989166667</text:p>
              </table:table-cell>
              <table:table-cell office:value-type="float" office:value="161.949151466667">
                <text:p>161.949151466667</text:p>
              </table:table-cell>
              <table:table-cell office:value-type="float" office:value="34.5810173571429">
                <text:p>34.5810173571429</text:p>
              </table:table-cell>
              <table:table-cell office:value-type="float" office:value="48.6108130588235">
                <text:p>48.6108130588235</text:p>
              </table:table-cell>
              <table:table-cell office:value-type="float" office:value="82.2010091428571">
                <text:p>82.201009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0782074705882">
                <text:p>57.0782074705882</text:p>
              </table:table-cell>
              <table:table-cell office:value-type="float" office:value="89.5262205263158">
                <text:p>89.5262205263158</text:p>
              </table:table-cell>
              <table:table-cell office:value-type="float" office:value="59.8903165">
                <text:p>59.8903165</text:p>
              </table:table-cell>
              <table:table-cell office:value-type="float" office:value="39.7732328">
                <text:p>39.7732328</text:p>
              </table:table-cell>
              <table:table-cell office:value-type="float" office:value="72.3630234761905">
                <text:p>72.3630234761905</text:p>
              </table:table-cell>
              <table:table-cell office:value-type="float" office:value="54.9104733125">
                <text:p>54.9104733125</text:p>
              </table:table-cell>
              <table:table-cell office:value-type="float" office:value="19.0518820714286">
                <text:p>19.0518820714286</text:p>
              </table:table-cell>
              <table:table-cell office:value-type="float" office:value="30.2792666666667">
                <text:p>30.2792666666667</text:p>
              </table:table-cell>
              <table:table-cell office:value-type="float" office:value="89.9968795263158">
                <text:p>89.9968795263158</text:p>
              </table:table-cell>
              <table:table-cell office:value-type="float" office:value="132.6729443125">
                <text:p>132.6729443125</text:p>
              </table:table-cell>
              <table:table-cell office:value-type="float" office:value="118.3020856">
                <text:p>118.3020856</text:p>
              </table:table-cell>
              <table:table-cell office:value-type="float" office:value="79.6422023529412">
                <text:p>79.6422023529412</text:p>
              </table:table-cell>
              <table:table-cell office:value-type="float" office:value="95.4645115555556">
                <text:p>95.4645115555556</text:p>
              </table:table-cell>
              <table:table-cell office:value-type="float" office:value="127.41997831579">
                <text:p>127.41997831579</text:p>
              </table:table-cell>
              <table:table-cell office:value-type="float" office:value="189.323463266667">
                <text:p>189.323463266667</text:p>
              </table:table-cell>
              <table:table-cell office:value-type="float" office:value="322.189298428571">
                <text:p>322.189298428571</text:p>
              </table:table-cell>
              <table:table-cell office:value-type="float" office:value="423.114082384615">
                <text:p>423.114082384615</text:p>
              </table:table-cell>
              <table:table-cell office:value-type="float" office:value="296.663197666667">
                <text:p>296.663197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250142933333">
                <text:p>108.250142933333</text:p>
              </table:table-cell>
              <table:table-cell office:value-type="float" office:value="191.19014162069">
                <text:p>191.19014162069</text:p>
              </table:table-cell>
              <table:table-cell office:value-type="float" office:value="394.24801224">
                <text:p>394.24801224</text:p>
              </table:table-cell>
              <table:table-cell office:value-type="float" office:value="390.4026325">
                <text:p>390.4026325</text:p>
              </table:table-cell>
              <table:table-cell office:value-type="float" office:value="887.0598540625">
                <text:p>887.0598540625</text:p>
              </table:table-cell>
              <table:table-cell office:value-type="float" office:value="1046.40976630769">
                <text:p>1046.40976630769</text:p>
              </table:table-cell>
              <table:table-cell office:value-type="float" office:value="1223.53549846154">
                <text:p>1223.53549846154</text:p>
              </table:table-cell>
              <table:table-cell office:value-type="float" office:value="1172.420984">
                <text:p>1172.420984</text:p>
              </table:table-cell>
              <table:table-cell office:value-type="float" office:value="1094.56661">
                <text:p>1094.56661</text:p>
              </table:table-cell>
              <table:table-cell office:value-type="float" office:value="862.7366664">
                <text:p>862.7366664</text:p>
              </table:table-cell>
              <table:table-cell office:value-type="float" office:value="950.8485575">
                <text:p>950.8485575</text:p>
              </table:table-cell>
              <table:table-cell office:value-type="float" office:value="913.947033">
                <text:p>913.947033</text:p>
              </table:table-cell>
              <table:table-cell office:value-type="float" office:value="843.23729125">
                <text:p>843.23729125</text:p>
              </table:table-cell>
              <table:table-cell office:value-type="float" office:value="794.529149333333">
                <text:p>794.529149333333</text:p>
              </table:table-cell>
              <table:table-cell office:value-type="float" office:value="746.158877">
                <text:p>746.158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.53297772727">
                <text:p>1067.53297772727</text:p>
              </table:table-cell>
              <table:table-cell office:value-type="float" office:value="396.496344666667">
                <text:p>396.496344666667</text:p>
              </table:table-cell>
              <table:table-cell office:value-type="float" office:value="181.222307904762">
                <text:p>181.222307904762</text:p>
              </table:table-cell>
              <table:table-cell office:value-type="float" office:value="441.208890055556">
                <text:p>441.208890055556</text:p>
              </table:table-cell>
              <table:table-cell office:value-type="float" office:value="236.648653125">
                <text:p>236.648653125</text:p>
              </table:table-cell>
              <table:table-cell office:value-type="float" office:value="133.177425666667">
                <text:p>133.177425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.757169208333">
                <text:p>214.757169208333</text:p>
              </table:table-cell>
              <table:table-cell office:value-type="float" office:value="251.820606318182">
                <text:p>251.820606318182</text:p>
              </table:table-cell>
              <table:table-cell office:value-type="float" office:value="185.120051454545">
                <text:p>185.120051454545</text:p>
              </table:table-cell>
              <table:table-cell office:value-type="float" office:value="132.847787409091">
                <text:p>132.847787409091</text:p>
              </table:table-cell>
              <table:table-cell office:value-type="float" office:value="394.813067315789">
                <text:p>394.813067315789</text:p>
              </table:table-cell>
              <table:table-cell office:value-type="float" office:value="430.655172923077">
                <text:p>430.655172923077</text:p>
              </table:table-cell>
              <table:table-cell office:value-type="float" office:value="298.831018052632">
                <text:p>298.831018052632</text:p>
              </table:table-cell>
              <table:table-cell office:value-type="float" office:value="480.421846863636">
                <text:p>480.421846863636</text:p>
              </table:table-cell>
              <table:table-cell office:value-type="float" office:value="355.181580722222">
                <text:p>355.181580722222</text:p>
              </table:table-cell>
              <table:table-cell office:value-type="float" office:value="194.07276315">
                <text:p>194.07276315</text:p>
              </table:table-cell>
              <table:table-cell office:value-type="float" office:value="56.3165000666667">
                <text:p>56.3165000666667</text:p>
              </table:table-cell>
              <table:table-cell office:value-type="float" office:value="233.43835825">
                <text:p>233.43835825</text:p>
              </table:table-cell>
              <table:table-cell office:value-type="float" office:value="87.1786638235294">
                <text:p>87.1786638235294</text:p>
              </table:table-cell>
              <table:table-cell office:value-type="float" office:value="325.56373375">
                <text:p>325.56373375</text:p>
              </table:table-cell>
              <table:table-cell office:value-type="float" office:value="173.571643235294">
                <text:p>173.571643235294</text:p>
              </table:table-cell>
              <table:table-cell office:value-type="float" office:value="120.570541777778">
                <text:p>120.570541777778</text:p>
              </table:table-cell>
              <table:table-cell office:value-type="float" office:value="169.336504">
                <text:p>169.336504</text:p>
              </table:table-cell>
              <table:table-cell office:value-type="float" office:value="178.714274916667">
                <text:p>178.71427491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3896084285714">
                <text:p>36.3896084285714</text:p>
              </table:table-cell>
              <table:table-cell office:value-type="float" office:value="186.856273387755">
                <text:p>186.856273387755</text:p>
              </table:table-cell>
              <table:table-cell office:value-type="float" office:value="319.100333">
                <text:p>319.100333</text:p>
              </table:table-cell>
              <table:table-cell office:value-type="float" office:value="301.89031975">
                <text:p>301.89031975</text:p>
              </table:table-cell>
              <table:table-cell office:value-type="float" office:value="652.834741421053">
                <text:p>652.834741421053</text:p>
              </table:table-cell>
              <table:table-cell office:value-type="float" office:value="918.121878333333">
                <text:p>918.121878333333</text:p>
              </table:table-cell>
              <table:table-cell office:value-type="float" office:value="588.550878826087">
                <text:p>588.550878826087</text:p>
              </table:table-cell>
              <table:table-cell office:value-type="float" office:value="177.95926825">
                <text:p>177.95926825</text:p>
              </table:table-cell>
              <table:table-cell office:value-type="float" office:value="314.54043904">
                <text:p>314.54043904</text:p>
              </table:table-cell>
              <table:table-cell office:value-type="float" office:value="214.47286044">
                <text:p>214.47286044</text:p>
              </table:table-cell>
              <table:table-cell office:value-type="float" office:value="279.099469476191">
                <text:p>279.099469476191</text:p>
              </table:table-cell>
              <table:table-cell office:value-type="float" office:value="231.026222375">
                <text:p>231.026222375</text:p>
              </table:table-cell>
              <table:table-cell office:value-type="float" office:value="223.141660611111">
                <text:p>223.141660611111</text:p>
              </table:table-cell>
              <table:table-cell office:value-type="float" office:value="162.868798636364">
                <text:p>162.868798636364</text:p>
              </table:table-cell>
              <table:table-cell office:value-type="float" office:value="147.199856652174">
                <text:p>147.199856652174</text:p>
              </table:table-cell>
              <table:table-cell office:value-type="float" office:value="331.365385764706">
                <text:p>331.365385764706</text:p>
              </table:table-cell>
              <table:table-cell office:value-type="float" office:value="101.843125714286">
                <text:p>101.843125714286</text:p>
              </table:table-cell>
              <table:table-cell office:value-type="float" office:value="309.159846944444">
                <text:p>309.159846944444</text:p>
              </table:table-cell>
              <table:table-cell office:value-type="float" office:value="468.595714666667">
                <text:p>468.595714666667</text:p>
              </table:table-cell>
              <table:table-cell office:value-type="float" office:value="294.365363647059">
                <text:p>294.365363647059</text:p>
              </table:table-cell>
              <table:table-cell office:value-type="float" office:value="341.33797575">
                <text:p>341.33797575</text:p>
              </table:table-cell>
              <table:table-cell office:value-type="float" office:value="317.18862475">
                <text:p>317.18862475</text:p>
              </table:table-cell>
              <table:table-cell office:value-type="float" office:value="302.314085625">
                <text:p>302.3140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54656">
                <text:p>35.65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9400619565217">
                <text:p>45.9400619565217</text:p>
              </table:table-cell>
              <table:table-cell office:value-type="float" office:value="175.983620882353">
                <text:p>175.983620882353</text:p>
              </table:table-cell>
              <table:table-cell office:value-type="float" office:value="309.530159015152">
                <text:p>309.530159015152</text:p>
              </table:table-cell>
              <table:table-cell office:value-type="float" office:value="366.754386">
                <text:p>366.754386</text:p>
              </table:table-cell>
              <table:table-cell office:value-type="float" office:value="372.046119916667">
                <text:p>372.046119916667</text:p>
              </table:table-cell>
              <table:table-cell office:value-type="float" office:value="381.26759045">
                <text:p>381.26759045</text:p>
              </table:table-cell>
              <table:table-cell office:value-type="float" office:value="373.537855903226">
                <text:p>373.537855903226</text:p>
              </table:table-cell>
              <table:table-cell office:value-type="float" office:value="285.917578291667">
                <text:p>285.917578291667</text:p>
              </table:table-cell>
              <table:table-cell office:value-type="float" office:value="464.619132333333">
                <text:p>464.619132333333</text:p>
              </table:table-cell>
              <table:table-cell office:value-type="float" office:value="490.45526205">
                <text:p>490.45526205</text:p>
              </table:table-cell>
              <table:table-cell office:value-type="float" office:value="479.031097136364">
                <text:p>479.031097136364</text:p>
              </table:table-cell>
              <table:table-cell office:value-type="float" office:value="555.08521026087">
                <text:p>555.08521026087</text:p>
              </table:table-cell>
              <table:table-cell office:value-type="float" office:value="544.1130233125">
                <text:p>544.1130233125</text:p>
              </table:table-cell>
              <table:table-cell office:value-type="float" office:value="401.1948242">
                <text:p>401.1948242</text:p>
              </table:table-cell>
              <table:table-cell office:value-type="float" office:value="336.109375928571">
                <text:p>336.1093759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185591666667">
                <text:p>19.218559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9922001818182">
                <text:p>34.9922001818182</text:p>
              </table:table-cell>
              <table:table-cell office:value-type="float" office:value="34.6236668695652">
                <text:p>34.6236668695652</text:p>
              </table:table-cell>
              <table:table-cell office:value-type="float" office:value="56.0298708181818">
                <text:p>56.0298708181818</text:p>
              </table:table-cell>
              <table:table-cell office:value-type="float" office:value="58.7789712105263">
                <text:p>58.7789712105263</text:p>
              </table:table-cell>
              <table:table-cell office:value-type="float" office:value="78.5049122962963">
                <text:p>78.5049122962963</text:p>
              </table:table-cell>
              <table:table-cell office:value-type="float" office:value="237.134802030303">
                <text:p>237.134802030303</text:p>
              </table:table-cell>
              <table:table-cell office:value-type="float" office:value="60.6910421304348">
                <text:p>60.6910421304348</text:p>
              </table:table-cell>
              <table:table-cell office:value-type="float" office:value="61.5160107959184">
                <text:p>61.5160107959184</text:p>
              </table:table-cell>
              <table:table-cell office:value-type="float" office:value="116.089187758621">
                <text:p>116.089187758621</text:p>
              </table:table-cell>
              <table:table-cell office:value-type="float" office:value="113.175796565217">
                <text:p>113.175796565217</text:p>
              </table:table-cell>
              <table:table-cell office:value-type="float" office:value="108.753737136364">
                <text:p>108.753737136364</text:p>
              </table:table-cell>
              <table:table-cell office:value-type="float" office:value="103.70348693617">
                <text:p>103.70348693617</text:p>
              </table:table-cell>
              <table:table-cell office:value-type="float" office:value="114.562327733333">
                <text:p>114.562327733333</text:p>
              </table:table-cell>
              <table:table-cell office:value-type="float" office:value="123.948355976744">
                <text:p>123.948355976744</text:p>
              </table:table-cell>
              <table:table-cell office:value-type="float" office:value="138.289737844444">
                <text:p>138.289737844444</text:p>
              </table:table-cell>
              <table:table-cell office:value-type="float" office:value="163.310392181818">
                <text:p>163.310392181818</text:p>
              </table:table-cell>
              <table:table-cell office:value-type="float" office:value="266.1895246">
                <text:p>266.1895246</text:p>
              </table:table-cell>
              <table:table-cell office:value-type="float" office:value="278.222387205128">
                <text:p>278.222387205128</text:p>
              </table:table-cell>
              <table:table-cell office:value-type="float" office:value="186.50324532">
                <text:p>186.50324532</text:p>
              </table:table-cell>
              <table:table-cell office:value-type="float" office:value="186.60416994">
                <text:p>186.60416994</text:p>
              </table:table-cell>
              <table:table-cell office:value-type="float" office:value="602.525529142857">
                <text:p>602.525529142857</text:p>
              </table:table-cell>
              <table:table-cell office:value-type="float" office:value="296.77706316">
                <text:p>296.77706316</text:p>
              </table:table-cell>
              <table:table-cell office:value-type="float" office:value="325.366735837209">
                <text:p>325.366735837209</text:p>
              </table:table-cell>
              <table:table-cell office:value-type="float" office:value="265.027372888889">
                <text:p>265.027372888889</text:p>
              </table:table-cell>
              <table:table-cell office:value-type="float" office:value="214.887611619048">
                <text:p>214.887611619048</text:p>
              </table:table-cell>
              <table:table-cell office:value-type="float" office:value="210.74427395">
                <text:p>210.74427395</text:p>
              </table:table-cell>
              <table:table-cell office:value-type="float" office:value="185.470272636364">
                <text:p>185.470272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860683345679">
                <text:p>162.860683345679</text:p>
              </table:table-cell>
              <table:table-cell office:value-type="float" office:value="338.4923531">
                <text:p>338.4923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145203333333">
                <text:p>82.8145203333333</text:p>
              </table:table-cell>
              <table:table-cell office:value-type="float" office:value="63.0305153333333">
                <text:p>63.0305153333333</text:p>
              </table:table-cell>
              <table:table-cell office:value-type="float" office:value="33.3516760476191">
                <text:p>33.3516760476191</text:p>
              </table:table-cell>
              <table:table-cell office:value-type="float" office:value="49.2038943043478">
                <text:p>49.2038943043478</text:p>
              </table:table-cell>
              <table:table-cell office:value-type="float" office:value="72.61379208">
                <text:p>72.61379208</text:p>
              </table:table-cell>
              <table:table-cell office:value-type="float" office:value="68.3085546086956">
                <text:p>68.3085546086956</text:p>
              </table:table-cell>
              <table:table-cell office:value-type="float" office:value="32.5757819047619">
                <text:p>32.5757819047619</text:p>
              </table:table-cell>
              <table:table-cell office:value-type="float" office:value="64.5816447142857">
                <text:p>64.5816447142857</text:p>
              </table:table-cell>
              <table:table-cell office:value-type="float" office:value="90.3315851111111">
                <text:p>90.3315851111111</text:p>
              </table:table-cell>
              <table:table-cell office:value-type="float" office:value="93.9515641333333">
                <text:p>93.9515641333333</text:p>
              </table:table-cell>
              <table:table-cell office:value-type="float" office:value="42.0264424615385">
                <text:p>42.0264424615385</text:p>
              </table:table-cell>
              <table:table-cell office:value-type="float" office:value="81.6925417083333">
                <text:p>81.6925417083333</text:p>
              </table:table-cell>
              <table:table-cell office:value-type="float" office:value="127.1602600625">
                <text:p>127.1602600625</text:p>
              </table:table-cell>
              <table:table-cell office:value-type="float" office:value="NaN">
                <text:p>NaN</text:p>
              </table:table-cell>
              <table:table-cell office:value-type="float" office:value="40.33834884375">
                <text:p>40.33834884375</text:p>
              </table:table-cell>
              <table:table-cell office:value-type="float" office:value="186.178549295918">
                <text:p>186.178549295918</text:p>
              </table:table-cell>
              <table:table-cell office:value-type="float" office:value="444.529561957447">
                <text:p>444.529561957447</text:p>
              </table:table-cell>
              <table:table-cell office:value-type="float" office:value="381.035976692308">
                <text:p>381.035976692308</text:p>
              </table:table-cell>
              <table:table-cell office:value-type="float" office:value="575.044353529412">
                <text:p>575.044353529412</text:p>
              </table:table-cell>
              <table:table-cell office:value-type="float" office:value="1560.34559204348">
                <text:p>1560.34559204348</text:p>
              </table:table-cell>
              <table:table-cell office:value-type="float" office:value="442.695370727273">
                <text:p>442.695370727273</text:p>
              </table:table-cell>
              <table:table-cell office:value-type="float" office:value="449.417872761905">
                <text:p>449.417872761905</text:p>
              </table:table-cell>
              <table:table-cell office:value-type="float" office:value="257.977716153846">
                <text:p>257.977716153846</text:p>
              </table:table-cell>
              <table:table-cell office:value-type="float" office:value="360.194710909091">
                <text:p>360.194710909091</text:p>
              </table:table-cell>
              <table:table-cell office:value-type="float" office:value="737.6310599">
                <text:p>737.6310599</text:p>
              </table:table-cell>
              <table:table-cell office:value-type="float" office:value="633.623388473684">
                <text:p>633.623388473684</text:p>
              </table:table-cell>
              <table:table-cell office:value-type="float" office:value="788.066449923077">
                <text:p>788.066449923077</text:p>
              </table:table-cell>
              <table:table-cell office:value-type="float" office:value="511.817256111111">
                <text:p>511.817256111111</text:p>
              </table:table-cell>
              <table:table-cell office:value-type="float" office:value="35.8205331428571">
                <text:p>35.8205331428571</text:p>
              </table:table-cell>
              <table:table-cell office:value-type="float" office:value="105.833903611111">
                <text:p>105.833903611111</text:p>
              </table:table-cell>
              <table:table-cell office:value-type="float" office:value="78.3489512777778">
                <text:p>78.3489512777778</text:p>
              </table:table-cell>
              <table:table-cell office:value-type="float" office:value="158.226790583333">
                <text:p>158.226790583333</text:p>
              </table:table-cell>
              <table:table-cell office:value-type="float" office:value="181.324712615385">
                <text:p>181.324712615385</text:p>
              </table:table-cell>
              <table:table-cell office:value-type="float" office:value="173.507659583333">
                <text:p>173.507659583333</text:p>
              </table:table-cell>
              <table:table-cell office:value-type="float" office:value="202.710662181818">
                <text:p>202.710662181818</text:p>
              </table:table-cell>
              <table:table-cell office:value-type="float" office:value="176.91022815">
                <text:p>176.91022815</text:p>
              </table:table-cell>
              <table:table-cell office:value-type="float" office:value="89.979178826087">
                <text:p>89.979178826087</text:p>
              </table:table-cell>
              <table:table-cell office:value-type="float" office:value="88.8516992272728">
                <text:p>88.8516992272728</text:p>
              </table:table-cell>
              <table:table-cell office:value-type="float" office:value="32.9768883043478">
                <text:p>32.9768883043478</text:p>
              </table:table-cell>
              <table:table-cell office:value-type="float" office:value="26.409859">
                <text:p>26.409859</text:p>
              </table:table-cell>
              <table:table-cell office:value-type="float" office:value="36.2930620454545">
                <text:p>36.2930620454545</text:p>
              </table:table-cell>
              <table:table-cell office:value-type="float" office:value="44.55024048">
                <text:p>44.55024048</text:p>
              </table:table-cell>
              <table:table-cell office:value-type="float" office:value="301.1314256875">
                <text:p>301.1314256875</text:p>
              </table:table-cell>
              <table:table-cell office:value-type="float" office:value="137.568819157895">
                <text:p>137.568819157895</text:p>
              </table:table-cell>
              <table:table-cell office:value-type="float" office:value="79.678134">
                <text:p>79.678134</text:p>
              </table:table-cell>
              <table:table-cell office:value-type="float" office:value="98.79306985">
                <text:p>98.79306985</text:p>
              </table:table-cell>
              <table:table-cell office:value-type="float" office:value="124.539416">
                <text:p>124.539416</text:p>
              </table:table-cell>
              <table:table-cell office:value-type="float" office:value="121.459746625">
                <text:p>121.459746625</text:p>
              </table:table-cell>
              <table:table-cell office:value-type="float" office:value="224.438122692308">
                <text:p>224.438122692308</text:p>
              </table:table-cell>
              <table:table-cell office:value-type="float" office:value="165.1548646">
                <text:p>165.1548646</text:p>
              </table:table-cell>
              <table:table-cell office:value-type="float" office:value="96.3981265833333">
                <text:p>96.3981265833333</text:p>
              </table:table-cell>
              <table:table-cell office:value-type="float" office:value="83.6544085416667">
                <text:p>83.6544085416667</text:p>
              </table:table-cell>
              <table:table-cell office:value-type="float" office:value="99.4339891666667">
                <text:p>99.4339891666667</text:p>
              </table:table-cell>
              <table:table-cell office:value-type="float" office:value="189.341070041667">
                <text:p>189.341070041667</text:p>
              </table:table-cell>
              <table:table-cell office:value-type="float" office:value="46.8117573">
                <text:p>46.8117573</text:p>
              </table:table-cell>
              <table:table-cell office:value-type="float" office:value="63.6039682608696">
                <text:p>63.6039682608696</text:p>
              </table:table-cell>
              <table:table-cell office:value-type="float" office:value="169.22976725">
                <text:p>169.22976725</text:p>
              </table:table-cell>
              <table:table-cell office:value-type="float" office:value="162.220001666667">
                <text:p>162.220001666667</text:p>
              </table:table-cell>
              <table:table-cell office:value-type="float" office:value="80.3555102307692">
                <text:p>80.3555102307692</text:p>
              </table:table-cell>
              <table:table-cell office:value-type="float" office:value="87.0311314736842">
                <text:p>87.0311314736842</text:p>
              </table:table-cell>
              <table:table-cell office:value-type="float" office:value="42.1487571428571">
                <text:p>42.1487571428571</text:p>
              </table:table-cell>
              <table:table-cell office:value-type="float" office:value="60.9807486842105">
                <text:p>60.9807486842105</text:p>
              </table:table-cell>
              <table:table-cell office:value-type="float" office:value="90.7677068333333">
                <text:p>90.7677068333333</text:p>
              </table:table-cell>
              <table:table-cell office:value-type="float" office:value="124.1599135">
                <text:p>124.1599135</text:p>
              </table:table-cell>
              <table:table-cell office:value-type="float" office:value="93.2923396111111">
                <text:p>93.2923396111111</text:p>
              </table:table-cell>
              <table:table-cell office:value-type="float" office:value="162.82212">
                <text:p>162.82212</text:p>
              </table:table-cell>
              <table:table-cell office:value-type="float" office:value="286.004465916667">
                <text:p>286.004465916667</text:p>
              </table:table-cell>
              <table:table-cell office:value-type="float" office:value="170.7127425625">
                <text:p>170.7127425625</text:p>
              </table:table-cell>
              <table:table-cell office:value-type="float" office:value="96.4280832857143">
                <text:p>96.4280832857143</text:p>
              </table:table-cell>
              <table:table-cell office:value-type="float" office:value="182.058166625">
                <text:p>182.058166625</text:p>
              </table:table-cell>
              <table:table-cell office:value-type="float" office:value="34.4446264444444">
                <text:p>34.4446264444444</text:p>
              </table:table-cell>
              <table:table-cell office:value-type="float" office:value="62.9150282">
                <text:p>62.9150282</text:p>
              </table:table-cell>
              <table:table-cell office:value-type="float" office:value="25.0973307777778">
                <text:p>25.0973307777778</text:p>
              </table:table-cell>
              <table:table-cell office:value-type="float" office:value="40.9985525454546">
                <text:p>40.9985525454546</text:p>
              </table:table-cell>
              <table:table-cell office:value-type="float" office:value="20.3862067777778">
                <text:p>20.3862067777778</text:p>
              </table:table-cell>
              <table:table-cell office:value-type="float" office:value="15.2274304666667">
                <text:p>15.2274304666667</text:p>
              </table:table-cell>
              <table:table-cell office:value-type="float" office:value="76.2608128461538">
                <text:p>76.2608128461538</text:p>
              </table:table-cell>
              <table:table-cell office:value-type="float" office:value="86.8413681666667">
                <text:p>86.8413681666667</text:p>
              </table:table-cell>
              <table:table-cell office:value-type="float" office:value="43.3917293">
                <text:p>43.3917293</text:p>
              </table:table-cell>
              <table:table-cell office:value-type="float" office:value="18.7003002857143">
                <text:p>18.7003002857143</text:p>
              </table:table-cell>
              <table:table-cell office:value-type="float" office:value="43.39616115">
                <text:p>43.39616115</text:p>
              </table:table-cell>
              <table:table-cell office:value-type="float" office:value="28.9378184444444">
                <text:p>28.9378184444444</text:p>
              </table:table-cell>
              <table:table-cell office:value-type="float" office:value="18.5059168947368">
                <text:p>18.5059168947368</text:p>
              </table:table-cell>
              <table:table-cell office:value-type="float" office:value="94.3435695263158">
                <text:p>94.3435695263158</text:p>
              </table:table-cell>
              <table:table-cell office:value-type="float" office:value="167.630646466667">
                <text:p>167.630646466667</text:p>
              </table:table-cell>
              <table:table-cell office:value-type="float" office:value="241.450529928571">
                <text:p>241.450529928571</text:p>
              </table:table-cell>
              <table:table-cell office:value-type="float" office:value="67.05024625">
                <text:p>67.05024625</text:p>
              </table:table-cell>
              <table:table-cell office:value-type="float" office:value="80.9380015217391">
                <text:p>80.9380015217391</text:p>
              </table:table-cell>
              <table:table-cell office:value-type="float" office:value="95.88254045">
                <text:p>95.88254045</text:p>
              </table:table-cell>
              <table:table-cell office:value-type="float" office:value="82.47232785">
                <text:p>82.47232785</text:p>
              </table:table-cell>
              <table:table-cell office:value-type="float" office:value="48.6776384545455">
                <text:p>48.6776384545455</text:p>
              </table:table-cell>
              <table:table-cell office:value-type="float" office:value="19.1814458888889">
                <text:p>19.1814458888889</text:p>
              </table:table-cell>
              <table:table-cell office:value-type="float" office:value="25.0582356153846">
                <text:p>25.0582356153846</text:p>
              </table:table-cell>
              <table:table-cell office:value-type="float" office:value="45.1842455384615">
                <text:p>45.1842455384615</text:p>
              </table:table-cell>
              <table:table-cell office:value-type="float" office:value="42.8360273636364">
                <text:p>42.8360273636364</text:p>
              </table:table-cell>
              <table:table-cell office:value-type="float" office:value="23.7990888181818">
                <text:p>23.7990888181818</text:p>
              </table:table-cell>
              <table:table-cell office:value-type="float" office:value="24.6940148571429">
                <text:p>24.6940148571429</text:p>
              </table:table-cell>
              <table:table-cell office:value-type="float" office:value="32.8716267142857">
                <text:p>32.8716267142857</text:p>
              </table:table-cell>
              <table:table-cell office:value-type="float" office:value="65.4973595882353">
                <text:p>65.4973595882353</text:p>
              </table:table-cell>
              <table:table-cell office:value-type="float" office:value="20.4489783125">
                <text:p>20.4489783125</text:p>
              </table:table-cell>
              <table:table-cell office:value-type="float" office:value="29.9064272631579">
                <text:p>29.9064272631579</text:p>
              </table:table-cell>
              <table:table-cell office:value-type="float" office:value="55.0571774090909">
                <text:p>55.0571774090909</text:p>
              </table:table-cell>
              <table:table-cell office:value-type="float" office:value="47.833752952381">
                <text:p>47.833752952381</text:p>
              </table:table-cell>
              <table:table-cell office:value-type="float" office:value="63.2980385769231">
                <text:p>63.2980385769231</text:p>
              </table:table-cell>
              <table:table-cell office:value-type="float" office:value="54.3893335416667">
                <text:p>54.3893335416667</text:p>
              </table:table-cell>
              <table:table-cell office:value-type="float" office:value="43.8228491304348">
                <text:p>43.8228491304348</text:p>
              </table:table-cell>
              <table:table-cell office:value-type="float" office:value="64.35525975">
                <text:p>64.35525975</text:p>
              </table:table-cell>
              <table:table-cell office:value-type="float" office:value="89.8705024782609">
                <text:p>89.8705024782609</text:p>
              </table:table-cell>
              <table:table-cell office:value-type="float" office:value="90.8579813043478">
                <text:p>90.8579813043478</text:p>
              </table:table-cell>
              <table:table-cell office:value-type="float" office:value="46.2095636">
                <text:p>46.2095636</text:p>
              </table:table-cell>
              <table:table-cell office:value-type="float" office:value="21.40761625">
                <text:p>21.40761625</text:p>
              </table:table-cell>
              <table:table-cell office:value-type="float" office:value="42.6618284545455">
                <text:p>42.6618284545455</text:p>
              </table:table-cell>
              <table:table-cell office:value-type="float" office:value="32.8711933478261">
                <text:p>32.8711933478261</text:p>
              </table:table-cell>
              <table:table-cell office:value-type="float" office:value="29.4497017142857">
                <text:p>29.4497017142857</text:p>
              </table:table-cell>
              <table:table-cell office:value-type="float" office:value="18.9124706666667">
                <text:p>18.9124706666667</text:p>
              </table:table-cell>
              <table:table-cell office:value-type="float" office:value="27.8210583636364">
                <text:p>27.8210583636364</text:p>
              </table:table-cell>
              <table:table-cell office:value-type="float" office:value="33.7236173333333">
                <text:p>33.7236173333333</text:p>
              </table:table-cell>
              <table:table-cell office:value-type="float" office:value="17.0774621666667">
                <text:p>17.0774621666667</text:p>
              </table:table-cell>
              <table:table-cell office:value-type="float" office:value="13.3949056538462">
                <text:p>13.3949056538462</text:p>
              </table:table-cell>
              <table:table-cell office:value-type="float" office:value="44.4216321111111">
                <text:p>44.4216321111111</text:p>
              </table:table-cell>
              <table:table-cell office:value-type="float" office:value="30.9416003529412">
                <text:p>30.9416003529412</text:p>
              </table:table-cell>
              <table:table-cell office:value-type="float" office:value="38.7579694615385">
                <text:p>38.7579694615385</text:p>
              </table:table-cell>
              <table:table-cell office:value-type="float" office:value="37.4371733076923">
                <text:p>37.4371733076923</text:p>
              </table:table-cell>
              <table:table-cell office:value-type="float" office:value="67.4994948125">
                <text:p>67.4994948125</text:p>
              </table:table-cell>
              <table:table-cell office:value-type="float" office:value="81.5599663076923">
                <text:p>81.5599663076923</text:p>
              </table:table-cell>
              <table:table-cell office:value-type="float" office:value="72.0213049285714">
                <text:p>72.0213049285714</text:p>
              </table:table-cell>
              <table:table-cell office:value-type="float" office:value="62.1626845">
                <text:p>62.1626845</text:p>
              </table:table-cell>
              <table:table-cell office:value-type="float" office:value="50.47087725">
                <text:p>50.47087725</text:p>
              </table:table-cell>
              <table:table-cell office:value-type="float" office:value="28.332056">
                <text:p>28.33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0553908181818">
                <text:p>35.0553908181818</text:p>
              </table:table-cell>
              <table:table-cell office:value-type="float" office:value="115.62866237931">
                <text:p>115.62866237931</text:p>
              </table:table-cell>
              <table:table-cell office:value-type="float" office:value="200.154211218182">
                <text:p>200.154211218182</text:p>
              </table:table-cell>
              <table:table-cell office:value-type="float" office:value="279.9619525625">
                <text:p>279.9619525625</text:p>
              </table:table-cell>
              <table:table-cell office:value-type="float" office:value="287.38256906">
                <text:p>287.38256906</text:p>
              </table:table-cell>
              <table:table-cell office:value-type="float" office:value="304.611469857143">
                <text:p>304.611469857143</text:p>
              </table:table-cell>
              <table:table-cell office:value-type="float" office:value="293.981434095238">
                <text:p>293.981434095238</text:p>
              </table:table-cell>
              <table:table-cell office:value-type="float" office:value="261.823556">
                <text:p>261.823556</text:p>
              </table:table-cell>
              <table:table-cell office:value-type="float" office:value="303.266703090909">
                <text:p>303.266703090909</text:p>
              </table:table-cell>
              <table:table-cell office:value-type="float" office:value="313.845994">
                <text:p>313.845994</text:p>
              </table:table-cell>
              <table:table-cell office:value-type="float" office:value="195.34824712">
                <text:p>195.34824712</text:p>
              </table:table-cell>
              <table:table-cell office:value-type="float" office:value="202.220339090909">
                <text:p>202.220339090909</text:p>
              </table:table-cell>
              <table:table-cell office:value-type="float" office:value="317.128121590909">
                <text:p>317.128121590909</text:p>
              </table:table-cell>
              <table:table-cell office:value-type="float" office:value="517.911516083333">
                <text:p>517.911516083333</text:p>
              </table:table-cell>
              <table:table-cell office:value-type="float" office:value="487.711089625">
                <text:p>487.711089625</text:p>
              </table:table-cell>
              <table:table-cell office:value-type="float" office:value="338.069521590909">
                <text:p>338.069521590909</text:p>
              </table:table-cell>
              <table:table-cell office:value-type="float" office:value="313.06143273913">
                <text:p>313.06143273913</text:p>
              </table:table-cell>
              <table:table-cell office:value-type="float" office:value="136.244214809524">
                <text:p>136.244214809524</text:p>
              </table:table-cell>
              <table:table-cell office:value-type="float" office:value="176.3242223">
                <text:p>176.3242223</text:p>
              </table:table-cell>
              <table:table-cell office:value-type="float" office:value="276.239333166667">
                <text:p>276.2393331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54866">
                <text:p>25.254866</text:p>
              </table:table-cell>
              <table:table-cell office:value-type="float" office:value="64.0140622">
                <text:p>64.0140622</text:p>
              </table:table-cell>
              <table:table-cell office:value-type="float" office:value="244.50061075">
                <text:p>244.50061075</text:p>
              </table:table-cell>
              <table:table-cell office:value-type="float" office:value="211.515329409091">
                <text:p>211.515329409091</text:p>
              </table:table-cell>
              <table:table-cell office:value-type="float" office:value="251.723485058824">
                <text:p>251.723485058824</text:p>
              </table:table-cell>
              <table:table-cell office:value-type="float" office:value="209.352315772727">
                <text:p>209.352315772727</text:p>
              </table:table-cell>
              <table:table-cell office:value-type="float" office:value="198.417830235294">
                <text:p>198.417830235294</text:p>
              </table:table-cell>
              <table:table-cell office:value-type="float" office:value="173.64521676">
                <text:p>173.64521676</text:p>
              </table:table-cell>
              <table:table-cell office:value-type="float" office:value="184.127147608696">
                <text:p>184.127147608696</text:p>
              </table:table-cell>
              <table:table-cell office:value-type="float" office:value="164.062681227273">
                <text:p>164.062681227273</text:p>
              </table:table-cell>
              <table:table-cell office:value-type="float" office:value="160.791246434783">
                <text:p>160.791246434783</text:p>
              </table:table-cell>
              <table:table-cell office:value-type="float" office:value="152.519751590909">
                <text:p>152.519751590909</text:p>
              </table:table-cell>
              <table:table-cell office:value-type="float" office:value="128.590041652174">
                <text:p>128.590041652174</text:p>
              </table:table-cell>
              <table:table-cell office:value-type="float" office:value="122.593632590909">
                <text:p>122.593632590909</text:p>
              </table:table-cell>
              <table:table-cell office:value-type="float" office:value="73.6532221">
                <text:p>73.6532221</text:p>
              </table:table-cell>
              <table:table-cell office:value-type="float" office:value="20.7147262173913">
                <text:p>20.7147262173913</text:p>
              </table:table-cell>
              <table:table-cell office:value-type="float" office:value="22.5076585">
                <text:p>22.5076585</text:p>
              </table:table-cell>
              <table:table-cell office:value-type="float" office:value="22.8060890384615">
                <text:p>22.8060890384615</text:p>
              </table:table-cell>
              <table:table-cell office:value-type="float" office:value="13.9104585">
                <text:p>13.9104585</text:p>
              </table:table-cell>
              <table:table-cell office:value-type="float" office:value="23.12761972">
                <text:p>23.12761972</text:p>
              </table:table-cell>
              <table:table-cell office:value-type="float" office:value="13.8302111">
                <text:p>13.8302111</text:p>
              </table:table-cell>
              <table:table-cell office:value-type="float" office:value="19.7212657727273">
                <text:p>19.7212657727273</text:p>
              </table:table-cell>
              <table:table-cell office:value-type="float" office:value="26.1185696086957">
                <text:p>26.1185696086957</text:p>
              </table:table-cell>
              <table:table-cell office:value-type="float" office:value="18.7277135714286">
                <text:p>18.7277135714286</text:p>
              </table:table-cell>
              <table:table-cell office:value-type="float" office:value="36.4671716842105">
                <text:p>36.4671716842105</text:p>
              </table:table-cell>
              <table:table-cell office:value-type="float" office:value="16.2795916818182">
                <text:p>16.2795916818182</text:p>
              </table:table-cell>
              <table:table-cell office:value-type="float" office:value="11.0963954166667">
                <text:p>11.0963954166667</text:p>
              </table:table-cell>
              <table:table-cell office:value-type="float" office:value="21.3677062666667">
                <text:p>21.3677062666667</text:p>
              </table:table-cell>
              <table:table-cell office:value-type="float" office:value="12.06565288">
                <text:p>12.06565288</text:p>
              </table:table-cell>
              <table:table-cell office:value-type="float" office:value="13.6415651818182">
                <text:p>13.6415651818182</text:p>
              </table:table-cell>
              <table:table-cell office:value-type="float" office:value="19.3837948695652">
                <text:p>19.3837948695652</text:p>
              </table:table-cell>
              <table:table-cell office:value-type="float" office:value="34.6031607391304">
                <text:p>34.6031607391304</text:p>
              </table:table-cell>
              <table:table-cell office:value-type="float" office:value="38.3005868333333">
                <text:p>38.3005868333333</text:p>
              </table:table-cell>
              <table:table-cell office:value-type="float" office:value="44.1823386666667">
                <text:p>44.1823386666667</text:p>
              </table:table-cell>
              <table:table-cell office:value-type="float" office:value="48.9988939">
                <text:p>48.9988939</text:p>
              </table:table-cell>
              <table:table-cell office:value-type="float" office:value="34.7815924090909">
                <text:p>34.7815924090909</text:p>
              </table:table-cell>
              <table:table-cell office:value-type="float" office:value="115.85972804">
                <text:p>115.85972804</text:p>
              </table:table-cell>
              <table:table-cell office:value-type="float" office:value="219.484634846154">
                <text:p>219.484634846154</text:p>
              </table:table-cell>
              <table:table-cell office:value-type="float" office:value="231.967385791667">
                <text:p>231.967385791667</text:p>
              </table:table-cell>
              <table:table-cell office:value-type="float" office:value="233.2856055">
                <text:p>233.28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463646">
                <text:p>77.46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8624713529412">
                <text:p>33.8624713529412</text:p>
              </table:table-cell>
              <table:table-cell office:value-type="float" office:value="56.395993">
                <text:p>56.395993</text:p>
              </table:table-cell>
              <table:table-cell office:value-type="float" office:value="109.94765483871">
                <text:p>109.94765483871</text:p>
              </table:table-cell>
              <table:table-cell office:value-type="float" office:value="166.544066590909">
                <text:p>166.544066590909</text:p>
              </table:table-cell>
              <table:table-cell office:value-type="float" office:value="175.432562">
                <text:p>175.432562</text:p>
              </table:table-cell>
              <table:table-cell office:value-type="float" office:value="129.2759679375">
                <text:p>129.2759679375</text:p>
              </table:table-cell>
              <table:table-cell office:value-type="float" office:value="64.1320996666667">
                <text:p>64.1320996666667</text:p>
              </table:table-cell>
              <table:table-cell office:value-type="float" office:value="24.0754034117647">
                <text:p>24.0754034117647</text:p>
              </table:table-cell>
              <table:table-cell office:value-type="float" office:value="11.9487665625">
                <text:p>11.9487665625</text:p>
              </table:table-cell>
              <table:table-cell office:value-type="float" office:value="13.430902">
                <text:p>13.430902</text:p>
              </table:table-cell>
              <table:table-cell office:value-type="float" office:value="NaN">
                <text:p>NaN</text:p>
              </table:table-cell>
              <table:table-cell office:value-type="float" office:value="781.495858722222">
                <text:p>781.495858722222</text:p>
              </table:table-cell>
              <table:table-cell office:value-type="float" office:value="1560.31553709524">
                <text:p>1560.31553709524</text:p>
              </table:table-cell>
              <table:table-cell office:value-type="float" office:value="669.064714392857">
                <text:p>669.064714392857</text:p>
              </table:table-cell>
              <table:table-cell office:value-type="float" office:value="976.171144966667">
                <text:p>976.171144966667</text:p>
              </table:table-cell>
              <table:table-cell office:value-type="float" office:value="774.6706482">
                <text:p>774.6706482</text:p>
              </table:table-cell>
              <table:table-cell office:value-type="float" office:value="542.574158107143">
                <text:p>542.574158107143</text:p>
              </table:table-cell>
              <table:table-cell office:value-type="float" office:value="378.300920727273">
                <text:p>378.300920727273</text:p>
              </table:table-cell>
              <table:table-cell office:value-type="float" office:value="353.71861732">
                <text:p>353.71861732</text:p>
              </table:table-cell>
              <table:table-cell office:value-type="float" office:value="377.8465362">
                <text:p>377.8465362</text:p>
              </table:table-cell>
              <table:table-cell office:value-type="float" office:value="379.332031470588">
                <text:p>379.332031470588</text:p>
              </table:table-cell>
              <table:table-cell office:value-type="float" office:value="318.402397230769">
                <text:p>318.402397230769</text:p>
              </table:table-cell>
              <table:table-cell office:value-type="float" office:value="429.632761176471">
                <text:p>429.63276117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023">
                <text:p>7.452023</text:p>
              </table:table-cell>
              <table:table-cell office:value-type="float" office:value="19.3712243333333">
                <text:p>19.3712243333333</text:p>
              </table:table-cell>
              <table:table-cell office:value-type="float" office:value="29.0758154615385">
                <text:p>29.0758154615385</text:p>
              </table:table-cell>
              <table:table-cell office:value-type="float" office:value="20.585326">
                <text:p>20.585326</text:p>
              </table:table-cell>
              <table:table-cell office:value-type="float" office:value="22.3413405714286">
                <text:p>22.3413405714286</text:p>
              </table:table-cell>
              <table:table-cell office:value-type="float" office:value="104.424617416667">
                <text:p>104.424617416667</text:p>
              </table:table-cell>
              <table:table-cell office:value-type="float" office:value="64.2768939">
                <text:p>64.2768939</text:p>
              </table:table-cell>
              <table:table-cell office:value-type="float" office:value="36.8173255384615">
                <text:p>36.8173255384615</text:p>
              </table:table-cell>
              <table:table-cell office:value-type="float" office:value="36.6391131666667">
                <text:p>36.6391131666667</text:p>
              </table:table-cell>
              <table:table-cell office:value-type="float" office:value="28.45591425">
                <text:p>28.45591425</text:p>
              </table:table-cell>
              <table:table-cell office:value-type="float" office:value="75.9088136153846">
                <text:p>75.9088136153846</text:p>
              </table:table-cell>
              <table:table-cell office:value-type="float" office:value="47.3119176666667">
                <text:p>47.3119176666667</text:p>
              </table:table-cell>
              <table:table-cell office:value-type="float" office:value="26.3632560555556">
                <text:p>26.3632560555556</text:p>
              </table:table-cell>
              <table:table-cell office:value-type="float" office:value="265.96908725">
                <text:p>265.96908725</text:p>
              </table:table-cell>
              <table:table-cell office:value-type="float" office:value="324.257701705882">
                <text:p>324.257701705882</text:p>
              </table:table-cell>
              <table:table-cell office:value-type="float" office:value="328.188770111111">
                <text:p>328.188770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476311393939">
                <text:p>171.476311393939</text:p>
              </table:table-cell>
              <table:table-cell office:value-type="float" office:value="200.697228113636">
                <text:p>200.697228113636</text:p>
              </table:table-cell>
              <table:table-cell office:value-type="float" office:value="199.552875254902">
                <text:p>199.552875254902</text:p>
              </table:table-cell>
              <table:table-cell office:value-type="float" office:value="290.004908333333">
                <text:p>290.004908333333</text:p>
              </table:table-cell>
              <table:table-cell office:value-type="float" office:value="346.90196164">
                <text:p>346.90196164</text:p>
              </table:table-cell>
              <table:table-cell office:value-type="float" office:value="261.001110795455">
                <text:p>261.001110795455</text:p>
              </table:table-cell>
              <table:table-cell office:value-type="float" office:value="559.471115837209">
                <text:p>559.471115837209</text:p>
              </table:table-cell>
              <table:table-cell office:value-type="float" office:value="631.516819085106">
                <text:p>631.516819085106</text:p>
              </table:table-cell>
              <table:table-cell office:value-type="float" office:value="340.580558604167">
                <text:p>340.580558604167</text:p>
              </table:table-cell>
              <table:table-cell office:value-type="float" office:value="405.933701708333">
                <text:p>405.933701708333</text:p>
              </table:table-cell>
              <table:table-cell office:value-type="float" office:value="349.3739725">
                <text:p>349.3739725</text:p>
              </table:table-cell>
              <table:table-cell office:value-type="float" office:value="528.860679020833">
                <text:p>528.860679020833</text:p>
              </table:table-cell>
              <table:table-cell office:value-type="float" office:value="233.51784873913">
                <text:p>233.51784873913</text:p>
              </table:table-cell>
              <table:table-cell office:value-type="float" office:value="270.047811590909">
                <text:p>270.047811590909</text:p>
              </table:table-cell>
              <table:table-cell office:value-type="float" office:value="464.195769956522">
                <text:p>464.195769956522</text:p>
              </table:table-cell>
              <table:table-cell office:value-type="float" office:value="559.400342130435">
                <text:p>559.400342130435</text:p>
              </table:table-cell>
              <table:table-cell office:value-type="float" office:value="703.292284285714">
                <text:p>703.29228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03.5213072">
                <text:p>14603.5213072</text:p>
              </table:table-cell>
              <table:table-cell office:value-type="float" office:value="23304.4698322923">
                <text:p>23304.4698322923</text:p>
              </table:table-cell>
              <table:table-cell office:value-type="float" office:value="8202.7880241">
                <text:p>8202.7880241</text:p>
              </table:table-cell>
              <table:table-cell office:value-type="float" office:value="148.39947575">
                <text:p>148.39947575</text:p>
              </table:table-cell>
              <table:table-cell office:value-type="float" office:value="525.102807">
                <text:p>525.102807</text:p>
              </table:table-cell>
              <table:table-cell office:value-type="float" office:value="544.620671652174">
                <text:p>544.6206716521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51cm" svg:stroke-color="#3deb3d" svg:stroke-opacity="60%" draw:fill-color="#3deb3d" draw:opacity="60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c5000b" svg:stroke-opacity="90%" draw:fill-color="#c5000b" draw:opacity="90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152cm" svg:stroke-color="#0066cc" svg:stroke-opacity="75%" draw:fill-color="#0066cc" draw:opacity="7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660066" svg:stroke-opacity="80%" draw:fill-color="#660066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75cm" svg:height="14.247cm" xlink:href="." xlink:type="simple" chart:class="chart:scatter" chart:style-name="ch1">
        <chart:title svg:x="12.864cm" svg:y="0.42cm" chart:style-name="ch2">
          <text:p>Rank</text:p>
        </chart:title>
        <chart:legend chart:legend-position="end" svg:x="24.928cm" svg:y="6.101cm" chart:style-name="ch3"/>
        <chart:plot-area chart:style-name="ch4" chart:data-source-has-labels="both" svg:x="-0.121cm" svg:y="1.987cm" svg:width="26.375cm" svg:height="11.261cm">
          <chartooo:coordinate-region svg:x="1.056cm" svg:y="2.2cm" svg:width="24.826cm" svg:height="10.375cm"/>
          <chart:axis chart:dimension="x" chart:name="primary-x" chart:style-name="ch5">
            <chart:categories table:cell-range-address="local-table.$B$1:.$UP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3:.$UP$3" chart:label-cell-address="local-table.$A$3" chart:class="chart:scatter">
            <chart:domain table:cell-range-address="local-table.$B$2:.$UP$2"/>
            <chart:data-point chart:repeated="561"/>
          </chart:series>
          <chart:series chart:style-name="ch8" chart:values-cell-range-address="local-table.$B$4:.$UP$4" chart:label-cell-address="local-table.$A$4" chart:class="chart:scatter">
            <chart:data-point chart:repeated="561"/>
          </chart:series>
          <chart:series chart:style-name="ch9" chart:values-cell-range-address="local-table.$B$5:.$UP$5" chart:label-cell-address="local-table.$A$5" chart:class="chart:scatter">
            <chart:data-point chart:repeated="561"/>
          </chart:series>
          <chart:series chart:style-name="ch10" chart:values-cell-range-address="local-table.$B$6:.$UP$6" chart:label-cell-address="local-table.$A$6" chart:class="chart:scatter">
            <chart:data-point chart:repeated="5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1002">
                <text:p>1002</text:p>
              </table:table-cell>
              <table:table-cell office:value-type="float" office:value="1003">
                <text:p>1003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07">
                <text:p>1007</text:p>
              </table:table-cell>
              <table:table-cell office:value-type="float" office:value="1008">
                <text:p>1008</text:p>
              </table:table-cell>
              <table:table-cell office:value-type="float" office:value="1009">
                <text:p>1009</text:p>
              </table:table-cell>
              <table:table-cell office:value-type="float" office:value="1010">
                <text:p>1010</text:p>
              </table:table-cell>
              <table:table-cell office:value-type="float" office:value="1011">
                <text:p>1011</text:p>
              </table:table-cell>
              <table:table-cell office:value-type="float" office:value="1012">
                <text:p>1012</text:p>
              </table:table-cell>
              <table:table-cell office:value-type="float" office:value="1013">
                <text:p>1013</text:p>
              </table:table-cell>
              <table:table-cell office:value-type="float" office:value="1014">
                <text:p>1014</text:p>
              </table:table-cell>
              <table:table-cell office:value-type="float" office:value="1015">
                <text:p>1015</text:p>
              </table:table-cell>
              <table:table-cell office:value-type="float" office:value="1016">
                <text:p>1016</text:p>
              </table:table-cell>
              <table:table-cell office:value-type="float" office:value="1017">
                <text:p>1017</text:p>
              </table:table-cell>
              <table:table-cell office:value-type="float" office:value="1018">
                <text:p>1018</text:p>
              </table:table-cell>
              <table:table-cell office:value-type="float" office:value="1019">
                <text:p>1019</text:p>
              </table:table-cell>
              <table:table-cell office:value-type="float" office:value="1020">
                <text:p>1020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23">
                <text:p>1023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  <table:table-cell office:value-type="float" office:value="1029">
                <text:p>1029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4">
                <text:p>1034</text:p>
              </table:table-cell>
              <table:table-cell office:value-type="float" office:value="1035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  <table:table-cell office:value-type="float" office:value="1039">
                <text:p>1039</text:p>
              </table:table-cell>
              <table:table-cell office:value-type="float" office:value="1040">
                <text:p>1040</text:p>
              </table:table-cell>
              <table:table-cell office:value-type="float" office:value="1041">
                <text:p>1041</text:p>
              </table:table-cell>
              <table:table-cell office:value-type="float" office:value="1042">
                <text:p>1042</text:p>
              </table:table-cell>
              <table:table-cell office:value-type="float" office:value="1043">
                <text:p>1043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46">
                <text:p>1046</text:p>
              </table:table-cell>
              <table:table-cell office:value-type="float" office:value="1047">
                <text:p>1047</text:p>
              </table:table-cell>
              <table:table-cell office:value-type="float" office:value="1048">
                <text:p>1048</text:p>
              </table:table-cell>
              <table:table-cell office:value-type="float" office:value="1049">
                <text:p>1049</text:p>
              </table:table-cell>
              <table:table-cell office:value-type="float" office:value="1050">
                <text:p>1050</text:p>
              </table:table-cell>
              <table:table-cell office:value-type="float" office:value="1051">
                <text:p>1051</text:p>
              </table:table-cell>
              <table:table-cell office:value-type="float" office:value="1052">
                <text:p>1052</text:p>
              </table:table-cell>
              <table:table-cell office:value-type="float" office:value="1053">
                <text:p>1053</text:p>
              </table:table-cell>
              <table:table-cell office:value-type="float" office:value="1054">
                <text:p>1054</text:p>
              </table:table-cell>
              <table:table-cell office:value-type="float" office:value="1055">
                <text:p>1055</text:p>
              </table:table-cell>
              <table:table-cell office:value-type="float" office:value="1056">
                <text:p>1056</text:p>
              </table:table-cell>
              <table:table-cell office:value-type="float" office:value="1057">
                <text:p>1057</text:p>
              </table:table-cell>
              <table:table-cell office:value-type="float" office:value="1058">
                <text:p>1058</text:p>
              </table:table-cell>
              <table:table-cell office:value-type="float" office:value="1059">
                <text:p>1059</text:p>
              </table:table-cell>
              <table:table-cell office:value-type="float" office:value="1060">
                <text:p>1060</text:p>
              </table:table-cell>
              <table:table-cell office:value-type="float" office:value="1061">
                <text:p>1061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4">
                <text:p>1064</text:p>
              </table:table-cell>
              <table:table-cell office:value-type="float" office:value="1065">
                <text:p>1065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68">
                <text:p>1068</text:p>
              </table:table-cell>
              <table:table-cell office:value-type="float" office:value="1069">
                <text:p>1069</text:p>
              </table:table-cell>
              <table:table-cell office:value-type="float" office:value="1070">
                <text:p>1070</text:p>
              </table:table-cell>
              <table:table-cell office:value-type="float" office:value="1071">
                <text:p>1071</text:p>
              </table:table-cell>
              <table:table-cell office:value-type="float" office:value="1072">
                <text:p>1072</text:p>
              </table:table-cell>
              <table:table-cell office:value-type="float" office:value="1073">
                <text:p>1073</text:p>
              </table:table-cell>
              <table:table-cell office:value-type="float" office:value="1074">
                <text:p>1074</text:p>
              </table:table-cell>
              <table:table-cell office:value-type="float" office:value="1075">
                <text:p>1075</text:p>
              </table:table-cell>
              <table:table-cell office:value-type="float" office:value="1076">
                <text:p>1076</text:p>
              </table:table-cell>
              <table:table-cell office:value-type="float" office:value="1077">
                <text:p>1077</text:p>
              </table:table-cell>
              <table:table-cell office:value-type="float" office:value="1078">
                <text:p>1078</text:p>
              </table:table-cell>
              <table:table-cell office:value-type="float" office:value="1079">
                <text:p>1079</text:p>
              </table:table-cell>
              <table:table-cell office:value-type="float" office:value="1080">
                <text:p>1080</text:p>
              </table:table-cell>
              <table:table-cell office:value-type="float" office:value="1081">
                <text:p>1081</text:p>
              </table:table-cell>
              <table:table-cell office:value-type="float" office:value="1082">
                <text:p>1082</text:p>
              </table:table-cell>
              <table:table-cell office:value-type="float" office:value="1083">
                <text:p>1083</text:p>
              </table:table-cell>
              <table:table-cell office:value-type="float" office:value="1084">
                <text:p>1084</text:p>
              </table:table-cell>
              <table:table-cell office:value-type="float" office:value="1085">
                <text:p>1085</text:p>
              </table:table-cell>
              <table:table-cell office:value-type="float" office:value="1086">
                <text:p>1086</text:p>
              </table:table-cell>
              <table:table-cell office:value-type="float" office:value="1087">
                <text:p>1087</text:p>
              </table:table-cell>
              <table:table-cell office:value-type="float" office:value="1088">
                <text:p>1088</text:p>
              </table:table-cell>
              <table:table-cell office:value-type="float" office:value="1089">
                <text:p>1089</text:p>
              </table:table-cell>
              <table:table-cell office:value-type="float" office:value="1090">
                <text:p>1090</text:p>
              </table:table-cell>
              <table:table-cell office:value-type="float" office:value="1091">
                <text:p>1091</text:p>
              </table:table-cell>
              <table:table-cell office:value-type="float" office:value="1092">
                <text:p>1092</text:p>
              </table:table-cell>
              <table:table-cell office:value-type="float" office:value="1093">
                <text:p>1093</text:p>
              </table:table-cell>
              <table:table-cell office:value-type="float" office:value="1094">
                <text:p>1094</text:p>
              </table:table-cell>
              <table:table-cell office:value-type="float" office:value="1095">
                <text:p>1095</text:p>
              </table:table-cell>
              <table:table-cell office:value-type="float" office:value="1096">
                <text:p>1096</text:p>
              </table:table-cell>
              <table:table-cell office:value-type="float" office:value="1097">
                <text:p>1097</text:p>
              </table:table-cell>
              <table:table-cell office:value-type="float" office:value="1098">
                <text:p>1098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1106">
                <text:p>1106</text:p>
              </table:table-cell>
              <table:table-cell office:value-type="float" office:value="1107">
                <text:p>1107</text:p>
              </table:table-cell>
              <table:table-cell office:value-type="float" office:value="1108">
                <text:p>1108</text:p>
              </table:table-cell>
              <table:table-cell office:value-type="float" office:value="1109">
                <text:p>1109</text:p>
              </table:table-cell>
              <table:table-cell office:value-type="float" office:value="1110">
                <text:p>1110</text:p>
              </table:table-cell>
              <table:table-cell office:value-type="float" office:value="1111">
                <text:p>1111</text:p>
              </table:table-cell>
              <table:table-cell office:value-type="float" office:value="1112">
                <text:p>1112</text:p>
              </table:table-cell>
              <table:table-cell office:value-type="float" office:value="1113">
                <text:p>1113</text:p>
              </table:table-cell>
              <table:table-cell office:value-type="float" office:value="1114">
                <text:p>1114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  <table:table-cell office:value-type="float" office:value="1117">
                <text:p>1117</text:p>
              </table:table-cell>
              <table:table-cell office:value-type="float" office:value="1118">
                <text:p>1118</text:p>
              </table:table-cell>
              <table:table-cell office:value-type="float" office:value="1119">
                <text:p>1119</text:p>
              </table:table-cell>
              <table:table-cell office:value-type="float" office:value="1120">
                <text:p>1120</text:p>
              </table:table-cell>
              <table:table-cell office:value-type="float" office:value="1121">
                <text:p>1121</text:p>
              </table:table-cell>
              <table:table-cell office:value-type="float" office:value="1122">
                <text:p>1122</text:p>
              </table:table-cell>
              <table:table-cell office:value-type="float" office:value="1123">
                <text:p>1123</text:p>
              </table:table-cell>
              <table:table-cell office:value-type="float" office:value="1124">
                <text:p>1124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27">
                <text:p>1127</text:p>
              </table:table-cell>
              <table:table-cell office:value-type="float" office:value="1128">
                <text:p>1128</text:p>
              </table:table-cell>
              <table:table-cell office:value-type="float" office:value="1129">
                <text:p>1129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  <table:table-cell office:value-type="float" office:value="1132">
                <text:p>1132</text:p>
              </table:table-cell>
              <table:table-cell office:value-type="float" office:value="1133">
                <text:p>1133</text:p>
              </table:table-cell>
              <table:table-cell office:value-type="float" office:value="1134">
                <text:p>1134</text:p>
              </table:table-cell>
              <table:table-cell office:value-type="float" office:value="1135">
                <text:p>1135</text:p>
              </table:table-cell>
              <table:table-cell office:value-type="float" office:value="1136">
                <text:p>1136</text:p>
              </table:table-cell>
              <table:table-cell office:value-type="float" office:value="1137">
                <text:p>1137</text:p>
              </table:table-cell>
              <table:table-cell office:value-type="float" office:value="1138">
                <text:p>1138</text:p>
              </table:table-cell>
              <table:table-cell office:value-type="float" office:value="1139">
                <text:p>1139</text:p>
              </table:table-cell>
              <table:table-cell office:value-type="float" office:value="1140">
                <text:p>1140</text:p>
              </table:table-cell>
              <table:table-cell office:value-type="float" office:value="1141">
                <text:p>1141</text:p>
              </table:table-cell>
              <table:table-cell office:value-type="float" office:value="1142">
                <text:p>1142</text:p>
              </table:table-cell>
              <table:table-cell office:value-type="float" office:value="1143">
                <text:p>1143</text:p>
              </table:table-cell>
              <table:table-cell office:value-type="float" office:value="1144">
                <text:p>1144</text:p>
              </table:table-cell>
              <table:table-cell office:value-type="float" office:value="1145">
                <text:p>1145</text:p>
              </table:table-cell>
              <table:table-cell office:value-type="float" office:value="1146">
                <text:p>1146</text:p>
              </table:table-cell>
              <table:table-cell office:value-type="float" office:value="1147">
                <text:p>1147</text:p>
              </table:table-cell>
              <table:table-cell office:value-type="float" office:value="1148">
                <text:p>1148</text:p>
              </table:table-cell>
              <table:table-cell office:value-type="float" office:value="1149">
                <text:p>1149</text:p>
              </table:table-cell>
              <table:table-cell office:value-type="float" office:value="1150">
                <text:p>1150</text:p>
              </table:table-cell>
              <table:table-cell office:value-type="float" office:value="1151">
                <text:p>1151</text:p>
              </table:table-cell>
              <table:table-cell office:value-type="float" office:value="1152">
                <text:p>1152</text:p>
              </table:table-cell>
              <table:table-cell office:value-type="float" office:value="1153">
                <text:p>1153</text:p>
              </table:table-cell>
              <table:table-cell office:value-type="float" office:value="1154">
                <text:p>1154</text:p>
              </table:table-cell>
              <table:table-cell office:value-type="float" office:value="1155">
                <text:p>1155</text:p>
              </table:table-cell>
              <table:table-cell office:value-type="float" office:value="1156">
                <text:p>1156</text:p>
              </table:table-cell>
              <table:table-cell office:value-type="float" office:value="1157">
                <text:p>1157</text:p>
              </table:table-cell>
              <table:table-cell office:value-type="float" office:value="1158">
                <text:p>1158</text:p>
              </table:table-cell>
              <table:table-cell office:value-type="float" office:value="1159">
                <text:p>1159</text:p>
              </table:table-cell>
              <table:table-cell office:value-type="float" office:value="1160">
                <text:p>1160</text:p>
              </table:table-cell>
              <table:table-cell office:value-type="float" office:value="1161">
                <text:p>1161</text:p>
              </table:table-cell>
              <table:table-cell office:value-type="float" office:value="1162">
                <text:p>1162</text:p>
              </table:table-cell>
              <table:table-cell office:value-type="float" office:value="1163">
                <text:p>1163</text:p>
              </table:table-cell>
              <table:table-cell office:value-type="float" office:value="1164">
                <text:p>1164</text:p>
              </table:table-cell>
              <table:table-cell office:value-type="float" office:value="1165">
                <text:p>1165</text:p>
              </table:table-cell>
              <table:table-cell office:value-type="float" office:value="1166">
                <text:p>1166</text:p>
              </table:table-cell>
              <table:table-cell office:value-type="float" office:value="1167">
                <text:p>1167</text:p>
              </table:table-cell>
              <table:table-cell office:value-type="float" office:value="1168">
                <text:p>1168</text:p>
              </table:table-cell>
              <table:table-cell office:value-type="float" office:value="1169">
                <text:p>1169</text:p>
              </table:table-cell>
              <table:table-cell office:value-type="float" office:value="1170">
                <text:p>1170</text:p>
              </table:table-cell>
              <table:table-cell office:value-type="float" office:value="1171">
                <text:p>1171</text:p>
              </table:table-cell>
              <table:table-cell office:value-type="float" office:value="1172">
                <text:p>1172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5">
                <text:p>1175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  <table:table-cell office:value-type="float" office:value="1181">
                <text:p>1181</text:p>
              </table:table-cell>
              <table:table-cell office:value-type="float" office:value="1182">
                <text:p>1182</text:p>
              </table:table-cell>
              <table:table-cell office:value-type="float" office:value="1183">
                <text:p>1183</text:p>
              </table:table-cell>
              <table:table-cell office:value-type="float" office:value="1184">
                <text:p>1184</text:p>
              </table:table-cell>
              <table:table-cell office:value-type="float" office:value="1185">
                <text:p>1185</text:p>
              </table:table-cell>
              <table:table-cell office:value-type="float" office:value="1186">
                <text:p>1186</text:p>
              </table:table-cell>
              <table:table-cell office:value-type="float" office:value="1187">
                <text:p>1187</text:p>
              </table:table-cell>
              <table:table-cell office:value-type="float" office:value="1188">
                <text:p>1188</text:p>
              </table:table-cell>
              <table:table-cell office:value-type="float" office:value="1189">
                <text:p>1189</text:p>
              </table:table-cell>
              <table:table-cell office:value-type="float" office:value="1190">
                <text:p>1190</text:p>
              </table:table-cell>
              <table:table-cell office:value-type="float" office:value="1191">
                <text:p>1191</text:p>
              </table:table-cell>
              <table:table-cell office:value-type="float" office:value="1192">
                <text:p>1192</text:p>
              </table:table-cell>
              <table:table-cell office:value-type="float" office:value="1193">
                <text:p>1193</text:p>
              </table:table-cell>
              <table:table-cell office:value-type="float" office:value="1194">
                <text:p>1194</text:p>
              </table:table-cell>
              <table:table-cell office:value-type="float" office:value="1195">
                <text:p>1195</text:p>
              </table:table-cell>
              <table:table-cell office:value-type="float" office:value="1196">
                <text:p>1196</text:p>
              </table:table-cell>
              <table:table-cell office:value-type="float" office:value="1197">
                <text:p>1197</text:p>
              </table:table-cell>
              <table:table-cell office:value-type="float" office:value="1198">
                <text:p>1198</text:p>
              </table:table-cell>
              <table:table-cell office:value-type="float" office:value="1199">
                <text:p>1199</text:p>
              </table:table-cell>
              <table:table-cell office:value-type="float" office:value="1200">
                <text:p>1200</text:p>
              </table:table-cell>
              <table:table-cell office:value-type="float" office:value="1201">
                <text:p>1201</text:p>
              </table:table-cell>
              <table:table-cell office:value-type="float" office:value="1202">
                <text:p>1202</text:p>
              </table:table-cell>
              <table:table-cell office:value-type="float" office:value="1203">
                <text:p>1203</text:p>
              </table:table-cell>
              <table:table-cell office:value-type="float" office:value="1204">
                <text:p>1204</text:p>
              </table:table-cell>
              <table:table-cell office:value-type="float" office:value="1205">
                <text:p>1205</text:p>
              </table:table-cell>
              <table:table-cell office:value-type="float" office:value="1206">
                <text:p>1206</text:p>
              </table:table-cell>
              <table:table-cell office:value-type="float" office:value="1207">
                <text:p>1207</text:p>
              </table:table-cell>
              <table:table-cell office:value-type="float" office:value="1208">
                <text:p>1208</text:p>
              </table:table-cell>
              <table:table-cell office:value-type="float" office:value="1209">
                <text:p>1209</text:p>
              </table:table-cell>
              <table:table-cell office:value-type="float" office:value="1210">
                <text:p>1210</text:p>
              </table:table-cell>
              <table:table-cell office:value-type="float" office:value="1211">
                <text:p>1211</text:p>
              </table:table-cell>
              <table:table-cell office:value-type="float" office:value="1212">
                <text:p>1212</text:p>
              </table:table-cell>
              <table:table-cell office:value-type="float" office:value="1237">
                <text:p>1237</text:p>
              </table:table-cell>
              <table:table-cell office:value-type="float" office:value="1238">
                <text:p>1238</text:p>
              </table:table-cell>
              <table:table-cell office:value-type="float" office:value="1239">
                <text:p>1239</text:p>
              </table:table-cell>
              <table:table-cell office:value-type="float" office:value="1240">
                <text:p>1240</text:p>
              </table:table-cell>
              <table:table-cell office:value-type="float" office:value="1241">
                <text:p>1241</text:p>
              </table:table-cell>
              <table:table-cell office:value-type="float" office:value="1242">
                <text:p>1242</text:p>
              </table:table-cell>
              <table:table-cell office:value-type="float" office:value="1243">
                <text:p>1243</text:p>
              </table:table-cell>
              <table:table-cell office:value-type="float" office:value="1244">
                <text:p>1244</text:p>
              </table:table-cell>
              <table:table-cell office:value-type="float" office:value="1245">
                <text:p>1245</text:p>
              </table:table-cell>
              <table:table-cell office:value-type="float" office:value="1246">
                <text:p>1246</text:p>
              </table:table-cell>
              <table:table-cell office:value-type="float" office:value="1247">
                <text:p>1247</text:p>
              </table:table-cell>
              <table:table-cell office:value-type="float" office:value="1248">
                <text:p>1248</text:p>
              </table:table-cell>
              <table:table-cell office:value-type="float" office:value="1249">
                <text:p>1249</text:p>
              </table:table-cell>
              <table:table-cell office:value-type="float" office:value="1250">
                <text:p>1250</text:p>
              </table:table-cell>
              <table:table-cell office:value-type="float" office:value="1251">
                <text:p>1251</text:p>
              </table:table-cell>
              <table:table-cell office:value-type="float" office:value="1252">
                <text:p>1252</text:p>
              </table:table-cell>
              <table:table-cell office:value-type="float" office:value="1253">
                <text:p>1253</text:p>
              </table:table-cell>
              <table:table-cell office:value-type="float" office:value="1254">
                <text:p>1254</text:p>
              </table:table-cell>
              <table:table-cell office:value-type="float" office:value="1255">
                <text:p>1255</text:p>
              </table:table-cell>
              <table:table-cell office:value-type="float" office:value="1256">
                <text:p>1256</text:p>
              </table:table-cell>
              <table:table-cell office:value-type="float" office:value="1257">
                <text:p>1257</text:p>
              </table:table-cell>
              <table:table-cell office:value-type="float" office:value="1258">
                <text:p>1258</text:p>
              </table:table-cell>
              <table:table-cell office:value-type="float" office:value="1259">
                <text:p>1259</text:p>
              </table:table-cell>
              <table:table-cell office:value-type="float" office:value="1260">
                <text:p>1260</text:p>
              </table:table-cell>
              <table:table-cell office:value-type="float" office:value="1261">
                <text:p>1261</text:p>
              </table:table-cell>
              <table:table-cell office:value-type="float" office:value="1262">
                <text:p>1262</text:p>
              </table:table-cell>
              <table:table-cell office:value-type="float" office:value="1263">
                <text:p>1263</text:p>
              </table:table-cell>
              <table:table-cell office:value-type="float" office:value="1264">
                <text:p>1264</text:p>
              </table:table-cell>
              <table:table-cell office:value-type="float" office:value="1265">
                <text:p>1265</text:p>
              </table:table-cell>
              <table:table-cell office:value-type="float" office:value="1266">
                <text:p>1266</text:p>
              </table:table-cell>
              <table:table-cell office:value-type="float" office:value="1267">
                <text:p>1267</text:p>
              </table:table-cell>
              <table:table-cell office:value-type="float" office:value="1268">
                <text:p>1268</text:p>
              </table:table-cell>
              <table:table-cell office:value-type="float" office:value="1269">
                <text:p>1269</text:p>
              </table:table-cell>
              <table:table-cell office:value-type="float" office:value="1270">
                <text:p>1270</text:p>
              </table:table-cell>
              <table:table-cell office:value-type="float" office:value="1271">
                <text:p>1271</text:p>
              </table:table-cell>
              <table:table-cell office:value-type="float" office:value="1272">
                <text:p>1272</text:p>
              </table:table-cell>
              <table:table-cell office:value-type="float" office:value="1273">
                <text:p>1273</text:p>
              </table:table-cell>
              <table:table-cell office:value-type="float" office:value="1274">
                <text:p>1274</text:p>
              </table:table-cell>
              <table:table-cell office:value-type="float" office:value="1275">
                <text:p>1275</text:p>
              </table:table-cell>
              <table:table-cell office:value-type="float" office:value="1276">
                <text:p>1276</text:p>
              </table:table-cell>
              <table:table-cell office:value-type="float" office:value="1277">
                <text:p>1277</text:p>
              </table:table-cell>
              <table:table-cell office:value-type="float" office:value="1278">
                <text:p>1278</text:p>
              </table:table-cell>
              <table:table-cell office:value-type="float" office:value="1279">
                <text:p>1279</text:p>
              </table:table-cell>
              <table:table-cell office:value-type="float" office:value="1280">
                <text:p>1280</text:p>
              </table:table-cell>
              <table:table-cell office:value-type="float" office:value="1281">
                <text:p>1281</text:p>
              </table:table-cell>
              <table:table-cell office:value-type="float" office:value="1282">
                <text:p>1282</text:p>
              </table:table-cell>
              <table:table-cell office:value-type="float" office:value="1283">
                <text:p>1283</text:p>
              </table:table-cell>
              <table:table-cell office:value-type="float" office:value="1284">
                <text:p>1284</text:p>
              </table:table-cell>
              <table:table-cell office:value-type="float" office:value="1285">
                <text:p>1285</text:p>
              </table:table-cell>
              <table:table-cell office:value-type="float" office:value="1286">
                <text:p>1286</text:p>
              </table:table-cell>
              <table:table-cell office:value-type="float" office:value="1287">
                <text:p>1287</text:p>
              </table:table-cell>
              <table:table-cell office:value-type="float" office:value="1288">
                <text:p>1288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291">
                <text:p>1291</text:p>
              </table:table-cell>
              <table:table-cell office:value-type="float" office:value="1292">
                <text:p>1292</text:p>
              </table:table-cell>
              <table:table-cell office:value-type="float" office:value="1293">
                <text:p>1293</text:p>
              </table:table-cell>
              <table:table-cell office:value-type="float" office:value="1294">
                <text:p>1294</text:p>
              </table:table-cell>
              <table:table-cell office:value-type="float" office:value="1295">
                <text:p>1295</text:p>
              </table:table-cell>
              <table:table-cell office:value-type="float" office:value="1296">
                <text:p>1296</text:p>
              </table:table-cell>
              <table:table-cell office:value-type="float" office:value="1297">
                <text:p>1297</text:p>
              </table:table-cell>
              <table:table-cell office:value-type="float" office:value="1298">
                <text:p>1298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307">
                <text:p>1307</text:p>
              </table:table-cell>
              <table:table-cell office:value-type="float" office:value="3355">
                <text:p>3355</text:p>
              </table:table-cell>
              <table:table-cell office:value-type="float" office:value="3356">
                <text:p>3356</text:p>
              </table:table-cell>
              <table:table-cell office:value-type="float" office:value="3357">
                <text:p>3357</text:p>
              </table:table-cell>
              <table:table-cell office:value-type="float" office:value="3358">
                <text:p>3358</text:p>
              </table:table-cell>
              <table:table-cell office:value-type="float" office:value="3987">
                <text:p>3987</text:p>
              </table:table-cell>
              <table:table-cell office:value-type="float" office:value="3988">
                <text:p>3988</text:p>
              </table:table-cell>
              <table:table-cell office:value-type="float" office:value="3989">
                <text:p>3989</text:p>
              </table:table-cell>
              <table:table-cell office:value-type="float" office:value="4001">
                <text:p>4001</text:p>
              </table:table-cell>
              <table:table-cell office:value-type="float" office:value="4002">
                <text:p>400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Server0</text:p>
              </table:table-cell>
              <table:table-cell office:value-type="float" office:value="25.5298357401891">
                <text:p>25.5298357401891</text:p>
              </table:table-cell>
              <table:table-cell office:value-type="float" office:value="36.7666778454523">
                <text:p>36.7666778454523</text:p>
              </table:table-cell>
              <table:table-cell office:value-type="float" office:value="45.6277889565634">
                <text:p>45.6277889565634</text:p>
              </table:table-cell>
              <table:table-cell office:value-type="float" office:value="53.0166778454523">
                <text:p>53.0166778454523</text:p>
              </table:table-cell>
              <table:table-cell office:value-type="float" office:value="59.5166778454523">
                <text:p>59.5166778454523</text:p>
              </table:table-cell>
              <table:table-cell office:value-type="float" office:value="NaN">
                <text:p>NaN</text:p>
              </table:table-cell>
              <table:table-cell office:value-type="float" office:value="65.7666778454523">
                <text:p>65.7666778454523</text:p>
              </table:table-cell>
              <table:table-cell office:value-type="float" office:value="70.0166778454523">
                <text:p>70.0166778454523</text:p>
              </table:table-cell>
              <table:table-cell office:value-type="float" office:value="52.6694636218457">
                <text:p>52.6694636218457</text:p>
              </table:table-cell>
              <table:table-cell office:value-type="float" office:value="64.9717690969347">
                <text:p>64.9717690969347</text:p>
              </table:table-cell>
              <table:table-cell office:value-type="float" office:value="35.6073446209715">
                <text:p>35.6073446209715</text:p>
              </table:table-cell>
              <table:table-cell office:value-type="float" office:value="41.9240112876382">
                <text:p>41.9240112876382</text:p>
              </table:table-cell>
              <table:table-cell office:value-type="float" office:value="46.6073446209715">
                <text:p>46.6073446209715</text:p>
              </table:table-cell>
              <table:table-cell office:value-type="float" office:value="50.9342676978946">
                <text:p>50.9342676978946</text:p>
              </table:table-cell>
              <table:table-cell office:value-type="float" office:value="51.9970433196578">
                <text:p>51.9970433196578</text:p>
              </table:table-cell>
              <table:table-cell office:value-type="float" office:value="45.3058381144028">
                <text:p>45.3058381144028</text:p>
              </table:table-cell>
              <table:table-cell office:value-type="float" office:value="58.5558381144028">
                <text:p>58.5558381144028</text:p>
              </table:table-cell>
              <table:table-cell office:value-type="float" office:value="66.3391714477362">
                <text:p>66.3391714477362</text:p>
              </table:table-cell>
              <table:table-cell office:value-type="float" office:value="72.6058381144028">
                <text:p>72.6058381144028</text:p>
              </table:table-cell>
              <table:table-cell office:value-type="float" office:value="78.0558381144028">
                <text:p>78.0558381144028</text:p>
              </table:table-cell>
              <table:table-cell office:value-type="float" office:value="83.1183381144028">
                <text:p>83.1183381144028</text:p>
              </table:table-cell>
              <table:table-cell office:value-type="float" office:value="86.3058381144028">
                <text:p>86.3058381144028</text:p>
              </table:table-cell>
              <table:table-cell office:value-type="float" office:value="88.3058381144028">
                <text:p>88.3058381144028</text:p>
              </table:table-cell>
              <table:table-cell office:value-type="float" office:value="93.3940734085205">
                <text:p>93.3940734085205</text:p>
              </table:table-cell>
              <table:table-cell office:value-type="float" office:value="102.083615892181">
                <text:p>102.083615892181</text:p>
              </table:table-cell>
              <table:table-cell office:value-type="float" office:value="108.805838114403">
                <text:p>108.805838114403</text:p>
              </table:table-cell>
              <table:table-cell office:value-type="float" office:value="113.555838114403">
                <text:p>113.555838114403</text:p>
              </table:table-cell>
              <table:table-cell office:value-type="float" office:value="119.344299652865">
                <text:p>119.344299652865</text:p>
              </table:table-cell>
              <table:table-cell office:value-type="float" office:value="125.555838114403">
                <text:p>125.555838114403</text:p>
              </table:table-cell>
              <table:table-cell office:value-type="float" office:value="132.091552400117">
                <text:p>132.091552400117</text:p>
              </table:table-cell>
              <table:table-cell office:value-type="float" office:value="137.305838114403">
                <text:p>137.305838114403</text:p>
              </table:table-cell>
              <table:table-cell office:value-type="float" office:value="141.555838114403">
                <text:p>141.555838114403</text:p>
              </table:table-cell>
              <table:table-cell office:value-type="float" office:value="148.305838114403">
                <text:p>148.305838114403</text:p>
              </table:table-cell>
              <table:table-cell office:value-type="float" office:value="155.555838114403">
                <text:p>155.555838114403</text:p>
              </table:table-cell>
              <table:table-cell office:value-type="float" office:value="163.335249879109">
                <text:p>163.335249879109</text:p>
              </table:table-cell>
              <table:table-cell office:value-type="float" office:value="171.127266685832">
                <text:p>171.127266685832</text:p>
              </table:table-cell>
              <table:table-cell office:value-type="float" office:value="NaN">
                <text:p>NaN</text:p>
              </table:table-cell>
              <table:table-cell office:value-type="float" office:value="82.0510931036582">
                <text:p>82.0510931036582</text:p>
              </table:table-cell>
              <table:table-cell office:value-type="float" office:value="104.328120130685">
                <text:p>104.328120130685</text:p>
              </table:table-cell>
              <table:table-cell office:value-type="float" office:value="121.084426436991">
                <text:p>121.084426436991</text:p>
              </table:table-cell>
              <table:table-cell office:value-type="float" office:value="133.078870881436">
                <text:p>133.078870881436</text:p>
              </table:table-cell>
              <table:table-cell office:value-type="float" office:value="142.078870881436">
                <text:p>142.078870881436</text:p>
              </table:table-cell>
              <table:table-cell office:value-type="float" office:value="150.582343103658">
                <text:p>150.582343103658</text:p>
              </table:table-cell>
              <table:table-cell office:value-type="float" office:value="158.551093103658">
                <text:p>158.551093103658</text:p>
              </table:table-cell>
              <table:table-cell office:value-type="float" office:value="167.824902627467">
                <text:p>167.824902627467</text:p>
              </table:table-cell>
              <table:table-cell office:value-type="float" office:value="176.801093103658">
                <text:p>176.801093103658</text:p>
              </table:table-cell>
              <table:table-cell office:value-type="float" office:value="184.051093103658">
                <text:p>184.051093103658</text:p>
              </table:table-cell>
              <table:table-cell office:value-type="float" office:value="189.801093103658">
                <text:p>189.801093103658</text:p>
              </table:table-cell>
              <table:table-cell office:value-type="float" office:value="197.051093103658">
                <text:p>197.051093103658</text:p>
              </table:table-cell>
              <table:table-cell office:value-type="float" office:value="205.834426436991">
                <text:p>205.834426436991</text:p>
              </table:table-cell>
              <table:table-cell office:value-type="float" office:value="213.582343103658">
                <text:p>213.582343103658</text:p>
              </table:table-cell>
              <table:table-cell office:value-type="float" office:value="221.551093103658">
                <text:p>221.551093103658</text:p>
              </table:table-cell>
              <table:table-cell office:value-type="float" office:value="230.301093103658">
                <text:p>230.301093103658</text:p>
              </table:table-cell>
              <table:table-cell office:value-type="float" office:value="239.801093103658">
                <text:p>239.801093103658</text:p>
              </table:table-cell>
              <table:table-cell office:value-type="float" office:value="248.301093103658">
                <text:p>248.301093103658</text:p>
              </table:table-cell>
              <table:table-cell office:value-type="float" office:value="255.551093103658">
                <text:p>255.551093103658</text:p>
              </table:table-cell>
              <table:table-cell office:value-type="float" office:value="262.339554642119">
                <text:p>262.339554642119</text:p>
              </table:table-cell>
              <table:table-cell office:value-type="float" office:value="101.384611897608">
                <text:p>101.384611897608</text:p>
              </table:table-cell>
              <table:table-cell office:value-type="float" office:value="107.865974351144">
                <text:p>107.865974351144</text:p>
              </table:table-cell>
              <table:table-cell office:value-type="float" office:value="127.619569122386">
                <text:p>127.619569122386</text:p>
              </table:table-cell>
              <table:table-cell office:value-type="float" office:value="144.354863240033">
                <text:p>144.354863240033</text:p>
              </table:table-cell>
              <table:table-cell office:value-type="float" office:value="162.044052429222">
                <text:p>162.04405242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854863240033">
                <text:p>175.854863240033</text:p>
              </table:table-cell>
              <table:table-cell office:value-type="float" office:value="188.854863240033">
                <text:p>188.854863240033</text:p>
              </table:table-cell>
              <table:table-cell office:value-type="float" office:value="205.120488240033">
                <text:p>205.120488240033</text:p>
              </table:table-cell>
              <table:table-cell office:value-type="float" office:value="221.370014755185">
                <text:p>221.370014755185</text:p>
              </table:table-cell>
              <table:table-cell office:value-type="float" office:value="234.854863240033">
                <text:p>234.854863240033</text:p>
              </table:table-cell>
              <table:table-cell office:value-type="float" office:value="245.104863240033">
                <text:p>245.104863240033</text:p>
              </table:table-cell>
              <table:table-cell office:value-type="float" office:value="259.132641017811">
                <text:p>259.132641017811</text:p>
              </table:table-cell>
              <table:table-cell office:value-type="float" office:value="276.619569122386">
                <text:p>276.619569122386</text:p>
              </table:table-cell>
              <table:table-cell office:value-type="float" office:value="293.604863240033">
                <text:p>293.604863240033</text:p>
              </table:table-cell>
              <table:table-cell office:value-type="float" office:value="310.354863240033">
                <text:p>310.354863240033</text:p>
              </table:table-cell>
              <table:table-cell office:value-type="float" office:value="324.874863240033">
                <text:p>324.874863240033</text:p>
              </table:table-cell>
              <table:table-cell office:value-type="float" office:value="331.604863240033">
                <text:p>331.604863240033</text:p>
              </table:table-cell>
              <table:table-cell office:value-type="float" office:value="342.354863240033">
                <text:p>342.354863240033</text:p>
              </table:table-cell>
              <table:table-cell office:value-type="float" office:value="358.376602370468">
                <text:p>358.376602370468</text:p>
              </table:table-cell>
              <table:table-cell office:value-type="float" office:value="371.354863240033">
                <text:p>371.354863240033</text:p>
              </table:table-cell>
              <table:table-cell office:value-type="float" office:value="384.604863240033">
                <text:p>384.604863240033</text:p>
              </table:table-cell>
              <table:table-cell office:value-type="float" office:value="397.354863240033">
                <text:p>397.354863240033</text:p>
              </table:table-cell>
              <table:table-cell office:value-type="float" office:value="408.167363240033">
                <text:p>408.167363240033</text:p>
              </table:table-cell>
              <table:table-cell office:value-type="float" office:value="415.104863240033">
                <text:p>415.104863240033</text:p>
              </table:table-cell>
              <table:table-cell office:value-type="float" office:value="421.393324778495">
                <text:p>421.393324778495</text:p>
              </table:table-cell>
              <table:table-cell office:value-type="float" office:value="425.104863240033">
                <text:p>425.104863240033</text:p>
              </table:table-cell>
              <table:table-cell office:value-type="float" office:value="425.854863240033">
                <text:p>425.854863240033</text:p>
              </table:table-cell>
              <table:table-cell office:value-type="float" office:value="427.104863240033">
                <text:p>427.104863240033</text:p>
              </table:table-cell>
              <table:table-cell office:value-type="float" office:value="428.854863240033">
                <text:p>428.854863240033</text:p>
              </table:table-cell>
              <table:table-cell office:value-type="float" office:value="430.104863240033">
                <text:p>430.104863240033</text:p>
              </table:table-cell>
              <table:table-cell office:value-type="float" office:value="431.854863240033">
                <text:p>431.854863240033</text:p>
              </table:table-cell>
              <table:table-cell office:value-type="float" office:value="433.854863240033">
                <text:p>433.854863240033</text:p>
              </table:table-cell>
              <table:table-cell office:value-type="float" office:value="434.854863240033">
                <text:p>434.854863240033</text:p>
              </table:table-cell>
              <table:table-cell office:value-type="float" office:value="436.104863240033">
                <text:p>436.104863240033</text:p>
              </table:table-cell>
              <table:table-cell office:value-type="float" office:value="441.632641017811">
                <text:p>441.632641017811</text:p>
              </table:table-cell>
              <table:table-cell office:value-type="float" office:value="451.604863240033">
                <text:p>451.604863240033</text:p>
              </table:table-cell>
              <table:table-cell office:value-type="float" office:value="464.870992272291">
                <text:p>464.870992272291</text:p>
              </table:table-cell>
              <table:table-cell office:value-type="float" office:value="480.104863240033">
                <text:p>480.104863240033</text:p>
              </table:table-cell>
              <table:table-cell office:value-type="float" office:value="495.354863240033">
                <text:p>495.354863240033</text:p>
              </table:table-cell>
              <table:table-cell office:value-type="float" office:value="510.104863240033">
                <text:p>510.104863240033</text:p>
              </table:table-cell>
              <table:table-cell office:value-type="float" office:value="524.389345998653">
                <text:p>524.389345998653</text:p>
              </table:table-cell>
              <table:table-cell office:value-type="float" office:value="538.143324778494">
                <text:p>538.143324778494</text:p>
              </table:table-cell>
              <table:table-cell office:value-type="float" office:value="551.373381758551">
                <text:p>551.373381758551</text:p>
              </table:table-cell>
              <table:table-cell office:value-type="float" office:value="565.354863240033">
                <text:p>565.354863240033</text:p>
              </table:table-cell>
              <table:table-cell office:value-type="float" office:value="580.121529906699">
                <text:p>580.121529906699</text:p>
              </table:table-cell>
              <table:table-cell office:value-type="float" office:value="462.006954259802">
                <text:p>462.006954259802</text:p>
              </table:table-cell>
              <table:table-cell office:value-type="float" office:value="472.483144735993">
                <text:p>472.483144735993</text:p>
              </table:table-cell>
              <table:table-cell office:value-type="float" office:value="482.983144735993">
                <text:p>482.983144735993</text:p>
              </table:table-cell>
              <table:table-cell office:value-type="float" office:value="492.983144735993">
                <text:p>492.983144735993</text:p>
              </table:table-cell>
              <table:table-cell office:value-type="float" office:value="503.504883866428">
                <text:p>503.504883866428</text:p>
              </table:table-cell>
              <table:table-cell office:value-type="float" office:value="180.197772293172">
                <text:p>180.197772293172</text:p>
              </table:table-cell>
              <table:table-cell office:value-type="float" office:value="206.334498977629">
                <text:p>206.334498977629</text:p>
              </table:table-cell>
              <table:table-cell office:value-type="float" office:value="NaN">
                <text:p>NaN</text:p>
              </table:table-cell>
              <table:table-cell office:value-type="float" office:value="221.075727047805">
                <text:p>221.075727047805</text:p>
              </table:table-cell>
              <table:table-cell office:value-type="float" office:value="230.075727047805">
                <text:p>230.075727047805</text:p>
              </table:table-cell>
              <table:table-cell office:value-type="float" office:value="234.716881362969">
                <text:p>234.716881362969</text:p>
              </table:table-cell>
              <table:table-cell office:value-type="float" office:value="246.196881362969">
                <text:p>246.196881362969</text:p>
              </table:table-cell>
              <table:table-cell office:value-type="float" office:value="256.946881362969">
                <text:p>256.946881362969</text:p>
              </table:table-cell>
              <table:table-cell office:value-type="float" office:value="267.969608635696">
                <text:p>267.969608635696</text:p>
              </table:table-cell>
              <table:table-cell office:value-type="float" office:value="278.196881362969">
                <text:p>278.196881362969</text:p>
              </table:table-cell>
              <table:table-cell office:value-type="float" office:value="289.446881362969">
                <text:p>289.446881362969</text:p>
              </table:table-cell>
              <table:table-cell office:value-type="float" office:value="300.749512941916">
                <text:p>300.749512941916</text:p>
              </table:table-cell>
              <table:table-cell office:value-type="float" office:value="310.946881362969">
                <text:p>310.946881362969</text:p>
              </table:table-cell>
              <table:table-cell office:value-type="float" office:value="321.196881362969">
                <text:p>321.196881362969</text:p>
              </table:table-cell>
              <table:table-cell office:value-type="float" office:value="330.696881362969">
                <text:p>330.696881362969</text:p>
              </table:table-cell>
              <table:table-cell office:value-type="float" office:value="339.196881362969">
                <text:p>339.196881362969</text:p>
              </table:table-cell>
              <table:table-cell office:value-type="float" office:value="346.946881362969">
                <text:p>346.946881362969</text:p>
              </table:table-cell>
              <table:table-cell office:value-type="float" office:value="355.446881362969">
                <text:p>355.446881362969</text:p>
              </table:table-cell>
              <table:table-cell office:value-type="float" office:value="365.696881362969">
                <text:p>365.696881362969</text:p>
              </table:table-cell>
              <table:table-cell office:value-type="float" office:value="375.696881362969">
                <text:p>375.696881362969</text:p>
              </table:table-cell>
              <table:table-cell office:value-type="float" office:value="386.715399881487">
                <text:p>386.715399881487</text:p>
              </table:table-cell>
              <table:table-cell office:value-type="float" office:value="399.196881362969">
                <text:p>399.196881362969</text:p>
              </table:table-cell>
              <table:table-cell office:value-type="float" office:value="408.196881362969">
                <text:p>408.19688136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586267930449">
                <text:p>147.586267930449</text:p>
              </table:table-cell>
              <table:table-cell office:value-type="float" office:value="192.825398365232">
                <text:p>192.825398365232</text:p>
              </table:table-cell>
              <table:table-cell office:value-type="float" office:value="229.584019054887">
                <text:p>229.584019054887</text:p>
              </table:table-cell>
              <table:table-cell office:value-type="float" office:value="261.825398365232">
                <text:p>261.825398365232</text:p>
              </table:table-cell>
              <table:table-cell office:value-type="float" office:value="291.835602446865">
                <text:p>291.835602446865</text:p>
              </table:table-cell>
              <table:table-cell office:value-type="float" office:value="309.575398365232">
                <text:p>309.575398365232</text:p>
              </table:table-cell>
              <table:table-cell office:value-type="float" office:value="320.825398365232">
                <text:p>320.825398365232</text:p>
              </table:table-cell>
              <table:table-cell office:value-type="float" office:value="331.575398365232">
                <text:p>331.575398365232</text:p>
              </table:table-cell>
              <table:table-cell office:value-type="float" office:value="341.10317614301">
                <text:p>341.10317614301</text:p>
              </table:table-cell>
              <table:table-cell office:value-type="float" office:value="351.075398365232">
                <text:p>351.075398365232</text:p>
              </table:table-cell>
              <table:table-cell office:value-type="float" office:value="360.825398365232">
                <text:p>360.825398365232</text:p>
              </table:table-cell>
              <table:table-cell office:value-type="float" office:value="371.345398365232">
                <text:p>371.345398365232</text:p>
              </table:table-cell>
              <table:table-cell office:value-type="float" office:value="383.575398365232">
                <text:p>383.575398365232</text:p>
              </table:table-cell>
              <table:table-cell office:value-type="float" office:value="395.075398365232">
                <text:p>395.075398365232</text:p>
              </table:table-cell>
              <table:table-cell office:value-type="float" office:value="406.575398365232">
                <text:p>406.575398365232</text:p>
              </table:table-cell>
              <table:table-cell office:value-type="float" office:value="417.075398365232">
                <text:p>417.075398365232</text:p>
              </table:table-cell>
              <table:table-cell office:value-type="float" office:value="427.098125637959">
                <text:p>427.098125637959</text:p>
              </table:table-cell>
              <table:table-cell office:value-type="float" office:value="438.325398365232">
                <text:p>438.325398365232</text:p>
              </table:table-cell>
              <table:table-cell office:value-type="float" office:value="448.075398365232">
                <text:p>448.075398365232</text:p>
              </table:table-cell>
              <table:table-cell office:value-type="float" office:value="455.825398365232">
                <text:p>455.825398365232</text:p>
              </table:table-cell>
              <table:table-cell office:value-type="float" office:value="464.075398365232">
                <text:p>464.075398365232</text:p>
              </table:table-cell>
              <table:table-cell office:value-type="float" office:value="472.325398365232">
                <text:p>472.325398365232</text:p>
              </table:table-cell>
              <table:table-cell office:value-type="float" office:value="480.325398365232">
                <text:p>480.325398365232</text:p>
              </table:table-cell>
              <table:table-cell office:value-type="float" office:value="487.575398365232">
                <text:p>487.575398365232</text:p>
              </table:table-cell>
              <table:table-cell office:value-type="float" office:value="494.325398365232">
                <text:p>494.325398365232</text:p>
              </table:table-cell>
              <table:table-cell office:value-type="float" office:value="505.325398365232">
                <text:p>505.325398365232</text:p>
              </table:table-cell>
              <table:table-cell office:value-type="float" office:value="525.604244519078">
                <text:p>525.604244519078</text:p>
              </table:table-cell>
              <table:table-cell office:value-type="float" office:value="548.338218878053">
                <text:p>548.338218878053</text:p>
              </table:table-cell>
              <table:table-cell office:value-type="float" office:value="335.074097219303">
                <text:p>335.074097219303</text:p>
              </table:table-cell>
              <table:table-cell office:value-type="float" office:value="187.167168296952">
                <text:p>187.167168296952</text:p>
              </table:table-cell>
              <table:table-cell office:value-type="float" office:value="236.928150078328">
                <text:p>236.928150078328</text:p>
              </table:table-cell>
              <table:table-cell office:value-type="float" office:value="277.662360604644">
                <text:p>277.662360604644</text:p>
              </table:table-cell>
              <table:table-cell office:value-type="float" office:value="314.668610604644">
                <text:p>314.668610604644</text:p>
              </table:table-cell>
              <table:table-cell office:value-type="float" office:value="357.91773694873">
                <text:p>357.91773694873</text:p>
              </table:table-cell>
              <table:table-cell office:value-type="float" office:value="400.162360604644">
                <text:p>400.162360604644</text:p>
              </table:table-cell>
              <table:table-cell office:value-type="float" office:value="435.927285977779">
                <text:p>435.927285977779</text:p>
              </table:table-cell>
              <table:table-cell office:value-type="float" office:value="469.419823291211">
                <text:p>469.419823291211</text:p>
              </table:table-cell>
              <table:table-cell office:value-type="float" office:value="493.446843363264">
                <text:p>493.446843363264</text:p>
              </table:table-cell>
              <table:table-cell office:value-type="float" office:value="506.662360604644">
                <text:p>506.662360604644</text:p>
              </table:table-cell>
              <table:table-cell office:value-type="float" office:value="517.662360604644">
                <text:p>517.662360604644</text:p>
              </table:table-cell>
              <table:table-cell office:value-type="float" office:value="530.662360604644">
                <text:p>530.662360604644</text:p>
              </table:table-cell>
              <table:table-cell office:value-type="float" office:value="544.662360604644">
                <text:p>544.662360604644</text:p>
              </table:table-cell>
              <table:table-cell office:value-type="float" office:value="557.162360604644">
                <text:p>557.162360604644</text:p>
              </table:table-cell>
              <table:table-cell office:value-type="float" office:value="568.662360604644">
                <text:p>568.662360604644</text:p>
              </table:table-cell>
              <table:table-cell office:value-type="float" office:value="579.162360604644">
                <text:p>579.162360604644</text:p>
              </table:table-cell>
              <table:table-cell office:value-type="float" office:value="590.412360604644">
                <text:p>590.412360604644</text:p>
              </table:table-cell>
              <table:table-cell office:value-type="float" office:value="600.162360604644">
                <text:p>600.162360604644</text:p>
              </table:table-cell>
              <table:table-cell office:value-type="float" office:value="606.662360604644">
                <text:p>606.662360604644</text:p>
              </table:table-cell>
              <table:table-cell office:value-type="float" office:value="557.713491437926">
                <text:p>557.713491437926</text:p>
              </table:table-cell>
              <table:table-cell office:value-type="float" office:value="107.034674415798">
                <text:p>107.034674415798</text:p>
              </table:table-cell>
              <table:table-cell office:value-type="float" office:value="209.351918783259">
                <text:p>209.351918783259</text:p>
              </table:table-cell>
              <table:table-cell office:value-type="float" office:value="322.859492770798">
                <text:p>322.859492770798</text:p>
              </table:table-cell>
              <table:table-cell office:value-type="float" office:value="426.847750346556">
                <text:p>426.847750346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.886576104131">
                <text:p>473.886576104131</text:p>
              </table:table-cell>
              <table:table-cell office:value-type="float" office:value="482.344909437464">
                <text:p>482.344909437464</text:p>
              </table:table-cell>
              <table:table-cell office:value-type="float" office:value="493.616648567899">
                <text:p>493.616648567899</text:p>
              </table:table-cell>
              <table:table-cell office:value-type="float" office:value="504.094909437464">
                <text:p>504.094909437464</text:p>
              </table:table-cell>
              <table:table-cell office:value-type="float" office:value="515.344909437464">
                <text:p>515.344909437464</text:p>
              </table:table-cell>
              <table:table-cell office:value-type="float" office:value="522.594909437464">
                <text:p>522.594909437464</text:p>
              </table:table-cell>
              <table:table-cell office:value-type="float" office:value="158.663933315673">
                <text:p>158.663933315673</text:p>
              </table:table-cell>
              <table:table-cell office:value-type="float" office:value="184.663933315673">
                <text:p>184.663933315673</text:p>
              </table:table-cell>
              <table:table-cell office:value-type="float" office:value="203.913933315673">
                <text:p>203.913933315673</text:p>
              </table:table-cell>
              <table:table-cell office:value-type="float" office:value="222.924571613545">
                <text:p>222.924571613545</text:p>
              </table:table-cell>
              <table:table-cell office:value-type="float" office:value="245.413933315673">
                <text:p>245.413933315673</text:p>
              </table:table-cell>
              <table:table-cell office:value-type="float" office:value="267.924571613545">
                <text:p>267.924571613545</text:p>
              </table:table-cell>
              <table:table-cell office:value-type="float" office:value="290.913933315673">
                <text:p>290.913933315673</text:p>
              </table:table-cell>
              <table:table-cell office:value-type="float" office:value="313.163933315673">
                <text:p>313.163933315673</text:p>
              </table:table-cell>
              <table:table-cell office:value-type="float" office:value="335.163933315673">
                <text:p>335.163933315673</text:p>
              </table:table-cell>
              <table:table-cell office:value-type="float" office:value="357.175296952036">
                <text:p>357.175296952036</text:p>
              </table:table-cell>
              <table:table-cell office:value-type="float" office:value="378.188933315673">
                <text:p>378.188933315673</text:p>
              </table:table-cell>
              <table:table-cell office:value-type="float" office:value="397.926753828494">
                <text:p>397.926753828494</text:p>
              </table:table-cell>
              <table:table-cell office:value-type="float" office:value="413.913933315674">
                <text:p>413.913933315674</text:p>
              </table:table-cell>
              <table:table-cell office:value-type="float" office:value="432.663933315674">
                <text:p>432.663933315674</text:p>
              </table:table-cell>
              <table:table-cell office:value-type="float" office:value="455.675838077579">
                <text:p>455.675838077579</text:p>
              </table:table-cell>
              <table:table-cell office:value-type="float" office:value="478.673933315674">
                <text:p>478.673933315674</text:p>
              </table:table-cell>
              <table:table-cell office:value-type="float" office:value="501.913933315674">
                <text:p>501.913933315674</text:p>
              </table:table-cell>
              <table:table-cell office:value-type="float" office:value="519.413933315674">
                <text:p>519.413933315674</text:p>
              </table:table-cell>
              <table:table-cell office:value-type="float" office:value="531.935672446109">
                <text:p>531.935672446109</text:p>
              </table:table-cell>
              <table:table-cell office:value-type="float" office:value="542.163933315674">
                <text:p>542.163933315674</text:p>
              </table:table-cell>
              <table:table-cell office:value-type="float" office:value="228.299520484422">
                <text:p>228.299520484422</text:p>
              </table:table-cell>
              <table:table-cell office:value-type="float" office:value="241.598165965889">
                <text:p>241.598165965889</text:p>
              </table:table-cell>
              <table:table-cell office:value-type="float" office:value="330.342874960598">
                <text:p>330.342874960598</text:p>
              </table:table-cell>
              <table:table-cell office:value-type="float" office:value="384.092874960599">
                <text:p>384.092874960599</text:p>
              </table:table-cell>
              <table:table-cell office:value-type="float" office:value="399.138329506054">
                <text:p>399.138329506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.342874960599">
                <text:p>405.342874960599</text:p>
              </table:table-cell>
              <table:table-cell office:value-type="float" office:value="413.342874960599">
                <text:p>413.342874960599</text:p>
              </table:table-cell>
              <table:table-cell office:value-type="float" office:value="422.842874960599">
                <text:p>422.842874960599</text:p>
              </table:table-cell>
              <table:table-cell office:value-type="float" office:value="433.842874960599">
                <text:p>433.842874960599</text:p>
              </table:table-cell>
              <table:table-cell office:value-type="float" office:value="446.092874960599">
                <text:p>446.092874960599</text:p>
              </table:table-cell>
              <table:table-cell office:value-type="float" office:value="458.092874960599">
                <text:p>458.092874960599</text:p>
              </table:table-cell>
              <table:table-cell office:value-type="float" office:value="469.116684484409">
                <text:p>469.116684484409</text:p>
              </table:table-cell>
              <table:table-cell office:value-type="float" office:value="479.342874960599">
                <text:p>479.342874960599</text:p>
              </table:table-cell>
              <table:table-cell office:value-type="float" office:value="488.842874960599">
                <text:p>488.842874960599</text:p>
              </table:table-cell>
              <table:table-cell office:value-type="float" office:value="497.126208293932">
                <text:p>497.126208293932</text:p>
              </table:table-cell>
              <table:table-cell office:value-type="float" office:value="504.342874960599">
                <text:p>504.342874960599</text:p>
              </table:table-cell>
              <table:table-cell office:value-type="float" office:value="513.842874960599">
                <text:p>513.842874960599</text:p>
              </table:table-cell>
              <table:table-cell office:value-type="float" office:value="268.398907433407">
                <text:p>268.398907433407</text:p>
              </table:table-cell>
              <table:table-cell office:value-type="float" office:value="198.06808763041">
                <text:p>198.06808763041</text:p>
              </table:table-cell>
              <table:table-cell office:value-type="float" office:value="245.335062939052">
                <text:p>245.33506293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804198741521">
                <text:p>272.804198741521</text:p>
              </table:table-cell>
              <table:table-cell office:value-type="float" office:value="288.818484455807">
                <text:p>288.818484455807</text:p>
              </table:table-cell>
              <table:table-cell office:value-type="float" office:value="303.054198741521">
                <text:p>303.054198741521</text:p>
              </table:table-cell>
              <table:table-cell office:value-type="float" office:value="314.054198741521">
                <text:p>314.054198741521</text:p>
              </table:table-cell>
              <table:table-cell office:value-type="float" office:value="324.82800826533">
                <text:p>324.82800826533</text:p>
              </table:table-cell>
              <table:table-cell office:value-type="float" office:value="333.554198741521">
                <text:p>333.554198741521</text:p>
              </table:table-cell>
              <table:table-cell office:value-type="float" office:value="339.554198741521">
                <text:p>339.554198741521</text:p>
              </table:table-cell>
              <table:table-cell office:value-type="float" office:value="347.054198741521">
                <text:p>347.054198741521</text:p>
              </table:table-cell>
              <table:table-cell office:value-type="float" office:value="356.804198741521">
                <text:p>356.804198741521</text:p>
              </table:table-cell>
              <table:table-cell office:value-type="float" office:value="364.842660279982">
                <text:p>364.842660279982</text:p>
              </table:table-cell>
              <table:table-cell office:value-type="float" office:value="372.554198741521">
                <text:p>372.554198741521</text:p>
              </table:table-cell>
              <table:table-cell office:value-type="float" office:value="445.391466917661">
                <text:p>445.391466917661</text:p>
              </table:table-cell>
              <table:table-cell office:value-type="float" office:value="453.391466917661">
                <text:p>453.391466917661</text:p>
              </table:table-cell>
              <table:table-cell office:value-type="float" office:value="462.391466917661">
                <text:p>462.391466917661</text:p>
              </table:table-cell>
              <table:table-cell office:value-type="float" office:value="472.891466917661">
                <text:p>472.891466917661</text:p>
              </table:table-cell>
              <table:table-cell office:value-type="float" office:value="482.141466917661">
                <text:p>482.141466917661</text:p>
              </table:table-cell>
              <table:table-cell office:value-type="float" office:value="491.183133584328">
                <text:p>491.183133584328</text:p>
              </table:table-cell>
              <table:table-cell office:value-type="float" office:value="502.891466917661">
                <text:p>502.891466917661</text:p>
              </table:table-cell>
              <table:table-cell office:value-type="float" office:value="513.641466917661">
                <text:p>513.641466917661</text:p>
              </table:table-cell>
              <table:table-cell office:value-type="float" office:value="524.391466917661">
                <text:p>524.391466917661</text:p>
              </table:table-cell>
              <table:table-cell office:value-type="float" office:value="535.641466917661">
                <text:p>535.641466917661</text:p>
              </table:table-cell>
              <table:table-cell office:value-type="float" office:value="546.913206048096">
                <text:p>546.913206048096</text:p>
              </table:table-cell>
              <table:table-cell office:value-type="float" office:value="557.891466917661">
                <text:p>557.891466917661</text:p>
              </table:table-cell>
              <table:table-cell office:value-type="float" office:value="568.641466917661">
                <text:p>568.641466917661</text:p>
              </table:table-cell>
              <table:table-cell office:value-type="float" office:value="580.411466917661">
                <text:p>580.411466917661</text:p>
              </table:table-cell>
              <table:table-cell office:value-type="float" office:value="590.641466917661">
                <text:p>590.641466917661</text:p>
              </table:table-cell>
              <table:table-cell office:value-type="float" office:value="599.417782707135">
                <text:p>599.417782707135</text:p>
              </table:table-cell>
              <table:table-cell office:value-type="float" office:value="608.141466917661">
                <text:p>608.141466917661</text:p>
              </table:table-cell>
              <table:table-cell office:value-type="float" office:value="617.141466917661">
                <text:p>617.141466917661</text:p>
              </table:table-cell>
              <table:table-cell office:value-type="float" office:value="625.391466917661">
                <text:p>625.391466917661</text:p>
              </table:table-cell>
              <table:table-cell office:value-type="float" office:value="632.641466917661">
                <text:p>632.641466917661</text:p>
              </table:table-cell>
              <table:table-cell office:value-type="float" office:value="639.891466917661">
                <text:p>639.891466917661</text:p>
              </table:table-cell>
              <table:table-cell office:value-type="float" office:value="645.641466917661">
                <text:p>645.641466917661</text:p>
              </table:table-cell>
              <table:table-cell office:value-type="float" office:value="651.141466917661">
                <text:p>651.141466917661</text:p>
              </table:table-cell>
              <table:table-cell office:value-type="float" office:value="660.141466917661">
                <text:p>660.141466917661</text:p>
              </table:table-cell>
              <table:table-cell office:value-type="float" office:value="670.669244695439">
                <text:p>670.669244695439</text:p>
              </table:table-cell>
              <table:table-cell office:value-type="float" office:value="680.891466917661">
                <text:p>680.891466917661</text:p>
              </table:table-cell>
              <table:table-cell office:value-type="float" office:value="691.641466917661">
                <text:p>691.641466917661</text:p>
              </table:table-cell>
              <table:table-cell office:value-type="float" office:value="702.641466917661">
                <text:p>702.641466917661</text:p>
              </table:table-cell>
              <table:table-cell office:value-type="float" office:value="712.641466917661">
                <text:p>712.641466917661</text:p>
              </table:table-cell>
              <table:table-cell office:value-type="float" office:value="720.891466917661">
                <text:p>720.891466917661</text:p>
              </table:table-cell>
              <table:table-cell office:value-type="float" office:value="728.641466917661">
                <text:p>728.641466917661</text:p>
              </table:table-cell>
              <table:table-cell office:value-type="float" office:value="736.891466917661">
                <text:p>736.891466917661</text:p>
              </table:table-cell>
              <table:table-cell office:value-type="float" office:value="746.891466917661">
                <text:p>746.891466917661</text:p>
              </table:table-cell>
              <table:table-cell office:value-type="float" office:value="756.669244695439">
                <text:p>756.669244695439</text:p>
              </table:table-cell>
              <table:table-cell office:value-type="float" office:value="764.429928456123">
                <text:p>764.429928456123</text:p>
              </table:table-cell>
              <table:table-cell office:value-type="float" office:value="770.641466917661">
                <text:p>770.641466917661</text:p>
              </table:table-cell>
              <table:table-cell office:value-type="float" office:value="778.417782707135">
                <text:p>778.417782707135</text:p>
              </table:table-cell>
              <table:table-cell office:value-type="float" office:value="786.141466917661">
                <text:p>786.141466917661</text:p>
              </table:table-cell>
              <table:table-cell office:value-type="float" office:value="792.141466917661">
                <text:p>792.141466917661</text:p>
              </table:table-cell>
              <table:table-cell office:value-type="float" office:value="798.891466917661">
                <text:p>798.891466917661</text:p>
              </table:table-cell>
              <table:table-cell office:value-type="float" office:value="806.141466917661">
                <text:p>806.141466917661</text:p>
              </table:table-cell>
              <table:table-cell office:value-type="float" office:value="813.641466917661">
                <text:p>813.641466917661</text:p>
              </table:table-cell>
              <table:table-cell office:value-type="float" office:value="822.141466917661">
                <text:p>822.141466917661</text:p>
              </table:table-cell>
              <table:table-cell office:value-type="float" office:value="830.641466917661">
                <text:p>830.641466917661</text:p>
              </table:table-cell>
              <table:table-cell office:value-type="float" office:value="839.169244695439">
                <text:p>839.169244695439</text:p>
              </table:table-cell>
              <table:table-cell office:value-type="float" office:value="846.391466917661">
                <text:p>846.391466917661</text:p>
              </table:table-cell>
              <table:table-cell office:value-type="float" office:value="851.391466917661">
                <text:p>851.391466917661</text:p>
              </table:table-cell>
              <table:table-cell office:value-type="float" office:value="857.391466917661">
                <text:p>857.391466917661</text:p>
              </table:table-cell>
              <table:table-cell office:value-type="float" office:value="864.391466917661">
                <text:p>864.391466917661</text:p>
              </table:table-cell>
              <table:table-cell office:value-type="float" office:value="870.641466917661">
                <text:p>870.641466917661</text:p>
              </table:table-cell>
              <table:table-cell office:value-type="float" office:value="875.891466917661">
                <text:p>875.891466917661</text:p>
              </table:table-cell>
              <table:table-cell office:value-type="float" office:value="881.891466917661">
                <text:p>881.891466917661</text:p>
              </table:table-cell>
              <table:table-cell office:value-type="float" office:value="890.641466917661">
                <text:p>890.641466917661</text:p>
              </table:table-cell>
              <table:table-cell office:value-type="float" office:value="900.141466917661">
                <text:p>900.141466917661</text:p>
              </table:table-cell>
              <table:table-cell office:value-type="float" office:value="909.417782707135">
                <text:p>909.417782707135</text:p>
              </table:table-cell>
              <table:table-cell office:value-type="float" office:value="918.669244695439">
                <text:p>918.669244695439</text:p>
              </table:table-cell>
              <table:table-cell office:value-type="float" office:value="927.172716917661">
                <text:p>927.172716917661</text:p>
              </table:table-cell>
              <table:table-cell office:value-type="float" office:value="934.641466917661">
                <text:p>934.641466917661</text:p>
              </table:table-cell>
              <table:table-cell office:value-type="float" office:value="942.141466917661">
                <text:p>942.141466917661</text:p>
              </table:table-cell>
              <table:table-cell office:value-type="float" office:value="951.89146691766">
                <text:p>951.89146691766</text:p>
              </table:table-cell>
              <table:table-cell office:value-type="float" office:value="962.641466917661">
                <text:p>962.641466917661</text:p>
              </table:table-cell>
              <table:table-cell office:value-type="float" office:value="972.641466917661">
                <text:p>972.641466917661</text:p>
              </table:table-cell>
              <table:table-cell office:value-type="float" office:value="983.141466917661">
                <text:p>983.141466917661</text:p>
              </table:table-cell>
              <table:table-cell office:value-type="float" office:value="992.891466917661">
                <text:p>992.891466917661</text:p>
              </table:table-cell>
              <table:table-cell office:value-type="float" office:value="1000.64146691766">
                <text:p>1000.64146691766</text:p>
              </table:table-cell>
              <table:table-cell office:value-type="float" office:value="1007.39146691766">
                <text:p>1007.39146691766</text:p>
              </table:table-cell>
              <table:table-cell office:value-type="float" office:value="1016.14146691766">
                <text:p>1016.14146691766</text:p>
              </table:table-cell>
              <table:table-cell office:value-type="float" office:value="1027.14146691766">
                <text:p>1027.14146691766</text:p>
              </table:table-cell>
              <table:table-cell office:value-type="float" office:value="1037.64146691766">
                <text:p>1037.64146691766</text:p>
              </table:table-cell>
              <table:table-cell office:value-type="float" office:value="1046.42480025099">
                <text:p>1046.42480025099</text:p>
              </table:table-cell>
              <table:table-cell office:value-type="float" office:value="1054.39146691766">
                <text:p>1054.39146691766</text:p>
              </table:table-cell>
              <table:table-cell office:value-type="float" office:value="1062.39146691766">
                <text:p>1062.39146691766</text:p>
              </table:table-cell>
              <table:table-cell office:value-type="float" office:value="1070.89146691766">
                <text:p>1070.89146691766</text:p>
              </table:table-cell>
              <table:table-cell office:value-type="float" office:value="1081.41320604809">
                <text:p>1081.41320604809</text:p>
              </table:table-cell>
              <table:table-cell office:value-type="float" office:value="1092.14146691766">
                <text:p>1092.14146691766</text:p>
              </table:table-cell>
              <table:table-cell office:value-type="float" office:value="1103.89146691766">
                <text:p>1103.89146691766</text:p>
              </table:table-cell>
              <table:table-cell office:value-type="float" office:value="1116.64146691766">
                <text:p>1116.64146691766</text:p>
              </table:table-cell>
              <table:table-cell office:value-type="float" office:value="1128.39146691766">
                <text:p>1128.39146691766</text:p>
              </table:table-cell>
              <table:table-cell office:value-type="float" office:value="1140.14146691766">
                <text:p>1140.14146691766</text:p>
              </table:table-cell>
              <table:table-cell office:value-type="float" office:value="1151.64146691766">
                <text:p>1151.64146691766</text:p>
              </table:table-cell>
              <table:table-cell office:value-type="float" office:value="1163.14146691766">
                <text:p>1163.14146691766</text:p>
              </table:table-cell>
              <table:table-cell office:value-type="float" office:value="1174.14146691766">
                <text:p>1174.14146691766</text:p>
              </table:table-cell>
              <table:table-cell office:value-type="float" office:value="1182.14146691766">
                <text:p>1182.14146691766</text:p>
              </table:table-cell>
              <table:table-cell office:value-type="float" office:value="1190.64146691766">
                <text:p>1190.64146691766</text:p>
              </table:table-cell>
              <table:table-cell office:value-type="float" office:value="1201.64146691766">
                <text:p>1201.64146691766</text:p>
              </table:table-cell>
              <table:table-cell office:value-type="float" office:value="1212.64146691766">
                <text:p>1212.64146691766</text:p>
              </table:table-cell>
              <table:table-cell office:value-type="float" office:value="1224.14146691766">
                <text:p>1224.14146691766</text:p>
              </table:table-cell>
              <table:table-cell office:value-type="float" office:value="1235.64146691766">
                <text:p>1235.64146691766</text:p>
              </table:table-cell>
              <table:table-cell office:value-type="float" office:value="1246.39146691766">
                <text:p>1246.39146691766</text:p>
              </table:table-cell>
              <table:table-cell office:value-type="float" office:value="1256.14146691766">
                <text:p>1256.14146691766</text:p>
              </table:table-cell>
              <table:table-cell office:value-type="float" office:value="1267.14146691766">
                <text:p>1267.14146691766</text:p>
              </table:table-cell>
              <table:table-cell office:value-type="float" office:value="1278.14146691766">
                <text:p>1278.14146691766</text:p>
              </table:table-cell>
              <table:table-cell office:value-type="float" office:value="1286.89146691766">
                <text:p>1286.89146691766</text:p>
              </table:table-cell>
              <table:table-cell office:value-type="float" office:value="1294.14146691766">
                <text:p>1294.14146691766</text:p>
              </table:table-cell>
              <table:table-cell office:value-type="float" office:value="1300.64146691766">
                <text:p>1300.64146691766</text:p>
              </table:table-cell>
              <table:table-cell office:value-type="float" office:value="1307.89146691766">
                <text:p>1307.89146691766</text:p>
              </table:table-cell>
              <table:table-cell office:value-type="float" office:value="1315.14146691766">
                <text:p>1315.14146691766</text:p>
              </table:table-cell>
              <table:table-cell office:value-type="float" office:value="1322.14146691766">
                <text:p>1322.14146691766</text:p>
              </table:table-cell>
              <table:table-cell office:value-type="float" office:value="1329.64146691766">
                <text:p>1329.64146691766</text:p>
              </table:table-cell>
              <table:table-cell office:value-type="float" office:value="1337.64146691766">
                <text:p>1337.64146691766</text:p>
              </table:table-cell>
              <table:table-cell office:value-type="float" office:value="1345.89146691766">
                <text:p>1345.89146691766</text:p>
              </table:table-cell>
              <table:table-cell office:value-type="float" office:value="381.91169577294">
                <text:p>381.91169577294</text:p>
              </table:table-cell>
              <table:table-cell office:value-type="float" office:value="431.691645267889">
                <text:p>431.691645267889</text:p>
              </table:table-cell>
              <table:table-cell office:value-type="float" office:value="483.411318165085">
                <text:p>483.411318165085</text:p>
              </table:table-cell>
              <table:table-cell office:value-type="float" office:value="534.406645267889">
                <text:p>534.406645267889</text:p>
              </table:table-cell>
              <table:table-cell office:value-type="float" office:value="575.406645267889">
                <text:p>575.406645267889</text:p>
              </table:table-cell>
              <table:table-cell office:value-type="float" office:value="612.162895267889">
                <text:p>612.162895267889</text:p>
              </table:table-cell>
              <table:table-cell office:value-type="float" office:value="653.656645267889">
                <text:p>653.656645267889</text:p>
              </table:table-cell>
              <table:table-cell office:value-type="float" office:value="694.663055524299">
                <text:p>694.663055524299</text:p>
              </table:table-cell>
              <table:table-cell office:value-type="float" office:value="734.906645267889">
                <text:p>734.906645267889</text:p>
              </table:table-cell>
              <table:table-cell office:value-type="float" office:value="776.412669364275">
                <text:p>776.412669364275</text:p>
              </table:table-cell>
              <table:table-cell office:value-type="float" office:value="820.672602714696">
                <text:p>820.672602714696</text:p>
              </table:table-cell>
              <table:table-cell office:value-type="float" office:value="863.156645267889">
                <text:p>863.156645267889</text:p>
              </table:table-cell>
              <table:table-cell office:value-type="float" office:value="902.662742828864">
                <text:p>902.662742828864</text:p>
              </table:table-cell>
              <table:table-cell office:value-type="float" office:value="942.912974381812">
                <text:p>942.912974381812</text:p>
              </table:table-cell>
              <table:table-cell office:value-type="float" office:value="982.156645267888">
                <text:p>982.156645267888</text:p>
              </table:table-cell>
              <table:table-cell office:value-type="float" office:value="1020.65664526789">
                <text:p>1020.65664526789</text:p>
              </table:table-cell>
              <table:table-cell office:value-type="float" office:value="1060.6804547917">
                <text:p>1060.6804547917</text:p>
              </table:table-cell>
              <table:table-cell office:value-type="float" office:value="1101.65664526789">
                <text:p>1101.65664526789</text:p>
              </table:table-cell>
              <table:table-cell office:value-type="float" office:value="1140.40664526789">
                <text:p>1140.40664526789</text:p>
              </table:table-cell>
              <table:table-cell office:value-type="float" office:value="1177.15664526789">
                <text:p>1177.15664526789</text:p>
              </table:table-cell>
              <table:table-cell office:value-type="float" office:value="1215.16289526789">
                <text:p>1215.16289526789</text:p>
              </table:table-cell>
              <table:table-cell office:value-type="float" office:value="355.761396971252">
                <text:p>355.761396971252</text:p>
              </table:table-cell>
              <table:table-cell office:value-type="float" office:value="231.339270823785">
                <text:p>231.339270823785</text:p>
              </table:table-cell>
              <table:table-cell office:value-type="float" office:value="299.833597444115">
                <text:p>299.833597444115</text:p>
              </table:table-cell>
              <table:table-cell office:value-type="float" office:value="353.386072339698">
                <text:p>353.386072339698</text:p>
              </table:table-cell>
              <table:table-cell office:value-type="float" office:value="412.582531444856">
                <text:p>412.582531444856</text:p>
              </table:table-cell>
              <table:table-cell office:value-type="float" office:value="455.836993029854">
                <text:p>455.836993029854</text:p>
              </table:table-cell>
              <table:table-cell office:value-type="float" office:value="481.578221100029">
                <text:p>481.578221100029</text:p>
              </table:table-cell>
              <table:table-cell office:value-type="float" office:value="505.828221100029">
                <text:p>505.828221100029</text:p>
              </table:table-cell>
              <table:table-cell office:value-type="float" office:value="525.328221100029">
                <text:p>525.328221100029</text:p>
              </table:table-cell>
              <table:table-cell office:value-type="float" office:value="537.328221100029">
                <text:p>537.328221100029</text:p>
              </table:table-cell>
              <table:table-cell office:value-type="float" office:value="547.828221100029">
                <text:p>547.828221100029</text:p>
              </table:table-cell>
              <table:table-cell office:value-type="float" office:value="558.849960230464">
                <text:p>558.849960230464</text:p>
              </table:table-cell>
              <table:table-cell office:value-type="float" office:value="570.078221100029">
                <text:p>570.078221100029</text:p>
              </table:table-cell>
              <table:table-cell office:value-type="float" office:value="581.578221100029">
                <text:p>581.578221100029</text:p>
              </table:table-cell>
              <table:table-cell office:value-type="float" office:value="593.328221100029">
                <text:p>593.328221100029</text:p>
              </table:table-cell>
              <table:table-cell office:value-type="float" office:value="604.578221100029">
                <text:p>604.578221100029</text:p>
              </table:table-cell>
              <table:table-cell office:value-type="float" office:value="615.828221100029">
                <text:p>615.828221100029</text:p>
              </table:table-cell>
              <table:table-cell office:value-type="float" office:value="627.599054433362">
                <text:p>627.599054433362</text:p>
              </table:table-cell>
              <table:table-cell office:value-type="float" office:value="639.100948372756">
                <text:p>639.100948372756</text:p>
              </table:table-cell>
              <table:table-cell office:value-type="float" office:value="650.328221100029">
                <text:p>650.328221100029</text:p>
              </table:table-cell>
              <table:table-cell office:value-type="float" office:value="661.578221100029">
                <text:p>661.578221100029</text:p>
              </table:table-cell>
              <table:table-cell office:value-type="float" office:value="671.828221100029">
                <text:p>671.828221100029</text:p>
              </table:table-cell>
              <table:table-cell office:value-type="float" office:value="237.483076671384">
                <text:p>237.483076671384</text:p>
              </table:table-cell>
              <table:table-cell office:value-type="float" office:value="265.813381199699">
                <text:p>265.813381199699</text:p>
              </table:table-cell>
              <table:table-cell office:value-type="float" office:value="312.559107695425">
                <text:p>312.559107695425</text:p>
              </table:table-cell>
              <table:table-cell office:value-type="float" office:value="340.321302817376">
                <text:p>340.321302817376</text:p>
              </table:table-cell>
              <table:table-cell office:value-type="float" office:value="361.332363509378">
                <text:p>361.332363509378</text:p>
              </table:table-cell>
              <table:table-cell office:value-type="float" office:value="381.834748721066">
                <text:p>381.834748721066</text:p>
              </table:table-cell>
              <table:table-cell office:value-type="float" office:value="396.559107695425">
                <text:p>396.559107695425</text:p>
              </table:table-cell>
              <table:table-cell office:value-type="float" office:value="407.829107695425">
                <text:p>407.829107695425</text:p>
              </table:table-cell>
              <table:table-cell office:value-type="float" office:value="419.309107695425">
                <text:p>419.309107695425</text:p>
              </table:table-cell>
              <table:table-cell office:value-type="float" office:value="429.059107695425">
                <text:p>429.059107695425</text:p>
              </table:table-cell>
              <table:table-cell office:value-type="float" office:value="439.059107695425">
                <text:p>439.059107695425</text:p>
              </table:table-cell>
              <table:table-cell office:value-type="float" office:value="448.559107695425">
                <text:p>448.559107695425</text:p>
              </table:table-cell>
              <table:table-cell office:value-type="float" office:value="458.809107695425">
                <text:p>458.809107695425</text:p>
              </table:table-cell>
              <table:table-cell office:value-type="float" office:value="470.809107695425">
                <text:p>470.809107695425</text:p>
              </table:table-cell>
              <table:table-cell office:value-type="float" office:value="482.059107695425">
                <text:p>482.059107695425</text:p>
              </table:table-cell>
              <table:table-cell office:value-type="float" office:value="493.559107695425">
                <text:p>493.559107695425</text:p>
              </table:table-cell>
              <table:table-cell office:value-type="float" office:value="504.809107695425">
                <text:p>504.809107695425</text:p>
              </table:table-cell>
              <table:table-cell office:value-type="float" office:value="516.079941028758">
                <text:p>516.079941028758</text:p>
              </table:table-cell>
              <table:table-cell office:value-type="float" office:value="527.309107695425">
                <text:p>527.309107695425</text:p>
              </table:table-cell>
              <table:table-cell office:value-type="float" office:value="537.559107695425">
                <text:p>537.559107695425</text:p>
              </table:table-cell>
              <table:table-cell office:value-type="float" office:value="548.559107695425">
                <text:p>548.559107695425</text:p>
              </table:table-cell>
              <table:table-cell office:value-type="float" office:value="558.809107695425">
                <text:p>558.809107695425</text:p>
              </table:table-cell>
              <table:table-cell office:value-type="float" office:value="569.809107695425">
                <text:p>569.809107695425</text:p>
              </table:table-cell>
              <table:table-cell office:value-type="float" office:value="221.399177325913">
                <text:p>221.399177325913</text:p>
              </table:table-cell>
              <table:table-cell office:value-type="float" office:value="202.773142912422">
                <text:p>202.773142912422</text:p>
              </table:table-cell>
              <table:table-cell office:value-type="float" office:value="214.273142912422">
                <text:p>214.273142912422</text:p>
              </table:table-cell>
              <table:table-cell office:value-type="float" office:value="224.773142912422">
                <text:p>224.773142912422</text:p>
              </table:table-cell>
              <table:table-cell office:value-type="float" office:value="236.273142912422">
                <text:p>236.273142912422</text:p>
              </table:table-cell>
              <table:table-cell office:value-type="float" office:value="247.523142912422">
                <text:p>247.523142912422</text:p>
              </table:table-cell>
              <table:table-cell office:value-type="float" office:value="257.273142912422">
                <text:p>257.273142912422</text:p>
              </table:table-cell>
              <table:table-cell office:value-type="float" office:value="267.273142912422">
                <text:p>267.273142912422</text:p>
              </table:table-cell>
              <table:table-cell office:value-type="float" office:value="276.023142912422">
                <text:p>276.023142912422</text:p>
              </table:table-cell>
              <table:table-cell office:value-type="float" office:value="286.806476245755">
                <text:p>286.806476245755</text:p>
              </table:table-cell>
              <table:table-cell office:value-type="float" office:value="300.273142912422">
                <text:p>300.273142912422</text:p>
              </table:table-cell>
              <table:table-cell office:value-type="float" office:value="312.044882042857">
                <text:p>312.044882042857</text:p>
              </table:table-cell>
              <table:table-cell office:value-type="float" office:value="323.273142912422">
                <text:p>323.273142912422</text:p>
              </table:table-cell>
              <table:table-cell office:value-type="float" office:value="334.773142912422">
                <text:p>334.773142912422</text:p>
              </table:table-cell>
              <table:table-cell office:value-type="float" office:value="345.023142912422">
                <text:p>345.023142912422</text:p>
              </table:table-cell>
              <table:table-cell office:value-type="float" office:value="355.523142912422">
                <text:p>355.523142912422</text:p>
              </table:table-cell>
              <table:table-cell office:value-type="float" office:value="366.523142912422">
                <text:p>366.523142912422</text:p>
              </table:table-cell>
              <table:table-cell office:value-type="float" office:value="376.773142912422">
                <text:p>376.773142912422</text:p>
              </table:table-cell>
              <table:table-cell office:value-type="float" office:value="388.523142912422">
                <text:p>388.523142912422</text:p>
              </table:table-cell>
              <table:table-cell office:value-type="float" office:value="401.541661430941">
                <text:p>401.541661430941</text:p>
              </table:table-cell>
              <table:table-cell office:value-type="float" office:value="414.044882042857">
                <text:p>414.044882042857</text:p>
              </table:table-cell>
              <table:table-cell office:value-type="float" office:value="423.773142912422">
                <text:p>423.77314291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692004114602">
                <text:p>179.692004114602</text:p>
              </table:table-cell>
              <table:table-cell office:value-type="float" office:value="234.459029457977">
                <text:p>234.459029457977</text:p>
              </table:table-cell>
              <table:table-cell office:value-type="float" office:value="296.717576466525">
                <text:p>296.717576466525</text:p>
              </table:table-cell>
              <table:table-cell office:value-type="float" office:value="351.963837150285">
                <text:p>351.963837150285</text:p>
              </table:table-cell>
              <table:table-cell office:value-type="float" office:value="392.984029457978">
                <text:p>392.984029457978</text:p>
              </table:table-cell>
              <table:table-cell office:value-type="float" office:value="419.469899023195">
                <text:p>419.469899023195</text:p>
              </table:table-cell>
              <table:table-cell office:value-type="float" office:value="435.735345247452">
                <text:p>435.735345247452</text:p>
              </table:table-cell>
              <table:table-cell office:value-type="float" office:value="444.209029457978">
                <text:p>444.209029457978</text:p>
              </table:table-cell>
              <table:table-cell office:value-type="float" office:value="455.959029457978">
                <text:p>455.959029457978</text:p>
              </table:table-cell>
              <table:table-cell office:value-type="float" office:value="469.459029457978">
                <text:p>469.459029457978</text:p>
              </table:table-cell>
              <table:table-cell office:value-type="float" office:value="477.209029457978">
                <text:p>477.209029457978</text:p>
              </table:table-cell>
              <table:table-cell office:value-type="float" office:value="483.459029457978">
                <text:p>483.459029457978</text:p>
              </table:table-cell>
              <table:table-cell office:value-type="float" office:value="491.959029457978">
                <text:p>491.959029457978</text:p>
              </table:table-cell>
              <table:table-cell office:value-type="float" office:value="500.459029457978">
                <text:p>500.459029457978</text:p>
              </table:table-cell>
              <table:table-cell office:value-type="float" office:value="508.709029457978">
                <text:p>508.709029457978</text:p>
              </table:table-cell>
              <table:table-cell office:value-type="float" office:value="515.459029457978">
                <text:p>515.459029457978</text:p>
              </table:table-cell>
              <table:table-cell office:value-type="float" office:value="144.476819111224">
                <text:p>144.476819111224</text:p>
              </table:table-cell>
              <table:table-cell office:value-type="float" office:value="160.994676254081">
                <text:p>160.994676254081</text:p>
              </table:table-cell>
              <table:table-cell office:value-type="float" office:value="180.226819111224">
                <text:p>180.226819111224</text:p>
              </table:table-cell>
              <table:table-cell office:value-type="float" office:value="192.726819111224">
                <text:p>192.726819111224</text:p>
              </table:table-cell>
              <table:table-cell office:value-type="float" office:value="207.226819111224">
                <text:p>207.226819111224</text:p>
              </table:table-cell>
              <table:table-cell office:value-type="float" office:value="222.226819111224">
                <text:p>222.226819111224</text:p>
              </table:table-cell>
              <table:table-cell office:value-type="float" office:value="236.726819111224">
                <text:p>236.726819111224</text:p>
              </table:table-cell>
              <table:table-cell office:value-type="float" office:value="248.976819111224">
                <text:p>248.976819111224</text:p>
              </table:table-cell>
              <table:table-cell office:value-type="float" office:value="260.726819111224">
                <text:p>260.726819111224</text:p>
              </table:table-cell>
              <table:table-cell office:value-type="float" office:value="271.976819111224">
                <text:p>271.976819111224</text:p>
              </table:table-cell>
              <table:table-cell office:value-type="float" office:value="281.226819111224">
                <text:p>281.226819111224</text:p>
              </table:table-cell>
              <table:table-cell office:value-type="float" office:value="291.976819111224">
                <text:p>291.976819111224</text:p>
              </table:table-cell>
              <table:table-cell office:value-type="float" office:value="187.505740976484">
                <text:p>187.505740976484</text:p>
              </table:table-cell>
              <table:table-cell office:value-type="float" office:value="142.689696166609">
                <text:p>142.689696166609</text:p>
              </table:table-cell>
              <table:table-cell office:value-type="float" office:value="197.933915819789">
                <text:p>197.933915819789</text:p>
              </table:table-cell>
              <table:table-cell office:value-type="float" office:value="220.183915819789">
                <text:p>220.183915819789</text:p>
              </table:table-cell>
              <table:table-cell office:value-type="float" office:value="238.183915819789">
                <text:p>238.183915819789</text:p>
              </table:table-cell>
              <table:table-cell office:value-type="float" office:value="256.683915819789">
                <text:p>256.683915819789</text:p>
              </table:table-cell>
              <table:table-cell office:value-type="float" office:value="277.683915819789">
                <text:p>277.683915819789</text:p>
              </table:table-cell>
              <table:table-cell office:value-type="float" office:value="296.433915819789">
                <text:p>296.433915819789</text:p>
              </table:table-cell>
              <table:table-cell office:value-type="float" office:value="312.183915819789">
                <text:p>312.183915819789</text:p>
              </table:table-cell>
              <table:table-cell office:value-type="float" office:value="328.933915819789">
                <text:p>328.933915819789</text:p>
              </table:table-cell>
              <table:table-cell office:value-type="float" office:value="347.433915819789">
                <text:p>347.433915819789</text:p>
              </table:table-cell>
              <table:table-cell office:value-type="float" office:value="365.933915819789">
                <text:p>365.933915819789</text:p>
              </table:table-cell>
              <table:table-cell office:value-type="float" office:value="386.933915819789">
                <text:p>386.933915819789</text:p>
              </table:table-cell>
              <table:table-cell office:value-type="float" office:value="407.933915819789">
                <text:p>407.933915819789</text:p>
              </table:table-cell>
              <table:table-cell office:value-type="float" office:value="427.446415819789">
                <text:p>427.446415819789</text:p>
              </table:table-cell>
              <table:table-cell office:value-type="float" office:value="446.183915819789">
                <text:p>446.183915819789</text:p>
              </table:table-cell>
              <table:table-cell office:value-type="float" office:value="460.933915819789">
                <text:p>460.933915819789</text:p>
              </table:table-cell>
              <table:table-cell office:value-type="float" office:value="474.933915819789">
                <text:p>474.933915819789</text:p>
              </table:table-cell>
              <table:table-cell office:value-type="float" office:value="491.433915819789">
                <text:p>491.433915819789</text:p>
              </table:table-cell>
              <table:table-cell office:value-type="float" office:value="508.933915819789">
                <text:p>508.933915819789</text:p>
              </table:table-cell>
              <table:table-cell office:value-type="float" office:value="525.433915819789">
                <text:p>525.433915819789</text:p>
              </table:table-cell>
              <table:table-cell office:value-type="float" office:value="539.433915819789">
                <text:p>539.433915819789</text:p>
              </table:table-cell>
              <table:table-cell office:value-type="float" office:value="553.183915819789">
                <text:p>553.183915819789</text:p>
              </table:table-cell>
              <table:table-cell office:value-type="float" office:value="563.433915819789">
                <text:p>563.433915819789</text:p>
              </table:table-cell>
              <table:table-cell office:value-type="float" office:value="569.433915819789">
                <text:p>569.433915819789</text:p>
              </table:table-cell>
              <table:table-cell office:value-type="float" office:value="575.475582486456">
                <text:p>575.475582486456</text:p>
              </table:table-cell>
              <table:table-cell office:value-type="float" office:value="581.683915819789">
                <text:p>581.683915819789</text:p>
              </table:table-cell>
              <table:table-cell office:value-type="float" office:value="588.183915819789">
                <text:p>588.183915819789</text:p>
              </table:table-cell>
              <table:table-cell office:value-type="float" office:value="593.683915819789">
                <text:p>593.683915819789</text:p>
              </table:table-cell>
              <table:table-cell office:value-type="float" office:value="599.433915819789">
                <text:p>599.433915819789</text:p>
              </table:table-cell>
              <table:table-cell office:value-type="float" office:value="605.933915819789">
                <text:p>605.933915819789</text:p>
              </table:table-cell>
              <table:table-cell office:value-type="float" office:value="612.933915819789">
                <text:p>612.933915819789</text:p>
              </table:table-cell>
              <table:table-cell office:value-type="float" office:value="619.933915819789">
                <text:p>619.933915819789</text:p>
              </table:table-cell>
              <table:table-cell office:value-type="float" office:value="626.222377358251">
                <text:p>626.222377358251</text:p>
              </table:table-cell>
              <table:table-cell office:value-type="float" office:value="633.933915819789">
                <text:p>633.933915819789</text:p>
              </table:table-cell>
              <table:table-cell office:value-type="float" office:value="642.433915819789">
                <text:p>642.433915819789</text:p>
              </table:table-cell>
              <table:table-cell office:value-type="float" office:value="650.433915819789">
                <text:p>650.433915819789</text:p>
              </table:table-cell>
              <table:table-cell office:value-type="float" office:value="658.989471375345">
                <text:p>658.989471375345</text:p>
              </table:table-cell>
              <table:table-cell office:value-type="float" office:value="218.61956039135">
                <text:p>218.61956039135</text:p>
              </table:table-cell>
              <table:table-cell office:value-type="float" office:value="301.088585964543">
                <text:p>301.088585964543</text:p>
              </table:table-cell>
              <table:table-cell office:value-type="float" office:value="384.353791592249">
                <text:p>384.353791592249</text:p>
              </table:table-cell>
              <table:table-cell office:value-type="float" office:value="462.592366530824">
                <text:p>462.592366530824</text:p>
              </table:table-cell>
              <table:table-cell office:value-type="float" office:value="502.874071312528">
                <text:p>502.87407131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585609774066">
                <text:p>511.585609774066</text:p>
              </table:table-cell>
              <table:table-cell office:value-type="float" office:value="522.585609774066">
                <text:p>522.585609774066</text:p>
              </table:table-cell>
              <table:table-cell office:value-type="float" office:value="533.585609774066">
                <text:p>533.585609774066</text:p>
              </table:table-cell>
              <table:table-cell office:value-type="float" office:value="545.085609774066">
                <text:p>545.085609774066</text:p>
              </table:table-cell>
              <table:table-cell office:value-type="float" office:value="556.335609774066">
                <text:p>556.335609774066</text:p>
              </table:table-cell>
              <table:table-cell office:value-type="float" office:value="9974.19564581461">
                <text:p>9974.19564581461</text:p>
              </table:table-cell>
              <table:table-cell office:value-type="float" office:value="10008.2135693119">
                <text:p>10008.2135693119</text:p>
              </table:table-cell>
              <table:table-cell office:value-type="float" office:value="10036.7172810348">
                <text:p>10036.7172810348</text:p>
              </table:table-cell>
              <table:table-cell office:value-type="float" office:value="NaN">
                <text:p>NaN</text:p>
              </table:table-cell>
              <table:table-cell office:value-type="float" office:value="185.262190300266">
                <text:p>185.262190300266</text:p>
              </table:table-cell>
              <table:table-cell office:value-type="float" office:value="216.262190300266">
                <text:p>216.262190300266</text:p>
              </table:table-cell>
              <table:table-cell office:value-type="float" office:value="237.512190300266">
                <text:p>237.512190300266</text:p>
              </table:table-cell>
              <table:table-cell office:value-type="float" office:value="245.262190300266">
                <text:p>245.262190300266</text:p>
              </table:table-cell>
              <table:table-cell office:value-type="float" office:value="253.262190300266">
                <text:p>253.262190300266</text:p>
              </table:table-cell>
              <table:table-cell office:value-type="float" office:value="264.262190300266">
                <text:p>264.262190300266</text:p>
              </table:table-cell>
            </table:table-row>
            <table:table-row>
              <table:table-cell office:value-type="string">
                <text:p>Server1</text:p>
              </table:table-cell>
              <table:table-cell office:value-type="float" office:value="31.4021999579472">
                <text:p>31.4021999579472</text:p>
              </table:table-cell>
              <table:table-cell office:value-type="float" office:value="36.5807713865186">
                <text:p>36.5807713865186</text:p>
              </table:table-cell>
              <table:table-cell office:value-type="float" office:value="45.1178084235556">
                <text:p>45.1178084235556</text:p>
              </table:table-cell>
              <table:table-cell office:value-type="float" office:value="52.8307713865186">
                <text:p>52.8307713865186</text:p>
              </table:table-cell>
              <table:table-cell office:value-type="float" office:value="59.6242496473881">
                <text:p>59.6242496473881</text:p>
              </table:table-cell>
              <table:table-cell office:value-type="float" office:value="NaN">
                <text:p>NaN</text:p>
              </table:table-cell>
              <table:table-cell office:value-type="float" office:value="65.8307713865186">
                <text:p>65.8307713865186</text:p>
              </table:table-cell>
              <table:table-cell office:value-type="float" office:value="70.0807713865186">
                <text:p>70.0807713865186</text:p>
              </table:table-cell>
              <table:table-cell office:value-type="float" office:value="74.5807713865186">
                <text:p>74.5807713865186</text:p>
              </table:table-cell>
              <table:table-cell office:value-type="float" office:value="66.3173821692733">
                <text:p>66.3173821692733</text:p>
              </table:table-cell>
              <table:table-cell office:value-type="float" office:value="33.8297648395512">
                <text:p>33.8297648395512</text:p>
              </table:table-cell>
              <table:table-cell office:value-type="float" office:value="41.8610148395512">
                <text:p>41.8610148395512</text:p>
              </table:table-cell>
              <table:table-cell office:value-type="float" office:value="46.8297648395512">
                <text:p>46.8297648395512</text:p>
              </table:table-cell>
              <table:table-cell office:value-type="float" office:value="51.1566879164743">
                <text:p>51.1566879164743</text:p>
              </table:table-cell>
              <table:table-cell office:value-type="float" office:value="56.3922648395512">
                <text:p>56.3922648395512</text:p>
              </table:table-cell>
              <table:table-cell office:value-type="float" office:value="50.1326685706117">
                <text:p>50.1326685706117</text:p>
              </table:table-cell>
              <table:table-cell office:value-type="float" office:value="58.8826685706117">
                <text:p>58.8826685706117</text:p>
              </table:table-cell>
              <table:table-cell office:value-type="float" office:value="66.666001903945">
                <text:p>66.666001903945</text:p>
              </table:table-cell>
              <table:table-cell office:value-type="float" office:value="72.8826685706117">
                <text:p>72.8826685706117</text:p>
              </table:table-cell>
              <table:table-cell office:value-type="float" office:value="78.1326685706117">
                <text:p>78.1326685706117</text:p>
              </table:table-cell>
              <table:table-cell office:value-type="float" office:value="83.1882241261673">
                <text:p>83.1882241261673</text:p>
              </table:table-cell>
              <table:table-cell office:value-type="float" office:value="86.3826685706117">
                <text:p>86.3826685706117</text:p>
              </table:table-cell>
              <table:table-cell office:value-type="float" office:value="88.3826685706117">
                <text:p>88.3826685706117</text:p>
              </table:table-cell>
              <table:table-cell office:value-type="float" office:value="93.3826685706117">
                <text:p>93.3826685706117</text:p>
              </table:table-cell>
              <table:table-cell office:value-type="float" office:value="102.158984360086">
                <text:p>102.158984360086</text:p>
              </table:table-cell>
              <table:table-cell office:value-type="float" office:value="109.188224126168">
                <text:p>109.188224126168</text:p>
              </table:table-cell>
              <table:table-cell office:value-type="float" office:value="113.882668570612">
                <text:p>113.882668570612</text:p>
              </table:table-cell>
              <table:table-cell office:value-type="float" office:value="119.632668570612">
                <text:p>119.632668570612</text:p>
              </table:table-cell>
              <table:table-cell office:value-type="float" office:value="125.882668570612">
                <text:p>125.882668570612</text:p>
              </table:table-cell>
              <table:table-cell office:value-type="float" office:value="132.171130109073">
                <text:p>132.171130109073</text:p>
              </table:table-cell>
              <table:table-cell office:value-type="float" office:value="137.132668570612">
                <text:p>137.132668570612</text:p>
              </table:table-cell>
              <table:table-cell office:value-type="float" office:value="141.882668570612">
                <text:p>141.882668570612</text:p>
              </table:table-cell>
              <table:table-cell office:value-type="float" office:value="148.382668570612">
                <text:p>148.382668570612</text:p>
              </table:table-cell>
              <table:table-cell office:value-type="float" office:value="155.632668570612">
                <text:p>155.632668570612</text:p>
              </table:table-cell>
              <table:table-cell office:value-type="float" office:value="163.413918570612">
                <text:p>163.413918570612</text:p>
              </table:table-cell>
              <table:table-cell office:value-type="float" office:value="156.160817535567">
                <text:p>156.160817535567</text:p>
              </table:table-cell>
              <table:table-cell office:value-type="float" office:value="96.6594858576076">
                <text:p>96.6594858576076</text:p>
              </table:table-cell>
              <table:table-cell office:value-type="float" office:value="112.134895693673">
                <text:p>112.134895693673</text:p>
              </table:table-cell>
              <table:table-cell office:value-type="float" office:value="113.30156236034">
                <text:p>113.30156236034</text:p>
              </table:table-cell>
              <table:table-cell office:value-type="float" office:value="121.418229027006">
                <text:p>121.418229027006</text:p>
              </table:table-cell>
              <table:table-cell office:value-type="float" office:value="133.384895693673">
                <text:p>133.384895693673</text:p>
              </table:table-cell>
              <table:table-cell office:value-type="float" office:value="142.661211483147">
                <text:p>142.661211483147</text:p>
              </table:table-cell>
              <table:table-cell office:value-type="float" office:value="151.134895693673">
                <text:p>151.134895693673</text:p>
              </table:table-cell>
              <table:table-cell office:value-type="float" office:value="158.884895693673">
                <text:p>158.884895693673</text:p>
              </table:table-cell>
              <table:table-cell office:value-type="float" office:value="168.134895693673">
                <text:p>168.134895693673</text:p>
              </table:table-cell>
              <table:table-cell office:value-type="float" office:value="177.134895693673">
                <text:p>177.134895693673</text:p>
              </table:table-cell>
              <table:table-cell office:value-type="float" office:value="184.384895693673">
                <text:p>184.384895693673</text:p>
              </table:table-cell>
              <table:table-cell office:value-type="float" office:value="190.134895693673">
                <text:p>190.134895693673</text:p>
              </table:table-cell>
              <table:table-cell office:value-type="float" office:value="197.134895693673">
                <text:p>197.134895693673</text:p>
              </table:table-cell>
              <table:table-cell office:value-type="float" office:value="205.884895693673">
                <text:p>205.884895693673</text:p>
              </table:table-cell>
              <table:table-cell office:value-type="float" office:value="213.634895693673">
                <text:p>213.634895693673</text:p>
              </table:table-cell>
              <table:table-cell office:value-type="float" office:value="221.664307458379">
                <text:p>221.664307458379</text:p>
              </table:table-cell>
              <table:table-cell office:value-type="float" office:value="230.909895693673">
                <text:p>230.909895693673</text:p>
              </table:table-cell>
              <table:table-cell office:value-type="float" office:value="240.412673471451">
                <text:p>240.412673471451</text:p>
              </table:table-cell>
              <table:table-cell office:value-type="float" office:value="248.384895693673">
                <text:p>248.384895693673</text:p>
              </table:table-cell>
              <table:table-cell office:value-type="float" office:value="255.384895693673">
                <text:p>255.384895693673</text:p>
              </table:table-cell>
              <table:table-cell office:value-type="float" office:value="262.134895693673">
                <text:p>262.134895693673</text:p>
              </table:table-cell>
              <table:table-cell office:value-type="float" office:value="198.145815797573">
                <text:p>198.145815797573</text:p>
              </table:table-cell>
              <table:table-cell office:value-type="float" office:value="107.68492322615">
                <text:p>107.68492322615</text:p>
              </table:table-cell>
              <table:table-cell office:value-type="float" office:value="127.412195953423">
                <text:p>127.412195953423</text:p>
              </table:table-cell>
              <table:table-cell office:value-type="float" office:value="144.427347468575">
                <text:p>144.427347468575</text:p>
              </table:table-cell>
              <table:table-cell office:value-type="float" office:value="161.925709466937">
                <text:p>161.92570946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912195953423">
                <text:p>175.912195953423</text:p>
              </table:table-cell>
              <table:table-cell office:value-type="float" office:value="188.662195953423">
                <text:p>188.662195953423</text:p>
              </table:table-cell>
              <table:table-cell office:value-type="float" office:value="204.662195953423">
                <text:p>204.662195953423</text:p>
              </table:table-cell>
              <table:table-cell office:value-type="float" office:value="220.912195953423">
                <text:p>220.912195953423</text:p>
              </table:table-cell>
              <table:table-cell office:value-type="float" office:value="234.436005477233">
                <text:p>234.436005477233</text:p>
              </table:table-cell>
              <table:table-cell office:value-type="float" office:value="244.662195953423">
                <text:p>244.662195953423</text:p>
              </table:table-cell>
              <table:table-cell office:value-type="float" office:value="258.676084842312">
                <text:p>258.676084842312</text:p>
              </table:table-cell>
              <table:table-cell office:value-type="float" office:value="276.162195953423">
                <text:p>276.162195953423</text:p>
              </table:table-cell>
              <table:table-cell office:value-type="float" office:value="293.162195953423">
                <text:p>293.162195953423</text:p>
              </table:table-cell>
              <table:table-cell office:value-type="float" office:value="309.912195953423">
                <text:p>309.912195953423</text:p>
              </table:table-cell>
              <table:table-cell office:value-type="float" office:value="324.432195953423">
                <text:p>324.432195953423</text:p>
              </table:table-cell>
              <table:table-cell office:value-type="float" office:value="331.412195953423">
                <text:p>331.412195953423</text:p>
              </table:table-cell>
              <table:table-cell office:value-type="float" office:value="342.174695953423">
                <text:p>342.174695953423</text:p>
              </table:table-cell>
              <table:table-cell office:value-type="float" office:value="357.933935083858">
                <text:p>357.933935083858</text:p>
              </table:table-cell>
              <table:table-cell office:value-type="float" office:value="370.912195953423">
                <text:p>370.912195953423</text:p>
              </table:table-cell>
              <table:table-cell office:value-type="float" office:value="384.412195953423">
                <text:p>384.412195953423</text:p>
              </table:table-cell>
              <table:table-cell office:value-type="float" office:value="397.68005309628">
                <text:p>397.68005309628</text:p>
              </table:table-cell>
              <table:table-cell office:value-type="float" office:value="408.445529286756">
                <text:p>408.445529286756</text:p>
              </table:table-cell>
              <table:table-cell office:value-type="float" office:value="415.162195953423">
                <text:p>415.162195953423</text:p>
              </table:table-cell>
              <table:table-cell office:value-type="float" office:value="421.450657491885">
                <text:p>421.450657491885</text:p>
              </table:table-cell>
              <table:table-cell office:value-type="float" office:value="424.912195953423">
                <text:p>424.912195953423</text:p>
              </table:table-cell>
              <table:table-cell office:value-type="float" office:value="425.662195953423">
                <text:p>425.662195953423</text:p>
              </table:table-cell>
              <table:table-cell office:value-type="float" office:value="427.162195953423">
                <text:p>427.162195953423</text:p>
              </table:table-cell>
              <table:table-cell office:value-type="float" office:value="428.662195953423">
                <text:p>428.662195953423</text:p>
              </table:table-cell>
              <table:table-cell office:value-type="float" office:value="429.912195953423">
                <text:p>429.912195953423</text:p>
              </table:table-cell>
              <table:table-cell office:value-type="float" office:value="431.662195953423">
                <text:p>431.662195953423</text:p>
              </table:table-cell>
              <table:table-cell office:value-type="float" office:value="433.412195953423">
                <text:p>433.412195953423</text:p>
              </table:table-cell>
              <table:table-cell office:value-type="float" office:value="434.662195953423">
                <text:p>434.662195953423</text:p>
              </table:table-cell>
              <table:table-cell office:value-type="float" office:value="435.912195953423">
                <text:p>435.912195953423</text:p>
              </table:table-cell>
              <table:table-cell office:value-type="float" office:value="441.464827532371">
                <text:p>441.464827532371</text:p>
              </table:table-cell>
              <table:table-cell office:value-type="float" office:value="451.412195953423">
                <text:p>451.412195953423</text:p>
              </table:table-cell>
              <table:table-cell office:value-type="float" office:value="464.412195953423">
                <text:p>464.412195953423</text:p>
              </table:table-cell>
              <table:table-cell office:value-type="float" office:value="479.912195953423">
                <text:p>479.912195953423</text:p>
              </table:table-cell>
              <table:table-cell office:value-type="float" office:value="495.460583050197">
                <text:p>495.460583050197</text:p>
              </table:table-cell>
              <table:table-cell office:value-type="float" office:value="510.197910239137">
                <text:p>510.197910239137</text:p>
              </table:table-cell>
              <table:table-cell office:value-type="float" office:value="523.94923299046">
                <text:p>523.94923299046</text:p>
              </table:table-cell>
              <table:table-cell office:value-type="float" office:value="537.697910239137">
                <text:p>537.697910239137</text:p>
              </table:table-cell>
              <table:table-cell office:value-type="float" office:value="551.162195953423">
                <text:p>551.162195953423</text:p>
              </table:table-cell>
              <table:table-cell office:value-type="float" office:value="564.929437332733">
                <text:p>564.929437332733</text:p>
              </table:table-cell>
              <table:table-cell office:value-type="float" office:value="579.928324985681">
                <text:p>579.928324985681</text:p>
              </table:table-cell>
              <table:table-cell office:value-type="float" office:value="461.768561634964">
                <text:p>461.768561634964</text:p>
              </table:table-cell>
              <table:table-cell office:value-type="float" office:value="472.495834362237">
                <text:p>472.495834362237</text:p>
              </table:table-cell>
              <table:table-cell office:value-type="float" office:value="482.745834362237">
                <text:p>482.745834362237</text:p>
              </table:table-cell>
              <table:table-cell office:value-type="float" office:value="492.495834362237">
                <text:p>492.495834362237</text:p>
              </table:table-cell>
              <table:table-cell office:value-type="float" office:value="503.26666769557">
                <text:p>503.26666769557</text:p>
              </table:table-cell>
              <table:table-cell office:value-type="float" office:value="200.000088225004">
                <text:p>200.000088225004</text:p>
              </table:table-cell>
              <table:table-cell office:value-type="float" office:value="206.344104091427">
                <text:p>206.344104091427</text:p>
              </table:table-cell>
              <table:table-cell office:value-type="float" office:value="NaN">
                <text:p>NaN</text:p>
              </table:table-cell>
              <table:table-cell office:value-type="float" office:value="220.594104091427">
                <text:p>220.594104091427</text:p>
              </table:table-cell>
              <table:table-cell office:value-type="float" office:value="229.886961234284">
                <text:p>229.886961234284</text:p>
              </table:table-cell>
              <table:table-cell office:value-type="float" office:value="234.639354278906">
                <text:p>234.639354278906</text:p>
              </table:table-cell>
              <table:table-cell office:value-type="float" office:value="246.389354278906">
                <text:p>246.389354278906</text:p>
              </table:table-cell>
              <table:table-cell office:value-type="float" office:value="257.389354278906">
                <text:p>257.389354278906</text:p>
              </table:table-cell>
              <table:table-cell office:value-type="float" office:value="268.139354278906">
                <text:p>268.139354278906</text:p>
              </table:table-cell>
              <table:table-cell office:value-type="float" office:value="278.139354278906">
                <text:p>278.139354278906</text:p>
              </table:table-cell>
              <table:table-cell office:value-type="float" office:value="289.389354278906">
                <text:p>289.389354278906</text:p>
              </table:table-cell>
              <table:table-cell office:value-type="float" office:value="300.639354278906">
                <text:p>300.639354278906</text:p>
              </table:table-cell>
              <table:table-cell office:value-type="float" office:value="311.139354278906">
                <text:p>311.139354278906</text:p>
              </table:table-cell>
              <table:table-cell office:value-type="float" office:value="321.389354278906">
                <text:p>321.389354278906</text:p>
              </table:table-cell>
              <table:table-cell office:value-type="float" office:value="330.889354278906">
                <text:p>330.889354278906</text:p>
              </table:table-cell>
              <table:table-cell office:value-type="float" office:value="339.639354278906">
                <text:p>339.639354278906</text:p>
              </table:table-cell>
              <table:table-cell office:value-type="float" office:value="347.389354278906">
                <text:p>347.389354278906</text:p>
              </table:table-cell>
              <table:table-cell office:value-type="float" office:value="355.639354278906">
                <text:p>355.639354278906</text:p>
              </table:table-cell>
              <table:table-cell office:value-type="float" office:value="365.639354278906">
                <text:p>365.639354278906</text:p>
              </table:table-cell>
              <table:table-cell office:value-type="float" office:value="375.639354278906">
                <text:p>375.639354278906</text:p>
              </table:table-cell>
              <table:table-cell office:value-type="float" office:value="386.657872797425">
                <text:p>386.657872797425</text:p>
              </table:table-cell>
              <table:table-cell office:value-type="float" office:value="399.389354278906">
                <text:p>399.389354278906</text:p>
              </table:table-cell>
              <table:table-cell office:value-type="float" office:value="408.389354278907">
                <text:p>408.389354278907</text:p>
              </table:table-cell>
              <table:table-cell office:value-type="float" office:value="NaN">
                <text:p>NaN</text:p>
              </table:table-cell>
              <table:table-cell office:value-type="float" office:value="123.283362742815">
                <text:p>123.283362742815</text:p>
              </table:table-cell>
              <table:table-cell office:value-type="float" office:value="147.288681891751">
                <text:p>147.288681891751</text:p>
              </table:table-cell>
              <table:table-cell office:value-type="float" office:value="193.044598697871">
                <text:p>193.044598697871</text:p>
              </table:table-cell>
              <table:table-cell office:value-type="float" office:value="229.559678532289">
                <text:p>229.559678532289</text:p>
              </table:table-cell>
              <table:table-cell office:value-type="float" office:value="261.547447249857">
                <text:p>261.547447249857</text:p>
              </table:table-cell>
              <table:table-cell office:value-type="float" office:value="291.533362742815">
                <text:p>291.533362742815</text:p>
              </table:table-cell>
              <table:table-cell office:value-type="float" office:value="309.283362742815">
                <text:p>309.283362742815</text:p>
              </table:table-cell>
              <table:table-cell office:value-type="float" office:value="320.783362742815">
                <text:p>320.783362742815</text:p>
              </table:table-cell>
              <table:table-cell office:value-type="float" office:value="331.783362742815">
                <text:p>331.783362742815</text:p>
              </table:table-cell>
              <table:table-cell office:value-type="float" office:value="341.033362742815">
                <text:p>341.033362742815</text:p>
              </table:table-cell>
              <table:table-cell office:value-type="float" office:value="351.033362742815">
                <text:p>351.033362742815</text:p>
              </table:table-cell>
              <table:table-cell office:value-type="float" office:value="360.783362742815">
                <text:p>360.783362742815</text:p>
              </table:table-cell>
              <table:table-cell office:value-type="float" office:value="371.073362742815">
                <text:p>371.073362742815</text:p>
              </table:table-cell>
              <table:table-cell office:value-type="float" office:value="383.533362742815">
                <text:p>383.533362742815</text:p>
              </table:table-cell>
              <table:table-cell office:value-type="float" office:value="395.057172266625">
                <text:p>395.057172266625</text:p>
              </table:table-cell>
              <table:table-cell office:value-type="float" office:value="406.553362742815">
                <text:p>406.553362742815</text:p>
              </table:table-cell>
              <table:table-cell office:value-type="float" office:value="417.283362742815">
                <text:p>417.283362742815</text:p>
              </table:table-cell>
              <table:table-cell office:value-type="float" office:value="427.057172266625">
                <text:p>427.057172266625</text:p>
              </table:table-cell>
              <table:table-cell office:value-type="float" office:value="438.283362742815">
                <text:p>438.283362742815</text:p>
              </table:table-cell>
              <table:table-cell office:value-type="float" office:value="448.283362742815">
                <text:p>448.283362742815</text:p>
              </table:table-cell>
              <table:table-cell office:value-type="float" office:value="455.783362742815">
                <text:p>455.783362742815</text:p>
              </table:table-cell>
              <table:table-cell office:value-type="float" office:value="463.811140520593">
                <text:p>463.811140520593</text:p>
              </table:table-cell>
              <table:table-cell office:value-type="float" office:value="472.283362742815">
                <text:p>472.283362742815</text:p>
              </table:table-cell>
              <table:table-cell office:value-type="float" office:value="480.283362742815">
                <text:p>480.283362742815</text:p>
              </table:table-cell>
              <table:table-cell office:value-type="float" office:value="487.283362742815">
                <text:p>487.283362742815</text:p>
              </table:table-cell>
              <table:table-cell office:value-type="float" office:value="494.283362742815">
                <text:p>494.283362742815</text:p>
              </table:table-cell>
              <table:table-cell office:value-type="float" office:value="505.301219885672">
                <text:p>505.301219885672</text:p>
              </table:table-cell>
              <table:table-cell office:value-type="float" office:value="525.052970585953">
                <text:p>525.052970585953</text:p>
              </table:table-cell>
              <table:table-cell office:value-type="float" office:value="547.808362742815">
                <text:p>547.808362742815</text:p>
              </table:table-cell>
              <table:table-cell office:value-type="float" office:value="359.163303205269">
                <text:p>359.163303205269</text:p>
              </table:table-cell>
              <table:table-cell office:value-type="float" office:value="186.807529382009">
                <text:p>186.807529382009</text:p>
              </table:table-cell>
              <table:table-cell office:value-type="float" office:value="237.043243667723">
                <text:p>237.043243667723</text:p>
              </table:table-cell>
              <table:table-cell office:value-type="float" office:value="278.0505966089">
                <text:p>278.0505966089</text:p>
              </table:table-cell>
              <table:table-cell office:value-type="float" office:value="314.799572781647">
                <text:p>314.799572781647</text:p>
              </table:table-cell>
              <table:table-cell office:value-type="float" office:value="357.803996355895">
                <text:p>357.803996355895</text:p>
              </table:table-cell>
              <table:table-cell office:value-type="float" office:value="400.049822615092">
                <text:p>400.049822615092</text:p>
              </table:table-cell>
              <table:table-cell office:value-type="float" office:value="436.043243667724">
                <text:p>436.043243667724</text:p>
              </table:table-cell>
              <table:table-cell office:value-type="float" office:value="469.800706354291">
                <text:p>469.800706354291</text:p>
              </table:table-cell>
              <table:table-cell office:value-type="float" office:value="493.810485047034">
                <text:p>493.810485047034</text:p>
              </table:table-cell>
              <table:table-cell office:value-type="float" office:value="507.043243667724">
                <text:p>507.043243667724</text:p>
              </table:table-cell>
              <table:table-cell office:value-type="float" office:value="518.043243667723">
                <text:p>518.043243667723</text:p>
              </table:table-cell>
              <table:table-cell office:value-type="float" office:value="530.793243667724">
                <text:p>530.793243667724</text:p>
              </table:table-cell>
              <table:table-cell office:value-type="float" office:value="544.793243667723">
                <text:p>544.793243667723</text:p>
              </table:table-cell>
              <table:table-cell office:value-type="float" office:value="557.543243667724">
                <text:p>557.543243667724</text:p>
              </table:table-cell>
              <table:table-cell office:value-type="float" office:value="569.043243667723">
                <text:p>569.043243667723</text:p>
              </table:table-cell>
              <table:table-cell office:value-type="float" office:value="579.543243667724">
                <text:p>579.543243667724</text:p>
              </table:table-cell>
              <table:table-cell office:value-type="float" office:value="590.793243667723">
                <text:p>590.793243667723</text:p>
              </table:table-cell>
              <table:table-cell office:value-type="float" office:value="600.543243667724">
                <text:p>600.543243667724</text:p>
              </table:table-cell>
              <table:table-cell office:value-type="float" office:value="607.043243667723">
                <text:p>607.043243667723</text:p>
              </table:table-cell>
              <table:table-cell office:value-type="float" office:value="613.078957953438">
                <text:p>613.0789579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286437140141">
                <text:p>171.286437140141</text:p>
              </table:table-cell>
              <table:table-cell office:value-type="float" office:value="184.796641221774">
                <text:p>184.796641221774</text:p>
              </table:table-cell>
              <table:table-cell office:value-type="float" office:value="204.036437140141">
                <text:p>204.036437140141</text:p>
              </table:table-cell>
              <table:table-cell office:value-type="float" office:value="222.797075438013">
                <text:p>222.797075438013</text:p>
              </table:table-cell>
              <table:table-cell office:value-type="float" office:value="245.286437140141">
                <text:p>245.286437140141</text:p>
              </table:table-cell>
              <table:table-cell office:value-type="float" office:value="267.797075438013">
                <text:p>267.797075438013</text:p>
              </table:table-cell>
              <table:table-cell office:value-type="float" office:value="290.786437140141">
                <text:p>290.786437140141</text:p>
              </table:table-cell>
              <table:table-cell office:value-type="float" office:value="313.047800776505">
                <text:p>313.047800776505</text:p>
              </table:table-cell>
              <table:table-cell office:value-type="float" office:value="335.319770473474">
                <text:p>335.319770473474</text:p>
              </table:table-cell>
              <table:table-cell office:value-type="float" office:value="357.286437140141">
                <text:p>357.286437140141</text:p>
              </table:table-cell>
              <table:table-cell office:value-type="float" office:value="378.286437140141">
                <text:p>378.286437140141</text:p>
              </table:table-cell>
              <table:table-cell office:value-type="float" office:value="398.286437140141">
                <text:p>398.286437140141</text:p>
              </table:table-cell>
              <table:table-cell office:value-type="float" office:value="414.036437140141">
                <text:p>414.036437140141</text:p>
              </table:table-cell>
              <table:table-cell office:value-type="float" office:value="432.786437140141">
                <text:p>432.786437140141</text:p>
              </table:table-cell>
              <table:table-cell office:value-type="float" office:value="456.060246663951">
                <text:p>456.060246663951</text:p>
              </table:table-cell>
              <table:table-cell office:value-type="float" office:value="479.036437140141">
                <text:p>479.036437140141</text:p>
              </table:table-cell>
              <table:table-cell office:value-type="float" office:value="502.298065047118">
                <text:p>502.298065047118</text:p>
              </table:table-cell>
              <table:table-cell office:value-type="float" office:value="519.786437140141">
                <text:p>519.786437140141</text:p>
              </table:table-cell>
              <table:table-cell office:value-type="float" office:value="531.81024666395">
                <text:p>531.81024666395</text:p>
              </table:table-cell>
              <table:table-cell office:value-type="float" office:value="541.786437140141">
                <text:p>541.786437140141</text:p>
              </table:table-cell>
              <table:table-cell office:value-type="float" office:value="549.536437140141">
                <text:p>549.53643714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.263472907013">
                <text:p>177.263472907013</text:p>
              </table:table-cell>
              <table:table-cell office:value-type="float" office:value="230.242194001356">
                <text:p>230.242194001356</text:p>
              </table:table-cell>
              <table:table-cell office:value-type="float" office:value="279.749521040951">
                <text:p>279.749521040951</text:p>
              </table:table-cell>
              <table:table-cell office:value-type="float" office:value="302.238882743078">
                <text:p>302.238882743078</text:p>
              </table:table-cell>
              <table:table-cell office:value-type="float" office:value="323.001382743078">
                <text:p>323.001382743078</text:p>
              </table:table-cell>
              <table:table-cell office:value-type="float" office:value="340.505549409745">
                <text:p>340.505549409745</text:p>
              </table:table-cell>
              <table:table-cell office:value-type="float" office:value="359.738882743078">
                <text:p>359.738882743078</text:p>
              </table:table-cell>
              <table:table-cell office:value-type="float" office:value="382.988882743078">
                <text:p>382.988882743078</text:p>
              </table:table-cell>
              <table:table-cell office:value-type="float" office:value="401.506739885935">
                <text:p>401.506739885935</text:p>
              </table:table-cell>
              <table:table-cell office:value-type="float" office:value="413.265198532552">
                <text:p>413.265198532552</text:p>
              </table:table-cell>
              <table:table-cell office:value-type="float" office:value="422.988882743078">
                <text:p>422.988882743078</text:p>
              </table:table-cell>
              <table:table-cell office:value-type="float" office:value="433.988882743078">
                <text:p>433.988882743078</text:p>
              </table:table-cell>
              <table:table-cell office:value-type="float" office:value="445.988882743078">
                <text:p>445.988882743078</text:p>
              </table:table-cell>
              <table:table-cell office:value-type="float" office:value="457.988882743078">
                <text:p>457.988882743078</text:p>
              </table:table-cell>
              <table:table-cell office:value-type="float" office:value="469.262692266888">
                <text:p>469.262692266888</text:p>
              </table:table-cell>
              <table:table-cell office:value-type="float" office:value="479.513882743078">
                <text:p>479.513882743078</text:p>
              </table:table-cell>
              <table:table-cell office:value-type="float" office:value="488.988882743078">
                <text:p>488.988882743078</text:p>
              </table:table-cell>
              <table:table-cell office:value-type="float" office:value="497.238882743078">
                <text:p>497.238882743078</text:p>
              </table:table-cell>
              <table:table-cell office:value-type="float" office:value="504.238882743078">
                <text:p>504.238882743078</text:p>
              </table:table-cell>
              <table:table-cell office:value-type="float" office:value="513.758882743078">
                <text:p>513.758882743078</text:p>
              </table:table-cell>
              <table:table-cell office:value-type="float" office:value="289.564305754141">
                <text:p>289.564305754141</text:p>
              </table:table-cell>
              <table:table-cell office:value-type="float" office:value="198.118269139698">
                <text:p>198.118269139698</text:p>
              </table:table-cell>
              <table:table-cell office:value-type="float" office:value="244.926930649309">
                <text:p>244.926930649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130306176735">
                <text:p>272.130306176735</text:p>
              </table:table-cell>
              <table:table-cell office:value-type="float" office:value="288.39221093864">
                <text:p>288.39221093864</text:p>
              </table:table-cell>
              <table:table-cell office:value-type="float" office:value="302.613639510068">
                <text:p>302.613639510068</text:p>
              </table:table-cell>
              <table:table-cell office:value-type="float" office:value="313.863639510068">
                <text:p>313.863639510068</text:p>
              </table:table-cell>
              <table:table-cell office:value-type="float" office:value="324.863639510068">
                <text:p>324.863639510068</text:p>
              </table:table-cell>
              <table:table-cell office:value-type="float" office:value="333.363639510068">
                <text:p>333.363639510068</text:p>
              </table:table-cell>
              <table:table-cell office:value-type="float" office:value="339.363639510068">
                <text:p>339.363639510068</text:p>
              </table:table-cell>
              <table:table-cell office:value-type="float" office:value="347.113639510068">
                <text:p>347.113639510068</text:p>
              </table:table-cell>
              <table:table-cell office:value-type="float" office:value="356.863639510068">
                <text:p>356.863639510068</text:p>
              </table:table-cell>
              <table:table-cell office:value-type="float" office:value="364.613639510068">
                <text:p>364.613639510068</text:p>
              </table:table-cell>
              <table:table-cell office:value-type="float" office:value="372.113639510068">
                <text:p>372.113639510068</text:p>
              </table:table-cell>
              <table:table-cell office:value-type="float" office:value="445.227914262673">
                <text:p>445.227914262673</text:p>
              </table:table-cell>
              <table:table-cell office:value-type="float" office:value="453.255692040451">
                <text:p>453.255692040451</text:p>
              </table:table-cell>
              <table:table-cell office:value-type="float" office:value="462.227914262673">
                <text:p>462.227914262673</text:p>
              </table:table-cell>
              <table:table-cell office:value-type="float" office:value="472.727914262673">
                <text:p>472.727914262673</text:p>
              </table:table-cell>
              <table:table-cell office:value-type="float" office:value="481.977914262673">
                <text:p>481.977914262673</text:p>
              </table:table-cell>
              <table:table-cell office:value-type="float" office:value="491.227914262673">
                <text:p>491.227914262673</text:p>
              </table:table-cell>
              <table:table-cell office:value-type="float" office:value="502.977914262673">
                <text:p>502.977914262673</text:p>
              </table:table-cell>
              <table:table-cell office:value-type="float" office:value="513.504230052147">
                <text:p>513.504230052147</text:p>
              </table:table-cell>
              <table:table-cell office:value-type="float" office:value="523.977914262673">
                <text:p>523.977914262673</text:p>
              </table:table-cell>
              <table:table-cell office:value-type="float" office:value="535.2506415354">
                <text:p>535.2506415354</text:p>
              </table:table-cell>
              <table:table-cell office:value-type="float" office:value="546.477914262673">
                <text:p>546.477914262673</text:p>
              </table:table-cell>
              <table:table-cell office:value-type="float" office:value="557.477914262673">
                <text:p>557.477914262673</text:p>
              </table:table-cell>
              <table:table-cell office:value-type="float" office:value="568.477914262673">
                <text:p>568.477914262673</text:p>
              </table:table-cell>
              <table:table-cell office:value-type="float" office:value="580.227914262673">
                <text:p>580.227914262673</text:p>
              </table:table-cell>
              <table:table-cell office:value-type="float" office:value="590.227914262673">
                <text:p>590.227914262673</text:p>
              </table:table-cell>
              <table:table-cell office:value-type="float" office:value="599.004230052147">
                <text:p>599.004230052147</text:p>
              </table:table-cell>
              <table:table-cell office:value-type="float" office:value="607.759164262673">
                <text:p>607.759164262673</text:p>
              </table:table-cell>
              <table:table-cell office:value-type="float" office:value="617.001723786482">
                <text:p>617.001723786482</text:p>
              </table:table-cell>
              <table:table-cell office:value-type="float" office:value="625.227914262673">
                <text:p>625.227914262673</text:p>
              </table:table-cell>
              <table:table-cell office:value-type="float" office:value="632.227914262673">
                <text:p>632.227914262673</text:p>
              </table:table-cell>
              <table:table-cell office:value-type="float" office:value="639.727914262673">
                <text:p>639.727914262673</text:p>
              </table:table-cell>
              <table:table-cell office:value-type="float" office:value="645.477914262673">
                <text:p>645.477914262673</text:p>
              </table:table-cell>
              <table:table-cell office:value-type="float" office:value="650.977914262673">
                <text:p>650.977914262673</text:p>
              </table:table-cell>
              <table:table-cell office:value-type="float" office:value="659.977914262673">
                <text:p>659.977914262673</text:p>
              </table:table-cell>
              <table:table-cell office:value-type="float" office:value="670.477914262673">
                <text:p>670.477914262673</text:p>
              </table:table-cell>
              <table:table-cell office:value-type="float" office:value="680.977914262673">
                <text:p>680.977914262673</text:p>
              </table:table-cell>
              <table:table-cell office:value-type="float" office:value="692.001723786482">
                <text:p>692.001723786482</text:p>
              </table:table-cell>
              <table:table-cell office:value-type="float" office:value="702.727914262673">
                <text:p>702.727914262673</text:p>
              </table:table-cell>
              <table:table-cell office:value-type="float" office:value="712.227914262673">
                <text:p>712.227914262673</text:p>
              </table:table-cell>
              <table:table-cell office:value-type="float" office:value="720.727914262673">
                <text:p>720.727914262673</text:p>
              </table:table-cell>
              <table:table-cell office:value-type="float" office:value="728.727914262673">
                <text:p>728.727914262673</text:p>
              </table:table-cell>
              <table:table-cell office:value-type="float" office:value="736.727914262673">
                <text:p>736.727914262673</text:p>
              </table:table-cell>
              <table:table-cell office:value-type="float" office:value="746.477914262673">
                <text:p>746.477914262673</text:p>
              </table:table-cell>
              <table:table-cell office:value-type="float" office:value="756.477914262673">
                <text:p>756.477914262673</text:p>
              </table:table-cell>
              <table:table-cell office:value-type="float" office:value="764.227914262673">
                <text:p>764.227914262673</text:p>
              </table:table-cell>
              <table:table-cell office:value-type="float" office:value="770.227914262673">
                <text:p>770.227914262673</text:p>
              </table:table-cell>
              <table:table-cell office:value-type="float" office:value="777.727914262673">
                <text:p>777.727914262673</text:p>
              </table:table-cell>
              <table:table-cell office:value-type="float" office:value="785.477914262673">
                <text:p>785.477914262673</text:p>
              </table:table-cell>
              <table:table-cell office:value-type="float" office:value="791.977914262673">
                <text:p>791.977914262673</text:p>
              </table:table-cell>
              <table:table-cell office:value-type="float" office:value="798.977914262673">
                <text:p>798.977914262673</text:p>
              </table:table-cell>
              <table:table-cell office:value-type="float" office:value="806.227914262673">
                <text:p>806.227914262673</text:p>
              </table:table-cell>
              <table:table-cell office:value-type="float" office:value="813.727914262673">
                <text:p>813.727914262673</text:p>
              </table:table-cell>
              <table:table-cell office:value-type="float" office:value="822.227914262673">
                <text:p>822.227914262673</text:p>
              </table:table-cell>
              <table:table-cell office:value-type="float" office:value="830.477914262673">
                <text:p>830.477914262673</text:p>
              </table:table-cell>
              <table:table-cell office:value-type="float" office:value="838.977914262673">
                <text:p>838.977914262673</text:p>
              </table:table-cell>
              <table:table-cell office:value-type="float" office:value="846.227914262673">
                <text:p>846.227914262673</text:p>
              </table:table-cell>
              <table:table-cell office:value-type="float" office:value="850.977914262673">
                <text:p>850.977914262673</text:p>
              </table:table-cell>
              <table:table-cell office:value-type="float" office:value="856.977914262673">
                <text:p>856.977914262673</text:p>
              </table:table-cell>
              <table:table-cell office:value-type="float" office:value="863.977914262673">
                <text:p>863.977914262673</text:p>
              </table:table-cell>
              <table:table-cell office:value-type="float" office:value="870.516375801135">
                <text:p>870.516375801135</text:p>
              </table:table-cell>
              <table:table-cell office:value-type="float" office:value="875.977914262673">
                <text:p>875.977914262673</text:p>
              </table:table-cell>
              <table:table-cell office:value-type="float" office:value="881.727914262673">
                <text:p>881.727914262673</text:p>
              </table:table-cell>
              <table:table-cell office:value-type="float" office:value="890.477914262673">
                <text:p>890.477914262673</text:p>
              </table:table-cell>
              <table:table-cell office:value-type="float" office:value="900.007326027379">
                <text:p>900.007326027379</text:p>
              </table:table-cell>
              <table:table-cell office:value-type="float" office:value="908.977914262673">
                <text:p>908.977914262673</text:p>
              </table:table-cell>
              <table:table-cell office:value-type="float" office:value="918.477914262673">
                <text:p>918.477914262673</text:p>
              </table:table-cell>
              <table:table-cell office:value-type="float" office:value="927.227914262673">
                <text:p>927.227914262673</text:p>
              </table:table-cell>
              <table:table-cell office:value-type="float" office:value="934.477914262673">
                <text:p>934.477914262673</text:p>
              </table:table-cell>
              <table:table-cell office:value-type="float" office:value="941.727914262673">
                <text:p>941.727914262673</text:p>
              </table:table-cell>
              <table:table-cell office:value-type="float" office:value="951.477914262673">
                <text:p>951.477914262673</text:p>
              </table:table-cell>
              <table:table-cell office:value-type="float" office:value="962.477914262673">
                <text:p>962.477914262673</text:p>
              </table:table-cell>
              <table:table-cell office:value-type="float" office:value="972.504230052146">
                <text:p>972.504230052146</text:p>
              </table:table-cell>
              <table:table-cell office:value-type="float" office:value="982.727914262673">
                <text:p>982.727914262673</text:p>
              </table:table-cell>
              <table:table-cell office:value-type="float" office:value="992.727914262673">
                <text:p>992.727914262673</text:p>
              </table:table-cell>
              <table:table-cell office:value-type="float" office:value="1000.47791426267">
                <text:p>1000.47791426267</text:p>
              </table:table-cell>
              <table:table-cell office:value-type="float" office:value="1006.97791426267">
                <text:p>1006.97791426267</text:p>
              </table:table-cell>
              <table:table-cell office:value-type="float" office:value="1015.72791426267">
                <text:p>1015.72791426267</text:p>
              </table:table-cell>
              <table:table-cell office:value-type="float" office:value="1026.97791426267">
                <text:p>1026.97791426267</text:p>
              </table:table-cell>
              <table:table-cell office:value-type="float" office:value="1037.72791426267">
                <text:p>1037.72791426267</text:p>
              </table:table-cell>
              <table:table-cell office:value-type="float" office:value="1046.47791426267">
                <text:p>1046.47791426267</text:p>
              </table:table-cell>
              <table:table-cell office:value-type="float" office:value="1054.22791426267">
                <text:p>1054.22791426267</text:p>
              </table:table-cell>
              <table:table-cell office:value-type="float" office:value="1062.22791426267">
                <text:p>1062.22791426267</text:p>
              </table:table-cell>
              <table:table-cell office:value-type="float" office:value="1070.97791426267">
                <text:p>1070.97791426267</text:p>
              </table:table-cell>
              <table:table-cell office:value-type="float" office:value="1081.22791426267">
                <text:p>1081.22791426267</text:p>
              </table:table-cell>
              <table:table-cell office:value-type="float" office:value="1091.97791426267">
                <text:p>1091.97791426267</text:p>
              </table:table-cell>
              <table:table-cell office:value-type="float" office:value="1103.7471450319">
                <text:p>1103.7471450319</text:p>
              </table:table-cell>
              <table:table-cell office:value-type="float" office:value="1116.22791426267">
                <text:p>1116.22791426267</text:p>
              </table:table-cell>
              <table:table-cell office:value-type="float" office:value="1128.22791426267">
                <text:p>1128.22791426267</text:p>
              </table:table-cell>
              <table:table-cell office:value-type="float" office:value="1139.9996533931">
                <text:p>1139.9996533931</text:p>
              </table:table-cell>
              <table:table-cell office:value-type="float" office:value="1151.47791426267">
                <text:p>1151.47791426267</text:p>
              </table:table-cell>
              <table:table-cell office:value-type="float" office:value="1162.97791426267">
                <text:p>1162.97791426267</text:p>
              </table:table-cell>
              <table:table-cell office:value-type="float" office:value="1173.72791426267">
                <text:p>1173.72791426267</text:p>
              </table:table-cell>
              <table:table-cell office:value-type="float" office:value="1181.72791426267">
                <text:p>1181.72791426267</text:p>
              </table:table-cell>
              <table:table-cell office:value-type="float" office:value="1190.22791426267">
                <text:p>1190.22791426267</text:p>
              </table:table-cell>
              <table:table-cell office:value-type="float" office:value="1201.47791426267">
                <text:p>1201.47791426267</text:p>
              </table:table-cell>
              <table:table-cell office:value-type="float" office:value="1212.47791426267">
                <text:p>1212.47791426267</text:p>
              </table:table-cell>
              <table:table-cell office:value-type="float" office:value="1223.748747596">
                <text:p>1223.748747596</text:p>
              </table:table-cell>
              <table:table-cell office:value-type="float" office:value="1235.22791426267">
                <text:p>1235.22791426267</text:p>
              </table:table-cell>
              <table:table-cell office:value-type="float" office:value="1246.22791426267">
                <text:p>1246.22791426267</text:p>
              </table:table-cell>
              <table:table-cell office:value-type="float" office:value="1256.22791426267">
                <text:p>1256.22791426267</text:p>
              </table:table-cell>
              <table:table-cell office:value-type="float" office:value="1266.99791426267">
                <text:p>1266.99791426267</text:p>
              </table:table-cell>
              <table:table-cell office:value-type="float" office:value="1277.97791426267">
                <text:p>1277.97791426267</text:p>
              </table:table-cell>
              <table:table-cell office:value-type="float" office:value="1286.72791426267">
                <text:p>1286.72791426267</text:p>
              </table:table-cell>
              <table:table-cell office:value-type="float" office:value="1293.97791426267">
                <text:p>1293.97791426267</text:p>
              </table:table-cell>
              <table:table-cell office:value-type="float" office:value="1300.76362854838">
                <text:p>1300.76362854838</text:p>
              </table:table-cell>
              <table:table-cell office:value-type="float" office:value="1307.97791426267">
                <text:p>1307.97791426267</text:p>
              </table:table-cell>
              <table:table-cell office:value-type="float" office:value="1315.22791426267">
                <text:p>1315.22791426267</text:p>
              </table:table-cell>
              <table:table-cell office:value-type="float" office:value="1322.22791426267">
                <text:p>1322.22791426267</text:p>
              </table:table-cell>
              <table:table-cell office:value-type="float" office:value="1329.47791426267">
                <text:p>1329.47791426267</text:p>
              </table:table-cell>
              <table:table-cell office:value-type="float" office:value="1337.47791426267">
                <text:p>1337.47791426267</text:p>
              </table:table-cell>
              <table:table-cell office:value-type="float" office:value="753.216213091242">
                <text:p>753.216213091242</text:p>
              </table:table-cell>
              <table:table-cell office:value-type="float" office:value="385.464294663232">
                <text:p>385.464294663232</text:p>
              </table:table-cell>
              <table:table-cell office:value-type="float" office:value="431.488715340594">
                <text:p>431.488715340594</text:p>
              </table:table-cell>
              <table:table-cell office:value-type="float" office:value="483.213041939921">
                <text:p>483.213041939921</text:p>
              </table:table-cell>
              <table:table-cell office:value-type="float" office:value="534.208412310291">
                <text:p>534.208412310291</text:p>
              </table:table-cell>
              <table:table-cell office:value-type="float" office:value="574.965874996858">
                <text:p>574.965874996858</text:p>
              </table:table-cell>
              <table:table-cell office:value-type="float" office:value="611.733412310291">
                <text:p>611.733412310291</text:p>
              </table:table-cell>
              <table:table-cell office:value-type="float" office:value="653.225854170756">
                <text:p>653.225854170756</text:p>
              </table:table-cell>
              <table:table-cell office:value-type="float" office:value="694.464741424215">
                <text:p>694.464741424215</text:p>
              </table:table-cell>
              <table:table-cell office:value-type="float" office:value="734.976484599448">
                <text:p>734.976484599448</text:p>
              </table:table-cell>
              <table:table-cell office:value-type="float" office:value="776.208412310291">
                <text:p>776.208412310291</text:p>
              </table:table-cell>
              <table:table-cell office:value-type="float" office:value="820.229688906037">
                <text:p>820.229688906037</text:p>
              </table:table-cell>
              <table:table-cell office:value-type="float" office:value="862.958412310291">
                <text:p>862.958412310291</text:p>
              </table:table-cell>
              <table:table-cell office:value-type="float" office:value="902.708412310292">
                <text:p>902.708412310292</text:p>
              </table:table-cell>
              <table:table-cell office:value-type="float" office:value="943.009045221684">
                <text:p>943.009045221684</text:p>
              </table:table-cell>
              <table:table-cell office:value-type="float" office:value="981.958412310292">
                <text:p>981.958412310292</text:p>
              </table:table-cell>
              <table:table-cell office:value-type="float" office:value="1020.46490581678">
                <text:p>1020.46490581678</text:p>
              </table:table-cell>
              <table:table-cell office:value-type="float" office:value="1060.70841231029">
                <text:p>1060.70841231029</text:p>
              </table:table-cell>
              <table:table-cell office:value-type="float" office:value="1101.71466231029">
                <text:p>1101.71466231029</text:p>
              </table:table-cell>
              <table:table-cell office:value-type="float" office:value="1140.20841231029">
                <text:p>1140.20841231029</text:p>
              </table:table-cell>
              <table:table-cell office:value-type="float" office:value="1176.71535675473">
                <text:p>1176.71535675473</text:p>
              </table:table-cell>
              <table:table-cell office:value-type="float" office:value="1214.96458514979">
                <text:p>1214.96458514979</text:p>
              </table:table-cell>
              <table:table-cell office:value-type="float" office:value="1237.20841231029">
                <text:p>1237.2084123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599878085822">
                <text:p>341.599878085822</text:p>
              </table:table-cell>
              <table:table-cell office:value-type="float" office:value="361.099878085822">
                <text:p>361.099878085822</text:p>
              </table:table-cell>
              <table:table-cell office:value-type="float" office:value="381.849878085822">
                <text:p>381.849878085822</text:p>
              </table:table-cell>
              <table:table-cell office:value-type="float" office:value="396.599878085822">
                <text:p>396.599878085822</text:p>
              </table:table-cell>
              <table:table-cell office:value-type="float" office:value="407.662378085822">
                <text:p>407.662378085822</text:p>
              </table:table-cell>
              <table:table-cell office:value-type="float" office:value="419.099878085822">
                <text:p>419.099878085822</text:p>
              </table:table-cell>
              <table:table-cell office:value-type="float" office:value="429.099878085822">
                <text:p>429.099878085822</text:p>
              </table:table-cell>
              <table:table-cell office:value-type="float" office:value="438.849878085822">
                <text:p>438.849878085822</text:p>
              </table:table-cell>
              <table:table-cell office:value-type="float" office:value="448.349878085822">
                <text:p>448.349878085822</text:p>
              </table:table-cell>
              <table:table-cell office:value-type="float" office:value="458.889878085822">
                <text:p>458.889878085822</text:p>
              </table:table-cell>
              <table:table-cell office:value-type="float" office:value="470.871617216257">
                <text:p>470.871617216257</text:p>
              </table:table-cell>
              <table:table-cell office:value-type="float" office:value="482.099878085822">
                <text:p>482.099878085822</text:p>
              </table:table-cell>
              <table:table-cell office:value-type="float" office:value="493.349878085822">
                <text:p>493.349878085822</text:p>
              </table:table-cell>
              <table:table-cell office:value-type="float" office:value="504.599878085822">
                <text:p>504.599878085822</text:p>
              </table:table-cell>
              <table:table-cell office:value-type="float" office:value="516.120711419155">
                <text:p>516.120711419155</text:p>
              </table:table-cell>
              <table:table-cell office:value-type="float" office:value="527.349878085822">
                <text:p>527.349878085822</text:p>
              </table:table-cell>
              <table:table-cell office:value-type="float" office:value="537.624878085822">
                <text:p>537.624878085822</text:p>
              </table:table-cell>
              <table:table-cell office:value-type="float" office:value="548.599878085822">
                <text:p>548.599878085822</text:p>
              </table:table-cell>
              <table:table-cell office:value-type="float" office:value="558.849878085822">
                <text:p>558.849878085822</text:p>
              </table:table-cell>
              <table:table-cell office:value-type="float" office:value="569.619108855053">
                <text:p>569.619108855053</text:p>
              </table:table-cell>
              <table:table-cell office:value-type="float" office:value="231.576539097919">
                <text:p>231.576539097919</text:p>
              </table:table-cell>
              <table:table-cell office:value-type="float" office:value="203.16787167731">
                <text:p>203.16787167731</text:p>
              </table:table-cell>
              <table:table-cell office:value-type="float" office:value="214.66787167731">
                <text:p>214.66787167731</text:p>
              </table:table-cell>
              <table:table-cell office:value-type="float" office:value="224.91787167731">
                <text:p>224.91787167731</text:p>
              </table:table-cell>
              <table:table-cell office:value-type="float" office:value="236.188705010643">
                <text:p>236.188705010643</text:p>
              </table:table-cell>
              <table:table-cell office:value-type="float" office:value="247.41787167731">
                <text:p>247.41787167731</text:p>
              </table:table-cell>
              <table:table-cell office:value-type="float" office:value="257.16787167731">
                <text:p>257.16787167731</text:p>
              </table:table-cell>
              <table:table-cell office:value-type="float" office:value="267.16787167731">
                <text:p>267.16787167731</text:p>
              </table:table-cell>
              <table:table-cell office:value-type="float" office:value="275.91787167731">
                <text:p>275.91787167731</text:p>
              </table:table-cell>
              <table:table-cell office:value-type="float" office:value="286.66787167731">
                <text:p>286.66787167731</text:p>
              </table:table-cell>
              <table:table-cell office:value-type="float" office:value="300.16787167731">
                <text:p>300.16787167731</text:p>
              </table:table-cell>
              <table:table-cell office:value-type="float" office:value="311.939610807745">
                <text:p>311.939610807745</text:p>
              </table:table-cell>
              <table:table-cell office:value-type="float" office:value="323.41787167731">
                <text:p>323.41787167731</text:p>
              </table:table-cell>
              <table:table-cell office:value-type="float" office:value="334.939610807745">
                <text:p>334.939610807745</text:p>
              </table:table-cell>
              <table:table-cell office:value-type="float" office:value="345.16787167731">
                <text:p>345.16787167731</text:p>
              </table:table-cell>
              <table:table-cell office:value-type="float" office:value="355.66787167731">
                <text:p>355.66787167731</text:p>
              </table:table-cell>
              <table:table-cell office:value-type="float" office:value="366.41787167731">
                <text:p>366.41787167731</text:p>
              </table:table-cell>
              <table:table-cell office:value-type="float" office:value="376.91787167731">
                <text:p>376.91787167731</text:p>
              </table:table-cell>
              <table:table-cell office:value-type="float" office:value="388.91787167731">
                <text:p>388.91787167731</text:p>
              </table:table-cell>
              <table:table-cell office:value-type="float" office:value="401.687102446541">
                <text:p>401.687102446541</text:p>
              </table:table-cell>
              <table:table-cell office:value-type="float" office:value="413.91787167731">
                <text:p>413.91787167731</text:p>
              </table:table-cell>
              <table:table-cell office:value-type="float" office:value="423.66787167731">
                <text:p>423.66787167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3.87325803326">
                <text:p>9973.87325803326</text:p>
              </table:table-cell>
              <table:table-cell office:value-type="float" office:value="10008.1246558827">
                <text:p>10008.1246558827</text:p>
              </table:table-cell>
              <table:table-cell office:value-type="float" office:value="10036.6262067512">
                <text:p>10036.6262067512</text:p>
              </table:table-cell>
              <table:table-cell office:value-type="float" office:value="10049.8665913666">
                <text:p>10049.8665913666</text:p>
              </table:table-cell>
              <table:table-cell office:value-type="float" office:value="185.645762597479">
                <text:p>185.645762597479</text:p>
              </table:table-cell>
              <table:table-cell office:value-type="float" office:value="216.189864329081">
                <text:p>216.189864329081</text:p>
              </table:table-cell>
              <table:table-cell office:value-type="float" office:value="237.386834026051">
                <text:p>237.386834026051</text:p>
              </table:table-cell>
              <table:table-cell office:value-type="float" office:value="245.136834026051">
                <text:p>245.136834026051</text:p>
              </table:table-cell>
              <table:table-cell office:value-type="float" office:value="253.386834026051">
                <text:p>253.386834026051</text:p>
              </table:table-cell>
              <table:table-cell office:value-type="float" office:value="264.386834026051">
                <text:p>264.386834026051</text:p>
              </table:table-cell>
            </table:table-row>
            <table:table-row>
              <table:table-cell office:value-type="string">
                <text:p>Server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970540735629">
                <text:p>53.2970540735629</text:p>
              </table:table-cell>
              <table:table-cell office:value-type="float" office:value="59.3622714648673">
                <text:p>59.3622714648673</text:p>
              </table:table-cell>
              <table:table-cell office:value-type="float" office:value="65.2970540735629">
                <text:p>65.2970540735629</text:p>
              </table:table-cell>
              <table:table-cell office:value-type="float" office:value="66.2970540735629">
                <text:p>66.2970540735629</text:p>
              </table:table-cell>
              <table:table-cell office:value-type="float" office:value="70.2970540735629">
                <text:p>70.2970540735629</text:p>
              </table:table-cell>
              <table:table-cell office:value-type="float" office:value="74.7970540735629">
                <text:p>74.7970540735629</text:p>
              </table:table-cell>
              <table:table-cell office:value-type="float" office:value="60.0875065183907">
                <text:p>60.087506518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2251001093796">
                <text:p>52.2251001093796</text:p>
              </table:table-cell>
              <table:table-cell office:value-type="float" office:value="56.2251001093796">
                <text:p>56.2251001093796</text:p>
              </table:table-cell>
              <table:table-cell office:value-type="float" office:value="NaN">
                <text:p>NaN</text:p>
              </table:table-cell>
              <table:table-cell office:value-type="float" office:value="61.0251001093796">
                <text:p>61.0251001093796</text:p>
              </table:table-cell>
              <table:table-cell office:value-type="float" office:value="66.7251001093796">
                <text:p>66.7251001093796</text:p>
              </table:table-cell>
              <table:table-cell office:value-type="float" office:value="72.4751001093796">
                <text:p>72.4751001093796</text:p>
              </table:table-cell>
              <table:table-cell office:value-type="float" office:value="78.0584334427129">
                <text:p>78.0584334427129</text:p>
              </table:table-cell>
              <table:table-cell office:value-type="float" office:value="82.9751001093796">
                <text:p>82.9751001093796</text:p>
              </table:table-cell>
              <table:table-cell office:value-type="float" office:value="86.2251001093796">
                <text:p>86.2251001093796</text:p>
              </table:table-cell>
              <table:table-cell office:value-type="float" office:value="88.2251001093796">
                <text:p>88.2251001093796</text:p>
              </table:table-cell>
              <table:table-cell office:value-type="float" office:value="92.9751001093796">
                <text:p>92.9751001093796</text:p>
              </table:table-cell>
              <table:table-cell office:value-type="float" office:value="101.751415898854">
                <text:p>101.751415898854</text:p>
              </table:table-cell>
              <table:table-cell office:value-type="float" office:value="109.02510010938">
                <text:p>109.02510010938</text:p>
              </table:table-cell>
              <table:table-cell office:value-type="float" office:value="114.02510010938">
                <text:p>114.02510010938</text:p>
              </table:table-cell>
              <table:table-cell office:value-type="float" office:value="119.72510010938">
                <text:p>119.72510010938</text:p>
              </table:table-cell>
              <table:table-cell office:value-type="float" office:value="125.97510010938">
                <text:p>125.97510010938</text:p>
              </table:table-cell>
              <table:table-cell office:value-type="float" office:value="132.263561647842">
                <text:p>132.263561647842</text:p>
              </table:table-cell>
              <table:table-cell office:value-type="float" office:value="137.22510010938">
                <text:p>137.22510010938</text:p>
              </table:table-cell>
              <table:table-cell office:value-type="float" office:value="141.97510010938">
                <text:p>141.97510010938</text:p>
              </table:table-cell>
              <table:table-cell office:value-type="float" office:value="148.47510010938">
                <text:p>148.47510010938</text:p>
              </table:table-cell>
              <table:table-cell office:value-type="float" office:value="155.510814395094">
                <text:p>155.510814395094</text:p>
              </table:table-cell>
              <table:table-cell office:value-type="float" office:value="163.22510010938">
                <text:p>163.22510010938</text:p>
              </table:table-cell>
              <table:table-cell office:value-type="float" office:value="171.291766776047">
                <text:p>171.291766776047</text:p>
              </table:table-cell>
              <table:table-cell office:value-type="float" office:value="NaN">
                <text:p>NaN</text:p>
              </table:table-cell>
              <table:table-cell office:value-type="float" office:value="88.6680057224503">
                <text:p>88.6680057224503</text:p>
              </table:table-cell>
              <table:table-cell office:value-type="float" office:value="104.445783500228">
                <text:p>104.445783500228</text:p>
              </table:table-cell>
              <table:table-cell office:value-type="float" office:value="121.184134754708">
                <text:p>121.184134754708</text:p>
              </table:table-cell>
              <table:table-cell office:value-type="float" office:value="133.197417487156">
                <text:p>133.197417487156</text:p>
              </table:table-cell>
              <table:table-cell office:value-type="float" office:value="142.16800572245">
                <text:p>142.16800572245</text:p>
              </table:table-cell>
              <table:table-cell office:value-type="float" office:value="150.91800572245">
                <text:p>150.91800572245</text:p>
              </table:table-cell>
              <table:table-cell office:value-type="float" office:value="158.701339055783">
                <text:p>158.701339055783</text:p>
              </table:table-cell>
              <table:table-cell office:value-type="float" office:value="167.66800572245">
                <text:p>167.66800572245</text:p>
              </table:table-cell>
              <table:table-cell office:value-type="float" office:value="176.91800572245">
                <text:p>176.91800572245</text:p>
              </table:table-cell>
              <table:table-cell office:value-type="float" office:value="184.525148579593">
                <text:p>184.525148579593</text:p>
              </table:table-cell>
              <table:table-cell office:value-type="float" office:value="190.16800572245">
                <text:p>190.16800572245</text:p>
              </table:table-cell>
              <table:table-cell office:value-type="float" office:value="197.16800572245">
                <text:p>197.16800572245</text:p>
              </table:table-cell>
              <table:table-cell office:value-type="float" office:value="205.91800572245">
                <text:p>205.91800572245</text:p>
              </table:table-cell>
              <table:table-cell office:value-type="float" office:value="213.66800572245">
                <text:p>213.66800572245</text:p>
              </table:table-cell>
              <table:table-cell office:value-type="float" office:value="221.66800572245">
                <text:p>221.66800572245</text:p>
              </table:table-cell>
              <table:table-cell office:value-type="float" office:value="230.41800572245">
                <text:p>230.41800572245</text:p>
              </table:table-cell>
              <table:table-cell office:value-type="float" office:value="239.66800572245">
                <text:p>239.66800572245</text:p>
              </table:table-cell>
              <table:table-cell office:value-type="float" office:value="248.16800572245">
                <text:p>248.16800572245</text:p>
              </table:table-cell>
              <table:table-cell office:value-type="float" office:value="255.41800572245">
                <text:p>255.41800572245</text:p>
              </table:table-cell>
              <table:table-cell office:value-type="float" office:value="262.16800572245">
                <text:p>262.16800572245</text:p>
              </table:table-cell>
              <table:table-cell office:value-type="float" office:value="266.54300572245">
                <text:p>266.5430057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408215788569">
                <text:p>113.408215788569</text:p>
              </table:table-cell>
              <table:table-cell office:value-type="float" office:value="140.165568729745">
                <text:p>140.165568729745</text:p>
              </table:table-cell>
              <table:table-cell office:value-type="float" office:value="163.199882455236">
                <text:p>163.199882455236</text:p>
              </table:table-cell>
              <table:table-cell office:value-type="float" office:value="174.908215788569">
                <text:p>174.908215788569</text:p>
              </table:table-cell>
              <table:table-cell office:value-type="float" office:value="188.908215788569">
                <text:p>188.908215788569</text:p>
              </table:table-cell>
              <table:table-cell office:value-type="float" office:value="205.173840788568">
                <text:p>205.173840788568</text:p>
              </table:table-cell>
              <table:table-cell office:value-type="float" office:value="221.408215788568">
                <text:p>221.408215788568</text:p>
              </table:table-cell>
              <table:table-cell office:value-type="float" office:value="234.658215788568">
                <text:p>234.658215788568</text:p>
              </table:table-cell>
              <table:table-cell office:value-type="float" office:value="244.658215788568">
                <text:p>244.658215788568</text:p>
              </table:table-cell>
              <table:table-cell office:value-type="float" office:value="258.658215788568">
                <text:p>258.658215788568</text:p>
              </table:table-cell>
              <table:table-cell office:value-type="float" office:value="276.158215788568">
                <text:p>276.158215788568</text:p>
              </table:table-cell>
              <table:table-cell office:value-type="float" office:value="293.158215788568">
                <text:p>293.158215788568</text:p>
              </table:table-cell>
              <table:table-cell office:value-type="float" office:value="309.908215788568">
                <text:p>309.908215788568</text:p>
              </table:table-cell>
              <table:table-cell office:value-type="float" office:value="324.71590809626">
                <text:p>324.71590809626</text:p>
              </table:table-cell>
              <table:table-cell office:value-type="float" office:value="331.658215788568">
                <text:p>331.658215788568</text:p>
              </table:table-cell>
              <table:table-cell office:value-type="float" office:value="342.183215788568">
                <text:p>342.183215788568</text:p>
              </table:table-cell>
              <table:table-cell office:value-type="float" office:value="358.179049121901">
                <text:p>358.179049121901</text:p>
              </table:table-cell>
              <table:table-cell office:value-type="float" office:value="371.176072931425">
                <text:p>371.176072931425</text:p>
              </table:table-cell>
              <table:table-cell office:value-type="float" office:value="384.428215788568">
                <text:p>384.428215788568</text:p>
              </table:table-cell>
              <table:table-cell office:value-type="float" office:value="397.426734307087">
                <text:p>397.426734307087</text:p>
              </table:table-cell>
              <table:table-cell office:value-type="float" office:value="408.158215788569">
                <text:p>408.158215788569</text:p>
              </table:table-cell>
              <table:table-cell office:value-type="float" office:value="415.158215788569">
                <text:p>415.158215788569</text:p>
              </table:table-cell>
              <table:table-cell office:value-type="float" office:value="421.408215788569">
                <text:p>421.408215788569</text:p>
              </table:table-cell>
              <table:table-cell office:value-type="float" office:value="425.158215788569">
                <text:p>425.158215788569</text:p>
              </table:table-cell>
              <table:table-cell office:value-type="float" office:value="425.908215788569">
                <text:p>425.908215788569</text:p>
              </table:table-cell>
              <table:table-cell office:value-type="float" office:value="427.158215788569">
                <text:p>427.158215788569</text:p>
              </table:table-cell>
              <table:table-cell office:value-type="float" office:value="428.658215788569">
                <text:p>428.658215788569</text:p>
              </table:table-cell>
              <table:table-cell office:value-type="float" office:value="429.908215788569">
                <text:p>429.908215788569</text:p>
              </table:table-cell>
              <table:table-cell office:value-type="float" office:value="431.908215788569">
                <text:p>431.908215788569</text:p>
              </table:table-cell>
              <table:table-cell office:value-type="float" office:value="433.908215788569">
                <text:p>433.908215788569</text:p>
              </table:table-cell>
              <table:table-cell office:value-type="float" office:value="434.908215788569">
                <text:p>434.908215788569</text:p>
              </table:table-cell>
              <table:table-cell office:value-type="float" office:value="436.158215788569">
                <text:p>436.158215788569</text:p>
              </table:table-cell>
              <table:table-cell office:value-type="float" office:value="441.685993566346">
                <text:p>441.685993566346</text:p>
              </table:table-cell>
              <table:table-cell office:value-type="float" office:value="451.749124879478">
                <text:p>451.749124879478</text:p>
              </table:table-cell>
              <table:table-cell office:value-type="float" office:value="464.908215788569">
                <text:p>464.908215788569</text:p>
              </table:table-cell>
              <table:table-cell office:value-type="float" office:value="480.158215788569">
                <text:p>480.158215788569</text:p>
              </table:table-cell>
              <table:table-cell office:value-type="float" office:value="495.424344820827">
                <text:p>495.424344820827</text:p>
              </table:table-cell>
              <table:table-cell office:value-type="float" office:value="510.158215788569">
                <text:p>510.158215788569</text:p>
              </table:table-cell>
              <table:table-cell office:value-type="float" office:value="523.908215788568">
                <text:p>523.908215788568</text:p>
              </table:table-cell>
              <table:table-cell office:value-type="float" office:value="537.693930074282">
                <text:p>537.693930074282</text:p>
              </table:table-cell>
              <table:table-cell office:value-type="float" office:value="551.408215788568">
                <text:p>551.408215788568</text:p>
              </table:table-cell>
              <table:table-cell office:value-type="float" office:value="565.408215788568">
                <text:p>565.408215788568</text:p>
              </table:table-cell>
              <table:table-cell office:value-type="float" office:value="580.158215788568">
                <text:p>580.158215788568</text:p>
              </table:table-cell>
              <table:table-cell office:value-type="float" office:value="462.085566301627">
                <text:p>462.085566301627</text:p>
              </table:table-cell>
              <table:table-cell office:value-type="float" office:value="472.5628390289">
                <text:p>472.5628390289</text:p>
              </table:table-cell>
              <table:table-cell office:value-type="float" office:value="482.8128390289">
                <text:p>482.8128390289</text:p>
              </table:table-cell>
              <table:table-cell office:value-type="float" office:value="492.839154818373">
                <text:p>492.839154818373</text:p>
              </table:table-cell>
              <table:table-cell office:value-type="float" office:value="503.5628390289">
                <text:p>503.5628390289</text:p>
              </table:table-cell>
              <table:table-cell office:value-type="float" office:value="510.3128390289">
                <text:p>510.3128390289</text:p>
              </table:table-cell>
              <table:table-cell office:value-type="float" office:value="173.358079516213">
                <text:p>173.358079516213</text:p>
              </table:table-cell>
              <table:table-cell office:value-type="float" office:value="191.868079516213">
                <text:p>191.868079516213</text:p>
              </table:table-cell>
              <table:table-cell office:value-type="float" office:value="212.858079516213">
                <text:p>212.858079516213</text:p>
              </table:table-cell>
              <table:table-cell office:value-type="float" office:value="230.122365230499">
                <text:p>230.122365230499</text:p>
              </table:table-cell>
              <table:table-cell office:value-type="float" office:value="234.503150717399">
                <text:p>234.503150717399</text:p>
              </table:table-cell>
              <table:table-cell office:value-type="float" office:value="246.213150717399">
                <text:p>246.213150717399</text:p>
              </table:table-cell>
              <table:table-cell office:value-type="float" office:value="257.213150717399">
                <text:p>257.213150717399</text:p>
              </table:table-cell>
              <table:table-cell office:value-type="float" office:value="268.213150717399">
                <text:p>268.213150717399</text:p>
              </table:table-cell>
              <table:table-cell office:value-type="float" office:value="278.463150717399">
                <text:p>278.463150717399</text:p>
              </table:table-cell>
              <table:table-cell office:value-type="float" office:value="289.713150717399">
                <text:p>289.713150717399</text:p>
              </table:table-cell>
              <table:table-cell office:value-type="float" office:value="300.713150717399">
                <text:p>300.713150717399</text:p>
              </table:table-cell>
              <table:table-cell office:value-type="float" office:value="311.006628978269">
                <text:p>311.006628978269</text:p>
              </table:table-cell>
              <table:table-cell office:value-type="float" office:value="321.213150717399">
                <text:p>321.213150717399</text:p>
              </table:table-cell>
              <table:table-cell office:value-type="float" office:value="330.713150717399">
                <text:p>330.713150717399</text:p>
              </table:table-cell>
              <table:table-cell office:value-type="float" office:value="339.463150717399">
                <text:p>339.463150717399</text:p>
              </table:table-cell>
              <table:table-cell office:value-type="float" office:value="347.213150717399">
                <text:p>347.213150717399</text:p>
              </table:table-cell>
              <table:table-cell office:value-type="float" office:value="355.463150717399">
                <text:p>355.463150717399</text:p>
              </table:table-cell>
              <table:table-cell office:value-type="float" office:value="365.713150717399">
                <text:p>365.713150717399</text:p>
              </table:table-cell>
              <table:table-cell office:value-type="float" office:value="375.713150717399">
                <text:p>375.713150717399</text:p>
              </table:table-cell>
              <table:table-cell office:value-type="float" office:value="386.481669235917">
                <text:p>386.481669235917</text:p>
              </table:table-cell>
              <table:table-cell office:value-type="float" office:value="399.213150717399">
                <text:p>399.213150717399</text:p>
              </table:table-cell>
              <table:table-cell office:value-type="float" office:value="273.471708098002">
                <text:p>273.471708098002</text:p>
              </table:table-cell>
              <table:table-cell office:value-type="float" office:value="197.644079685071">
                <text:p>197.644079685071</text:p>
              </table:table-cell>
              <table:table-cell office:value-type="float" office:value="215.409231200223">
                <text:p>215.40923120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906274807022">
                <text:p>233.906274807022</text:p>
              </table:table-cell>
              <table:table-cell office:value-type="float" office:value="261.658365399357">
                <text:p>261.658365399357</text:p>
              </table:table-cell>
              <table:table-cell office:value-type="float" office:value="291.50632458303">
                <text:p>291.50632458303</text:p>
              </table:table-cell>
              <table:table-cell office:value-type="float" office:value="309.394079685071">
                <text:p>309.394079685071</text:p>
              </table:table-cell>
              <table:table-cell office:value-type="float" office:value="320.894079685071">
                <text:p>320.894079685071</text:p>
              </table:table-cell>
              <table:table-cell office:value-type="float" office:value="331.644079685071">
                <text:p>331.644079685071</text:p>
              </table:table-cell>
              <table:table-cell office:value-type="float" office:value="340.894079685071">
                <text:p>340.894079685071</text:p>
              </table:table-cell>
              <table:table-cell office:value-type="float" office:value="350.894079685071">
                <text:p>350.894079685071</text:p>
              </table:table-cell>
              <table:table-cell office:value-type="float" office:value="360.894079685071">
                <text:p>360.894079685071</text:p>
              </table:table-cell>
              <table:table-cell office:value-type="float" office:value="371.144079685071">
                <text:p>371.144079685071</text:p>
              </table:table-cell>
              <table:table-cell office:value-type="float" office:value="383.394079685071">
                <text:p>383.394079685071</text:p>
              </table:table-cell>
              <table:table-cell office:value-type="float" office:value="395.144079685071">
                <text:p>395.144079685071</text:p>
              </table:table-cell>
              <table:table-cell office:value-type="float" office:value="406.644079685071">
                <text:p>406.644079685071</text:p>
              </table:table-cell>
              <table:table-cell office:value-type="float" office:value="417.144079685071">
                <text:p>417.144079685071</text:p>
              </table:table-cell>
              <table:table-cell office:value-type="float" office:value="426.894079685071">
                <text:p>426.894079685071</text:p>
              </table:table-cell>
              <table:table-cell office:value-type="float" office:value="438.144079685071">
                <text:p>438.144079685071</text:p>
              </table:table-cell>
              <table:table-cell office:value-type="float" office:value="448.144079685071">
                <text:p>448.144079685071</text:p>
              </table:table-cell>
              <table:table-cell office:value-type="float" office:value="455.644079685071">
                <text:p>455.644079685071</text:p>
              </table:table-cell>
              <table:table-cell office:value-type="float" office:value="463.671857462849">
                <text:p>463.671857462849</text:p>
              </table:table-cell>
              <table:table-cell office:value-type="float" office:value="472.175329685071">
                <text:p>472.175329685071</text:p>
              </table:table-cell>
              <table:table-cell office:value-type="float" office:value="480.394079685071">
                <text:p>480.394079685071</text:p>
              </table:table-cell>
              <table:table-cell office:value-type="float" office:value="487.394079685071">
                <text:p>487.394079685071</text:p>
              </table:table-cell>
              <table:table-cell office:value-type="float" office:value="494.144079685071">
                <text:p>494.144079685071</text:p>
              </table:table-cell>
              <table:table-cell office:value-type="float" office:value="505.411321064381">
                <text:p>505.411321064381</text:p>
              </table:table-cell>
              <table:table-cell office:value-type="float" office:value="525.14407968507">
                <text:p>525.14407968507</text:p>
              </table:table-cell>
              <table:table-cell office:value-type="float" office:value="547.894079685071">
                <text:p>547.894079685071</text:p>
              </table:table-cell>
              <table:table-cell office:value-type="float" office:value="560.894079685071">
                <text:p>560.89407968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644079685071">
                <text:p>568.644079685071</text:p>
              </table:table-cell>
              <table:table-cell office:value-type="float" office:value="579.394079685071">
                <text:p>579.394079685071</text:p>
              </table:table-cell>
              <table:table-cell office:value-type="float" office:value="590.644079685071">
                <text:p>590.644079685071</text:p>
              </table:table-cell>
              <table:table-cell office:value-type="float" office:value="600.394079685071">
                <text:p>600.394079685071</text:p>
              </table:table-cell>
              <table:table-cell office:value-type="float" office:value="606.894079685071">
                <text:p>606.894079685071</text:p>
              </table:table-cell>
              <table:table-cell office:value-type="float" office:value="612.927413018404">
                <text:p>612.92741301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263370613628">
                <text:p>228.263370613628</text:p>
              </table:table-cell>
              <table:table-cell office:value-type="float" office:value="267.525870613628">
                <text:p>267.525870613628</text:p>
              </table:table-cell>
              <table:table-cell office:value-type="float" office:value="288.774481724739">
                <text:p>288.774481724739</text:p>
              </table:table-cell>
              <table:table-cell office:value-type="float" office:value="312.513370613628">
                <text:p>312.513370613628</text:p>
              </table:table-cell>
              <table:table-cell office:value-type="float" office:value="332.013370613628">
                <text:p>332.013370613628</text:p>
              </table:table-cell>
              <table:table-cell office:value-type="float" office:value="346.013370613628">
                <text:p>346.013370613628</text:p>
              </table:table-cell>
              <table:table-cell office:value-type="float" office:value="357.263370613628">
                <text:p>357.263370613628</text:p>
              </table:table-cell>
              <table:table-cell office:value-type="float" office:value="367.013370613628">
                <text:p>367.013370613628</text:p>
              </table:table-cell>
              <table:table-cell office:value-type="float" office:value="379.013370613628">
                <text:p>379.013370613628</text:p>
              </table:table-cell>
              <table:table-cell office:value-type="float" office:value="393.763370613628">
                <text:p>393.763370613628</text:p>
              </table:table-cell>
              <table:table-cell office:value-type="float" office:value="408.263370613628">
                <text:p>408.263370613628</text:p>
              </table:table-cell>
              <table:table-cell office:value-type="float" office:value="421.013370613628">
                <text:p>421.013370613628</text:p>
              </table:table-cell>
              <table:table-cell office:value-type="float" office:value="433.513370613628">
                <text:p>433.513370613628</text:p>
              </table:table-cell>
              <table:table-cell office:value-type="float" office:value="445.763370613628">
                <text:p>445.763370613628</text:p>
              </table:table-cell>
              <table:table-cell office:value-type="float" office:value="455.513370613628">
                <text:p>455.513370613628</text:p>
              </table:table-cell>
              <table:table-cell office:value-type="float" office:value="464.513370613628">
                <text:p>464.513370613628</text:p>
              </table:table-cell>
              <table:table-cell office:value-type="float" office:value="473.263370613628">
                <text:p>473.263370613628</text:p>
              </table:table-cell>
              <table:table-cell office:value-type="float" office:value="482.013370613628">
                <text:p>482.013370613628</text:p>
              </table:table-cell>
              <table:table-cell office:value-type="float" office:value="493.263370613628">
                <text:p>493.263370613628</text:p>
              </table:table-cell>
              <table:table-cell office:value-type="float" office:value="503.763370613628">
                <text:p>503.763370613628</text:p>
              </table:table-cell>
              <table:table-cell office:value-type="float" office:value="515.263370613628">
                <text:p>515.263370613628</text:p>
              </table:table-cell>
              <table:table-cell office:value-type="float" office:value="522.513370613628">
                <text:p>522.51337061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.763370613628">
                <text:p>524.763370613628</text:p>
              </table:table-cell>
              <table:table-cell office:value-type="float" office:value="531.763370613628">
                <text:p>531.763370613628</text:p>
              </table:table-cell>
              <table:table-cell office:value-type="float" office:value="541.763370613628">
                <text:p>541.763370613628</text:p>
              </table:table-cell>
              <table:table-cell office:value-type="float" office:value="549.513370613628">
                <text:p>549.51337061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820980208473">
                <text:p>262.820980208473</text:p>
              </table:table-cell>
              <table:table-cell office:value-type="float" office:value="279.570980208473">
                <text:p>279.570980208473</text:p>
              </table:table-cell>
              <table:table-cell office:value-type="float" office:value="302.320980208473">
                <text:p>302.320980208473</text:p>
              </table:table-cell>
              <table:table-cell office:value-type="float" office:value="323.070980208473">
                <text:p>323.070980208473</text:p>
              </table:table-cell>
              <table:table-cell office:value-type="float" office:value="340.338221587783">
                <text:p>340.338221587783</text:p>
              </table:table-cell>
              <table:table-cell office:value-type="float" office:value="359.58139687514">
                <text:p>359.58139687514</text:p>
              </table:table-cell>
              <table:table-cell office:value-type="float" office:value="382.820980208473">
                <text:p>382.820980208473</text:p>
              </table:table-cell>
              <table:table-cell office:value-type="float" office:value="401.338221587783">
                <text:p>401.338221587783</text:p>
              </table:table-cell>
              <table:table-cell office:value-type="float" office:value="413.098757986251">
                <text:p>413.098757986251</text:p>
              </table:table-cell>
              <table:table-cell office:value-type="float" office:value="422.820980208473">
                <text:p>422.820980208473</text:p>
              </table:table-cell>
              <table:table-cell office:value-type="float" office:value="434.340980208473">
                <text:p>434.340980208473</text:p>
              </table:table-cell>
              <table:table-cell office:value-type="float" office:value="446.342719338908">
                <text:p>446.342719338908</text:p>
              </table:table-cell>
              <table:table-cell office:value-type="float" office:value="457.820980208473">
                <text:p>457.820980208473</text:p>
              </table:table-cell>
              <table:table-cell office:value-type="float" office:value="468.820980208473">
                <text:p>468.820980208473</text:p>
              </table:table-cell>
              <table:table-cell office:value-type="float" office:value="479.344789732282">
                <text:p>479.344789732282</text:p>
              </table:table-cell>
              <table:table-cell office:value-type="float" office:value="489.070980208473">
                <text:p>489.070980208473</text:p>
              </table:table-cell>
              <table:table-cell office:value-type="float" office:value="497.320980208473">
                <text:p>497.320980208473</text:p>
              </table:table-cell>
              <table:table-cell office:value-type="float" office:value="504.320980208473">
                <text:p>504.320980208473</text:p>
              </table:table-cell>
              <table:table-cell office:value-type="float" office:value="513.840980208473">
                <text:p>513.840980208473</text:p>
              </table:table-cell>
              <table:table-cell office:value-type="float" office:value="523.820980208473">
                <text:p>523.82098020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.021768713235">
                <text:p>296.021768713235</text:p>
              </table:table-cell>
              <table:table-cell office:value-type="float" office:value="303.021768713235">
                <text:p>303.021768713235</text:p>
              </table:table-cell>
              <table:table-cell office:value-type="float" office:value="314.271768713235">
                <text:p>314.271768713235</text:p>
              </table:table-cell>
              <table:table-cell office:value-type="float" office:value="325.271768713235">
                <text:p>325.271768713235</text:p>
              </table:table-cell>
              <table:table-cell office:value-type="float" office:value="333.771768713235">
                <text:p>333.771768713235</text:p>
              </table:table-cell>
              <table:table-cell office:value-type="float" office:value="339.521768713235">
                <text:p>339.521768713235</text:p>
              </table:table-cell>
              <table:table-cell office:value-type="float" office:value="347.021768713235">
                <text:p>347.021768713235</text:p>
              </table:table-cell>
              <table:table-cell office:value-type="float" office:value="356.771768713235">
                <text:p>356.771768713235</text:p>
              </table:table-cell>
              <table:table-cell office:value-type="float" office:value="364.771768713235">
                <text:p>364.771768713235</text:p>
              </table:table-cell>
              <table:table-cell office:value-type="float" office:value="372.521768713235">
                <text:p>372.521768713235</text:p>
              </table:table-cell>
              <table:table-cell office:value-type="float" office:value="445.412743593175">
                <text:p>445.412743593175</text:p>
              </table:table-cell>
              <table:table-cell office:value-type="float" office:value="453.412743593175">
                <text:p>453.412743593175</text:p>
              </table:table-cell>
              <table:table-cell office:value-type="float" office:value="462.412743593175">
                <text:p>462.412743593175</text:p>
              </table:table-cell>
              <table:table-cell office:value-type="float" office:value="472.683576926508">
                <text:p>472.683576926508</text:p>
              </table:table-cell>
              <table:table-cell office:value-type="float" office:value="481.951205131637">
                <text:p>481.951205131637</text:p>
              </table:table-cell>
              <table:table-cell office:value-type="float" office:value="491.162743593175">
                <text:p>491.162743593175</text:p>
              </table:table-cell>
              <table:table-cell office:value-type="float" office:value="502.912743593175">
                <text:p>502.912743593175</text:p>
              </table:table-cell>
              <table:table-cell office:value-type="float" office:value="513.412743593175">
                <text:p>513.412743593175</text:p>
              </table:table-cell>
              <table:table-cell office:value-type="float" office:value="523.912743593175">
                <text:p>523.912743593175</text:p>
              </table:table-cell>
              <table:table-cell office:value-type="float" office:value="535.162743593175">
                <text:p>535.162743593175</text:p>
              </table:table-cell>
              <table:table-cell office:value-type="float" office:value="546.412743593175">
                <text:p>546.412743593175</text:p>
              </table:table-cell>
              <table:table-cell office:value-type="float" office:value="557.436553116985">
                <text:p>557.436553116985</text:p>
              </table:table-cell>
              <table:table-cell office:value-type="float" office:value="568.412743593175">
                <text:p>568.412743593175</text:p>
              </table:table-cell>
              <table:table-cell office:value-type="float" office:value="580.162743593175">
                <text:p>580.162743593175</text:p>
              </table:table-cell>
              <table:table-cell office:value-type="float" office:value="590.162743593175">
                <text:p>590.162743593175</text:p>
              </table:table-cell>
              <table:table-cell office:value-type="float" office:value="599.162743593175">
                <text:p>599.162743593175</text:p>
              </table:table-cell>
              <table:table-cell office:value-type="float" office:value="608.162743593175">
                <text:p>608.162743593175</text:p>
              </table:table-cell>
              <table:table-cell office:value-type="float" office:value="617.162743593175">
                <text:p>617.162743593175</text:p>
              </table:table-cell>
              <table:table-cell office:value-type="float" office:value="625.412743593175">
                <text:p>625.412743593175</text:p>
              </table:table-cell>
              <table:table-cell office:value-type="float" office:value="632.412743593175">
                <text:p>632.412743593175</text:p>
              </table:table-cell>
              <table:table-cell office:value-type="float" office:value="639.698457878889">
                <text:p>639.698457878889</text:p>
              </table:table-cell>
              <table:table-cell office:value-type="float" office:value="645.412743593175">
                <text:p>645.412743593175</text:p>
              </table:table-cell>
              <table:table-cell office:value-type="float" office:value="650.912743593175">
                <text:p>650.912743593175</text:p>
              </table:table-cell>
              <table:table-cell office:value-type="float" office:value="659.93448272361">
                <text:p>659.93448272361</text:p>
              </table:table-cell>
              <table:table-cell office:value-type="float" office:value="670.491690961596">
                <text:p>670.491690961596</text:p>
              </table:table-cell>
              <table:table-cell office:value-type="float" office:value="680.912743593175">
                <text:p>680.912743593175</text:p>
              </table:table-cell>
              <table:table-cell office:value-type="float" office:value="691.662743593175">
                <text:p>691.662743593175</text:p>
              </table:table-cell>
              <table:table-cell office:value-type="float" office:value="702.662743593175">
                <text:p>702.662743593175</text:p>
              </table:table-cell>
              <table:table-cell office:value-type="float" office:value="712.412743593175">
                <text:p>712.412743593175</text:p>
              </table:table-cell>
              <table:table-cell office:value-type="float" office:value="720.662743593175">
                <text:p>720.662743593175</text:p>
              </table:table-cell>
              <table:table-cell office:value-type="float" office:value="728.698457878889">
                <text:p>728.698457878889</text:p>
              </table:table-cell>
              <table:table-cell office:value-type="float" office:value="736.939059382649">
                <text:p>736.939059382649</text:p>
              </table:table-cell>
              <table:table-cell office:value-type="float" office:value="746.912743593175">
                <text:p>746.912743593175</text:p>
              </table:table-cell>
              <table:table-cell office:value-type="float" office:value="756.690521370953">
                <text:p>756.690521370953</text:p>
              </table:table-cell>
              <table:table-cell office:value-type="float" office:value="764.162743593175">
                <text:p>764.162743593175</text:p>
              </table:table-cell>
              <table:table-cell office:value-type="float" office:value="770.412743593175">
                <text:p>770.412743593175</text:p>
              </table:table-cell>
              <table:table-cell office:value-type="float" office:value="778.162743593175">
                <text:p>778.162743593175</text:p>
              </table:table-cell>
              <table:table-cell office:value-type="float" office:value="785.662743593175">
                <text:p>785.662743593175</text:p>
              </table:table-cell>
              <table:table-cell office:value-type="float" office:value="791.912743593175">
                <text:p>791.912743593175</text:p>
              </table:table-cell>
              <table:table-cell office:value-type="float" office:value="798.912743593175">
                <text:p>798.912743593175</text:p>
              </table:table-cell>
              <table:table-cell office:value-type="float" office:value="806.198457878889">
                <text:p>806.198457878889</text:p>
              </table:table-cell>
              <table:table-cell office:value-type="float" office:value="813.662743593175">
                <text:p>813.662743593175</text:p>
              </table:table-cell>
              <table:table-cell office:value-type="float" office:value="822.162743593175">
                <text:p>822.162743593175</text:p>
              </table:table-cell>
              <table:table-cell office:value-type="float" office:value="830.693993593175">
                <text:p>830.693993593175</text:p>
              </table:table-cell>
              <table:table-cell office:value-type="float" office:value="839.190521370953">
                <text:p>839.190521370953</text:p>
              </table:table-cell>
              <table:table-cell office:value-type="float" office:value="846.412743593175">
                <text:p>846.412743593175</text:p>
              </table:table-cell>
              <table:table-cell office:value-type="float" office:value="851.162743593175">
                <text:p>851.162743593175</text:p>
              </table:table-cell>
              <table:table-cell office:value-type="float" office:value="857.162743593175">
                <text:p>857.162743593175</text:p>
              </table:table-cell>
              <table:table-cell office:value-type="float" office:value="864.412743593175">
                <text:p>864.412743593175</text:p>
              </table:table-cell>
              <table:table-cell office:value-type="float" office:value="870.662743593175">
                <text:p>870.662743593175</text:p>
              </table:table-cell>
              <table:table-cell office:value-type="float" office:value="875.912743593175">
                <text:p>875.912743593175</text:p>
              </table:table-cell>
              <table:table-cell office:value-type="float" office:value="881.912743593175">
                <text:p>881.912743593175</text:p>
              </table:table-cell>
              <table:table-cell office:value-type="float" office:value="890.662743593175">
                <text:p>890.662743593175</text:p>
              </table:table-cell>
              <table:table-cell office:value-type="float" office:value="900.162743593175">
                <text:p>900.162743593175</text:p>
              </table:table-cell>
              <table:table-cell office:value-type="float" office:value="909.162743593175">
                <text:p>909.162743593175</text:p>
              </table:table-cell>
              <table:table-cell office:value-type="float" office:value="918.412743593175">
                <text:p>918.412743593175</text:p>
              </table:table-cell>
              <table:table-cell office:value-type="float" office:value="927.162743593175">
                <text:p>927.162743593175</text:p>
              </table:table-cell>
              <table:table-cell office:value-type="float" office:value="934.412743593175">
                <text:p>934.412743593175</text:p>
              </table:table-cell>
              <table:table-cell office:value-type="float" office:value="941.662743593175">
                <text:p>941.662743593175</text:p>
              </table:table-cell>
              <table:table-cell office:value-type="float" office:value="951.662743593175">
                <text:p>951.662743593175</text:p>
              </table:table-cell>
              <table:table-cell office:value-type="float" office:value="962.687743593175">
                <text:p>962.687743593175</text:p>
              </table:table-cell>
              <table:table-cell office:value-type="float" office:value="972.662743593175">
                <text:p>972.662743593175</text:p>
              </table:table-cell>
              <table:table-cell office:value-type="float" office:value="982.912743593175">
                <text:p>982.912743593175</text:p>
              </table:table-cell>
              <table:table-cell office:value-type="float" office:value="992.662743593175">
                <text:p>992.662743593175</text:p>
              </table:table-cell>
              <table:table-cell office:value-type="float" office:value="1000.69845787889">
                <text:p>1000.69845787889</text:p>
              </table:table-cell>
              <table:table-cell office:value-type="float" office:value="1007.16274359317">
                <text:p>1007.16274359317</text:p>
              </table:table-cell>
              <table:table-cell office:value-type="float" office:value="1015.91274359317">
                <text:p>1015.91274359317</text:p>
              </table:table-cell>
              <table:table-cell office:value-type="float" office:value="1027.16274359317">
                <text:p>1027.16274359317</text:p>
              </table:table-cell>
              <table:table-cell office:value-type="float" office:value="1037.66274359317">
                <text:p>1037.66274359317</text:p>
              </table:table-cell>
              <table:table-cell office:value-type="float" office:value="1046.4460769265">
                <text:p>1046.4460769265</text:p>
              </table:table-cell>
              <table:table-cell office:value-type="float" office:value="1054.41274359317">
                <text:p>1054.41274359317</text:p>
              </table:table-cell>
              <table:table-cell office:value-type="float" office:value="1062.4460769265">
                <text:p>1062.4460769265</text:p>
              </table:table-cell>
              <table:table-cell office:value-type="float" office:value="1070.93905938265">
                <text:p>1070.93905938265</text:p>
              </table:table-cell>
              <table:table-cell office:value-type="float" office:value="1081.16274359317">
                <text:p>1081.16274359317</text:p>
              </table:table-cell>
              <table:table-cell office:value-type="float" office:value="1091.91274359317">
                <text:p>1091.91274359317</text:p>
              </table:table-cell>
              <table:table-cell office:value-type="float" office:value="1103.91274359317">
                <text:p>1103.91274359317</text:p>
              </table:table-cell>
              <table:table-cell office:value-type="float" office:value="1116.66274359317">
                <text:p>1116.66274359317</text:p>
              </table:table-cell>
              <table:table-cell office:value-type="float" office:value="1128.41274359317">
                <text:p>1128.41274359317</text:p>
              </table:table-cell>
              <table:table-cell office:value-type="float" office:value="1139.91274359317">
                <text:p>1139.91274359317</text:p>
              </table:table-cell>
              <table:table-cell office:value-type="float" office:value="1151.43448272361">
                <text:p>1151.43448272361</text:p>
              </table:table-cell>
              <table:table-cell office:value-type="float" office:value="1163.16274359317">
                <text:p>1163.16274359317</text:p>
              </table:table-cell>
              <table:table-cell office:value-type="float" office:value="1173.93905938264">
                <text:p>1173.93905938264</text:p>
              </table:table-cell>
              <table:table-cell office:value-type="float" office:value="1181.91274359317">
                <text:p>1181.91274359317</text:p>
              </table:table-cell>
              <table:table-cell office:value-type="float" office:value="1190.66274359317">
                <text:p>1190.66274359317</text:p>
              </table:table-cell>
              <table:table-cell office:value-type="float" office:value="1201.66274359317">
                <text:p>1201.66274359317</text:p>
              </table:table-cell>
              <table:table-cell office:value-type="float" office:value="1212.66274359317">
                <text:p>1212.66274359317</text:p>
              </table:table-cell>
              <table:table-cell office:value-type="float" office:value="1223.93448272361">
                <text:p>1223.93448272361</text:p>
              </table:table-cell>
              <table:table-cell office:value-type="float" office:value="1235.16274359317">
                <text:p>1235.16274359317</text:p>
              </table:table-cell>
              <table:table-cell office:value-type="float" office:value="1246.1854708659">
                <text:p>1246.1854708659</text:p>
              </table:table-cell>
              <table:table-cell office:value-type="float" office:value="1256.16274359317">
                <text:p>1256.16274359317</text:p>
              </table:table-cell>
              <table:table-cell office:value-type="float" office:value="1267.1819743624">
                <text:p>1267.1819743624</text:p>
              </table:table-cell>
              <table:table-cell office:value-type="float" office:value="1278.16274359317">
                <text:p>1278.16274359317</text:p>
              </table:table-cell>
              <table:table-cell office:value-type="float" office:value="1286.66274359317">
                <text:p>1286.66274359317</text:p>
              </table:table-cell>
              <table:table-cell office:value-type="float" office:value="1293.91274359317">
                <text:p>1293.91274359317</text:p>
              </table:table-cell>
              <table:table-cell office:value-type="float" office:value="1300.66274359317">
                <text:p>1300.66274359317</text:p>
              </table:table-cell>
              <table:table-cell office:value-type="float" office:value="1307.91274359317">
                <text:p>1307.91274359317</text:p>
              </table:table-cell>
              <table:table-cell office:value-type="float" office:value="1315.16274359317">
                <text:p>1315.16274359317</text:p>
              </table:table-cell>
              <table:table-cell office:value-type="float" office:value="1322.16274359317">
                <text:p>1322.16274359317</text:p>
              </table:table-cell>
              <table:table-cell office:value-type="float" office:value="1329.66274359317">
                <text:p>1329.66274359317</text:p>
              </table:table-cell>
              <table:table-cell office:value-type="float" office:value="1337.69399359317">
                <text:p>1337.69399359317</text:p>
              </table:table-cell>
              <table:table-cell office:value-type="float" office:value="1773.33973617878">
                <text:p>1773.33973617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204749981753">
                <text:p>529.204749981753</text:p>
              </table:table-cell>
              <table:table-cell office:value-type="float" office:value="537.229749981753">
                <text:p>537.229749981753</text:p>
              </table:table-cell>
              <table:table-cell office:value-type="float" office:value="547.454749981753">
                <text:p>547.454749981753</text:p>
              </table:table-cell>
              <table:table-cell office:value-type="float" office:value="558.454749981753">
                <text:p>558.454749981753</text:p>
              </table:table-cell>
              <table:table-cell office:value-type="float" office:value="569.704749981753">
                <text:p>569.704749981753</text:p>
              </table:table-cell>
              <table:table-cell office:value-type="float" office:value="581.225583315086">
                <text:p>581.225583315086</text:p>
              </table:table-cell>
              <table:table-cell office:value-type="float" office:value="592.954749981753">
                <text:p>592.954749981753</text:p>
              </table:table-cell>
              <table:table-cell office:value-type="float" office:value="604.204749981753">
                <text:p>604.204749981753</text:p>
              </table:table-cell>
              <table:table-cell office:value-type="float" office:value="615.454749981753">
                <text:p>615.454749981753</text:p>
              </table:table-cell>
              <table:table-cell office:value-type="float" office:value="627.454749981753">
                <text:p>627.454749981753</text:p>
              </table:table-cell>
              <table:table-cell office:value-type="float" office:value="638.954749981753">
                <text:p>638.954749981753</text:p>
              </table:table-cell>
              <table:table-cell office:value-type="float" office:value="649.954749981753">
                <text:p>649.954749981753</text:p>
              </table:table-cell>
              <table:table-cell office:value-type="float" office:value="661.204749981753">
                <text:p>661.204749981753</text:p>
              </table:table-cell>
              <table:table-cell office:value-type="float" office:value="671.704749981753">
                <text:p>671.704749981753</text:p>
              </table:table-cell>
              <table:table-cell office:value-type="float" office:value="456.97663969859">
                <text:p>456.97663969859</text:p>
              </table:table-cell>
              <table:table-cell office:value-type="float" office:value="284.590409584572">
                <text:p>284.590409584572</text:p>
              </table:table-cell>
              <table:table-cell office:value-type="float" office:value="312.578214462621">
                <text:p>312.578214462621</text:p>
              </table:table-cell>
              <table:table-cell office:value-type="float" office:value="340.328214462621">
                <text:p>340.328214462621</text:p>
              </table:table-cell>
              <table:table-cell office:value-type="float" office:value="361.328214462621">
                <text:p>361.328214462621</text:p>
              </table:table-cell>
              <table:table-cell office:value-type="float" office:value="381.841372357358">
                <text:p>381.841372357358</text:p>
              </table:table-cell>
              <table:table-cell office:value-type="float" office:value="396.353214462621">
                <text:p>396.353214462621</text:p>
              </table:table-cell>
              <table:table-cell office:value-type="float" office:value="407.578214462621">
                <text:p>407.578214462621</text:p>
              </table:table-cell>
              <table:table-cell office:value-type="float" office:value="419.350941735348">
                <text:p>419.350941735348</text:p>
              </table:table-cell>
              <table:table-cell office:value-type="float" office:value="429.078214462621">
                <text:p>429.078214462621</text:p>
              </table:table-cell>
              <table:table-cell office:value-type="float" office:value="438.828214462621">
                <text:p>438.828214462621</text:p>
              </table:table-cell>
              <table:table-cell office:value-type="float" office:value="448.578214462621">
                <text:p>448.578214462621</text:p>
              </table:table-cell>
              <table:table-cell office:value-type="float" office:value="459.078214462621">
                <text:p>459.078214462621</text:p>
              </table:table-cell>
              <table:table-cell office:value-type="float" office:value="470.850941735348">
                <text:p>470.850941735348</text:p>
              </table:table-cell>
              <table:table-cell office:value-type="float" office:value="482.369881129288">
                <text:p>482.369881129288</text:p>
              </table:table-cell>
              <table:table-cell office:value-type="float" office:value="493.828214462621">
                <text:p>493.828214462621</text:p>
              </table:table-cell>
              <table:table-cell office:value-type="float" office:value="504.602023986431">
                <text:p>504.602023986431</text:p>
              </table:table-cell>
              <table:table-cell office:value-type="float" office:value="515.828214462621">
                <text:p>515.828214462621</text:p>
              </table:table-cell>
              <table:table-cell office:value-type="float" office:value="527.328214462621">
                <text:p>527.328214462621</text:p>
              </table:table-cell>
              <table:table-cell office:value-type="float" office:value="537.578214462621">
                <text:p>537.578214462621</text:p>
              </table:table-cell>
              <table:table-cell office:value-type="float" office:value="548.328214462621">
                <text:p>548.328214462621</text:p>
              </table:table-cell>
              <table:table-cell office:value-type="float" office:value="558.578214462621">
                <text:p>558.578214462621</text:p>
              </table:table-cell>
              <table:table-cell office:value-type="float" office:value="569.578214462621">
                <text:p>569.578214462621</text:p>
              </table:table-cell>
              <table:table-cell office:value-type="float" office:value="577.828214462621">
                <text:p>577.828214462621</text:p>
              </table:table-cell>
              <table:table-cell office:value-type="float" office:value="200.854692122218">
                <text:p>200.854692122218</text:p>
              </table:table-cell>
              <table:table-cell office:value-type="float" office:value="214.601120693647">
                <text:p>214.601120693647</text:p>
              </table:table-cell>
              <table:table-cell office:value-type="float" office:value="224.849930217456">
                <text:p>224.849930217456</text:p>
              </table:table-cell>
              <table:table-cell office:value-type="float" office:value="236.09695402698">
                <text:p>236.09695402698</text:p>
              </table:table-cell>
              <table:table-cell office:value-type="float" office:value="247.326120693647">
                <text:p>247.326120693647</text:p>
              </table:table-cell>
              <table:table-cell office:value-type="float" office:value="257.326120693647">
                <text:p>257.326120693647</text:p>
              </table:table-cell>
              <table:table-cell office:value-type="float" office:value="267.326120693647">
                <text:p>267.326120693647</text:p>
              </table:table-cell>
              <table:table-cell office:value-type="float" office:value="275.826120693647">
                <text:p>275.826120693647</text:p>
              </table:table-cell>
              <table:table-cell office:value-type="float" office:value="286.576120693647">
                <text:p>286.576120693647</text:p>
              </table:table-cell>
              <table:table-cell office:value-type="float" office:value="300.076120693647">
                <text:p>300.076120693647</text:p>
              </table:table-cell>
              <table:table-cell office:value-type="float" office:value="311.826120693647">
                <text:p>311.826120693647</text:p>
              </table:table-cell>
              <table:table-cell office:value-type="float" office:value="323.326120693647">
                <text:p>323.326120693647</text:p>
              </table:table-cell>
              <table:table-cell office:value-type="float" office:value="334.826120693647">
                <text:p>334.826120693647</text:p>
              </table:table-cell>
              <table:table-cell office:value-type="float" office:value="345.076120693647">
                <text:p>345.076120693647</text:p>
              </table:table-cell>
              <table:table-cell office:value-type="float" office:value="355.576120693647">
                <text:p>355.576120693647</text:p>
              </table:table-cell>
              <table:table-cell office:value-type="float" office:value="366.326120693647">
                <text:p>366.326120693647</text:p>
              </table:table-cell>
              <table:table-cell office:value-type="float" office:value="376.826120693647">
                <text:p>376.826120693647</text:p>
              </table:table-cell>
              <table:table-cell office:value-type="float" office:value="388.846120693647">
                <text:p>388.846120693647</text:p>
              </table:table-cell>
              <table:table-cell office:value-type="float" office:value="401.576120693647">
                <text:p>401.576120693647</text:p>
              </table:table-cell>
              <table:table-cell office:value-type="float" office:value="414.076120693647">
                <text:p>414.076120693647</text:p>
              </table:table-cell>
              <table:table-cell office:value-type="float" office:value="329.032951789626">
                <text:p>329.032951789626</text:p>
              </table:table-cell>
              <table:table-cell office:value-type="float" office:value="184.794336949591">
                <text:p>184.794336949591</text:p>
              </table:table-cell>
              <table:table-cell office:value-type="float" office:value="207.305700585955">
                <text:p>207.305700585955</text:p>
              </table:table-cell>
              <table:table-cell office:value-type="float" office:value="227.807494844328">
                <text:p>227.807494844328</text:p>
              </table:table-cell>
              <table:table-cell office:value-type="float" office:value="248.294336949591">
                <text:p>248.294336949591</text:p>
              </table:table-cell>
              <table:table-cell office:value-type="float" office:value="274.544336949591">
                <text:p>274.544336949591</text:p>
              </table:table-cell>
              <table:table-cell office:value-type="float" office:value="295.044336949591">
                <text:p>295.044336949591</text:p>
              </table:table-cell>
              <table:table-cell office:value-type="float" office:value="347.502301244932">
                <text:p>347.502301244932</text:p>
              </table:table-cell>
              <table:table-cell office:value-type="float" office:value="NaN">
                <text:p>NaN</text:p>
              </table:table-cell>
              <table:table-cell office:value-type="float" office:value="322.840505664647">
                <text:p>322.840505664647</text:p>
              </table:table-cell>
              <table:table-cell office:value-type="float" office:value="351.600121049263">
                <text:p>351.600121049263</text:p>
              </table:table-cell>
              <table:table-cell office:value-type="float" office:value="392.840505664648">
                <text:p>392.840505664648</text:p>
              </table:table-cell>
              <table:table-cell office:value-type="float" office:value="419.590505664648">
                <text:p>419.590505664648</text:p>
              </table:table-cell>
              <table:table-cell office:value-type="float" office:value="435.840505664647">
                <text:p>435.840505664647</text:p>
              </table:table-cell>
              <table:table-cell office:value-type="float" office:value="444.37383899798">
                <text:p>444.37383899798</text:p>
              </table:table-cell>
              <table:table-cell office:value-type="float" office:value="456.090505664647">
                <text:p>456.090505664647</text:p>
              </table:table-cell>
              <table:table-cell office:value-type="float" office:value="469.340505664647">
                <text:p>469.340505664647</text:p>
              </table:table-cell>
              <table:table-cell office:value-type="float" office:value="477.140505664647">
                <text:p>477.140505664647</text:p>
              </table:table-cell>
              <table:table-cell office:value-type="float" office:value="483.590505664647">
                <text:p>483.590505664647</text:p>
              </table:table-cell>
              <table:table-cell office:value-type="float" office:value="492.090505664647">
                <text:p>492.090505664647</text:p>
              </table:table-cell>
              <table:table-cell office:value-type="float" office:value="500.590505664647">
                <text:p>500.590505664647</text:p>
              </table:table-cell>
              <table:table-cell office:value-type="float" office:value="508.840505664647">
                <text:p>508.840505664647</text:p>
              </table:table-cell>
              <table:table-cell office:value-type="float" office:value="515.640505664647">
                <text:p>515.640505664647</text:p>
              </table:table-cell>
              <table:table-cell office:value-type="float" office:value="NaN">
                <text:p>NaN</text:p>
              </table:table-cell>
              <table:table-cell office:value-type="float" office:value="168.989319004036">
                <text:p>168.989319004036</text:p>
              </table:table-cell>
              <table:table-cell office:value-type="float" office:value="180.468485670702">
                <text:p>180.468485670702</text:p>
              </table:table-cell>
              <table:table-cell office:value-type="float" office:value="192.968485670702">
                <text:p>192.968485670702</text:p>
              </table:table-cell>
              <table:table-cell office:value-type="float" office:value="207.218485670702">
                <text:p>207.218485670702</text:p>
              </table:table-cell>
              <table:table-cell office:value-type="float" office:value="222.218485670702">
                <text:p>222.218485670702</text:p>
              </table:table-cell>
              <table:table-cell office:value-type="float" office:value="236.986342813559">
                <text:p>236.986342813559</text:p>
              </table:table-cell>
              <table:table-cell office:value-type="float" office:value="249.468485670702">
                <text:p>249.468485670702</text:p>
              </table:table-cell>
              <table:table-cell office:value-type="float" office:value="260.989319004035">
                <text:p>260.989319004035</text:p>
              </table:table-cell>
              <table:table-cell office:value-type="float" office:value="272.218485670702">
                <text:p>272.218485670702</text:p>
              </table:table-cell>
              <table:table-cell office:value-type="float" office:value="281.468485670702">
                <text:p>281.468485670702</text:p>
              </table:table-cell>
              <table:table-cell office:value-type="float" office:value="291.968485670702">
                <text:p>291.968485670702</text:p>
              </table:table-cell>
              <table:table-cell office:value-type="float" office:value="302.747897435408">
                <text:p>302.747897435408</text:p>
              </table:table-cell>
              <table:table-cell office:value-type="float" office:value="177.338990263834">
                <text:p>177.338990263834</text:p>
              </table:table-cell>
              <table:table-cell office:value-type="float" office:value="198.061212486056">
                <text:p>198.061212486056</text:p>
              </table:table-cell>
              <table:table-cell office:value-type="float" office:value="220.335022009866">
                <text:p>220.335022009866</text:p>
              </table:table-cell>
              <table:table-cell office:value-type="float" office:value="238.311212486056">
                <text:p>238.311212486056</text:p>
              </table:table-cell>
              <table:table-cell office:value-type="float" office:value="256.561212486056">
                <text:p>256.561212486056</text:p>
              </table:table-cell>
              <table:table-cell office:value-type="float" office:value="277.561212486056">
                <text:p>277.561212486056</text:p>
              </table:table-cell>
              <table:table-cell office:value-type="float" office:value="296.561212486056">
                <text:p>296.561212486056</text:p>
              </table:table-cell>
              <table:table-cell office:value-type="float" office:value="312.561212486056">
                <text:p>312.561212486056</text:p>
              </table:table-cell>
              <table:table-cell office:value-type="float" office:value="329.07472599957">
                <text:p>329.07472599957</text:p>
              </table:table-cell>
              <table:table-cell office:value-type="float" office:value="347.338990263834">
                <text:p>347.338990263834</text:p>
              </table:table-cell>
              <table:table-cell office:value-type="float" office:value="365.811212486056">
                <text:p>365.811212486056</text:p>
              </table:table-cell>
              <table:table-cell office:value-type="float" office:value="387.061212486056">
                <text:p>387.061212486056</text:p>
              </table:table-cell>
              <table:table-cell office:value-type="float" office:value="408.311212486056">
                <text:p>408.311212486056</text:p>
              </table:table-cell>
              <table:table-cell office:value-type="float" office:value="427.561212486056">
                <text:p>427.561212486056</text:p>
              </table:table-cell>
              <table:table-cell office:value-type="float" office:value="446.061212486056">
                <text:p>446.061212486056</text:p>
              </table:table-cell>
              <table:table-cell office:value-type="float" office:value="460.811212486056">
                <text:p>460.811212486056</text:p>
              </table:table-cell>
              <table:table-cell office:value-type="float" office:value="474.811212486056">
                <text:p>474.811212486056</text:p>
              </table:table-cell>
              <table:table-cell office:value-type="float" office:value="491.311212486056">
                <text:p>491.311212486056</text:p>
              </table:table-cell>
              <table:table-cell office:value-type="float" office:value="508.825101374945">
                <text:p>508.825101374945</text:p>
              </table:table-cell>
              <table:table-cell office:value-type="float" office:value="525.311212486056">
                <text:p>525.311212486056</text:p>
              </table:table-cell>
              <table:table-cell office:value-type="float" office:value="539.561212486056">
                <text:p>539.561212486056</text:p>
              </table:table-cell>
              <table:table-cell office:value-type="float" office:value="553.561212486056">
                <text:p>553.561212486056</text:p>
              </table:table-cell>
              <table:table-cell office:value-type="float" office:value="563.811212486056">
                <text:p>563.811212486056</text:p>
              </table:table-cell>
              <table:table-cell office:value-type="float" office:value="569.811212486056">
                <text:p>569.811212486056</text:p>
              </table:table-cell>
              <table:table-cell office:value-type="float" office:value="575.811212486056">
                <text:p>575.811212486056</text:p>
              </table:table-cell>
              <table:table-cell office:value-type="float" office:value="582.061212486056">
                <text:p>582.061212486056</text:p>
              </table:table-cell>
              <table:table-cell office:value-type="float" office:value="588.561212486056">
                <text:p>588.561212486056</text:p>
              </table:table-cell>
              <table:table-cell office:value-type="float" office:value="594.061212486056">
                <text:p>594.061212486056</text:p>
              </table:table-cell>
              <table:table-cell office:value-type="float" office:value="599.561212486056">
                <text:p>599.561212486056</text:p>
              </table:table-cell>
              <table:table-cell office:value-type="float" office:value="606.061212486056">
                <text:p>606.061212486056</text:p>
              </table:table-cell>
              <table:table-cell office:value-type="float" office:value="613.094545819389">
                <text:p>613.094545819389</text:p>
              </table:table-cell>
              <table:table-cell office:value-type="float" office:value="620.061212486056">
                <text:p>620.061212486056</text:p>
              </table:table-cell>
              <table:table-cell office:value-type="float" office:value="626.311212486056">
                <text:p>626.311212486056</text:p>
              </table:table-cell>
              <table:table-cell office:value-type="float" office:value="634.061212486056">
                <text:p>634.061212486056</text:p>
              </table:table-cell>
              <table:table-cell office:value-type="float" office:value="642.811212486056">
                <text:p>642.811212486056</text:p>
              </table:table-cell>
              <table:table-cell office:value-type="float" office:value="650.811212486056">
                <text:p>650.811212486056</text:p>
              </table:table-cell>
              <table:table-cell office:value-type="float" office:value="659.311212486056">
                <text:p>659.31121248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.896215614192">
                <text:p>498.896215614192</text:p>
              </table:table-cell>
              <table:table-cell office:value-type="float" office:value="502.896215614192">
                <text:p>502.896215614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396215614192">
                <text:p>511.396215614192</text:p>
              </table:table-cell>
              <table:table-cell office:value-type="float" office:value="522.646215614192">
                <text:p>522.646215614192</text:p>
              </table:table-cell>
              <table:table-cell office:value-type="float" office:value="533.918942886919">
                <text:p>533.918942886919</text:p>
              </table:table-cell>
              <table:table-cell office:value-type="float" office:value="545.396215614192">
                <text:p>545.396215614192</text:p>
              </table:table-cell>
              <table:table-cell office:value-type="float" office:value="556.670025138001">
                <text:p>556.670025138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ver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1679926407495">
                <text:p>58.1679926407495</text:p>
              </table:table-cell>
              <table:table-cell office:value-type="float" office:value="35.6090354418683">
                <text:p>35.6090354418683</text:p>
              </table:table-cell>
              <table:table-cell office:value-type="float" office:value="41.875702108535">
                <text:p>41.875702108535</text:p>
              </table:table-cell>
              <table:table-cell office:value-type="float" office:value="46.5590354418683">
                <text:p>46.5590354418683</text:p>
              </table:table-cell>
              <table:table-cell office:value-type="float" office:value="50.8090354418683">
                <text:p>50.8090354418683</text:p>
              </table:table-cell>
              <table:table-cell office:value-type="float" office:value="65.1043298385388">
                <text:p>65.1043298385388</text:p>
              </table:table-cell>
              <table:table-cell office:value-type="float" office:value="NaN">
                <text:p>NaN</text:p>
              </table:table-cell>
              <table:table-cell office:value-type="float" office:value="60.7442519210587">
                <text:p>60.7442519210587</text:p>
              </table:table-cell>
              <table:table-cell office:value-type="float" office:value="66.2442519210587">
                <text:p>66.2442519210587</text:p>
              </table:table-cell>
              <table:table-cell office:value-type="float" office:value="72.5442519210587">
                <text:p>72.5442519210587</text:p>
              </table:table-cell>
              <table:table-cell office:value-type="float" office:value="77.9942519210587">
                <text:p>77.9942519210587</text:p>
              </table:table-cell>
              <table:table-cell office:value-type="float" office:value="82.9942519210587">
                <text:p>82.9942519210587</text:p>
              </table:table-cell>
              <table:table-cell office:value-type="float" office:value="86.2442519210587">
                <text:p>86.2442519210587</text:p>
              </table:table-cell>
              <table:table-cell office:value-type="float" office:value="88.2442519210587">
                <text:p>88.2442519210587</text:p>
              </table:table-cell>
              <table:table-cell office:value-type="float" office:value="93.0880019210587">
                <text:p>93.0880019210587</text:p>
              </table:table-cell>
              <table:table-cell office:value-type="float" office:value="101.744251921059">
                <text:p>101.744251921059</text:p>
              </table:table-cell>
              <table:table-cell office:value-type="float" office:value="108.994251921059">
                <text:p>108.994251921059</text:p>
              </table:table-cell>
              <table:table-cell office:value-type="float" office:value="114.044251921059">
                <text:p>114.044251921059</text:p>
              </table:table-cell>
              <table:table-cell office:value-type="float" office:value="119.744251921059">
                <text:p>119.744251921059</text:p>
              </table:table-cell>
              <table:table-cell office:value-type="float" office:value="125.744251921059">
                <text:p>125.744251921059</text:p>
              </table:table-cell>
              <table:table-cell office:value-type="float" office:value="132.029966206773">
                <text:p>132.029966206773</text:p>
              </table:table-cell>
              <table:table-cell office:value-type="float" office:value="136.994251921059">
                <text:p>136.994251921059</text:p>
              </table:table-cell>
              <table:table-cell office:value-type="float" office:value="141.494251921059">
                <text:p>141.494251921059</text:p>
              </table:table-cell>
              <table:table-cell office:value-type="float" office:value="148.244251921059">
                <text:p>148.244251921059</text:p>
              </table:table-cell>
              <table:table-cell office:value-type="float" office:value="155.494251921059">
                <text:p>155.494251921059</text:p>
              </table:table-cell>
              <table:table-cell office:value-type="float" office:value="163.273663685765">
                <text:p>163.273663685765</text:p>
              </table:table-cell>
              <table:table-cell office:value-type="float" office:value="171.029966206773">
                <text:p>171.029966206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190206453973">
                <text:p>133.190206453973</text:p>
              </table:table-cell>
              <table:table-cell office:value-type="float" office:value="142.160794689267">
                <text:p>142.160794689267</text:p>
              </table:table-cell>
              <table:table-cell office:value-type="float" office:value="150.910794689267">
                <text:p>150.910794689267</text:p>
              </table:table-cell>
              <table:table-cell office:value-type="float" office:value="158.6941280226">
                <text:p>158.6941280226</text:p>
              </table:table-cell>
              <table:table-cell office:value-type="float" office:value="167.684604213077">
                <text:p>167.684604213077</text:p>
              </table:table-cell>
              <table:table-cell office:value-type="float" office:value="176.910794689267">
                <text:p>176.910794689267</text:p>
              </table:table-cell>
              <table:table-cell office:value-type="float" office:value="184.446508974981">
                <text:p>184.446508974981</text:p>
              </table:table-cell>
              <table:table-cell office:value-type="float" office:value="190.160794689267">
                <text:p>190.160794689267</text:p>
              </table:table-cell>
              <table:table-cell office:value-type="float" office:value="197.160794689267">
                <text:p>197.160794689267</text:p>
              </table:table-cell>
              <table:table-cell office:value-type="float" office:value="205.910794689267">
                <text:p>205.910794689267</text:p>
              </table:table-cell>
              <table:table-cell office:value-type="float" office:value="213.660794689267">
                <text:p>213.660794689267</text:p>
              </table:table-cell>
              <table:table-cell office:value-type="float" office:value="221.660794689267">
                <text:p>221.660794689267</text:p>
              </table:table-cell>
              <table:table-cell office:value-type="float" office:value="230.466350244822">
                <text:p>230.466350244822</text:p>
              </table:table-cell>
              <table:table-cell office:value-type="float" office:value="239.660794689267">
                <text:p>239.660794689267</text:p>
              </table:table-cell>
              <table:table-cell office:value-type="float" office:value="248.160794689267">
                <text:p>248.160794689267</text:p>
              </table:table-cell>
              <table:table-cell office:value-type="float" office:value="255.410794689267">
                <text:p>255.410794689267</text:p>
              </table:table-cell>
              <table:table-cell office:value-type="float" office:value="262.199256227728">
                <text:p>262.199256227728</text:p>
              </table:table-cell>
              <table:table-cell office:value-type="float" office:value="266.160794689267">
                <text:p>266.160794689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.012578652055">
                <text:p>360.012578652055</text:p>
              </table:table-cell>
              <table:table-cell office:value-type="float" office:value="370.996486698032">
                <text:p>370.996486698032</text:p>
              </table:table-cell>
              <table:table-cell office:value-type="float" office:value="384.499245318722">
                <text:p>384.499245318722</text:p>
              </table:table-cell>
              <table:table-cell office:value-type="float" office:value="397.229245318722">
                <text:p>397.229245318722</text:p>
              </table:table-cell>
              <table:table-cell office:value-type="float" office:value="407.729245318722">
                <text:p>407.729245318722</text:p>
              </table:table-cell>
              <table:table-cell office:value-type="float" office:value="415.017706857184">
                <text:p>415.017706857184</text:p>
              </table:table-cell>
              <table:table-cell office:value-type="float" office:value="421.517706857184">
                <text:p>421.517706857184</text:p>
              </table:table-cell>
              <table:table-cell office:value-type="float" office:value="424.979245318722">
                <text:p>424.979245318722</text:p>
              </table:table-cell>
              <table:table-cell office:value-type="float" office:value="425.479245318722">
                <text:p>425.479245318722</text:p>
              </table:table-cell>
              <table:table-cell office:value-type="float" office:value="426.979245318722">
                <text:p>426.979245318722</text:p>
              </table:table-cell>
              <table:table-cell office:value-type="float" office:value="428.729245318722">
                <text:p>428.729245318722</text:p>
              </table:table-cell>
              <table:table-cell office:value-type="float" office:value="429.979245318722">
                <text:p>429.979245318722</text:p>
              </table:table-cell>
              <table:table-cell office:value-type="float" office:value="431.729245318722">
                <text:p>431.729245318722</text:p>
              </table:table-cell>
              <table:table-cell office:value-type="float" office:value="433.479245318722">
                <text:p>433.479245318722</text:p>
              </table:table-cell>
              <table:table-cell office:value-type="float" office:value="434.729245318722">
                <text:p>434.72924531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741799804753">
                <text:p>461.741799804753</text:p>
              </table:table-cell>
              <table:table-cell office:value-type="float" office:value="472.491799804753">
                <text:p>472.491799804753</text:p>
              </table:table-cell>
              <table:table-cell office:value-type="float" office:value="483.015609328563">
                <text:p>483.015609328563</text:p>
              </table:table-cell>
              <table:table-cell office:value-type="float" office:value="492.769577582531">
                <text:p>492.769577582531</text:p>
              </table:table-cell>
              <table:table-cell office:value-type="float" office:value="503.241799804753">
                <text:p>503.241799804753</text:p>
              </table:table-cell>
              <table:table-cell office:value-type="float" office:value="509.991799804753">
                <text:p>509.99179980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605331724569">
                <text:p>234.605331724569</text:p>
              </table:table-cell>
              <table:table-cell office:value-type="float" office:value="246.107225663963">
                <text:p>246.107225663963</text:p>
              </table:table-cell>
              <table:table-cell office:value-type="float" office:value="257.084498391236">
                <text:p>257.084498391236</text:p>
              </table:table-cell>
              <table:table-cell office:value-type="float" office:value="268.084498391236">
                <text:p>268.084498391236</text:p>
              </table:table-cell>
              <table:table-cell office:value-type="float" office:value="278.36081418071">
                <text:p>278.36081418071</text:p>
              </table:table-cell>
              <table:table-cell office:value-type="float" office:value="289.603729160467">
                <text:p>289.603729160467</text:p>
              </table:table-cell>
              <table:table-cell office:value-type="float" office:value="300.834498391236">
                <text:p>300.834498391236</text:p>
              </table:table-cell>
              <table:table-cell office:value-type="float" office:value="311.107225663963">
                <text:p>311.107225663963</text:p>
              </table:table-cell>
              <table:table-cell office:value-type="float" office:value="321.084498391236">
                <text:p>321.084498391236</text:p>
              </table:table-cell>
              <table:table-cell office:value-type="float" office:value="330.584498391236">
                <text:p>330.584498391236</text:p>
              </table:table-cell>
              <table:table-cell office:value-type="float" office:value="339.334498391236">
                <text:p>339.334498391236</text:p>
              </table:table-cell>
              <table:table-cell office:value-type="float" office:value="347.115748391236">
                <text:p>347.115748391236</text:p>
              </table:table-cell>
              <table:table-cell office:value-type="float" office:value="355.334498391236">
                <text:p>355.334498391236</text:p>
              </table:table-cell>
              <table:table-cell office:value-type="float" office:value="365.584498391236">
                <text:p>365.584498391236</text:p>
              </table:table-cell>
              <table:table-cell office:value-type="float" office:value="375.834498391236">
                <text:p>375.834498391236</text:p>
              </table:table-cell>
              <table:table-cell office:value-type="float" office:value="386.853016909754">
                <text:p>386.853016909754</text:p>
              </table:table-cell>
              <table:table-cell office:value-type="float" office:value="399.356237521671">
                <text:p>399.356237521671</text:p>
              </table:table-cell>
              <table:table-cell office:value-type="float" office:value="408.084498391236">
                <text:p>408.08449839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580900295385">
                <text:p>277.580900295385</text:p>
              </table:table-cell>
              <table:table-cell office:value-type="float" office:value="291.580900295385">
                <text:p>291.580900295385</text:p>
              </table:table-cell>
              <table:table-cell office:value-type="float" office:value="309.330900295385">
                <text:p>309.330900295385</text:p>
              </table:table-cell>
              <table:table-cell office:value-type="float" office:value="320.851733628718">
                <text:p>320.851733628718</text:p>
              </table:table-cell>
              <table:table-cell office:value-type="float" office:value="331.580900295385">
                <text:p>331.580900295385</text:p>
              </table:table-cell>
              <table:table-cell office:value-type="float" office:value="340.886455850941">
                <text:p>340.886455850941</text:p>
              </table:table-cell>
              <table:table-cell office:value-type="float" office:value="351.080900295385">
                <text:p>351.080900295385</text:p>
              </table:table-cell>
              <table:table-cell office:value-type="float" office:value="360.830900295385">
                <text:p>360.830900295385</text:p>
              </table:table-cell>
              <table:table-cell office:value-type="float" office:value="371.080900295385">
                <text:p>371.080900295385</text:p>
              </table:table-cell>
              <table:table-cell office:value-type="float" office:value="383.600900295385">
                <text:p>383.600900295385</text:p>
              </table:table-cell>
              <table:table-cell office:value-type="float" office:value="395.080900295385">
                <text:p>395.080900295385</text:p>
              </table:table-cell>
              <table:table-cell office:value-type="float" office:value="406.330900295385">
                <text:p>406.330900295385</text:p>
              </table:table-cell>
              <table:table-cell office:value-type="float" office:value="416.830900295385">
                <text:p>416.830900295385</text:p>
              </table:table-cell>
              <table:table-cell office:value-type="float" office:value="426.830900295385">
                <text:p>426.830900295385</text:p>
              </table:table-cell>
              <table:table-cell office:value-type="float" office:value="438.080900295385">
                <text:p>438.080900295385</text:p>
              </table:table-cell>
              <table:table-cell office:value-type="float" office:value="448.080900295385">
                <text:p>448.080900295385</text:p>
              </table:table-cell>
              <table:table-cell office:value-type="float" office:value="455.830900295385">
                <text:p>455.830900295385</text:p>
              </table:table-cell>
              <table:table-cell office:value-type="float" office:value="463.830900295385">
                <text:p>463.830900295385</text:p>
              </table:table-cell>
              <table:table-cell office:value-type="float" office:value="472.080900295385">
                <text:p>472.080900295385</text:p>
              </table:table-cell>
              <table:table-cell office:value-type="float" office:value="480.080900295385">
                <text:p>480.080900295385</text:p>
              </table:table-cell>
              <table:table-cell office:value-type="float" office:value="487.330900295385">
                <text:p>487.330900295385</text:p>
              </table:table-cell>
              <table:table-cell office:value-type="float" office:value="494.330900295385">
                <text:p>494.330900295385</text:p>
              </table:table-cell>
              <table:table-cell office:value-type="float" office:value="500.330900295385">
                <text:p>500.33090029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.712462720931">
                <text:p>501.71246272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562622341094">
                <text:p>407.562622341094</text:p>
              </table:table-cell>
              <table:table-cell office:value-type="float" office:value="436.069975282271">
                <text:p>436.069975282271</text:p>
              </table:table-cell>
              <table:table-cell office:value-type="float" office:value="469.562622341094">
                <text:p>469.562622341094</text:p>
              </table:table-cell>
              <table:table-cell office:value-type="float" office:value="493.579289007761">
                <text:p>493.579289007761</text:p>
              </table:table-cell>
              <table:table-cell office:value-type="float" office:value="507.104289007761">
                <text:p>507.104289007761</text:p>
              </table:table-cell>
              <table:table-cell office:value-type="float" office:value="518.062622341094">
                <text:p>518.062622341094</text:p>
              </table:table-cell>
              <table:table-cell office:value-type="float" office:value="530.812622341094">
                <text:p>530.812622341094</text:p>
              </table:table-cell>
              <table:table-cell office:value-type="float" office:value="544.562622341094">
                <text:p>544.562622341094</text:p>
              </table:table-cell>
              <table:table-cell office:value-type="float" office:value="557.312622341094">
                <text:p>557.312622341094</text:p>
              </table:table-cell>
              <table:table-cell office:value-type="float" office:value="569.087622341094">
                <text:p>569.087622341094</text:p>
              </table:table-cell>
              <table:table-cell office:value-type="float" office:value="579.562622341094">
                <text:p>579.562622341094</text:p>
              </table:table-cell>
              <table:table-cell office:value-type="float" office:value="590.812622341094">
                <text:p>590.812622341094</text:p>
              </table:table-cell>
              <table:table-cell office:value-type="float" office:value="600.562622341094">
                <text:p>600.562622341094</text:p>
              </table:table-cell>
              <table:table-cell office:value-type="float" office:value="607.062622341094">
                <text:p>607.062622341094</text:p>
              </table:table-cell>
              <table:table-cell office:value-type="float" office:value="613.062622341094">
                <text:p>613.06262234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.454220680208">
                <text:p>469.45422068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.704220680208">
                <text:p>473.704220680208</text:p>
              </table:table-cell>
              <table:table-cell office:value-type="float" office:value="482.204220680208">
                <text:p>482.204220680208</text:p>
              </table:table-cell>
              <table:table-cell office:value-type="float" office:value="493.454220680207">
                <text:p>493.454220680207</text:p>
              </table:table-cell>
              <table:table-cell office:value-type="float" office:value="503.704220680207">
                <text:p>503.704220680207</text:p>
              </table:table-cell>
              <table:table-cell office:value-type="float" office:value="515.222739198726">
                <text:p>515.222739198726</text:p>
              </table:table-cell>
              <table:table-cell office:value-type="float" office:value="262.105954749947">
                <text:p>262.105954749947</text:p>
              </table:table-cell>
              <table:table-cell office:value-type="float" office:value="186.742608274582">
                <text:p>186.742608274582</text:p>
              </table:table-cell>
              <table:table-cell office:value-type="float" office:value="184.706511201413">
                <text:p>184.706511201413</text:p>
              </table:table-cell>
              <table:table-cell office:value-type="float" office:value="204.196307119781">
                <text:p>204.196307119781</text:p>
              </table:table-cell>
              <table:table-cell office:value-type="float" office:value="222.946307119781">
                <text:p>222.946307119781</text:p>
              </table:table-cell>
              <table:table-cell office:value-type="float" office:value="245.457670756144">
                <text:p>245.457670756144</text:p>
              </table:table-cell>
              <table:table-cell office:value-type="float" office:value="268.228222013398">
                <text:p>268.228222013398</text:p>
              </table:table-cell>
              <table:table-cell office:value-type="float" office:value="291.196307119781">
                <text:p>291.196307119781</text:p>
              </table:table-cell>
              <table:table-cell office:value-type="float" office:value="313.196307119781">
                <text:p>313.196307119781</text:p>
              </table:table-cell>
              <table:table-cell office:value-type="float" office:value="335.218529342003">
                <text:p>335.218529342003</text:p>
              </table:table-cell>
              <table:table-cell office:value-type="float" office:value="357.469034392508">
                <text:p>357.469034392508</text:p>
              </table:table-cell>
              <table:table-cell office:value-type="float" office:value="378.471307119781">
                <text:p>378.471307119781</text:p>
              </table:table-cell>
              <table:table-cell office:value-type="float" office:value="398.209127632601">
                <text:p>398.209127632601</text:p>
              </table:table-cell>
              <table:table-cell office:value-type="float" office:value="414.196307119781">
                <text:p>414.196307119781</text:p>
              </table:table-cell>
              <table:table-cell office:value-type="float" office:value="432.976307119781">
                <text:p>432.976307119781</text:p>
              </table:table-cell>
              <table:table-cell office:value-type="float" office:value="455.97011664359">
                <text:p>455.97011664359</text:p>
              </table:table-cell>
              <table:table-cell office:value-type="float" office:value="478.946307119781">
                <text:p>478.946307119781</text:p>
              </table:table-cell>
              <table:table-cell office:value-type="float" office:value="502.196307119781">
                <text:p>502.196307119781</text:p>
              </table:table-cell>
              <table:table-cell office:value-type="float" office:value="519.696307119781">
                <text:p>519.696307119781</text:p>
              </table:table-cell>
              <table:table-cell office:value-type="float" office:value="531.696307119781">
                <text:p>531.696307119781</text:p>
              </table:table-cell>
              <table:table-cell office:value-type="float" office:value="541.971307119781">
                <text:p>541.971307119781</text:p>
              </table:table-cell>
              <table:table-cell office:value-type="float" office:value="549.696307119781">
                <text:p>549.69630711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.987179777611">
                <text:p>375.987179777611</text:p>
              </table:table-cell>
              <table:table-cell office:value-type="float" office:value="398.737179777612">
                <text:p>398.73717977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987179777612">
                <text:p>404.987179777612</text:p>
              </table:table-cell>
              <table:table-cell office:value-type="float" office:value="413.26495755539">
                <text:p>413.26495755539</text:p>
              </table:table-cell>
              <table:table-cell office:value-type="float" office:value="422.987179777612">
                <text:p>422.987179777612</text:p>
              </table:table-cell>
              <table:table-cell office:value-type="float" office:value="434.008918908047">
                <text:p>434.008918908047</text:p>
              </table:table-cell>
              <table:table-cell office:value-type="float" office:value="446.007179777612">
                <text:p>446.007179777612</text:p>
              </table:table-cell>
              <table:table-cell office:value-type="float" office:value="457.987179777612">
                <text:p>457.987179777612</text:p>
              </table:table-cell>
              <table:table-cell office:value-type="float" office:value="468.987179777612">
                <text:p>468.987179777612</text:p>
              </table:table-cell>
              <table:table-cell office:value-type="float" office:value="479.510989301422">
                <text:p>479.510989301422</text:p>
              </table:table-cell>
              <table:table-cell office:value-type="float" office:value="489.237179777612">
                <text:p>489.237179777612</text:p>
              </table:table-cell>
              <table:table-cell office:value-type="float" office:value="497.487179777612">
                <text:p>497.487179777612</text:p>
              </table:table-cell>
              <table:table-cell office:value-type="float" office:value="504.487179777612">
                <text:p>504.487179777612</text:p>
              </table:table-cell>
              <table:table-cell office:value-type="float" office:value="513.778846444279">
                <text:p>513.778846444279</text:p>
              </table:table-cell>
              <table:table-cell office:value-type="float" office:value="523.737179777612">
                <text:p>523.737179777612</text:p>
              </table:table-cell>
              <table:table-cell office:value-type="float" office:value="NaN">
                <text:p>NaN</text:p>
              </table:table-cell>
              <table:table-cell office:value-type="float" office:value="180.127558425162">
                <text:p>180.127558425162</text:p>
              </table:table-cell>
              <table:table-cell office:value-type="float" office:value="212.621818629244">
                <text:p>212.621818629244</text:p>
              </table:table-cell>
              <table:table-cell office:value-type="float" office:value="248.856946723034">
                <text:p>248.856946723034</text:p>
              </table:table-cell>
              <table:table-cell office:value-type="float" office:value="270.359128937982">
                <text:p>270.359128937982</text:p>
              </table:table-cell>
              <table:table-cell office:value-type="float" office:value="288.596308425162">
                <text:p>288.596308425162</text:p>
              </table:table-cell>
              <table:table-cell office:value-type="float" office:value="302.846308425162">
                <text:p>302.846308425162</text:p>
              </table:table-cell>
              <table:table-cell office:value-type="float" office:value="314.096308425162">
                <text:p>314.096308425162</text:p>
              </table:table-cell>
              <table:table-cell office:value-type="float" office:value="324.846308425162">
                <text:p>324.846308425162</text:p>
              </table:table-cell>
              <table:table-cell office:value-type="float" office:value="333.346308425162">
                <text:p>333.346308425162</text:p>
              </table:table-cell>
              <table:table-cell office:value-type="float" office:value="339.346308425162">
                <text:p>339.346308425162</text:p>
              </table:table-cell>
              <table:table-cell office:value-type="float" office:value="347.096308425162">
                <text:p>347.096308425162</text:p>
              </table:table-cell>
              <table:table-cell office:value-type="float" office:value="356.846308425162">
                <text:p>356.846308425162</text:p>
              </table:table-cell>
              <table:table-cell office:value-type="float" office:value="364.846308425162">
                <text:p>364.846308425162</text:p>
              </table:table-cell>
              <table:table-cell office:value-type="float" office:value="372.596308425162">
                <text:p>372.596308425162</text:p>
              </table:table-cell>
              <table:table-cell office:value-type="float" office:value="445.285830090369">
                <text:p>445.285830090369</text:p>
              </table:table-cell>
              <table:table-cell office:value-type="float" office:value="453.285830090369">
                <text:p>453.285830090369</text:p>
              </table:table-cell>
              <table:table-cell office:value-type="float" office:value="462.285830090369">
                <text:p>462.285830090369</text:p>
              </table:table-cell>
              <table:table-cell office:value-type="float" office:value="472.785830090369">
                <text:p>472.785830090369</text:p>
              </table:table-cell>
              <table:table-cell office:value-type="float" office:value="482.035830090369">
                <text:p>482.035830090369</text:p>
              </table:table-cell>
              <table:table-cell office:value-type="float" office:value="491.285830090369">
                <text:p>491.285830090369</text:p>
              </table:table-cell>
              <table:table-cell office:value-type="float" office:value="502.785830090369">
                <text:p>502.785830090369</text:p>
              </table:table-cell>
              <table:table-cell office:value-type="float" office:value="513.285830090369">
                <text:p>513.285830090369</text:p>
              </table:table-cell>
              <table:table-cell office:value-type="float" office:value="524.035830090369">
                <text:p>524.035830090369</text:p>
              </table:table-cell>
              <table:table-cell office:value-type="float" office:value="535.285830090369">
                <text:p>535.285830090369</text:p>
              </table:table-cell>
              <table:table-cell office:value-type="float" office:value="546.535830090369">
                <text:p>546.535830090369</text:p>
              </table:table-cell>
              <table:table-cell office:value-type="float" office:value="557.535830090369">
                <text:p>557.535830090369</text:p>
              </table:table-cell>
              <table:table-cell office:value-type="float" office:value="568.285830090369">
                <text:p>568.285830090369</text:p>
              </table:table-cell>
              <table:table-cell office:value-type="float" office:value="580.035830090369">
                <text:p>580.035830090369</text:p>
              </table:table-cell>
              <table:table-cell office:value-type="float" office:value="590.285830090369">
                <text:p>590.285830090369</text:p>
              </table:table-cell>
              <table:table-cell office:value-type="float" office:value="599.035830090369">
                <text:p>599.035830090369</text:p>
              </table:table-cell>
              <table:table-cell office:value-type="float" office:value="607.785830090369">
                <text:p>607.785830090369</text:p>
              </table:table-cell>
              <table:table-cell office:value-type="float" office:value="616.810830090369">
                <text:p>616.810830090369</text:p>
              </table:table-cell>
              <table:table-cell office:value-type="float" office:value="625.035830090369">
                <text:p>625.035830090369</text:p>
              </table:table-cell>
              <table:table-cell office:value-type="float" office:value="632.317080090369">
                <text:p>632.317080090369</text:p>
              </table:table-cell>
              <table:table-cell office:value-type="float" office:value="639.535830090369">
                <text:p>639.535830090369</text:p>
              </table:table-cell>
              <table:table-cell office:value-type="float" office:value="645.285830090369">
                <text:p>645.285830090369</text:p>
              </table:table-cell>
              <table:table-cell office:value-type="float" office:value="650.785830090369">
                <text:p>650.785830090369</text:p>
              </table:table-cell>
              <table:table-cell office:value-type="float" office:value="659.785830090369">
                <text:p>659.785830090369</text:p>
              </table:table-cell>
              <table:table-cell office:value-type="float" office:value="670.285830090369">
                <text:p>670.285830090369</text:p>
              </table:table-cell>
              <table:table-cell office:value-type="float" office:value="680.785830090369">
                <text:p>680.785830090369</text:p>
              </table:table-cell>
              <table:table-cell office:value-type="float" office:value="691.785830090369">
                <text:p>691.785830090369</text:p>
              </table:table-cell>
              <table:table-cell office:value-type="float" office:value="702.535830090369">
                <text:p>702.535830090369</text:p>
              </table:table-cell>
              <table:table-cell office:value-type="float" office:value="712.285830090369">
                <text:p>712.285830090369</text:p>
              </table:table-cell>
              <table:table-cell office:value-type="float" office:value="720.785830090369">
                <text:p>720.785830090369</text:p>
              </table:table-cell>
              <table:table-cell office:value-type="float" office:value="728.574291628831">
                <text:p>728.574291628831</text:p>
              </table:table-cell>
              <table:table-cell office:value-type="float" office:value="736.535830090369">
                <text:p>736.535830090369</text:p>
              </table:table-cell>
              <table:table-cell office:value-type="float" office:value="746.535830090369">
                <text:p>746.535830090369</text:p>
              </table:table-cell>
              <table:table-cell office:value-type="float" office:value="756.535830090369">
                <text:p>756.535830090369</text:p>
              </table:table-cell>
              <table:table-cell office:value-type="float" office:value="764.285830090369">
                <text:p>764.285830090369</text:p>
              </table:table-cell>
              <table:table-cell office:value-type="float" office:value="770.285830090369">
                <text:p>770.285830090369</text:p>
              </table:table-cell>
              <table:table-cell office:value-type="float" office:value="777.785830090369">
                <text:p>777.785830090369</text:p>
              </table:table-cell>
              <table:table-cell office:value-type="float" office:value="785.535830090369">
                <text:p>785.535830090369</text:p>
              </table:table-cell>
              <table:table-cell office:value-type="float" office:value="791.785830090369">
                <text:p>791.785830090369</text:p>
              </table:table-cell>
              <table:table-cell office:value-type="float" office:value="798.785830090369">
                <text:p>798.785830090369</text:p>
              </table:table-cell>
              <table:table-cell office:value-type="float" office:value="806.285830090369">
                <text:p>806.285830090369</text:p>
              </table:table-cell>
              <table:table-cell office:value-type="float" office:value="813.785830090369">
                <text:p>813.785830090369</text:p>
              </table:table-cell>
              <table:table-cell office:value-type="float" office:value="822.285830090369">
                <text:p>822.285830090369</text:p>
              </table:table-cell>
              <table:table-cell office:value-type="float" office:value="830.535830090369">
                <text:p>830.535830090369</text:p>
              </table:table-cell>
              <table:table-cell office:value-type="float" office:value="838.813607868146">
                <text:p>838.813607868146</text:p>
              </table:table-cell>
              <table:table-cell office:value-type="float" office:value="846.035830090369">
                <text:p>846.035830090369</text:p>
              </table:table-cell>
              <table:table-cell office:value-type="float" office:value="851.035830090369">
                <text:p>851.035830090369</text:p>
              </table:table-cell>
              <table:table-cell office:value-type="float" office:value="857.035830090369">
                <text:p>857.035830090369</text:p>
              </table:table-cell>
              <table:table-cell office:value-type="float" office:value="864.035830090369">
                <text:p>864.035830090369</text:p>
              </table:table-cell>
              <table:table-cell office:value-type="float" office:value="870.285830090369">
                <text:p>870.285830090369</text:p>
              </table:table-cell>
              <table:table-cell office:value-type="float" office:value="875.785830090369">
                <text:p>875.785830090369</text:p>
              </table:table-cell>
              <table:table-cell office:value-type="float" office:value="881.785830090369">
                <text:p>881.785830090369</text:p>
              </table:table-cell>
              <table:table-cell office:value-type="float" office:value="890.285830090369">
                <text:p>890.285830090369</text:p>
              </table:table-cell>
              <table:table-cell office:value-type="float" office:value="899.785830090369">
                <text:p>899.785830090369</text:p>
              </table:table-cell>
              <table:table-cell office:value-type="float" office:value="909.035830090369">
                <text:p>909.035830090369</text:p>
              </table:table-cell>
              <table:table-cell office:value-type="float" office:value="918.535830090369">
                <text:p>918.535830090369</text:p>
              </table:table-cell>
              <table:table-cell office:value-type="float" office:value="927.035830090369">
                <text:p>927.035830090369</text:p>
              </table:table-cell>
              <table:table-cell office:value-type="float" office:value="934.285830090369">
                <text:p>934.285830090369</text:p>
              </table:table-cell>
              <table:table-cell office:value-type="float" office:value="941.785830090369">
                <text:p>941.785830090369</text:p>
              </table:table-cell>
              <table:table-cell office:value-type="float" office:value="951.535830090369">
                <text:p>951.535830090369</text:p>
              </table:table-cell>
              <table:table-cell office:value-type="float" office:value="962.285830090369">
                <text:p>962.285830090369</text:p>
              </table:table-cell>
              <table:table-cell office:value-type="float" office:value="972.285830090368">
                <text:p>972.285830090368</text:p>
              </table:table-cell>
              <table:table-cell office:value-type="float" office:value="982.785830090369">
                <text:p>982.785830090369</text:p>
              </table:table-cell>
              <table:table-cell office:value-type="float" office:value="992.785830090369">
                <text:p>992.785830090369</text:p>
              </table:table-cell>
              <table:table-cell office:value-type="float" office:value="1000.53583009037">
                <text:p>1000.53583009037</text:p>
              </table:table-cell>
              <table:table-cell office:value-type="float" office:value="1007.07429162883">
                <text:p>1007.07429162883</text:p>
              </table:table-cell>
              <table:table-cell office:value-type="float" office:value="1015.78583009037">
                <text:p>1015.78583009037</text:p>
              </table:table-cell>
              <table:table-cell office:value-type="float" office:value="1026.8085573631">
                <text:p>1026.8085573631</text:p>
              </table:table-cell>
              <table:table-cell office:value-type="float" office:value="1037.55963961418">
                <text:p>1037.55963961418</text:p>
              </table:table-cell>
              <table:table-cell office:value-type="float" office:value="1046.28583009037">
                <text:p>1046.28583009037</text:p>
              </table:table-cell>
              <table:table-cell office:value-type="float" office:value="1054.06524185508">
                <text:p>1054.06524185508</text:p>
              </table:table-cell>
              <table:table-cell office:value-type="float" office:value="1062.28583009037">
                <text:p>1062.28583009037</text:p>
              </table:table-cell>
              <table:table-cell office:value-type="float" office:value="1071.03583009037">
                <text:p>1071.03583009037</text:p>
              </table:table-cell>
              <table:table-cell office:value-type="float" office:value="1081.28583009037">
                <text:p>1081.28583009037</text:p>
              </table:table-cell>
              <table:table-cell office:value-type="float" office:value="1092.03583009037">
                <text:p>1092.03583009037</text:p>
              </table:table-cell>
              <table:table-cell office:value-type="float" office:value="1103.78583009037">
                <text:p>1103.78583009037</text:p>
              </table:table-cell>
              <table:table-cell office:value-type="float" office:value="1116.28583009037">
                <text:p>1116.28583009037</text:p>
              </table:table-cell>
              <table:table-cell office:value-type="float" office:value="1128.03583009037">
                <text:p>1128.03583009037</text:p>
              </table:table-cell>
              <table:table-cell office:value-type="float" office:value="1139.78583009037">
                <text:p>1139.78583009037</text:p>
              </table:table-cell>
              <table:table-cell office:value-type="float" office:value="1151.53583009037">
                <text:p>1151.53583009037</text:p>
              </table:table-cell>
              <table:table-cell office:value-type="float" office:value="1163.03583009037">
                <text:p>1163.03583009037</text:p>
              </table:table-cell>
              <table:table-cell office:value-type="float" office:value="1173.78583009037">
                <text:p>1173.78583009037</text:p>
              </table:table-cell>
              <table:table-cell office:value-type="float" office:value="1181.78583009037">
                <text:p>1181.78583009037</text:p>
              </table:table-cell>
              <table:table-cell office:value-type="float" office:value="1190.28583009037">
                <text:p>1190.28583009037</text:p>
              </table:table-cell>
              <table:table-cell office:value-type="float" office:value="1201.53583009037">
                <text:p>1201.53583009037</text:p>
              </table:table-cell>
              <table:table-cell office:value-type="float" office:value="1212.53583009037">
                <text:p>1212.53583009037</text:p>
              </table:table-cell>
              <table:table-cell office:value-type="float" office:value="1223.8066634237">
                <text:p>1223.8066634237</text:p>
              </table:table-cell>
              <table:table-cell office:value-type="float" office:value="1235.28583009037">
                <text:p>1235.28583009037</text:p>
              </table:table-cell>
              <table:table-cell office:value-type="float" office:value="1246.03583009037">
                <text:p>1246.03583009037</text:p>
              </table:table-cell>
              <table:table-cell office:value-type="float" office:value="1255.78583009037">
                <text:p>1255.78583009037</text:p>
              </table:table-cell>
              <table:table-cell office:value-type="float" office:value="1266.78583009037">
                <text:p>1266.78583009037</text:p>
              </table:table-cell>
              <table:table-cell office:value-type="float" office:value="1277.81360786815">
                <text:p>1277.81360786815</text:p>
              </table:table-cell>
              <table:table-cell office:value-type="float" office:value="1286.53583009037">
                <text:p>1286.53583009037</text:p>
              </table:table-cell>
              <table:table-cell office:value-type="float" office:value="1294.03583009037">
                <text:p>1294.03583009037</text:p>
              </table:table-cell>
              <table:table-cell office:value-type="float" office:value="1300.53583009037">
                <text:p>1300.53583009037</text:p>
              </table:table-cell>
              <table:table-cell office:value-type="float" office:value="1307.78583009037">
                <text:p>1307.78583009037</text:p>
              </table:table-cell>
              <table:table-cell office:value-type="float" office:value="1315.03583009037">
                <text:p>1315.03583009037</text:p>
              </table:table-cell>
              <table:table-cell office:value-type="float" office:value="1321.78583009037">
                <text:p>1321.78583009037</text:p>
              </table:table-cell>
              <table:table-cell office:value-type="float" office:value="1329.28583009037">
                <text:p>1329.28583009037</text:p>
              </table:table-cell>
              <table:table-cell office:value-type="float" office:value="1337.28583009037">
                <text:p>1337.28583009037</text:p>
              </table:table-cell>
              <table:table-cell office:value-type="float" office:value="1345.53583009037">
                <text:p>1345.5358300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886258746766">
                <text:p>380.886258746766</text:p>
              </table:table-cell>
              <table:table-cell office:value-type="float" office:value="412.644879436422">
                <text:p>412.644879436422</text:p>
              </table:table-cell>
              <table:table-cell office:value-type="float" office:value="455.395349655857">
                <text:p>455.395349655857</text:p>
              </table:table-cell>
              <table:table-cell office:value-type="float" office:value="481.146675413433">
                <text:p>481.146675413433</text:p>
              </table:table-cell>
              <table:table-cell office:value-type="float" office:value="505.646258746766">
                <text:p>505.646258746766</text:p>
              </table:table-cell>
              <table:table-cell office:value-type="float" office:value="525.136258746766">
                <text:p>525.136258746766</text:p>
              </table:table-cell>
              <table:table-cell office:value-type="float" office:value="537.386258746766">
                <text:p>537.386258746766</text:p>
              </table:table-cell>
              <table:table-cell office:value-type="float" office:value="547.886258746766">
                <text:p>547.886258746766</text:p>
              </table:table-cell>
              <table:table-cell office:value-type="float" office:value="558.658986019493">
                <text:p>558.658986019493</text:p>
              </table:table-cell>
              <table:table-cell office:value-type="float" office:value="569.636258746766">
                <text:p>569.636258746766</text:p>
              </table:table-cell>
              <table:table-cell office:value-type="float" office:value="581.386258746766">
                <text:p>581.386258746766</text:p>
              </table:table-cell>
              <table:table-cell office:value-type="float" office:value="593.136258746766">
                <text:p>593.136258746766</text:p>
              </table:table-cell>
              <table:table-cell office:value-type="float" office:value="604.158986019494">
                <text:p>604.158986019494</text:p>
              </table:table-cell>
              <table:table-cell office:value-type="float" office:value="615.636258746766">
                <text:p>615.636258746766</text:p>
              </table:table-cell>
              <table:table-cell office:value-type="float" office:value="627.636258746766">
                <text:p>627.636258746766</text:p>
              </table:table-cell>
              <table:table-cell office:value-type="float" office:value="639.158986019493">
                <text:p>639.158986019493</text:p>
              </table:table-cell>
              <table:table-cell office:value-type="float" office:value="650.386258746766">
                <text:p>650.386258746766</text:p>
              </table:table-cell>
              <table:table-cell office:value-type="float" office:value="661.386258746766">
                <text:p>661.386258746766</text:p>
              </table:table-cell>
              <table:table-cell office:value-type="float" office:value="671.636258746766">
                <text:p>671.636258746766</text:p>
              </table:table-cell>
              <table:table-cell office:value-type="float" office:value="678.136258746766">
                <text:p>678.13625874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200430959628">
                <text:p>389.200430959628</text:p>
              </table:table-cell>
              <table:table-cell office:value-type="float" office:value="396.700430959628">
                <text:p>396.700430959628</text:p>
              </table:table-cell>
              <table:table-cell office:value-type="float" office:value="407.762930959628">
                <text:p>407.762930959628</text:p>
              </table:table-cell>
              <table:table-cell office:value-type="float" office:value="419.200430959628">
                <text:p>419.200430959628</text:p>
              </table:table-cell>
              <table:table-cell office:value-type="float" office:value="428.950430959628">
                <text:p>428.950430959628</text:p>
              </table:table-cell>
              <table:table-cell office:value-type="float" office:value="438.700430959628">
                <text:p>438.700430959628</text:p>
              </table:table-cell>
              <table:table-cell office:value-type="float" office:value="448.450430959628">
                <text:p>448.450430959628</text:p>
              </table:table-cell>
              <table:table-cell office:value-type="float" office:value="458.950430959628">
                <text:p>458.950430959628</text:p>
              </table:table-cell>
              <table:table-cell office:value-type="float" office:value="470.972170090063">
                <text:p>470.972170090063</text:p>
              </table:table-cell>
              <table:table-cell office:value-type="float" office:value="482.200430959628">
                <text:p>482.200430959628</text:p>
              </table:table-cell>
              <table:table-cell office:value-type="float" office:value="493.450430959628">
                <text:p>493.450430959628</text:p>
              </table:table-cell>
              <table:table-cell office:value-type="float" office:value="504.700430959628">
                <text:p>504.700430959628</text:p>
              </table:table-cell>
              <table:table-cell office:value-type="float" office:value="515.972170090063">
                <text:p>515.972170090063</text:p>
              </table:table-cell>
              <table:table-cell office:value-type="float" office:value="527.223158232355">
                <text:p>527.223158232355</text:p>
              </table:table-cell>
              <table:table-cell office:value-type="float" office:value="537.700430959628">
                <text:p>537.700430959628</text:p>
              </table:table-cell>
              <table:table-cell office:value-type="float" office:value="548.450430959628">
                <text:p>548.450430959628</text:p>
              </table:table-cell>
              <table:table-cell office:value-type="float" office:value="558.700430959628">
                <text:p>558.700430959628</text:p>
              </table:table-cell>
              <table:table-cell office:value-type="float" office:value="569.700430959628">
                <text:p>569.700430959628</text:p>
              </table:table-cell>
              <table:table-cell office:value-type="float" office:value="577.783764292961">
                <text:p>577.783764292961</text:p>
              </table:table-cell>
              <table:table-cell office:value-type="float" office:value="203.155010045165">
                <text:p>203.155010045165</text:p>
              </table:table-cell>
              <table:table-cell office:value-type="float" office:value="214.410010045165">
                <text:p>214.410010045165</text:p>
              </table:table-cell>
              <table:table-cell office:value-type="float" office:value="224.907737317892">
                <text:p>224.907737317892</text:p>
              </table:table-cell>
              <table:table-cell office:value-type="float" office:value="236.178488306034">
                <text:p>236.178488306034</text:p>
              </table:table-cell>
              <table:table-cell office:value-type="float" office:value="247.135010045165">
                <text:p>247.135010045165</text:p>
              </table:table-cell>
              <table:table-cell office:value-type="float" office:value="257.135010045165">
                <text:p>257.135010045165</text:p>
              </table:table-cell>
              <table:table-cell office:value-type="float" office:value="267.407737317892">
                <text:p>267.407737317892</text:p>
              </table:table-cell>
              <table:table-cell office:value-type="float" office:value="275.885010045165">
                <text:p>275.885010045165</text:p>
              </table:table-cell>
              <table:table-cell office:value-type="float" office:value="286.401676711832">
                <text:p>286.401676711832</text:p>
              </table:table-cell>
              <table:table-cell office:value-type="float" office:value="300.135010045165">
                <text:p>300.135010045165</text:p>
              </table:table-cell>
              <table:table-cell office:value-type="float" office:value="311.907737317892">
                <text:p>311.907737317892</text:p>
              </table:table-cell>
              <table:table-cell office:value-type="float" office:value="323.135010045165">
                <text:p>323.135010045165</text:p>
              </table:table-cell>
              <table:table-cell office:value-type="float" office:value="334.635010045165">
                <text:p>334.635010045165</text:p>
              </table:table-cell>
              <table:table-cell office:value-type="float" office:value="344.940565600721">
                <text:p>344.940565600721</text:p>
              </table:table-cell>
              <table:table-cell office:value-type="float" office:value="355.385010045165">
                <text:p>355.385010045165</text:p>
              </table:table-cell>
              <table:table-cell office:value-type="float" office:value="366.385010045165">
                <text:p>366.385010045165</text:p>
              </table:table-cell>
              <table:table-cell office:value-type="float" office:value="376.885010045165">
                <text:p>376.885010045165</text:p>
              </table:table-cell>
              <table:table-cell office:value-type="float" office:value="388.655010045165">
                <text:p>388.655010045165</text:p>
              </table:table-cell>
              <table:table-cell office:value-type="float" office:value="401.385010045165">
                <text:p>401.385010045165</text:p>
              </table:table-cell>
              <table:table-cell office:value-type="float" office:value="413.885010045165">
                <text:p>413.885010045165</text:p>
              </table:table-cell>
              <table:table-cell office:value-type="float" office:value="423.885010045165">
                <text:p>423.88501004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135010045165">
                <text:p>430.13501004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.635010045165">
                <text:p>436.635010045165</text:p>
              </table:table-cell>
              <table:table-cell office:value-type="float" office:value="444.635010045165">
                <text:p>444.635010045165</text:p>
              </table:table-cell>
              <table:table-cell office:value-type="float" office:value="456.151139077423">
                <text:p>456.151139077423</text:p>
              </table:table-cell>
              <table:table-cell office:value-type="float" office:value="469.385010045165">
                <text:p>469.385010045165</text:p>
              </table:table-cell>
              <table:table-cell office:value-type="float" office:value="477.135010045165">
                <text:p>477.135010045165</text:p>
              </table:table-cell>
              <table:table-cell office:value-type="float" office:value="483.385010045165">
                <text:p>483.385010045165</text:p>
              </table:table-cell>
              <table:table-cell office:value-type="float" office:value="491.885010045165">
                <text:p>491.885010045165</text:p>
              </table:table-cell>
              <table:table-cell office:value-type="float" office:value="500.635010045165">
                <text:p>500.635010045165</text:p>
              </table:table-cell>
              <table:table-cell office:value-type="float" office:value="508.885010045165">
                <text:p>508.885010045165</text:p>
              </table:table-cell>
              <table:table-cell office:value-type="float" office:value="515.385010045165">
                <text:p>515.385010045165</text:p>
              </table:table-cell>
              <table:table-cell office:value-type="float" office:value="NaN">
                <text:p>NaN</text:p>
              </table:table-cell>
              <table:table-cell office:value-type="float" office:value="170.703018766141">
                <text:p>170.703018766141</text:p>
              </table:table-cell>
              <table:table-cell office:value-type="float" office:value="180.453018766141">
                <text:p>180.453018766141</text:p>
              </table:table-cell>
              <table:table-cell office:value-type="float" office:value="192.703018766141">
                <text:p>192.703018766141</text:p>
              </table:table-cell>
              <table:table-cell office:value-type="float" office:value="207.203018766141">
                <text:p>207.203018766141</text:p>
              </table:table-cell>
              <table:table-cell office:value-type="float" office:value="222.219685432808">
                <text:p>222.219685432808</text:p>
              </table:table-cell>
              <table:table-cell office:value-type="float" office:value="236.703018766141">
                <text:p>236.703018766141</text:p>
              </table:table-cell>
              <table:table-cell office:value-type="float" office:value="249.203018766141">
                <text:p>249.203018766141</text:p>
              </table:table-cell>
              <table:table-cell office:value-type="float" office:value="260.953018766141">
                <text:p>260.953018766141</text:p>
              </table:table-cell>
              <table:table-cell office:value-type="float" office:value="272.203018766141">
                <text:p>272.203018766141</text:p>
              </table:table-cell>
              <table:table-cell office:value-type="float" office:value="281.453018766141">
                <text:p>281.453018766141</text:p>
              </table:table-cell>
              <table:table-cell office:value-type="float" office:value="292.203018766141">
                <text:p>292.203018766141</text:p>
              </table:table-cell>
              <table:table-cell office:value-type="float" office:value="302.953018766141">
                <text:p>302.95301876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.08559856907">
                <text:p>560.08559856907</text:p>
              </table:table-cell>
              <table:table-cell office:value-type="float" office:value="563.33559856907">
                <text:p>563.33559856907</text:p>
              </table:table-cell>
              <table:table-cell office:value-type="float" office:value="569.58559856907">
                <text:p>569.58559856907</text:p>
              </table:table-cell>
              <table:table-cell office:value-type="float" office:value="575.58559856907">
                <text:p>575.58559856907</text:p>
              </table:table-cell>
              <table:table-cell office:value-type="float" office:value="581.83559856907">
                <text:p>581.83559856907</text:p>
              </table:table-cell>
              <table:table-cell office:value-type="float" office:value="588.33559856907">
                <text:p>588.33559856907</text:p>
              </table:table-cell>
              <table:table-cell office:value-type="float" office:value="593.83559856907">
                <text:p>593.83559856907</text:p>
              </table:table-cell>
              <table:table-cell office:value-type="float" office:value="599.58559856907">
                <text:p>599.58559856907</text:p>
              </table:table-cell>
              <table:table-cell office:value-type="float" office:value="605.83559856907">
                <text:p>605.83559856907</text:p>
              </table:table-cell>
              <table:table-cell office:value-type="float" office:value="612.83559856907">
                <text:p>612.83559856907</text:p>
              </table:table-cell>
              <table:table-cell office:value-type="float" office:value="620.08559856907">
                <text:p>620.08559856907</text:p>
              </table:table-cell>
              <table:table-cell office:value-type="float" office:value="626.33559856907">
                <text:p>626.33559856907</text:p>
              </table:table-cell>
              <table:table-cell office:value-type="float" office:value="633.83559856907">
                <text:p>633.83559856907</text:p>
              </table:table-cell>
              <table:table-cell office:value-type="float" office:value="642.33559856907">
                <text:p>642.33559856907</text:p>
              </table:table-cell>
              <table:table-cell office:value-type="float" office:value="650.58559856907">
                <text:p>650.58559856907</text:p>
              </table:table-cell>
              <table:table-cell office:value-type="float" office:value="659.33559856907">
                <text:p>659.3355985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752868480386">
                <text:p>224.752868480386</text:p>
              </table:table-cell>
              <table:table-cell office:value-type="float" office:value="260.502868480386">
                <text:p>260.502868480386</text:p>
              </table:table-cell>
              <table:table-cell office:value-type="float" office:value="284.252868480386">
                <text:p>284.252868480386</text:p>
              </table:table-cell>
              <table:table-cell office:value-type="float" office:value="309.772476323523">
                <text:p>309.772476323523</text:p>
              </table:table-cell>
              <table:table-cell office:value-type="float" office:value="335.002868480386">
                <text:p>335.002868480386</text:p>
              </table:table-cell>
              <table:table-cell office:value-type="float" office:value="358.502868480386">
                <text:p>358.502868480386</text:p>
              </table:table-cell>
              <table:table-cell office:value-type="float" office:value="380.264496387362">
                <text:p>380.264496387362</text:p>
              </table:table-cell>
              <table:table-cell office:value-type="float" office:value="402.763506778258">
                <text:p>402.763506778258</text:p>
              </table:table-cell>
              <table:table-cell office:value-type="float" office:value="426.544535147053">
                <text:p>426.544535147053</text:p>
              </table:table-cell>
              <table:table-cell office:value-type="float" office:value="450.513285147053">
                <text:p>450.513285147053</text:p>
              </table:table-cell>
              <table:table-cell office:value-type="float" office:value="472.016026375123">
                <text:p>472.016026375123</text:p>
              </table:table-cell>
              <table:table-cell office:value-type="float" office:value="493.52370181372">
                <text:p>493.52370181372</text:p>
              </table:table-cell>
              <table:table-cell office:value-type="float" office:value="511.274607610821">
                <text:p>511.274607610821</text:p>
              </table:table-cell>
              <table:table-cell office:value-type="float" office:value="522.502868480386">
                <text:p>522.502868480386</text:p>
              </table:table-cell>
              <table:table-cell office:value-type="float" office:value="533.752868480386">
                <text:p>533.752868480386</text:p>
              </table:table-cell>
              <table:table-cell office:value-type="float" office:value="545.252868480386">
                <text:p>545.252868480386</text:p>
              </table:table-cell>
              <table:table-cell office:value-type="float" office:value="556.252868480386">
                <text:p>556.25286848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331627250662">
                <text:p>196.331627250662</text:p>
              </table:table-cell>
              <table:table-cell office:value-type="float" office:value="216.354704173739">
                <text:p>216.354704173739</text:p>
              </table:table-cell>
              <table:table-cell office:value-type="float" office:value="237.581627250662">
                <text:p>237.581627250662</text:p>
              </table:table-cell>
              <table:table-cell office:value-type="float" office:value="245.581627250662">
                <text:p>245.581627250662</text:p>
              </table:table-cell>
              <table:table-cell office:value-type="float" office:value="253.581627250662">
                <text:p>253.581627250662</text:p>
              </table:table-cell>
              <table:table-cell office:value-type="float" office:value="264.331627250662">
                <text:p>264.3316272506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51cm" svg:stroke-color="#3deb3d" svg:stroke-opacity="60%" draw:fill-color="#3deb3d" draw:opacity="60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c5000b" svg:stroke-opacity="90%" draw:fill-color="#c5000b" draw:opacity="90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152cm" svg:stroke-color="#0066cc" svg:stroke-opacity="75%" draw:fill-color="#0066cc" draw:opacity="7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660066" svg:stroke-opacity="80%" draw:fill-color="#660066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75cm" svg:height="14.247cm" xlink:href="." xlink:type="simple" chart:class="chart:scatter" chart:style-name="ch1">
        <chart:title svg:x="12.467cm" svg:y="0.42cm" chart:style-name="ch2">
          <text:p>Requests</text:p>
        </chart:title>
        <chart:legend chart:legend-position="end" svg:x="23.925cm" svg:y="2.412cm" chart:style-name="ch3"/>
        <chart:plot-area chart:style-name="ch4" chart:data-source-has-labels="both" svg:x="0.249cm" svg:y="1.988cm" svg:width="26.005cm" svg:height="11.26cm">
          <chartooo:coordinate-region svg:x="1.056cm" svg:y="2.2cm" svg:width="24.826cm" svg:height="10.375cm"/>
          <chart:axis chart:dimension="x" chart:name="primary-x" chart:style-name="ch5">
            <chart:categories table:cell-range-address="local-table.$B$1:.$UP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3:.$UP$3" chart:label-cell-address="local-table.$A$3" chart:class="chart:scatter">
            <chart:domain table:cell-range-address="local-table.$B$2:.$UP$2"/>
            <chart:data-point chart:repeated="561"/>
          </chart:series>
          <chart:series chart:style-name="ch8" chart:values-cell-range-address="local-table.$B$4:.$UP$4" chart:label-cell-address="local-table.$A$4" chart:class="chart:scatter">
            <chart:data-point chart:repeated="561"/>
          </chart:series>
          <chart:series chart:style-name="ch9" chart:values-cell-range-address="local-table.$B$5:.$UP$5" chart:label-cell-address="local-table.$A$5" chart:class="chart:scatter">
            <chart:data-point chart:repeated="561"/>
          </chart:series>
          <chart:series chart:style-name="ch10" chart:values-cell-range-address="local-table.$B$6:.$UP$6" chart:label-cell-address="local-table.$A$6" chart:class="chart:scatter">
            <chart:data-point chart:repeated="5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1002">
                <text:p>1002</text:p>
              </table:table-cell>
              <table:table-cell office:value-type="float" office:value="1003">
                <text:p>1003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07">
                <text:p>1007</text:p>
              </table:table-cell>
              <table:table-cell office:value-type="float" office:value="1008">
                <text:p>1008</text:p>
              </table:table-cell>
              <table:table-cell office:value-type="float" office:value="1009">
                <text:p>1009</text:p>
              </table:table-cell>
              <table:table-cell office:value-type="float" office:value="1010">
                <text:p>1010</text:p>
              </table:table-cell>
              <table:table-cell office:value-type="float" office:value="1011">
                <text:p>1011</text:p>
              </table:table-cell>
              <table:table-cell office:value-type="float" office:value="1012">
                <text:p>1012</text:p>
              </table:table-cell>
              <table:table-cell office:value-type="float" office:value="1013">
                <text:p>1013</text:p>
              </table:table-cell>
              <table:table-cell office:value-type="float" office:value="1014">
                <text:p>1014</text:p>
              </table:table-cell>
              <table:table-cell office:value-type="float" office:value="1015">
                <text:p>1015</text:p>
              </table:table-cell>
              <table:table-cell office:value-type="float" office:value="1016">
                <text:p>1016</text:p>
              </table:table-cell>
              <table:table-cell office:value-type="float" office:value="1017">
                <text:p>1017</text:p>
              </table:table-cell>
              <table:table-cell office:value-type="float" office:value="1018">
                <text:p>1018</text:p>
              </table:table-cell>
              <table:table-cell office:value-type="float" office:value="1019">
                <text:p>1019</text:p>
              </table:table-cell>
              <table:table-cell office:value-type="float" office:value="1020">
                <text:p>1020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23">
                <text:p>1023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  <table:table-cell office:value-type="float" office:value="1029">
                <text:p>1029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4">
                <text:p>1034</text:p>
              </table:table-cell>
              <table:table-cell office:value-type="float" office:value="1035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  <table:table-cell office:value-type="float" office:value="1039">
                <text:p>1039</text:p>
              </table:table-cell>
              <table:table-cell office:value-type="float" office:value="1040">
                <text:p>1040</text:p>
              </table:table-cell>
              <table:table-cell office:value-type="float" office:value="1041">
                <text:p>1041</text:p>
              </table:table-cell>
              <table:table-cell office:value-type="float" office:value="1042">
                <text:p>1042</text:p>
              </table:table-cell>
              <table:table-cell office:value-type="float" office:value="1043">
                <text:p>1043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46">
                <text:p>1046</text:p>
              </table:table-cell>
              <table:table-cell office:value-type="float" office:value="1047">
                <text:p>1047</text:p>
              </table:table-cell>
              <table:table-cell office:value-type="float" office:value="1048">
                <text:p>1048</text:p>
              </table:table-cell>
              <table:table-cell office:value-type="float" office:value="1049">
                <text:p>1049</text:p>
              </table:table-cell>
              <table:table-cell office:value-type="float" office:value="1050">
                <text:p>1050</text:p>
              </table:table-cell>
              <table:table-cell office:value-type="float" office:value="1051">
                <text:p>1051</text:p>
              </table:table-cell>
              <table:table-cell office:value-type="float" office:value="1052">
                <text:p>1052</text:p>
              </table:table-cell>
              <table:table-cell office:value-type="float" office:value="1053">
                <text:p>1053</text:p>
              </table:table-cell>
              <table:table-cell office:value-type="float" office:value="1054">
                <text:p>1054</text:p>
              </table:table-cell>
              <table:table-cell office:value-type="float" office:value="1055">
                <text:p>1055</text:p>
              </table:table-cell>
              <table:table-cell office:value-type="float" office:value="1056">
                <text:p>1056</text:p>
              </table:table-cell>
              <table:table-cell office:value-type="float" office:value="1057">
                <text:p>1057</text:p>
              </table:table-cell>
              <table:table-cell office:value-type="float" office:value="1058">
                <text:p>1058</text:p>
              </table:table-cell>
              <table:table-cell office:value-type="float" office:value="1059">
                <text:p>1059</text:p>
              </table:table-cell>
              <table:table-cell office:value-type="float" office:value="1060">
                <text:p>1060</text:p>
              </table:table-cell>
              <table:table-cell office:value-type="float" office:value="1061">
                <text:p>1061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4">
                <text:p>1064</text:p>
              </table:table-cell>
              <table:table-cell office:value-type="float" office:value="1065">
                <text:p>1065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68">
                <text:p>1068</text:p>
              </table:table-cell>
              <table:table-cell office:value-type="float" office:value="1069">
                <text:p>1069</text:p>
              </table:table-cell>
              <table:table-cell office:value-type="float" office:value="1070">
                <text:p>1070</text:p>
              </table:table-cell>
              <table:table-cell office:value-type="float" office:value="1071">
                <text:p>1071</text:p>
              </table:table-cell>
              <table:table-cell office:value-type="float" office:value="1072">
                <text:p>1072</text:p>
              </table:table-cell>
              <table:table-cell office:value-type="float" office:value="1073">
                <text:p>1073</text:p>
              </table:table-cell>
              <table:table-cell office:value-type="float" office:value="1074">
                <text:p>1074</text:p>
              </table:table-cell>
              <table:table-cell office:value-type="float" office:value="1075">
                <text:p>1075</text:p>
              </table:table-cell>
              <table:table-cell office:value-type="float" office:value="1076">
                <text:p>1076</text:p>
              </table:table-cell>
              <table:table-cell office:value-type="float" office:value="1077">
                <text:p>1077</text:p>
              </table:table-cell>
              <table:table-cell office:value-type="float" office:value="1078">
                <text:p>1078</text:p>
              </table:table-cell>
              <table:table-cell office:value-type="float" office:value="1079">
                <text:p>1079</text:p>
              </table:table-cell>
              <table:table-cell office:value-type="float" office:value="1080">
                <text:p>1080</text:p>
              </table:table-cell>
              <table:table-cell office:value-type="float" office:value="1081">
                <text:p>1081</text:p>
              </table:table-cell>
              <table:table-cell office:value-type="float" office:value="1082">
                <text:p>1082</text:p>
              </table:table-cell>
              <table:table-cell office:value-type="float" office:value="1083">
                <text:p>1083</text:p>
              </table:table-cell>
              <table:table-cell office:value-type="float" office:value="1084">
                <text:p>1084</text:p>
              </table:table-cell>
              <table:table-cell office:value-type="float" office:value="1085">
                <text:p>1085</text:p>
              </table:table-cell>
              <table:table-cell office:value-type="float" office:value="1086">
                <text:p>1086</text:p>
              </table:table-cell>
              <table:table-cell office:value-type="float" office:value="1087">
                <text:p>1087</text:p>
              </table:table-cell>
              <table:table-cell office:value-type="float" office:value="1088">
                <text:p>1088</text:p>
              </table:table-cell>
              <table:table-cell office:value-type="float" office:value="1089">
                <text:p>1089</text:p>
              </table:table-cell>
              <table:table-cell office:value-type="float" office:value="1090">
                <text:p>1090</text:p>
              </table:table-cell>
              <table:table-cell office:value-type="float" office:value="1091">
                <text:p>1091</text:p>
              </table:table-cell>
              <table:table-cell office:value-type="float" office:value="1092">
                <text:p>1092</text:p>
              </table:table-cell>
              <table:table-cell office:value-type="float" office:value="1093">
                <text:p>1093</text:p>
              </table:table-cell>
              <table:table-cell office:value-type="float" office:value="1094">
                <text:p>1094</text:p>
              </table:table-cell>
              <table:table-cell office:value-type="float" office:value="1095">
                <text:p>1095</text:p>
              </table:table-cell>
              <table:table-cell office:value-type="float" office:value="1096">
                <text:p>1096</text:p>
              </table:table-cell>
              <table:table-cell office:value-type="float" office:value="1097">
                <text:p>1097</text:p>
              </table:table-cell>
              <table:table-cell office:value-type="float" office:value="1098">
                <text:p>1098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1106">
                <text:p>1106</text:p>
              </table:table-cell>
              <table:table-cell office:value-type="float" office:value="1107">
                <text:p>1107</text:p>
              </table:table-cell>
              <table:table-cell office:value-type="float" office:value="1108">
                <text:p>1108</text:p>
              </table:table-cell>
              <table:table-cell office:value-type="float" office:value="1109">
                <text:p>1109</text:p>
              </table:table-cell>
              <table:table-cell office:value-type="float" office:value="1110">
                <text:p>1110</text:p>
              </table:table-cell>
              <table:table-cell office:value-type="float" office:value="1111">
                <text:p>1111</text:p>
              </table:table-cell>
              <table:table-cell office:value-type="float" office:value="1112">
                <text:p>1112</text:p>
              </table:table-cell>
              <table:table-cell office:value-type="float" office:value="1113">
                <text:p>1113</text:p>
              </table:table-cell>
              <table:table-cell office:value-type="float" office:value="1114">
                <text:p>1114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  <table:table-cell office:value-type="float" office:value="1117">
                <text:p>1117</text:p>
              </table:table-cell>
              <table:table-cell office:value-type="float" office:value="1118">
                <text:p>1118</text:p>
              </table:table-cell>
              <table:table-cell office:value-type="float" office:value="1119">
                <text:p>1119</text:p>
              </table:table-cell>
              <table:table-cell office:value-type="float" office:value="1120">
                <text:p>1120</text:p>
              </table:table-cell>
              <table:table-cell office:value-type="float" office:value="1121">
                <text:p>1121</text:p>
              </table:table-cell>
              <table:table-cell office:value-type="float" office:value="1122">
                <text:p>1122</text:p>
              </table:table-cell>
              <table:table-cell office:value-type="float" office:value="1123">
                <text:p>1123</text:p>
              </table:table-cell>
              <table:table-cell office:value-type="float" office:value="1124">
                <text:p>1124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27">
                <text:p>1127</text:p>
              </table:table-cell>
              <table:table-cell office:value-type="float" office:value="1128">
                <text:p>1128</text:p>
              </table:table-cell>
              <table:table-cell office:value-type="float" office:value="1129">
                <text:p>1129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  <table:table-cell office:value-type="float" office:value="1132">
                <text:p>1132</text:p>
              </table:table-cell>
              <table:table-cell office:value-type="float" office:value="1133">
                <text:p>1133</text:p>
              </table:table-cell>
              <table:table-cell office:value-type="float" office:value="1134">
                <text:p>1134</text:p>
              </table:table-cell>
              <table:table-cell office:value-type="float" office:value="1135">
                <text:p>1135</text:p>
              </table:table-cell>
              <table:table-cell office:value-type="float" office:value="1136">
                <text:p>1136</text:p>
              </table:table-cell>
              <table:table-cell office:value-type="float" office:value="1137">
                <text:p>1137</text:p>
              </table:table-cell>
              <table:table-cell office:value-type="float" office:value="1138">
                <text:p>1138</text:p>
              </table:table-cell>
              <table:table-cell office:value-type="float" office:value="1139">
                <text:p>1139</text:p>
              </table:table-cell>
              <table:table-cell office:value-type="float" office:value="1140">
                <text:p>1140</text:p>
              </table:table-cell>
              <table:table-cell office:value-type="float" office:value="1141">
                <text:p>1141</text:p>
              </table:table-cell>
              <table:table-cell office:value-type="float" office:value="1142">
                <text:p>1142</text:p>
              </table:table-cell>
              <table:table-cell office:value-type="float" office:value="1143">
                <text:p>1143</text:p>
              </table:table-cell>
              <table:table-cell office:value-type="float" office:value="1144">
                <text:p>1144</text:p>
              </table:table-cell>
              <table:table-cell office:value-type="float" office:value="1145">
                <text:p>1145</text:p>
              </table:table-cell>
              <table:table-cell office:value-type="float" office:value="1146">
                <text:p>1146</text:p>
              </table:table-cell>
              <table:table-cell office:value-type="float" office:value="1147">
                <text:p>1147</text:p>
              </table:table-cell>
              <table:table-cell office:value-type="float" office:value="1148">
                <text:p>1148</text:p>
              </table:table-cell>
              <table:table-cell office:value-type="float" office:value="1149">
                <text:p>1149</text:p>
              </table:table-cell>
              <table:table-cell office:value-type="float" office:value="1150">
                <text:p>1150</text:p>
              </table:table-cell>
              <table:table-cell office:value-type="float" office:value="1151">
                <text:p>1151</text:p>
              </table:table-cell>
              <table:table-cell office:value-type="float" office:value="1152">
                <text:p>1152</text:p>
              </table:table-cell>
              <table:table-cell office:value-type="float" office:value="1153">
                <text:p>1153</text:p>
              </table:table-cell>
              <table:table-cell office:value-type="float" office:value="1154">
                <text:p>1154</text:p>
              </table:table-cell>
              <table:table-cell office:value-type="float" office:value="1155">
                <text:p>1155</text:p>
              </table:table-cell>
              <table:table-cell office:value-type="float" office:value="1156">
                <text:p>1156</text:p>
              </table:table-cell>
              <table:table-cell office:value-type="float" office:value="1157">
                <text:p>1157</text:p>
              </table:table-cell>
              <table:table-cell office:value-type="float" office:value="1158">
                <text:p>1158</text:p>
              </table:table-cell>
              <table:table-cell office:value-type="float" office:value="1159">
                <text:p>1159</text:p>
              </table:table-cell>
              <table:table-cell office:value-type="float" office:value="1160">
                <text:p>1160</text:p>
              </table:table-cell>
              <table:table-cell office:value-type="float" office:value="1161">
                <text:p>1161</text:p>
              </table:table-cell>
              <table:table-cell office:value-type="float" office:value="1162">
                <text:p>1162</text:p>
              </table:table-cell>
              <table:table-cell office:value-type="float" office:value="1163">
                <text:p>1163</text:p>
              </table:table-cell>
              <table:table-cell office:value-type="float" office:value="1164">
                <text:p>1164</text:p>
              </table:table-cell>
              <table:table-cell office:value-type="float" office:value="1165">
                <text:p>1165</text:p>
              </table:table-cell>
              <table:table-cell office:value-type="float" office:value="1166">
                <text:p>1166</text:p>
              </table:table-cell>
              <table:table-cell office:value-type="float" office:value="1167">
                <text:p>1167</text:p>
              </table:table-cell>
              <table:table-cell office:value-type="float" office:value="1168">
                <text:p>1168</text:p>
              </table:table-cell>
              <table:table-cell office:value-type="float" office:value="1169">
                <text:p>1169</text:p>
              </table:table-cell>
              <table:table-cell office:value-type="float" office:value="1170">
                <text:p>1170</text:p>
              </table:table-cell>
              <table:table-cell office:value-type="float" office:value="1171">
                <text:p>1171</text:p>
              </table:table-cell>
              <table:table-cell office:value-type="float" office:value="1172">
                <text:p>1172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5">
                <text:p>1175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  <table:table-cell office:value-type="float" office:value="1181">
                <text:p>1181</text:p>
              </table:table-cell>
              <table:table-cell office:value-type="float" office:value="1182">
                <text:p>1182</text:p>
              </table:table-cell>
              <table:table-cell office:value-type="float" office:value="1183">
                <text:p>1183</text:p>
              </table:table-cell>
              <table:table-cell office:value-type="float" office:value="1184">
                <text:p>1184</text:p>
              </table:table-cell>
              <table:table-cell office:value-type="float" office:value="1185">
                <text:p>1185</text:p>
              </table:table-cell>
              <table:table-cell office:value-type="float" office:value="1186">
                <text:p>1186</text:p>
              </table:table-cell>
              <table:table-cell office:value-type="float" office:value="1187">
                <text:p>1187</text:p>
              </table:table-cell>
              <table:table-cell office:value-type="float" office:value="1188">
                <text:p>1188</text:p>
              </table:table-cell>
              <table:table-cell office:value-type="float" office:value="1189">
                <text:p>1189</text:p>
              </table:table-cell>
              <table:table-cell office:value-type="float" office:value="1190">
                <text:p>1190</text:p>
              </table:table-cell>
              <table:table-cell office:value-type="float" office:value="1191">
                <text:p>1191</text:p>
              </table:table-cell>
              <table:table-cell office:value-type="float" office:value="1192">
                <text:p>1192</text:p>
              </table:table-cell>
              <table:table-cell office:value-type="float" office:value="1193">
                <text:p>1193</text:p>
              </table:table-cell>
              <table:table-cell office:value-type="float" office:value="1194">
                <text:p>1194</text:p>
              </table:table-cell>
              <table:table-cell office:value-type="float" office:value="1195">
                <text:p>1195</text:p>
              </table:table-cell>
              <table:table-cell office:value-type="float" office:value="1196">
                <text:p>1196</text:p>
              </table:table-cell>
              <table:table-cell office:value-type="float" office:value="1197">
                <text:p>1197</text:p>
              </table:table-cell>
              <table:table-cell office:value-type="float" office:value="1198">
                <text:p>1198</text:p>
              </table:table-cell>
              <table:table-cell office:value-type="float" office:value="1199">
                <text:p>1199</text:p>
              </table:table-cell>
              <table:table-cell office:value-type="float" office:value="1200">
                <text:p>1200</text:p>
              </table:table-cell>
              <table:table-cell office:value-type="float" office:value="1201">
                <text:p>1201</text:p>
              </table:table-cell>
              <table:table-cell office:value-type="float" office:value="1202">
                <text:p>1202</text:p>
              </table:table-cell>
              <table:table-cell office:value-type="float" office:value="1203">
                <text:p>1203</text:p>
              </table:table-cell>
              <table:table-cell office:value-type="float" office:value="1204">
                <text:p>1204</text:p>
              </table:table-cell>
              <table:table-cell office:value-type="float" office:value="1205">
                <text:p>1205</text:p>
              </table:table-cell>
              <table:table-cell office:value-type="float" office:value="1206">
                <text:p>1206</text:p>
              </table:table-cell>
              <table:table-cell office:value-type="float" office:value="1207">
                <text:p>1207</text:p>
              </table:table-cell>
              <table:table-cell office:value-type="float" office:value="1208">
                <text:p>1208</text:p>
              </table:table-cell>
              <table:table-cell office:value-type="float" office:value="1209">
                <text:p>1209</text:p>
              </table:table-cell>
              <table:table-cell office:value-type="float" office:value="1210">
                <text:p>1210</text:p>
              </table:table-cell>
              <table:table-cell office:value-type="float" office:value="1211">
                <text:p>1211</text:p>
              </table:table-cell>
              <table:table-cell office:value-type="float" office:value="1212">
                <text:p>1212</text:p>
              </table:table-cell>
              <table:table-cell office:value-type="float" office:value="1237">
                <text:p>1237</text:p>
              </table:table-cell>
              <table:table-cell office:value-type="float" office:value="1238">
                <text:p>1238</text:p>
              </table:table-cell>
              <table:table-cell office:value-type="float" office:value="1239">
                <text:p>1239</text:p>
              </table:table-cell>
              <table:table-cell office:value-type="float" office:value="1240">
                <text:p>1240</text:p>
              </table:table-cell>
              <table:table-cell office:value-type="float" office:value="1241">
                <text:p>1241</text:p>
              </table:table-cell>
              <table:table-cell office:value-type="float" office:value="1242">
                <text:p>1242</text:p>
              </table:table-cell>
              <table:table-cell office:value-type="float" office:value="1243">
                <text:p>1243</text:p>
              </table:table-cell>
              <table:table-cell office:value-type="float" office:value="1244">
                <text:p>1244</text:p>
              </table:table-cell>
              <table:table-cell office:value-type="float" office:value="1245">
                <text:p>1245</text:p>
              </table:table-cell>
              <table:table-cell office:value-type="float" office:value="1246">
                <text:p>1246</text:p>
              </table:table-cell>
              <table:table-cell office:value-type="float" office:value="1247">
                <text:p>1247</text:p>
              </table:table-cell>
              <table:table-cell office:value-type="float" office:value="1248">
                <text:p>1248</text:p>
              </table:table-cell>
              <table:table-cell office:value-type="float" office:value="1249">
                <text:p>1249</text:p>
              </table:table-cell>
              <table:table-cell office:value-type="float" office:value="1250">
                <text:p>1250</text:p>
              </table:table-cell>
              <table:table-cell office:value-type="float" office:value="1251">
                <text:p>1251</text:p>
              </table:table-cell>
              <table:table-cell office:value-type="float" office:value="1252">
                <text:p>1252</text:p>
              </table:table-cell>
              <table:table-cell office:value-type="float" office:value="1253">
                <text:p>1253</text:p>
              </table:table-cell>
              <table:table-cell office:value-type="float" office:value="1254">
                <text:p>1254</text:p>
              </table:table-cell>
              <table:table-cell office:value-type="float" office:value="1255">
                <text:p>1255</text:p>
              </table:table-cell>
              <table:table-cell office:value-type="float" office:value="1256">
                <text:p>1256</text:p>
              </table:table-cell>
              <table:table-cell office:value-type="float" office:value="1257">
                <text:p>1257</text:p>
              </table:table-cell>
              <table:table-cell office:value-type="float" office:value="1258">
                <text:p>1258</text:p>
              </table:table-cell>
              <table:table-cell office:value-type="float" office:value="1259">
                <text:p>1259</text:p>
              </table:table-cell>
              <table:table-cell office:value-type="float" office:value="1260">
                <text:p>1260</text:p>
              </table:table-cell>
              <table:table-cell office:value-type="float" office:value="1261">
                <text:p>1261</text:p>
              </table:table-cell>
              <table:table-cell office:value-type="float" office:value="1262">
                <text:p>1262</text:p>
              </table:table-cell>
              <table:table-cell office:value-type="float" office:value="1263">
                <text:p>1263</text:p>
              </table:table-cell>
              <table:table-cell office:value-type="float" office:value="1264">
                <text:p>1264</text:p>
              </table:table-cell>
              <table:table-cell office:value-type="float" office:value="1265">
                <text:p>1265</text:p>
              </table:table-cell>
              <table:table-cell office:value-type="float" office:value="1266">
                <text:p>1266</text:p>
              </table:table-cell>
              <table:table-cell office:value-type="float" office:value="1267">
                <text:p>1267</text:p>
              </table:table-cell>
              <table:table-cell office:value-type="float" office:value="1268">
                <text:p>1268</text:p>
              </table:table-cell>
              <table:table-cell office:value-type="float" office:value="1269">
                <text:p>1269</text:p>
              </table:table-cell>
              <table:table-cell office:value-type="float" office:value="1270">
                <text:p>1270</text:p>
              </table:table-cell>
              <table:table-cell office:value-type="float" office:value="1271">
                <text:p>1271</text:p>
              </table:table-cell>
              <table:table-cell office:value-type="float" office:value="1272">
                <text:p>1272</text:p>
              </table:table-cell>
              <table:table-cell office:value-type="float" office:value="1273">
                <text:p>1273</text:p>
              </table:table-cell>
              <table:table-cell office:value-type="float" office:value="1274">
                <text:p>1274</text:p>
              </table:table-cell>
              <table:table-cell office:value-type="float" office:value="1275">
                <text:p>1275</text:p>
              </table:table-cell>
              <table:table-cell office:value-type="float" office:value="1276">
                <text:p>1276</text:p>
              </table:table-cell>
              <table:table-cell office:value-type="float" office:value="1277">
                <text:p>1277</text:p>
              </table:table-cell>
              <table:table-cell office:value-type="float" office:value="1278">
                <text:p>1278</text:p>
              </table:table-cell>
              <table:table-cell office:value-type="float" office:value="1279">
                <text:p>1279</text:p>
              </table:table-cell>
              <table:table-cell office:value-type="float" office:value="1280">
                <text:p>1280</text:p>
              </table:table-cell>
              <table:table-cell office:value-type="float" office:value="1281">
                <text:p>1281</text:p>
              </table:table-cell>
              <table:table-cell office:value-type="float" office:value="1282">
                <text:p>1282</text:p>
              </table:table-cell>
              <table:table-cell office:value-type="float" office:value="1283">
                <text:p>1283</text:p>
              </table:table-cell>
              <table:table-cell office:value-type="float" office:value="1284">
                <text:p>1284</text:p>
              </table:table-cell>
              <table:table-cell office:value-type="float" office:value="1285">
                <text:p>1285</text:p>
              </table:table-cell>
              <table:table-cell office:value-type="float" office:value="1286">
                <text:p>1286</text:p>
              </table:table-cell>
              <table:table-cell office:value-type="float" office:value="1287">
                <text:p>1287</text:p>
              </table:table-cell>
              <table:table-cell office:value-type="float" office:value="1288">
                <text:p>1288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291">
                <text:p>1291</text:p>
              </table:table-cell>
              <table:table-cell office:value-type="float" office:value="1292">
                <text:p>1292</text:p>
              </table:table-cell>
              <table:table-cell office:value-type="float" office:value="1293">
                <text:p>1293</text:p>
              </table:table-cell>
              <table:table-cell office:value-type="float" office:value="1294">
                <text:p>1294</text:p>
              </table:table-cell>
              <table:table-cell office:value-type="float" office:value="1295">
                <text:p>1295</text:p>
              </table:table-cell>
              <table:table-cell office:value-type="float" office:value="1296">
                <text:p>1296</text:p>
              </table:table-cell>
              <table:table-cell office:value-type="float" office:value="1297">
                <text:p>1297</text:p>
              </table:table-cell>
              <table:table-cell office:value-type="float" office:value="1298">
                <text:p>1298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307">
                <text:p>1307</text:p>
              </table:table-cell>
              <table:table-cell office:value-type="float" office:value="3355">
                <text:p>3355</text:p>
              </table:table-cell>
              <table:table-cell office:value-type="float" office:value="3356">
                <text:p>3356</text:p>
              </table:table-cell>
              <table:table-cell office:value-type="float" office:value="3357">
                <text:p>3357</text:p>
              </table:table-cell>
              <table:table-cell office:value-type="float" office:value="3358">
                <text:p>3358</text:p>
              </table:table-cell>
              <table:table-cell office:value-type="float" office:value="3987">
                <text:p>3987</text:p>
              </table:table-cell>
              <table:table-cell office:value-type="float" office:value="3988">
                <text:p>3988</text:p>
              </table:table-cell>
              <table:table-cell office:value-type="float" office:value="3989">
                <text:p>3989</text:p>
              </table:table-cell>
              <table:table-cell office:value-type="float" office:value="4001">
                <text:p>4001</text:p>
              </table:table-cell>
              <table:table-cell office:value-type="float" office:value="4002">
                <text:p>400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Server0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240">
                <text:p>240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189">
                <text:p>189</text:p>
              </table:table-cell>
              <table:table-cell office:value-type="float" office:value="166">
                <text:p>166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53">
                <text:p>153</text:p>
              </table:table-cell>
              <table:table-cell office:value-type="float" office:value="181">
                <text:p>181</text:p>
              </table:table-cell>
              <table:table-cell office:value-type="float" office:value="93">
                <text:p>93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  <table:table-cell office:value-type="float" office:value="104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173">
                <text:p>173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68">
                <text:p>168</text:p>
              </table:table-cell>
              <table:table-cell office:value-type="float" office:value="165">
                <text:p>165</text:p>
              </table:table-cell>
              <table:table-cell office:value-type="float" office:value="148">
                <text:p>14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erver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51">
                <text:p>151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erver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04">
                <text:p>104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ver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